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ieroAAAA</text:p>
          </table:table-cell>
          <table:table-cell table:formula="of:=VLOOKUP([.H1];[.$D$1:.$E$623];2)" office:value-type="string" office:string-value="hieroAAMH" calcext:value-type="string">
            <text:p>hieroAAMH</text:p>
          </table:table-cell>
          <table:table-cell table:formula="of:=COM.MICROSOFT.CONCAT(&quot;\&quot;; [.F1];&quot;\:&quot;)" office:value-type="string" office:string-value="\hieroAAMH\:" calcext:value-type="string">
            <text:p>\hieroAAMH\: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table:formula="of:=COM.MICROSOFT.CONCAT(&quot;\newcommand*\&quot;;[.E1];&quot;{\includesvg[height=1em]{svgs/hiero/0&quot;;[.D1];&quot;.svg}}&quot;)" office:value-type="string" office:string-value="\newcommand*\hieroAAAA{\includesvg[height=1em]{svgs/hiero/01.svg}}" calcext:value-type="string">
            <text:p>\newcommand*\hieroAAAA{\includesvg[height=1em]{svgs/hiero/01.svg}}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ieroAAAB</text:p>
          </table:table-cell>
          <table:table-cell table:formula="of:=VLOOKUP([.H2];[.$D$1:.$E$623];2)" office:value-type="string" office:string-value="hieroAAAM" calcext:value-type="string">
            <text:p>hieroAAAM</text:p>
          </table:table-cell>
          <table:table-cell table:formula="of:=COM.MICROSOFT.CONCAT(&quot;\&quot;; [.F2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2];&quot;{\includesvg[height=1em]{svgs/hiero/0&quot;;[.D2];&quot;.svg}}&quot;)" office:value-type="string" office:string-value="\newcommand*\hieroAAAB{\includesvg[height=1em]{svgs/hiero/02.svg}}" calcext:value-type="string">
            <text:p>\newcommand*\hieroAAAB{\includesvg[height=1em]{svgs/hiero/02.svg}}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ieroAAAC</text:p>
          </table:table-cell>
          <table:table-cell table:formula="of:=VLOOKUP([.H3];[.$D$1:.$E$623];2)" office:value-type="string" office:string-value="hieroAAWQ" calcext:value-type="string">
            <text:p>hieroAAWQ</text:p>
          </table:table-cell>
          <table:table-cell table:formula="of:=COM.MICROSOFT.CONCAT(&quot;\&quot;; [.F3];&quot;\:&quot;)" office:value-type="string" office:string-value="\hieroAAWQ\:" calcext:value-type="string">
            <text:p>\hieroAAWQ\: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table:formula="of:=COM.MICROSOFT.CONCAT(&quot;\newcommand*\&quot;;[.E3];&quot;{\includesvg[height=1em]{svgs/hiero/0&quot;;[.D3];&quot;.svg}}&quot;)" office:value-type="string" office:string-value="\newcommand*\hieroAAAC{\includesvg[height=1em]{svgs/hiero/03.svg}}" calcext:value-type="string">
            <text:p>\newcommand*\hieroAAAC{\includesvg[height=1em]{svgs/hiero/03.svg}}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ieroAAAD</text:p>
          </table:table-cell>
          <table:table-cell table:formula="of:=VLOOKUP([.H4];[.$D$1:.$E$623];2)" office:value-type="string" office:string-value="hieroAAVY" calcext:value-type="string">
            <text:p>hieroAAVY</text:p>
          </table:table-cell>
          <table:table-cell table:formula="of:=COM.MICROSOFT.CONCAT(&quot;\&quot;; [.F4];&quot;\:&quot;)" office:value-type="string" office:string-value="\hieroAAVY\:" calcext:value-type="string">
            <text:p>\hieroAAVY\: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table:formula="of:=COM.MICROSOFT.CONCAT(&quot;\newcommand*\&quot;;[.E4];&quot;{\includesvg[height=1em]{svgs/hiero/0&quot;;[.D4];&quot;.svg}}&quot;)" office:value-type="string" office:string-value="\newcommand*\hieroAAAD{\includesvg[height=1em]{svgs/hiero/04.svg}}" calcext:value-type="string">
            <text:p>\newcommand*\hieroAAAD{\includesvg[height=1em]{svgs/hiero/04.svg}}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ieroAAAE</text:p>
          </table:table-cell>
          <table:table-cell table:formula="of:=VLOOKUP([.H5];[.$D$1:.$E$623];2)" office:value-type="string" office:string-value="hieroAAAH" calcext:value-type="string">
            <text:p>hieroAAAH</text:p>
          </table:table-cell>
          <table:table-cell table:formula="of:=COM.MICROSOFT.CONCAT(&quot;\&quot;; [.F5];&quot;\:&quot;)" office:value-type="string" office:string-value="\hieroAAAH\:" calcext:value-type="string">
            <text:p>\hieroAAAH\: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M.MICROSOFT.CONCAT(&quot;\newcommand*\&quot;;[.E5];&quot;{\includesvg[height=1em]{svgs/hiero/0&quot;;[.D5];&quot;.svg}}&quot;)" office:value-type="string" office:string-value="\newcommand*\hieroAAAE{\includesvg[height=1em]{svgs/hiero/05.svg}}" calcext:value-type="string">
            <text:p>\newcommand*\hieroAAAE{\includesvg[height=1em]{svgs/hiero/05.svg}}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ieroAAAF</text:p>
          </table:table-cell>
          <table:table-cell table:formula="of:=VLOOKUP([.H6];[.$D$1:.$E$623];2)" office:value-type="string" office:string-value="hieroAAVS" calcext:value-type="string">
            <text:p>hieroAAVS</text:p>
          </table:table-cell>
          <table:table-cell table:formula="of:=COM.MICROSOFT.CONCAT(&quot;\&quot;; [.F6];&quot;\:&quot;)" office:value-type="string" office:string-value="\hieroAAVS\:" calcext:value-type="string">
            <text:p>\hieroAAVS\: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table:formula="of:=COM.MICROSOFT.CONCAT(&quot;\newcommand*\&quot;;[.E6];&quot;{\includesvg[height=1em]{svgs/hiero/0&quot;;[.D6];&quot;.svg}}&quot;)" office:value-type="string" office:string-value="\newcommand*\hieroAAAF{\includesvg[height=1em]{svgs/hiero/06.svg}}" calcext:value-type="string">
            <text:p>\newcommand*\hieroAAAF{\includesvg[height=1em]{svgs/hiero/06.svg}}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ieroAAAG</text:p>
          </table:table-cell>
          <table:table-cell table:formula="of:=VLOOKUP([.H7];[.$D$1:.$E$623];2)" office:value-type="string" office:string-value="hieroAAWR" calcext:value-type="string">
            <text:p>hieroAAWR</text:p>
          </table:table-cell>
          <table:table-cell table:formula="of:=COM.MICROSOFT.CONCAT(&quot;\&quot;; [.F7];&quot;\:&quot;)" office:value-type="string" office:string-value="\hieroAAWR\:" calcext:value-type="string">
            <text:p>\hieroAAWR\: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table:formula="of:=COM.MICROSOFT.CONCAT(&quot;\newcommand*\&quot;;[.E7];&quot;{\includesvg[height=1em]{svgs/hiero/0&quot;;[.D7];&quot;.svg}}&quot;)" office:value-type="string" office:string-value="\newcommand*\hieroAAAG{\includesvg[height=1em]{svgs/hiero/07.svg}}" calcext:value-type="string">
            <text:p>\newcommand*\hieroAAAG{\includesvg[height=1em]{svgs/hiero/07.svg}}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ieroAAAH</text:p>
          </table:table-cell>
          <table:table-cell table:formula="of:=VLOOKUP([.H8];[.$D$1:.$E$623];2)" office:value-type="string" office:string-value="hieroAAWS" calcext:value-type="string">
            <text:p>hieroAAWS</text:p>
          </table:table-cell>
          <table:table-cell table:formula="of:=COM.MICROSOFT.CONCAT(&quot;\&quot;; [.F8];&quot;\:&quot;)" office:value-type="string" office:string-value="\hieroAAWS\:" calcext:value-type="string">
            <text:p>\hieroAAWS\: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table:formula="of:=COM.MICROSOFT.CONCAT(&quot;\newcommand*\&quot;;[.E8];&quot;{\includesvg[height=1em]{svgs/hiero/0&quot;;[.D8];&quot;.svg}}&quot;)" office:value-type="string" office:string-value="\newcommand*\hieroAAAH{\includesvg[height=1em]{svgs/hiero/08.svg}}" calcext:value-type="string">
            <text:p>\newcommand*\hieroAAAH{\includesvg[height=1em]{svgs/hiero/08.svg}}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ieroAAAI</text:p>
          </table:table-cell>
          <table:table-cell table:formula="of:=VLOOKUP([.H9];[.$D$1:.$E$623];2)" office:value-type="string" office:string-value="hieroAAAN" calcext:value-type="string">
            <text:p>hieroAAAN</text:p>
          </table:table-cell>
          <table:table-cell table:formula="of:=COM.MICROSOFT.CONCAT(&quot;\&quot;; [.F9];&quot;\:&quot;)" office:value-type="string" office:string-value="\hieroAAAN\:" calcext:value-type="string">
            <text:p>\hieroAAAN\: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COM.MICROSOFT.CONCAT(&quot;\newcommand*\&quot;;[.E9];&quot;{\includesvg[height=1em]{svgs/hiero/0&quot;;[.D9];&quot;.svg}}&quot;)" office:value-type="string" office:string-value="\newcommand*\hieroAAAI{\includesvg[height=1em]{svgs/hiero/09.svg}}" calcext:value-type="string">
            <text:p>\newcommand*\hieroAAAI{\includesvg[height=1em]{svgs/hiero/09.svg}}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ieroAAAJ</text:p>
          </table:table-cell>
          <table:table-cell table:formula="of:=VLOOKUP([.H10];[.$D$1:.$E$623];2)" office:value-type="string" office:string-value="hieroAAAL" calcext:value-type="string">
            <text:p>hieroAAAL</text:p>
          </table:table-cell>
          <table:table-cell table:formula="of:=COM.MICROSOFT.CONCAT(&quot;\&quot;; [.F10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10];&quot;{\includesvg[height=1em]{svgs/hiero/0&quot;;[.D10];&quot;.svg}}&quot;)" office:value-type="string" office:string-value="\newcommand*\hieroAAAJ{\includesvg[height=1em]{svgs/hiero/010.svg}}" calcext:value-type="string">
            <text:p>\newcommand*\hieroAAAJ{\includesvg[height=1em]{svgs/hiero/010.svg}}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ieroAAAK</text:p>
          </table:table-cell>
          <table:table-cell table:formula="of:=VLOOKUP([.H11];[.$D$1:.$E$623];2)" office:value-type="string" office:string-value="hieroAAHE" calcext:value-type="string">
            <text:p>hieroAAHE</text:p>
          </table:table-cell>
          <table:table-cell table:formula="of:=COM.MICROSOFT.CONCAT(&quot;\&quot;; [.F11];&quot;\:&quot;)" office:value-type="string" office:string-value="\hieroAAHE\:" calcext:value-type="string">
            <text:p>\hieroAAHE\: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M.MICROSOFT.CONCAT(&quot;\newcommand*\&quot;;[.E11];&quot;{\includesvg[height=1em]{svgs/hiero/0&quot;;[.D11];&quot;.svg}}&quot;)" office:value-type="string" office:string-value="\newcommand*\hieroAAAK{\includesvg[height=1em]{svgs/hiero/011.svg}}" calcext:value-type="string">
            <text:p>\newcommand*\hieroAAAK{\includesvg[height=1em]{svgs/hiero/011.svg}}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ieroAAAL</text:p>
          </table:table-cell>
          <table:table-cell table:formula="of:=VLOOKUP([.H12];[.$D$1:.$E$623];2)" office:value-type="string" office:string-value="hieroAABV" calcext:value-type="string">
            <text:p>hieroAABV</text:p>
          </table:table-cell>
          <table:table-cell table:formula="of:=COM.MICROSOFT.CONCAT(&quot;\&quot;; [.F12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12];&quot;{\includesvg[height=1em]{svgs/hiero/0&quot;;[.D12];&quot;.svg}}&quot;)" office:value-type="string" office:string-value="\newcommand*\hieroAAAL{\includesvg[height=1em]{svgs/hiero/012.svg}}" calcext:value-type="string">
            <text:p>\newcommand*\hieroAAAL{\includesvg[height=1em]{svgs/hiero/012.svg}}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ieroAAAM</text:p>
          </table:table-cell>
          <table:table-cell table:formula="of:=VLOOKUP([.H13];[.$D$1:.$E$623];2)" office:value-type="string" office:string-value="hieroAABT" calcext:value-type="string">
            <text:p>hieroAABT</text:p>
          </table:table-cell>
          <table:table-cell table:formula="of:=COM.MICROSOFT.CONCAT(&quot;\&quot;; [.F13];&quot;\:&quot;)" office:value-type="string" office:string-value="\hieroAABT\:" calcext:value-type="string">
            <text:p>\hieroAABT\: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COM.MICROSOFT.CONCAT(&quot;\newcommand*\&quot;;[.E13];&quot;{\includesvg[height=1em]{svgs/hiero/0&quot;;[.D13];&quot;.svg}}&quot;)" office:value-type="string" office:string-value="\newcommand*\hieroAAAM{\includesvg[height=1em]{svgs/hiero/013.svg}}" calcext:value-type="string">
            <text:p>\newcommand*\hieroAAAM{\includesvg[height=1em]{svgs/hiero/013.svg}}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ieroAAAN</text:p>
          </table:table-cell>
          <table:table-cell table:formula="of:=VLOOKUP([.H14];[.$D$1:.$E$623];2)" office:value-type="string" office:string-value="" calcext:value-type="error">
            <text:p>#N/A</text:p>
          </table:table-cell>
          <table:table-cell table:formula="of:=COM.MICROSOFT.CONCAT(&quot;\&quot;; [.F1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4];&quot;{\includesvg[height=1em]{svgs/hiero/0&quot;;[.D14];&quot;.svg}}&quot;)" office:value-type="string" office:string-value="\newcommand*\hieroAAAN{\includesvg[height=1em]{svgs/hiero/014.svg}}" calcext:value-type="string">
            <text:p>\newcommand*\hieroAAAN{\includesvg[height=1em]{svgs/hiero/014.svg}}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ieroAAAO</text:p>
          </table:table-cell>
          <table:table-cell table:formula="of:=VLOOKUP([.H15];[.$D$1:.$E$623];2)" office:value-type="string" office:string-value="hieroAAAH" calcext:value-type="string">
            <text:p>hieroAAAH</text:p>
          </table:table-cell>
          <table:table-cell table:formula="of:=COM.MICROSOFT.CONCAT(&quot;\&quot;; [.F15];&quot;\:&quot;)" office:value-type="string" office:string-value="\hieroAAAH\:" calcext:value-type="string">
            <text:p>\hieroAAAH\: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M.MICROSOFT.CONCAT(&quot;\newcommand*\&quot;;[.E15];&quot;{\includesvg[height=1em]{svgs/hiero/0&quot;;[.D15];&quot;.svg}}&quot;)" office:value-type="string" office:string-value="\newcommand*\hieroAAAO{\includesvg[height=1em]{svgs/hiero/015.svg}}" calcext:value-type="string">
            <text:p>\newcommand*\hieroAAAO{\includesvg[height=1em]{svgs/hiero/015.svg}}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ieroAAAP</text:p>
          </table:table-cell>
          <table:table-cell table:formula="of:=VLOOKUP([.H16];[.$D$1:.$E$623];2)" office:value-type="string" office:string-value="hieroAAWT" calcext:value-type="string">
            <text:p>hieroAAWT</text:p>
          </table:table-cell>
          <table:table-cell table:formula="of:=COM.MICROSOFT.CONCAT(&quot;\&quot;; [.F16];&quot;\:&quot;)" office:value-type="string" office:string-value="\hieroAAWT\:" calcext:value-type="string">
            <text:p>\hieroAAWT\: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table:formula="of:=COM.MICROSOFT.CONCAT(&quot;\newcommand*\&quot;;[.E16];&quot;{\includesvg[height=1em]{svgs/hiero/0&quot;;[.D16];&quot;.svg}}&quot;)" office:value-type="string" office:string-value="\newcommand*\hieroAAAP{\includesvg[height=1em]{svgs/hiero/016.svg}}" calcext:value-type="string">
            <text:p>\newcommand*\hieroAAAP{\includesvg[height=1em]{svgs/hiero/016.svg}}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ieroAAAQ</text:p>
          </table:table-cell>
          <table:table-cell table:formula="of:=VLOOKUP([.H17];[.$D$1:.$E$623];2)" office:value-type="string" office:string-value="hieroAAWU" calcext:value-type="string">
            <text:p>hieroAAWU</text:p>
          </table:table-cell>
          <table:table-cell table:formula="of:=COM.MICROSOFT.CONCAT(&quot;\&quot;; [.F17];&quot;\:&quot;)" office:value-type="string" office:string-value="\hieroAAWU\:" calcext:value-type="string">
            <text:p>\hieroAAWU\: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table:formula="of:=COM.MICROSOFT.CONCAT(&quot;\newcommand*\&quot;;[.E17];&quot;{\includesvg[height=1em]{svgs/hiero/0&quot;;[.D17];&quot;.svg}}&quot;)" office:value-type="string" office:string-value="\newcommand*\hieroAAAQ{\includesvg[height=1em]{svgs/hiero/017.svg}}" calcext:value-type="string">
            <text:p>\newcommand*\hieroAAAQ{\includesvg[height=1em]{svgs/hiero/017.svg}}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ieroAAAR</text:p>
          </table:table-cell>
          <table:table-cell table:formula="of:=VLOOKUP([.H18];[.$D$1:.$E$623];2)" office:value-type="string" office:string-value="hieroAABV" calcext:value-type="string">
            <text:p>hieroAABV</text:p>
          </table:table-cell>
          <table:table-cell table:formula="of:=COM.MICROSOFT.CONCAT(&quot;\&quot;; [.F18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18];&quot;{\includesvg[height=1em]{svgs/hiero/0&quot;;[.D18];&quot;.svg}}&quot;)" office:value-type="string" office:string-value="\newcommand*\hieroAAAR{\includesvg[height=1em]{svgs/hiero/018.svg}}" calcext:value-type="string">
            <text:p>\newcommand*\hieroAAAR{\includesvg[height=1em]{svgs/hiero/018.svg}}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ieroAAAS</text:p>
          </table:table-cell>
          <table:table-cell table:formula="of:=VLOOKUP([.H19];[.$D$1:.$E$623];2)" office:value-type="string" office:string-value="hieroAABT" calcext:value-type="string">
            <text:p>hieroAABT</text:p>
          </table:table-cell>
          <table:table-cell table:formula="of:=COM.MICROSOFT.CONCAT(&quot;\&quot;; [.F19];&quot;\:&quot;)" office:value-type="string" office:string-value="\hieroAABT\:" calcext:value-type="string">
            <text:p>\hieroAABT\: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COM.MICROSOFT.CONCAT(&quot;\newcommand*\&quot;;[.E19];&quot;{\includesvg[height=1em]{svgs/hiero/0&quot;;[.D19];&quot;.svg}}&quot;)" office:value-type="string" office:string-value="\newcommand*\hieroAAAS{\includesvg[height=1em]{svgs/hiero/019.svg}}" calcext:value-type="string">
            <text:p>\newcommand*\hieroAAAS{\includesvg[height=1em]{svgs/hiero/019.svg}}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hieroAAAT</text:p>
          </table:table-cell>
          <table:table-cell table:formula="of:=VLOOKUP([.H20];[.$D$1:.$E$623];2)" office:value-type="string" office:string-value="" calcext:value-type="error">
            <text:p>#N/A</text:p>
          </table:table-cell>
          <table:table-cell table:formula="of:=COM.MICROSOFT.CONCAT(&quot;\&quot;; [.F2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];&quot;{\includesvg[height=1em]{svgs/hiero/0&quot;;[.D20];&quot;.svg}}&quot;)" office:value-type="string" office:string-value="\newcommand*\hieroAAAT{\includesvg[height=1em]{svgs/hiero/020.svg}}" calcext:value-type="string">
            <text:p>\newcommand*\hieroAAAT{\includesvg[height=1em]{svgs/hiero/020.svg}}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hieroAAAU</text:p>
          </table:table-cell>
          <table:table-cell table:formula="of:=VLOOKUP([.H21];[.$D$1:.$E$623];2)" office:value-type="string" office:string-value="hieroAAAL" calcext:value-type="string">
            <text:p>hieroAAAL</text:p>
          </table:table-cell>
          <table:table-cell table:formula="of:=COM.MICROSOFT.CONCAT(&quot;\&quot;; [.F21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21];&quot;{\includesvg[height=1em]{svgs/hiero/0&quot;;[.D21];&quot;.svg}}&quot;)" office:value-type="string" office:string-value="\newcommand*\hieroAAAU{\includesvg[height=1em]{svgs/hiero/021.svg}}" calcext:value-type="string">
            <text:p>\newcommand*\hieroAAAU{\includesvg[height=1em]{svgs/hiero/021.svg}}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ieroAAAV</text:p>
          </table:table-cell>
          <table:table-cell table:formula="of:=VLOOKUP([.H22];[.$D$1:.$E$623];2)" office:value-type="string" office:string-value="hieroAAHE" calcext:value-type="string">
            <text:p>hieroAAHE</text:p>
          </table:table-cell>
          <table:table-cell table:formula="of:=COM.MICROSOFT.CONCAT(&quot;\&quot;; [.F22];&quot;\:&quot;)" office:value-type="string" office:string-value="\hieroAAHE\:" calcext:value-type="string">
            <text:p>\hieroAAHE\: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M.MICROSOFT.CONCAT(&quot;\newcommand*\&quot;;[.E22];&quot;{\includesvg[height=1em]{svgs/hiero/0&quot;;[.D22];&quot;.svg}}&quot;)" office:value-type="string" office:string-value="\newcommand*\hieroAAAV{\includesvg[height=1em]{svgs/hiero/022.svg}}" calcext:value-type="string">
            <text:p>\newcommand*\hieroAAAV{\includesvg[height=1em]{svgs/hiero/022.svg}}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hieroAAAW</text:p>
          </table:table-cell>
          <table:table-cell table:formula="of:=VLOOKUP([.H23];[.$D$1:.$E$623];2)" office:value-type="string" office:string-value="hieroAABV" calcext:value-type="string">
            <text:p>hieroAABV</text:p>
          </table:table-cell>
          <table:table-cell table:formula="of:=COM.MICROSOFT.CONCAT(&quot;\&quot;; [.F23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23];&quot;{\includesvg[height=1em]{svgs/hiero/0&quot;;[.D23];&quot;.svg}}&quot;)" office:value-type="string" office:string-value="\newcommand*\hieroAAAW{\includesvg[height=1em]{svgs/hiero/023.svg}}" calcext:value-type="string">
            <text:p>\newcommand*\hieroAAAW{\includesvg[height=1em]{svgs/hiero/023.svg}}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ieroAAAX</text:p>
          </table:table-cell>
          <table:table-cell table:formula="of:=VLOOKUP([.H24];[.$D$1:.$E$623];2)" office:value-type="string" office:string-value="" calcext:value-type="error">
            <text:p>#N/A</text:p>
          </table:table-cell>
          <table:table-cell table:formula="of:=COM.MICROSOFT.CONCAT(&quot;\&quot;; [.F2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];&quot;{\includesvg[height=1em]{svgs/hiero/0&quot;;[.D24];&quot;.svg}}&quot;)" office:value-type="string" office:string-value="\newcommand*\hieroAAAX{\includesvg[height=1em]{svgs/hiero/024.svg}}" calcext:value-type="string">
            <text:p>\newcommand*\hieroAAAX{\includesvg[height=1em]{svgs/hiero/024.svg}}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hieroAAAY</text:p>
          </table:table-cell>
          <table:table-cell table:formula="of:=VLOOKUP([.H25];[.$D$1:.$E$623];2)" office:value-type="string" office:string-value="hieroAAAL" calcext:value-type="string">
            <text:p>hieroAAAL</text:p>
          </table:table-cell>
          <table:table-cell table:formula="of:=COM.MICROSOFT.CONCAT(&quot;\&quot;; [.F25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25];&quot;{\includesvg[height=1em]{svgs/hiero/0&quot;;[.D25];&quot;.svg}}&quot;)" office:value-type="string" office:string-value="\newcommand*\hieroAAAY{\includesvg[height=1em]{svgs/hiero/025.svg}}" calcext:value-type="string">
            <text:p>\newcommand*\hieroAAAY{\includesvg[height=1em]{svgs/hiero/025.svg}}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hieroAAAZ</text:p>
          </table:table-cell>
          <table:table-cell table:formula="of:=VLOOKUP([.H26];[.$D$1:.$E$623];2)" office:value-type="string" office:string-value="hieroAAWV" calcext:value-type="string">
            <text:p>hieroAAWV</text:p>
          </table:table-cell>
          <table:table-cell table:formula="of:=COM.MICROSOFT.CONCAT(&quot;\&quot;; [.F26];&quot;\:&quot;)" office:value-type="string" office:string-value="\hieroAAWV\:" calcext:value-type="string">
            <text:p>\hieroAAWV\: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table:formula="of:=COM.MICROSOFT.CONCAT(&quot;\newcommand*\&quot;;[.E26];&quot;{\includesvg[height=1em]{svgs/hiero/0&quot;;[.D26];&quot;.svg}}&quot;)" office:value-type="string" office:string-value="\newcommand*\hieroAAAZ{\includesvg[height=1em]{svgs/hiero/026.svg}}" calcext:value-type="string">
            <text:p>\newcommand*\hieroAAAZ{\includesvg[height=1em]{svgs/hiero/026.svg}}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hieroAABA</text:p>
          </table:table-cell>
          <table:table-cell table:formula="of:=VLOOKUP([.H27];[.$D$1:.$E$623];2)" office:value-type="string" office:string-value="hieroAADM" calcext:value-type="string">
            <text:p>hieroAADM</text:p>
          </table:table-cell>
          <table:table-cell table:formula="of:=COM.MICROSOFT.CONCAT(&quot;\&quot;; [.F27];&quot;\:&quot;)" office:value-type="string" office:string-value="\hieroAADM\:" calcext:value-type="string">
            <text:p>\hieroAADM\: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M.MICROSOFT.CONCAT(&quot;\newcommand*\&quot;;[.E27];&quot;{\includesvg[height=1em]{svgs/hiero/0&quot;;[.D27];&quot;.svg}}&quot;)" office:value-type="string" office:string-value="\newcommand*\hieroAABA{\includesvg[height=1em]{svgs/hiero/027.svg}}" calcext:value-type="string">
            <text:p>\newcommand*\hieroAABA{\includesvg[height=1em]{svgs/hiero/027.svg}}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hieroAABB</text:p>
          </table:table-cell>
          <table:table-cell table:formula="of:=VLOOKUP([.H28];[.$D$1:.$E$623];2)" office:value-type="string" office:string-value="hieroAABV" calcext:value-type="string">
            <text:p>hieroAABV</text:p>
          </table:table-cell>
          <table:table-cell table:formula="of:=COM.MICROSOFT.CONCAT(&quot;\&quot;; [.F28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28];&quot;{\includesvg[height=1em]{svgs/hiero/0&quot;;[.D28];&quot;.svg}}&quot;)" office:value-type="string" office:string-value="\newcommand*\hieroAABB{\includesvg[height=1em]{svgs/hiero/028.svg}}" calcext:value-type="string">
            <text:p>\newcommand*\hieroAABB{\includesvg[height=1em]{svgs/hiero/028.svg}}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hieroAABC</text:p>
          </table:table-cell>
          <table:table-cell table:formula="of:=VLOOKUP([.H29];[.$D$1:.$E$623];2)" office:value-type="string" office:string-value="" calcext:value-type="error">
            <text:p>#N/A</text:p>
          </table:table-cell>
          <table:table-cell table:formula="of:=COM.MICROSOFT.CONCAT(&quot;\&quot;; [.F2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9];&quot;{\includesvg[height=1em]{svgs/hiero/0&quot;;[.D29];&quot;.svg}}&quot;)" office:value-type="string" office:string-value="\newcommand*\hieroAABC{\includesvg[height=1em]{svgs/hiero/029.svg}}" calcext:value-type="string">
            <text:p>\newcommand*\hieroAABC{\includesvg[height=1em]{svgs/hiero/029.svg}}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hieroAABD</text:p>
          </table:table-cell>
          <table:table-cell table:formula="of:=VLOOKUP([.H30];[.$D$1:.$E$623];2)" office:value-type="string" office:string-value="hieroAAKO" calcext:value-type="string">
            <text:p>hieroAAKO</text:p>
          </table:table-cell>
          <table:table-cell table:formula="of:=COM.MICROSOFT.CONCAT(&quot;\&quot;; [.F30];&quot;\:&quot;)" office:value-type="string" office:string-value="\hieroAAKO\:" calcext:value-type="string">
            <text:p>\hieroAAKO\: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table:formula="of:=COM.MICROSOFT.CONCAT(&quot;\newcommand*\&quot;;[.E30];&quot;{\includesvg[height=1em]{svgs/hiero/0&quot;;[.D30];&quot;.svg}}&quot;)" office:value-type="string" office:string-value="\newcommand*\hieroAABD{\includesvg[height=1em]{svgs/hiero/030.svg}}" calcext:value-type="string">
            <text:p>\newcommand*\hieroAABD{\includesvg[height=1em]{svgs/hiero/030.svg}}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hieroAABE</text:p>
          </table:table-cell>
          <table:table-cell table:formula="of:=VLOOKUP([.H31];[.$D$1:.$E$623];2)" office:value-type="string" office:string-value="" calcext:value-type="error">
            <text:p>#N/A</text:p>
          </table:table-cell>
          <table:table-cell table:formula="of:=COM.MICROSOFT.CONCAT(&quot;\&quot;; [.F3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31];&quot;{\includesvg[height=1em]{svgs/hiero/0&quot;;[.D31];&quot;.svg}}&quot;)" office:value-type="string" office:string-value="\newcommand*\hieroAABE{\includesvg[height=1em]{svgs/hiero/031.svg}}" calcext:value-type="string">
            <text:p>\newcommand*\hieroAABE{\includesvg[height=1em]{svgs/hiero/031.svg}}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hieroAABF</text:p>
          </table:table-cell>
          <table:table-cell table:formula="of:=VLOOKUP([.H32];[.$D$1:.$E$623];2)" office:value-type="string" office:string-value="hieroAAIB" calcext:value-type="string">
            <text:p>hieroAAIB</text:p>
          </table:table-cell>
          <table:table-cell table:formula="of:=COM.MICROSOFT.CONCAT(&quot;\&quot;; [.F32];&quot;\:&quot;)" office:value-type="string" office:string-value="\hieroAAIB\:" calcext:value-type="string">
            <text:p>\hieroAAIB\: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M.MICROSOFT.CONCAT(&quot;\newcommand*\&quot;;[.E32];&quot;{\includesvg[height=1em]{svgs/hiero/0&quot;;[.D32];&quot;.svg}}&quot;)" office:value-type="string" office:string-value="\newcommand*\hieroAABF{\includesvg[height=1em]{svgs/hiero/032.svg}}" calcext:value-type="string">
            <text:p>\newcommand*\hieroAABF{\includesvg[height=1em]{svgs/hiero/032.svg}}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hieroAABG</text:p>
          </table:table-cell>
          <table:table-cell table:formula="of:=VLOOKUP([.H33];[.$D$1:.$E$623];2)" office:value-type="string" office:string-value="" calcext:value-type="error">
            <text:p>#N/A</text:p>
          </table:table-cell>
          <table:table-cell table:formula="of:=COM.MICROSOFT.CONCAT(&quot;\&quot;; [.F3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33];&quot;{\includesvg[height=1em]{svgs/hiero/0&quot;;[.D33];&quot;.svg}}&quot;)" office:value-type="string" office:string-value="\newcommand*\hieroAABG{\includesvg[height=1em]{svgs/hiero/033.svg}}" calcext:value-type="string">
            <text:p>\newcommand*\hieroAABG{\includesvg[height=1em]{svgs/hiero/033.svg}}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hieroAABH</text:p>
          </table:table-cell>
          <table:table-cell table:formula="of:=VLOOKUP([.H34];[.$D$1:.$E$623];2)" office:value-type="string" office:string-value="hieroAAAL" calcext:value-type="string">
            <text:p>hieroAAAL</text:p>
          </table:table-cell>
          <table:table-cell table:formula="of:=COM.MICROSOFT.CONCAT(&quot;\&quot;; [.F34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34];&quot;{\includesvg[height=1em]{svgs/hiero/0&quot;;[.D34];&quot;.svg}}&quot;)" office:value-type="string" office:string-value="\newcommand*\hieroAABH{\includesvg[height=1em]{svgs/hiero/034.svg}}" calcext:value-type="string">
            <text:p>\newcommand*\hieroAABH{\includesvg[height=1em]{svgs/hiero/034.svg}}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hieroAABI</text:p>
          </table:table-cell>
          <table:table-cell table:formula="of:=VLOOKUP([.H35];[.$D$1:.$E$623];2)" office:value-type="string" office:string-value="hieroAAWW" calcext:value-type="string">
            <text:p>hieroAAWW</text:p>
          </table:table-cell>
          <table:table-cell table:formula="of:=COM.MICROSOFT.CONCAT(&quot;\&quot;; [.F35];&quot;\:&quot;)" office:value-type="string" office:string-value="\hieroAAWW\:" calcext:value-type="string">
            <text:p>\hieroAAWW\: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table:formula="of:=COM.MICROSOFT.CONCAT(&quot;\newcommand*\&quot;;[.E35];&quot;{\includesvg[height=1em]{svgs/hiero/0&quot;;[.D35];&quot;.svg}}&quot;)" office:value-type="string" office:string-value="\newcommand*\hieroAABI{\includesvg[height=1em]{svgs/hiero/035.svg}}" calcext:value-type="string">
            <text:p>\newcommand*\hieroAABI{\includesvg[height=1em]{svgs/hiero/035.svg}}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hieroAABJ</text:p>
          </table:table-cell>
          <table:table-cell table:formula="of:=VLOOKUP([.H36];[.$D$1:.$E$623];2)" office:value-type="string" office:string-value="hieroAADM" calcext:value-type="string">
            <text:p>hieroAADM</text:p>
          </table:table-cell>
          <table:table-cell table:formula="of:=COM.MICROSOFT.CONCAT(&quot;\&quot;; [.F36];&quot;\:&quot;)" office:value-type="string" office:string-value="\hieroAADM\:" calcext:value-type="string">
            <text:p>\hieroAADM\: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M.MICROSOFT.CONCAT(&quot;\newcommand*\&quot;;[.E36];&quot;{\includesvg[height=1em]{svgs/hiero/0&quot;;[.D36];&quot;.svg}}&quot;)" office:value-type="string" office:string-value="\newcommand*\hieroAABJ{\includesvg[height=1em]{svgs/hiero/036.svg}}" calcext:value-type="string">
            <text:p>\newcommand*\hieroAABJ{\includesvg[height=1em]{svgs/hiero/036.svg}}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hieroAABK</text:p>
          </table:table-cell>
          <table:table-cell table:formula="of:=VLOOKUP([.H37];[.$D$1:.$E$623];2)" office:value-type="string" office:string-value="hieroAABV" calcext:value-type="string">
            <text:p>hieroAABV</text:p>
          </table:table-cell>
          <table:table-cell table:formula="of:=COM.MICROSOFT.CONCAT(&quot;\&quot;; [.F37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37];&quot;{\includesvg[height=1em]{svgs/hiero/0&quot;;[.D37];&quot;.svg}}&quot;)" office:value-type="string" office:string-value="\newcommand*\hieroAABK{\includesvg[height=1em]{svgs/hiero/037.svg}}" calcext:value-type="string">
            <text:p>\newcommand*\hieroAABK{\includesvg[height=1em]{svgs/hiero/037.svg}}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hieroAABL</text:p>
          </table:table-cell>
          <table:table-cell table:formula="of:=VLOOKUP([.H38];[.$D$1:.$E$623];2)" office:value-type="string" office:string-value="" calcext:value-type="error">
            <text:p>#N/A</text:p>
          </table:table-cell>
          <table:table-cell table:formula="of:=COM.MICROSOFT.CONCAT(&quot;\&quot;; [.F3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38];&quot;{\includesvg[height=1em]{svgs/hiero/0&quot;;[.D38];&quot;.svg}}&quot;)" office:value-type="string" office:string-value="\newcommand*\hieroAABL{\includesvg[height=1em]{svgs/hiero/038.svg}}" calcext:value-type="string">
            <text:p>\newcommand*\hieroAABL{\includesvg[height=1em]{svgs/hiero/038.svg}}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hieroAABM</text:p>
          </table:table-cell>
          <table:table-cell table:formula="of:=VLOOKUP([.H39];[.$D$1:.$E$623];2)" office:value-type="string" office:string-value="hieroAAAL" calcext:value-type="string">
            <text:p>hieroAAAL</text:p>
          </table:table-cell>
          <table:table-cell table:formula="of:=COM.MICROSOFT.CONCAT(&quot;\&quot;; [.F39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39];&quot;{\includesvg[height=1em]{svgs/hiero/0&quot;;[.D39];&quot;.svg}}&quot;)" office:value-type="string" office:string-value="\newcommand*\hieroAABM{\includesvg[height=1em]{svgs/hiero/039.svg}}" calcext:value-type="string">
            <text:p>\newcommand*\hieroAABM{\includesvg[height=1em]{svgs/hiero/039.svg}}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hieroAABN</text:p>
          </table:table-cell>
          <table:table-cell table:formula="of:=VLOOKUP([.H40];[.$D$1:.$E$623];2)" office:value-type="string" office:string-value="" calcext:value-type="error">
            <text:p>#N/A</text:p>
          </table:table-cell>
          <table:table-cell table:formula="of:=COM.MICROSOFT.CONCAT(&quot;\&quot;; [.F4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40];&quot;{\includesvg[height=1em]{svgs/hiero/0&quot;;[.D40];&quot;.svg}}&quot;)" office:value-type="string" office:string-value="\newcommand*\hieroAABN{\includesvg[height=1em]{svgs/hiero/040.svg}}" calcext:value-type="string">
            <text:p>\newcommand*\hieroAABN{\includesvg[height=1em]{svgs/hiero/040.svg}}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hieroAABO</text:p>
          </table:table-cell>
          <table:table-cell table:formula="of:=VLOOKUP([.H41];[.$D$1:.$E$623];2)" office:value-type="string" office:string-value="hieroAAWX" calcext:value-type="string">
            <text:p>hieroAAWX</text:p>
          </table:table-cell>
          <table:table-cell table:formula="of:=COM.MICROSOFT.CONCAT(&quot;\&quot;; [.F41];&quot;\:&quot;)" office:value-type="string" office:string-value="\hieroAAWX\:" calcext:value-type="string">
            <text:p>\hieroAAWX\: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COM.MICROSOFT.CONCAT(&quot;\newcommand*\&quot;;[.E41];&quot;{\includesvg[height=1em]{svgs/hiero/0&quot;;[.D41];&quot;.svg}}&quot;)" office:value-type="string" office:string-value="\newcommand*\hieroAABO{\includesvg[height=1em]{svgs/hiero/041.svg}}" calcext:value-type="string">
            <text:p>\newcommand*\hieroAABO{\includesvg[height=1em]{svgs/hiero/041.svg}}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hieroAABP</text:p>
          </table:table-cell>
          <table:table-cell table:formula="of:=VLOOKUP([.H42];[.$D$1:.$E$623];2)" office:value-type="string" office:string-value="hieroAABV" calcext:value-type="string">
            <text:p>hieroAABV</text:p>
          </table:table-cell>
          <table:table-cell table:formula="of:=COM.MICROSOFT.CONCAT(&quot;\&quot;; [.F42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42];&quot;{\includesvg[height=1em]{svgs/hiero/0&quot;;[.D42];&quot;.svg}}&quot;)" office:value-type="string" office:string-value="\newcommand*\hieroAABP{\includesvg[height=1em]{svgs/hiero/042.svg}}" calcext:value-type="string">
            <text:p>\newcommand*\hieroAABP{\includesvg[height=1em]{svgs/hiero/042.svg}}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hieroAABQ</text:p>
          </table:table-cell>
          <table:table-cell table:formula="of:=VLOOKUP([.H43];[.$D$1:.$E$623];2)" office:value-type="string" office:string-value="" calcext:value-type="error">
            <text:p>#N/A</text:p>
          </table:table-cell>
          <table:table-cell table:formula="of:=COM.MICROSOFT.CONCAT(&quot;\&quot;; [.F4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43];&quot;{\includesvg[height=1em]{svgs/hiero/0&quot;;[.D43];&quot;.svg}}&quot;)" office:value-type="string" office:string-value="\newcommand*\hieroAABQ{\includesvg[height=1em]{svgs/hiero/043.svg}}" calcext:value-type="string">
            <text:p>\newcommand*\hieroAABQ{\includesvg[height=1em]{svgs/hiero/043.svg}}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hieroAABR</text:p>
          </table:table-cell>
          <table:table-cell table:formula="of:=VLOOKUP([.H44];[.$D$1:.$E$623];2)" office:value-type="string" office:string-value="hieroAAKW" calcext:value-type="string">
            <text:p>hieroAAKW</text:p>
          </table:table-cell>
          <table:table-cell table:formula="of:=COM.MICROSOFT.CONCAT(&quot;\&quot;; [.F44];&quot;\:&quot;)" office:value-type="string" office:string-value="\hieroAAKW\:" calcext:value-type="string">
            <text:p>\hieroAAKW\: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COM.MICROSOFT.CONCAT(&quot;\newcommand*\&quot;;[.E44];&quot;{\includesvg[height=1em]{svgs/hiero/0&quot;;[.D44];&quot;.svg}}&quot;)" office:value-type="string" office:string-value="\newcommand*\hieroAABR{\includesvg[height=1em]{svgs/hiero/044.svg}}" calcext:value-type="string">
            <text:p>\newcommand*\hieroAABR{\includesvg[height=1em]{svgs/hiero/044.svg}}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hieroAABS</text:p>
          </table:table-cell>
          <table:table-cell table:formula="of:=VLOOKUP([.H45];[.$D$1:.$E$623];2)" office:value-type="string" office:string-value="hieroAAAR" calcext:value-type="string">
            <text:p>hieroAAAR</text:p>
          </table:table-cell>
          <table:table-cell table:formula="of:=COM.MICROSOFT.CONCAT(&quot;\&quot;; [.F45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45];&quot;{\includesvg[height=1em]{svgs/hiero/0&quot;;[.D45];&quot;.svg}}&quot;)" office:value-type="string" office:string-value="\newcommand*\hieroAABS{\includesvg[height=1em]{svgs/hiero/045.svg}}" calcext:value-type="string">
            <text:p>\newcommand*\hieroAABS{\includesvg[height=1em]{svgs/hiero/045.svg}}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hieroAABT</text:p>
          </table:table-cell>
          <table:table-cell table:formula="of:=VLOOKUP([.H46];[.$D$1:.$E$623];2)" office:value-type="string" office:string-value="" calcext:value-type="error">
            <text:p>#N/A</text:p>
          </table:table-cell>
          <table:table-cell table:formula="of:=COM.MICROSOFT.CONCAT(&quot;\&quot;; [.F4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46];&quot;{\includesvg[height=1em]{svgs/hiero/0&quot;;[.D46];&quot;.svg}}&quot;)" office:value-type="string" office:string-value="\newcommand*\hieroAABT{\includesvg[height=1em]{svgs/hiero/046.svg}}" calcext:value-type="string">
            <text:p>\newcommand*\hieroAABT{\includesvg[height=1em]{svgs/hiero/046.svg}}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hieroAABU</text:p>
          </table:table-cell>
          <table:table-cell table:formula="of:=VLOOKUP([.H47];[.$D$1:.$E$623];2)" office:value-type="string" office:string-value="hieroAAAL" calcext:value-type="string">
            <text:p>hieroAAAL</text:p>
          </table:table-cell>
          <table:table-cell table:formula="of:=COM.MICROSOFT.CONCAT(&quot;\&quot;; [.F47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47];&quot;{\includesvg[height=1em]{svgs/hiero/0&quot;;[.D47];&quot;.svg}}&quot;)" office:value-type="string" office:string-value="\newcommand*\hieroAABU{\includesvg[height=1em]{svgs/hiero/047.svg}}" calcext:value-type="string">
            <text:p>\newcommand*\hieroAABU{\includesvg[height=1em]{svgs/hiero/047.svg}}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hieroAABV</text:p>
          </table:table-cell>
          <table:table-cell table:formula="of:=VLOOKUP([.H48];[.$D$1:.$E$623];2)" office:value-type="string" office:string-value="hieroAAHE" calcext:value-type="string">
            <text:p>hieroAAHE</text:p>
          </table:table-cell>
          <table:table-cell table:formula="of:=COM.MICROSOFT.CONCAT(&quot;\&quot;; [.F48];&quot;\:&quot;)" office:value-type="string" office:string-value="\hieroAAHE\:" calcext:value-type="string">
            <text:p>\hieroAAHE\: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M.MICROSOFT.CONCAT(&quot;\newcommand*\&quot;;[.E48];&quot;{\includesvg[height=1em]{svgs/hiero/0&quot;;[.D48];&quot;.svg}}&quot;)" office:value-type="string" office:string-value="\newcommand*\hieroAABV{\includesvg[height=1em]{svgs/hiero/048.svg}}" calcext:value-type="string">
            <text:p>\newcommand*\hieroAABV{\includesvg[height=1em]{svgs/hiero/048.svg}}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hieroAABW</text:p>
          </table:table-cell>
          <table:table-cell table:formula="of:=VLOOKUP([.H49];[.$D$1:.$E$623];2)" office:value-type="string" office:string-value="hieroAABV" calcext:value-type="string">
            <text:p>hieroAABV</text:p>
          </table:table-cell>
          <table:table-cell table:formula="of:=COM.MICROSOFT.CONCAT(&quot;\&quot;; [.F49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49];&quot;{\includesvg[height=1em]{svgs/hiero/0&quot;;[.D49];&quot;.svg}}&quot;)" office:value-type="string" office:string-value="\newcommand*\hieroAABW{\includesvg[height=1em]{svgs/hiero/049.svg}}" calcext:value-type="string">
            <text:p>\newcommand*\hieroAABW{\includesvg[height=1em]{svgs/hiero/049.svg}}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hieroAABX</text:p>
          </table:table-cell>
          <table:table-cell table:formula="of:=VLOOKUP([.H50];[.$D$1:.$E$623];2)" office:value-type="string" office:string-value="" calcext:value-type="error">
            <text:p>#N/A</text:p>
          </table:table-cell>
          <table:table-cell table:formula="of:=COM.MICROSOFT.CONCAT(&quot;\&quot;; [.F5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50];&quot;{\includesvg[height=1em]{svgs/hiero/0&quot;;[.D50];&quot;.svg}}&quot;)" office:value-type="string" office:string-value="\newcommand*\hieroAABX{\includesvg[height=1em]{svgs/hiero/050.svg}}" calcext:value-type="string">
            <text:p>\newcommand*\hieroAABX{\includesvg[height=1em]{svgs/hiero/050.svg}}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hieroAABY</text:p>
          </table:table-cell>
          <table:table-cell table:formula="of:=VLOOKUP([.H51];[.$D$1:.$E$623];2)" office:value-type="string" office:string-value="hieroAAKW" calcext:value-type="string">
            <text:p>hieroAAKW</text:p>
          </table:table-cell>
          <table:table-cell table:formula="of:=COM.MICROSOFT.CONCAT(&quot;\&quot;; [.F51];&quot;\:&quot;)" office:value-type="string" office:string-value="\hieroAAKW\:" calcext:value-type="string">
            <text:p>\hieroAAKW\: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COM.MICROSOFT.CONCAT(&quot;\newcommand*\&quot;;[.E51];&quot;{\includesvg[height=1em]{svgs/hiero/0&quot;;[.D51];&quot;.svg}}&quot;)" office:value-type="string" office:string-value="\newcommand*\hieroAABY{\includesvg[height=1em]{svgs/hiero/051.svg}}" calcext:value-type="string">
            <text:p>\newcommand*\hieroAABY{\includesvg[height=1em]{svgs/hiero/051.svg}}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hieroAABZ</text:p>
          </table:table-cell>
          <table:table-cell table:formula="of:=VLOOKUP([.H52];[.$D$1:.$E$623];2)" office:value-type="string" office:string-value="hieroAAAR" calcext:value-type="string">
            <text:p>hieroAAAR</text:p>
          </table:table-cell>
          <table:table-cell table:formula="of:=COM.MICROSOFT.CONCAT(&quot;\&quot;; [.F52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52];&quot;{\includesvg[height=1em]{svgs/hiero/0&quot;;[.D52];&quot;.svg}}&quot;)" office:value-type="string" office:string-value="\newcommand*\hieroAABZ{\includesvg[height=1em]{svgs/hiero/052.svg}}" calcext:value-type="string">
            <text:p>\newcommand*\hieroAABZ{\includesvg[height=1em]{svgs/hiero/052.svg}}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hieroAACA</text:p>
          </table:table-cell>
          <table:table-cell table:formula="of:=VLOOKUP([.H53];[.$D$1:.$E$623];2)" office:value-type="string" office:string-value="" calcext:value-type="error">
            <text:p>#N/A</text:p>
          </table:table-cell>
          <table:table-cell table:formula="of:=COM.MICROSOFT.CONCAT(&quot;\&quot;; [.F5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53];&quot;{\includesvg[height=1em]{svgs/hiero/0&quot;;[.D53];&quot;.svg}}&quot;)" office:value-type="string" office:string-value="\newcommand*\hieroAACA{\includesvg[height=1em]{svgs/hiero/053.svg}}" calcext:value-type="string">
            <text:p>\newcommand*\hieroAACA{\includesvg[height=1em]{svgs/hiero/053.svg}}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hieroAACB</text:p>
          </table:table-cell>
          <table:table-cell table:formula="of:=VLOOKUP([.H54];[.$D$1:.$E$623];2)" office:value-type="string" office:string-value="hieroAAWW" calcext:value-type="string">
            <text:p>hieroAAWW</text:p>
          </table:table-cell>
          <table:table-cell table:formula="of:=COM.MICROSOFT.CONCAT(&quot;\&quot;; [.F54];&quot;\:&quot;)" office:value-type="string" office:string-value="\hieroAAWW\:" calcext:value-type="string">
            <text:p>\hieroAAWW\: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table:formula="of:=COM.MICROSOFT.CONCAT(&quot;\newcommand*\&quot;;[.E54];&quot;{\includesvg[height=1em]{svgs/hiero/0&quot;;[.D54];&quot;.svg}}&quot;)" office:value-type="string" office:string-value="\newcommand*\hieroAACB{\includesvg[height=1em]{svgs/hiero/054.svg}}" calcext:value-type="string">
            <text:p>\newcommand*\hieroAACB{\includesvg[height=1em]{svgs/hiero/054.svg}}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hieroAACC</text:p>
          </table:table-cell>
          <table:table-cell table:formula="of:=VLOOKUP([.H55];[.$D$1:.$E$623];2)" office:value-type="string" office:string-value="hieroAAAL" calcext:value-type="string">
            <text:p>hieroAAAL</text:p>
          </table:table-cell>
          <table:table-cell table:formula="of:=COM.MICROSOFT.CONCAT(&quot;\&quot;; [.F55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55];&quot;{\includesvg[height=1em]{svgs/hiero/0&quot;;[.D55];&quot;.svg}}&quot;)" office:value-type="string" office:string-value="\newcommand*\hieroAACC{\includesvg[height=1em]{svgs/hiero/055.svg}}" calcext:value-type="string">
            <text:p>\newcommand*\hieroAACC{\includesvg[height=1em]{svgs/hiero/055.svg}}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hieroAACD</text:p>
          </table:table-cell>
          <table:table-cell table:formula="of:=VLOOKUP([.H56];[.$D$1:.$E$623];2)" office:value-type="string" office:string-value="hieroAABV" calcext:value-type="string">
            <text:p>hieroAABV</text:p>
          </table:table-cell>
          <table:table-cell table:formula="of:=COM.MICROSOFT.CONCAT(&quot;\&quot;; [.F56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56];&quot;{\includesvg[height=1em]{svgs/hiero/0&quot;;[.D56];&quot;.svg}}&quot;)" office:value-type="string" office:string-value="\newcommand*\hieroAACD{\includesvg[height=1em]{svgs/hiero/056.svg}}" calcext:value-type="string">
            <text:p>\newcommand*\hieroAACD{\includesvg[height=1em]{svgs/hiero/056.svg}}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hieroAACE</text:p>
          </table:table-cell>
          <table:table-cell table:formula="of:=VLOOKUP([.H57];[.$D$1:.$E$623];2)" office:value-type="string" office:string-value="" calcext:value-type="error">
            <text:p>#N/A</text:p>
          </table:table-cell>
          <table:table-cell table:formula="of:=COM.MICROSOFT.CONCAT(&quot;\&quot;; [.F5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57];&quot;{\includesvg[height=1em]{svgs/hiero/0&quot;;[.D57];&quot;.svg}}&quot;)" office:value-type="string" office:string-value="\newcommand*\hieroAACE{\includesvg[height=1em]{svgs/hiero/057.svg}}" calcext:value-type="string">
            <text:p>\newcommand*\hieroAACE{\includesvg[height=1em]{svgs/hiero/057.svg}}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hieroAACF</text:p>
          </table:table-cell>
          <table:table-cell table:formula="of:=VLOOKUP([.H58];[.$D$1:.$E$623];2)" office:value-type="string" office:string-value="hieroAAWY" calcext:value-type="string">
            <text:p>hieroAAWY</text:p>
          </table:table-cell>
          <table:table-cell table:formula="of:=COM.MICROSOFT.CONCAT(&quot;\&quot;; [.F58];&quot;\:&quot;)" office:value-type="string" office:string-value="\hieroAAWY\:" calcext:value-type="string">
            <text:p>\hieroAAWY\: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table:formula="of:=COM.MICROSOFT.CONCAT(&quot;\newcommand*\&quot;;[.E58];&quot;{\includesvg[height=1em]{svgs/hiero/0&quot;;[.D58];&quot;.svg}}&quot;)" office:value-type="string" office:string-value="\newcommand*\hieroAACF{\includesvg[height=1em]{svgs/hiero/058.svg}}" calcext:value-type="string">
            <text:p>\newcommand*\hieroAACF{\includesvg[height=1em]{svgs/hiero/058.svg}}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hieroAACG</text:p>
          </table:table-cell>
          <table:table-cell table:formula="of:=VLOOKUP([.H59];[.$D$1:.$E$623];2)" office:value-type="string" office:string-value="hieroAAAL" calcext:value-type="string">
            <text:p>hieroAAAL</text:p>
          </table:table-cell>
          <table:table-cell table:formula="of:=COM.MICROSOFT.CONCAT(&quot;\&quot;; [.F59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59];&quot;{\includesvg[height=1em]{svgs/hiero/0&quot;;[.D59];&quot;.svg}}&quot;)" office:value-type="string" office:string-value="\newcommand*\hieroAACG{\includesvg[height=1em]{svgs/hiero/059.svg}}" calcext:value-type="string">
            <text:p>\newcommand*\hieroAACG{\includesvg[height=1em]{svgs/hiero/059.svg}}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hieroAACH</text:p>
          </table:table-cell>
          <table:table-cell table:formula="of:=VLOOKUP([.H60];[.$D$1:.$E$623];2)" office:value-type="string" office:string-value="hieroAABV" calcext:value-type="string">
            <text:p>hieroAABV</text:p>
          </table:table-cell>
          <table:table-cell table:formula="of:=COM.MICROSOFT.CONCAT(&quot;\&quot;; [.F60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60];&quot;{\includesvg[height=1em]{svgs/hiero/0&quot;;[.D60];&quot;.svg}}&quot;)" office:value-type="string" office:string-value="\newcommand*\hieroAACH{\includesvg[height=1em]{svgs/hiero/060.svg}}" calcext:value-type="string">
            <text:p>\newcommand*\hieroAACH{\includesvg[height=1em]{svgs/hiero/060.svg}}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hieroAACI</text:p>
          </table:table-cell>
          <table:table-cell table:formula="of:=VLOOKUP([.H61];[.$D$1:.$E$623];2)" office:value-type="string" office:string-value="" calcext:value-type="error">
            <text:p>#N/A</text:p>
          </table:table-cell>
          <table:table-cell table:formula="of:=COM.MICROSOFT.CONCAT(&quot;\&quot;; [.F6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61];&quot;{\includesvg[height=1em]{svgs/hiero/0&quot;;[.D61];&quot;.svg}}&quot;)" office:value-type="string" office:string-value="\newcommand*\hieroAACI{\includesvg[height=1em]{svgs/hiero/061.svg}}" calcext:value-type="string">
            <text:p>\newcommand*\hieroAACI{\includesvg[height=1em]{svgs/hiero/061.svg}}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hieroAACJ</text:p>
          </table:table-cell>
          <table:table-cell table:formula="of:=VLOOKUP([.H62];[.$D$1:.$E$623];2)" office:value-type="string" office:string-value="hieroAAAL" calcext:value-type="string">
            <text:p>hieroAAAL</text:p>
          </table:table-cell>
          <table:table-cell table:formula="of:=COM.MICROSOFT.CONCAT(&quot;\&quot;; [.F62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62];&quot;{\includesvg[height=1em]{svgs/hiero/0&quot;;[.D62];&quot;.svg}}&quot;)" office:value-type="string" office:string-value="\newcommand*\hieroAACJ{\includesvg[height=1em]{svgs/hiero/062.svg}}" calcext:value-type="string">
            <text:p>\newcommand*\hieroAACJ{\includesvg[height=1em]{svgs/hiero/062.svg}}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hieroAACK</text:p>
          </table:table-cell>
          <table:table-cell table:formula="of:=VLOOKUP([.H63];[.$D$1:.$E$623];2)" office:value-type="string" office:string-value="hieroAAHE" calcext:value-type="string">
            <text:p>hieroAAHE</text:p>
          </table:table-cell>
          <table:table-cell table:formula="of:=COM.MICROSOFT.CONCAT(&quot;\&quot;; [.F63];&quot;\:&quot;)" office:value-type="string" office:string-value="\hieroAAHE\:" calcext:value-type="string">
            <text:p>\hieroAAHE\: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M.MICROSOFT.CONCAT(&quot;\newcommand*\&quot;;[.E63];&quot;{\includesvg[height=1em]{svgs/hiero/0&quot;;[.D63];&quot;.svg}}&quot;)" office:value-type="string" office:string-value="\newcommand*\hieroAACK{\includesvg[height=1em]{svgs/hiero/063.svg}}" calcext:value-type="string">
            <text:p>\newcommand*\hieroAACK{\includesvg[height=1em]{svgs/hiero/063.svg}}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hieroAACL</text:p>
          </table:table-cell>
          <table:table-cell table:formula="of:=VLOOKUP([.H64];[.$D$1:.$E$623];2)" office:value-type="string" office:string-value="hieroAABV" calcext:value-type="string">
            <text:p>hieroAABV</text:p>
          </table:table-cell>
          <table:table-cell table:formula="of:=COM.MICROSOFT.CONCAT(&quot;\&quot;; [.F64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64];&quot;{\includesvg[height=1em]{svgs/hiero/0&quot;;[.D64];&quot;.svg}}&quot;)" office:value-type="string" office:string-value="\newcommand*\hieroAACL{\includesvg[height=1em]{svgs/hiero/064.svg}}" calcext:value-type="string">
            <text:p>\newcommand*\hieroAACL{\includesvg[height=1em]{svgs/hiero/064.svg}}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hieroAACM</text:p>
          </table:table-cell>
          <table:table-cell table:formula="of:=VLOOKUP([.H65];[.$D$1:.$E$623];2)" office:value-type="string" office:string-value="" calcext:value-type="error">
            <text:p>#N/A</text:p>
          </table:table-cell>
          <table:table-cell table:formula="of:=COM.MICROSOFT.CONCAT(&quot;\&quot;; [.F6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65];&quot;{\includesvg[height=1em]{svgs/hiero/0&quot;;[.D65];&quot;.svg}}&quot;)" office:value-type="string" office:string-value="\newcommand*\hieroAACM{\includesvg[height=1em]{svgs/hiero/065.svg}}" calcext:value-type="string">
            <text:p>\newcommand*\hieroAACM{\includesvg[height=1em]{svgs/hiero/065.svg}}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hieroAACN</text:p>
          </table:table-cell>
          <table:table-cell table:formula="of:=VLOOKUP([.H66];[.$D$1:.$E$623];2)" office:value-type="string" office:string-value="hieroAAWZ" calcext:value-type="string">
            <text:p>hieroAAWZ</text:p>
          </table:table-cell>
          <table:table-cell table:formula="of:=COM.MICROSOFT.CONCAT(&quot;\&quot;; [.F66];&quot;\:&quot;)" office:value-type="string" office:string-value="\hieroAAWZ\:" calcext:value-type="string">
            <text:p>\hieroAAWZ\: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table:formula="of:=COM.MICROSOFT.CONCAT(&quot;\newcommand*\&quot;;[.E66];&quot;{\includesvg[height=1em]{svgs/hiero/0&quot;;[.D66];&quot;.svg}}&quot;)" office:value-type="string" office:string-value="\newcommand*\hieroAACN{\includesvg[height=1em]{svgs/hiero/066.svg}}" calcext:value-type="string">
            <text:p>\newcommand*\hieroAACN{\includesvg[height=1em]{svgs/hiero/066.svg}}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hieroAACO</text:p>
          </table:table-cell>
          <table:table-cell table:formula="of:=VLOOKUP([.H67];[.$D$1:.$E$623];2)" office:value-type="string" office:string-value="hieroAADM" calcext:value-type="string">
            <text:p>hieroAADM</text:p>
          </table:table-cell>
          <table:table-cell table:formula="of:=COM.MICROSOFT.CONCAT(&quot;\&quot;; [.F67];&quot;\:&quot;)" office:value-type="string" office:string-value="\hieroAADM\:" calcext:value-type="string">
            <text:p>\hieroAADM\: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M.MICROSOFT.CONCAT(&quot;\newcommand*\&quot;;[.E67];&quot;{\includesvg[height=1em]{svgs/hiero/0&quot;;[.D67];&quot;.svg}}&quot;)" office:value-type="string" office:string-value="\newcommand*\hieroAACO{\includesvg[height=1em]{svgs/hiero/067.svg}}" calcext:value-type="string">
            <text:p>\newcommand*\hieroAACO{\includesvg[height=1em]{svgs/hiero/067.svg}}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hieroAACP</text:p>
          </table:table-cell>
          <table:table-cell table:formula="of:=VLOOKUP([.H68];[.$D$1:.$E$623];2)" office:value-type="string" office:string-value="hieroAABV" calcext:value-type="string">
            <text:p>hieroAABV</text:p>
          </table:table-cell>
          <table:table-cell table:formula="of:=COM.MICROSOFT.CONCAT(&quot;\&quot;; [.F68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68];&quot;{\includesvg[height=1em]{svgs/hiero/0&quot;;[.D68];&quot;.svg}}&quot;)" office:value-type="string" office:string-value="\newcommand*\hieroAACP{\includesvg[height=1em]{svgs/hiero/068.svg}}" calcext:value-type="string">
            <text:p>\newcommand*\hieroAACP{\includesvg[height=1em]{svgs/hiero/068.svg}}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hieroAACQ</text:p>
          </table:table-cell>
          <table:table-cell table:formula="of:=VLOOKUP([.H69];[.$D$1:.$E$623];2)" office:value-type="string" office:string-value="" calcext:value-type="error">
            <text:p>#N/A</text:p>
          </table:table-cell>
          <table:table-cell table:formula="of:=COM.MICROSOFT.CONCAT(&quot;\&quot;; [.F6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69];&quot;{\includesvg[height=1em]{svgs/hiero/0&quot;;[.D69];&quot;.svg}}&quot;)" office:value-type="string" office:string-value="\newcommand*\hieroAACQ{\includesvg[height=1em]{svgs/hiero/069.svg}}" calcext:value-type="string">
            <text:p>\newcommand*\hieroAACQ{\includesvg[height=1em]{svgs/hiero/069.svg}}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hieroAACR</text:p>
          </table:table-cell>
          <table:table-cell table:formula="of:=VLOOKUP([.H70];[.$D$1:.$E$623];2)" office:value-type="string" office:string-value="hieroAAXA" calcext:value-type="string">
            <text:p>hieroAAXA</text:p>
          </table:table-cell>
          <table:table-cell table:formula="of:=COM.MICROSOFT.CONCAT(&quot;\&quot;; [.F70];&quot;\:&quot;)" office:value-type="string" office:string-value="\hieroAAXA\:" calcext:value-type="string">
            <text:p>\hieroAAXA\: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table:formula="of:=COM.MICROSOFT.CONCAT(&quot;\newcommand*\&quot;;[.E70];&quot;{\includesvg[height=1em]{svgs/hiero/0&quot;;[.D70];&quot;.svg}}&quot;)" office:value-type="string" office:string-value="\newcommand*\hieroAACR{\includesvg[height=1em]{svgs/hiero/070.svg}}" calcext:value-type="string">
            <text:p>\newcommand*\hieroAACR{\includesvg[height=1em]{svgs/hiero/070.svg}}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hieroAACS</text:p>
          </table:table-cell>
          <table:table-cell table:formula="of:=VLOOKUP([.H71];[.$D$1:.$E$623];2)" office:value-type="string" office:string-value="hieroAAAM" calcext:value-type="string">
            <text:p>hieroAAAM</text:p>
          </table:table-cell>
          <table:table-cell table:formula="of:=COM.MICROSOFT.CONCAT(&quot;\&quot;; [.F71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71];&quot;{\includesvg[height=1em]{svgs/hiero/0&quot;;[.D71];&quot;.svg}}&quot;)" office:value-type="string" office:string-value="\newcommand*\hieroAACS{\includesvg[height=1em]{svgs/hiero/071.svg}}" calcext:value-type="string">
            <text:p>\newcommand*\hieroAACS{\includesvg[height=1em]{svgs/hiero/071.svg}}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hieroAACT</text:p>
          </table:table-cell>
          <table:table-cell table:formula="of:=VLOOKUP([.H72];[.$D$1:.$E$623];2)" office:value-type="string" office:string-value="hieroAAAM" calcext:value-type="string">
            <text:p>hieroAAAM</text:p>
          </table:table-cell>
          <table:table-cell table:formula="of:=COM.MICROSOFT.CONCAT(&quot;\&quot;; [.F72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72];&quot;{\includesvg[height=1em]{svgs/hiero/0&quot;;[.D72];&quot;.svg}}&quot;)" office:value-type="string" office:string-value="\newcommand*\hieroAACT{\includesvg[height=1em]{svgs/hiero/072.svg}}" calcext:value-type="string">
            <text:p>\newcommand*\hieroAACT{\includesvg[height=1em]{svgs/hiero/072.svg}}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hieroAACU</text:p>
          </table:table-cell>
          <table:table-cell table:formula="of:=VLOOKUP([.H73];[.$D$1:.$E$623];2)" office:value-type="string" office:string-value="hieroAABV" calcext:value-type="string">
            <text:p>hieroAABV</text:p>
          </table:table-cell>
          <table:table-cell table:formula="of:=COM.MICROSOFT.CONCAT(&quot;\&quot;; [.F73];&quot;\:&quot;)" office:value-type="string" office:string-value="\hieroAABV\:" calcext:value-type="string">
            <text:p>\hieroAABV\: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COM.MICROSOFT.CONCAT(&quot;\newcommand*\&quot;;[.E73];&quot;{\includesvg[height=1em]{svgs/hiero/0&quot;;[.D73];&quot;.svg}}&quot;)" office:value-type="string" office:string-value="\newcommand*\hieroAACU{\includesvg[height=1em]{svgs/hiero/073.svg}}" calcext:value-type="string">
            <text:p>\newcommand*\hieroAACU{\includesvg[height=1em]{svgs/hiero/073.svg}}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hieroAACV</text:p>
          </table:table-cell>
          <table:table-cell table:formula="of:=VLOOKUP([.H74];[.$D$1:.$E$623];2)" office:value-type="string" office:string-value="" calcext:value-type="error">
            <text:p>#N/A</text:p>
          </table:table-cell>
          <table:table-cell table:formula="of:=COM.MICROSOFT.CONCAT(&quot;\&quot;; [.F7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74];&quot;{\includesvg[height=1em]{svgs/hiero/0&quot;;[.D74];&quot;.svg}}&quot;)" office:value-type="string" office:string-value="\newcommand*\hieroAACV{\includesvg[height=1em]{svgs/hiero/074.svg}}" calcext:value-type="string">
            <text:p>\newcommand*\hieroAACV{\includesvg[height=1em]{svgs/hiero/074.svg}}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hieroAACW</text:p>
          </table:table-cell>
          <table:table-cell table:formula="of:=VLOOKUP([.H75];[.$D$1:.$E$623];2)" office:value-type="string" office:string-value="hieroAAKW" calcext:value-type="string">
            <text:p>hieroAAKW</text:p>
          </table:table-cell>
          <table:table-cell table:formula="of:=COM.MICROSOFT.CONCAT(&quot;\&quot;; [.F75];&quot;\:&quot;)" office:value-type="string" office:string-value="\hieroAAKW\:" calcext:value-type="string">
            <text:p>\hieroAAKW\: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COM.MICROSOFT.CONCAT(&quot;\newcommand*\&quot;;[.E75];&quot;{\includesvg[height=1em]{svgs/hiero/0&quot;;[.D75];&quot;.svg}}&quot;)" office:value-type="string" office:string-value="\newcommand*\hieroAACW{\includesvg[height=1em]{svgs/hiero/075.svg}}" calcext:value-type="string">
            <text:p>\newcommand*\hieroAACW{\includesvg[height=1em]{svgs/hiero/075.svg}}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hieroAACX</text:p>
          </table:table-cell>
          <table:table-cell table:formula="of:=VLOOKUP([.H76];[.$D$1:.$E$623];2)" office:value-type="string" office:string-value="hieroAAAR" calcext:value-type="string">
            <text:p>hieroAAAR</text:p>
          </table:table-cell>
          <table:table-cell table:formula="of:=COM.MICROSOFT.CONCAT(&quot;\&quot;; [.F76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76];&quot;{\includesvg[height=1em]{svgs/hiero/0&quot;;[.D76];&quot;.svg}}&quot;)" office:value-type="string" office:string-value="\newcommand*\hieroAACX{\includesvg[height=1em]{svgs/hiero/076.svg}}" calcext:value-type="string">
            <text:p>\newcommand*\hieroAACX{\includesvg[height=1em]{svgs/hiero/076.svg}}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hieroAACY</text:p>
          </table:table-cell>
          <table:table-cell table:formula="of:=VLOOKUP([.H77];[.$D$1:.$E$623];2)" office:value-type="string" office:string-value="" calcext:value-type="error">
            <text:p>#N/A</text:p>
          </table:table-cell>
          <table:table-cell table:formula="of:=COM.MICROSOFT.CONCAT(&quot;\&quot;; [.F7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77];&quot;{\includesvg[height=1em]{svgs/hiero/0&quot;;[.D77];&quot;.svg}}&quot;)" office:value-type="string" office:string-value="\newcommand*\hieroAACY{\includesvg[height=1em]{svgs/hiero/077.svg}}" calcext:value-type="string">
            <text:p>\newcommand*\hieroAACY{\includesvg[height=1em]{svgs/hiero/077.svg}}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hieroAACZ</text:p>
          </table:table-cell>
          <table:table-cell table:formula="of:=VLOOKUP([.H78];[.$D$1:.$E$623];2)" office:value-type="string" office:string-value="hieroAAKW" calcext:value-type="string">
            <text:p>hieroAAKW</text:p>
          </table:table-cell>
          <table:table-cell table:formula="of:=COM.MICROSOFT.CONCAT(&quot;\&quot;; [.F78];&quot;\:&quot;)" office:value-type="string" office:string-value="\hieroAAKW\:" calcext:value-type="string">
            <text:p>\hieroAAKW\: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COM.MICROSOFT.CONCAT(&quot;\newcommand*\&quot;;[.E78];&quot;{\includesvg[height=1em]{svgs/hiero/0&quot;;[.D78];&quot;.svg}}&quot;)" office:value-type="string" office:string-value="\newcommand*\hieroAACZ{\includesvg[height=1em]{svgs/hiero/078.svg}}" calcext:value-type="string">
            <text:p>\newcommand*\hieroAACZ{\includesvg[height=1em]{svgs/hiero/078.svg}}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hieroAADA</text:p>
          </table:table-cell>
          <table:table-cell table:formula="of:=VLOOKUP([.H79];[.$D$1:.$E$623];2)" office:value-type="string" office:string-value="hieroAAAR" calcext:value-type="string">
            <text:p>hieroAAAR</text:p>
          </table:table-cell>
          <table:table-cell table:formula="of:=COM.MICROSOFT.CONCAT(&quot;\&quot;; [.F79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79];&quot;{\includesvg[height=1em]{svgs/hiero/0&quot;;[.D79];&quot;.svg}}&quot;)" office:value-type="string" office:string-value="\newcommand*\hieroAADA{\includesvg[height=1em]{svgs/hiero/079.svg}}" calcext:value-type="string">
            <text:p>\newcommand*\hieroAADA{\includesvg[height=1em]{svgs/hiero/079.svg}}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ieroAADB</text:p>
          </table:table-cell>
          <table:table-cell table:formula="of:=VLOOKUP([.H80];[.$D$1:.$E$623];2)" office:value-type="string" office:string-value="" calcext:value-type="error">
            <text:p>#N/A</text:p>
          </table:table-cell>
          <table:table-cell table:formula="of:=COM.MICROSOFT.CONCAT(&quot;\&quot;; [.F8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0];&quot;{\includesvg[height=1em]{svgs/hiero/0&quot;;[.D80];&quot;.svg}}&quot;)" office:value-type="string" office:string-value="\newcommand*\hieroAADB{\includesvg[height=1em]{svgs/hiero/080.svg}}" calcext:value-type="string">
            <text:p>\newcommand*\hieroAADB{\includesvg[height=1em]{svgs/hiero/080.svg}}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hieroAADC</text:p>
          </table:table-cell>
          <table:table-cell table:formula="of:=VLOOKUP([.H81];[.$D$1:.$E$623];2)" office:value-type="string" office:string-value="" calcext:value-type="error">
            <text:p>#N/A</text:p>
          </table:table-cell>
          <table:table-cell table:formula="of:=COM.MICROSOFT.CONCAT(&quot;\&quot;; [.F8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1];&quot;{\includesvg[height=1em]{svgs/hiero/0&quot;;[.D81];&quot;.svg}}&quot;)" office:value-type="string" office:string-value="\newcommand*\hieroAADC{\includesvg[height=1em]{svgs/hiero/081.svg}}" calcext:value-type="string">
            <text:p>\newcommand*\hieroAADC{\includesvg[height=1em]{svgs/hiero/081.svg}}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hieroAADD</text:p>
          </table:table-cell>
          <table:table-cell table:formula="of:=VLOOKUP([.H82];[.$D$1:.$E$623];2)" office:value-type="string" office:string-value="" calcext:value-type="error">
            <text:p>#N/A</text:p>
          </table:table-cell>
          <table:table-cell table:formula="of:=COM.MICROSOFT.CONCAT(&quot;\&quot;; [.F8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2];&quot;{\includesvg[height=1em]{svgs/hiero/0&quot;;[.D82];&quot;.svg}}&quot;)" office:value-type="string" office:string-value="\newcommand*\hieroAADD{\includesvg[height=1em]{svgs/hiero/082.svg}}" calcext:value-type="string">
            <text:p>\newcommand*\hieroAADD{\includesvg[height=1em]{svgs/hiero/082.svg}}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hieroAADE</text:p>
          </table:table-cell>
          <table:table-cell table:formula="of:=VLOOKUP([.H83];[.$D$1:.$E$623];2)" office:value-type="string" office:string-value="" calcext:value-type="error">
            <text:p>#N/A</text:p>
          </table:table-cell>
          <table:table-cell table:formula="of:=COM.MICROSOFT.CONCAT(&quot;\&quot;; [.F8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3];&quot;{\includesvg[height=1em]{svgs/hiero/0&quot;;[.D83];&quot;.svg}}&quot;)" office:value-type="string" office:string-value="\newcommand*\hieroAADE{\includesvg[height=1em]{svgs/hiero/083.svg}}" calcext:value-type="string">
            <text:p>\newcommand*\hieroAADE{\includesvg[height=1em]{svgs/hiero/083.svg}}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hieroAADF</text:p>
          </table:table-cell>
          <table:table-cell table:formula="of:=VLOOKUP([.H84];[.$D$1:.$E$623];2)" office:value-type="string" office:string-value="" calcext:value-type="error">
            <text:p>#N/A</text:p>
          </table:table-cell>
          <table:table-cell table:formula="of:=COM.MICROSOFT.CONCAT(&quot;\&quot;; [.F8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4];&quot;{\includesvg[height=1em]{svgs/hiero/0&quot;;[.D84];&quot;.svg}}&quot;)" office:value-type="string" office:string-value="\newcommand*\hieroAADF{\includesvg[height=1em]{svgs/hiero/084.svg}}" calcext:value-type="string">
            <text:p>\newcommand*\hieroAADF{\includesvg[height=1em]{svgs/hiero/084.svg}}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hieroAADG</text:p>
          </table:table-cell>
          <table:table-cell table:formula="of:=VLOOKUP([.H85];[.$D$1:.$E$623];2)" office:value-type="string" office:string-value="" calcext:value-type="error">
            <text:p>#N/A</text:p>
          </table:table-cell>
          <table:table-cell table:formula="of:=COM.MICROSOFT.CONCAT(&quot;\&quot;; [.F8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5];&quot;{\includesvg[height=1em]{svgs/hiero/0&quot;;[.D85];&quot;.svg}}&quot;)" office:value-type="string" office:string-value="\newcommand*\hieroAADG{\includesvg[height=1em]{svgs/hiero/085.svg}}" calcext:value-type="string">
            <text:p>\newcommand*\hieroAADG{\includesvg[height=1em]{svgs/hiero/085.svg}}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hieroAADH</text:p>
          </table:table-cell>
          <table:table-cell table:formula="of:=VLOOKUP([.H86];[.$D$1:.$E$623];2)" office:value-type="string" office:string-value="" calcext:value-type="error">
            <text:p>#N/A</text:p>
          </table:table-cell>
          <table:table-cell table:formula="of:=COM.MICROSOFT.CONCAT(&quot;\&quot;; [.F8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6];&quot;{\includesvg[height=1em]{svgs/hiero/0&quot;;[.D86];&quot;.svg}}&quot;)" office:value-type="string" office:string-value="\newcommand*\hieroAADH{\includesvg[height=1em]{svgs/hiero/086.svg}}" calcext:value-type="string">
            <text:p>\newcommand*\hieroAADH{\includesvg[height=1em]{svgs/hiero/086.svg}}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hieroAADI</text:p>
          </table:table-cell>
          <table:table-cell table:formula="of:=VLOOKUP([.H87];[.$D$1:.$E$623];2)" office:value-type="string" office:string-value="" calcext:value-type="error">
            <text:p>#N/A</text:p>
          </table:table-cell>
          <table:table-cell table:formula="of:=COM.MICROSOFT.CONCAT(&quot;\&quot;; [.F8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7];&quot;{\includesvg[height=1em]{svgs/hiero/0&quot;;[.D87];&quot;.svg}}&quot;)" office:value-type="string" office:string-value="\newcommand*\hieroAADI{\includesvg[height=1em]{svgs/hiero/087.svg}}" calcext:value-type="string">
            <text:p>\newcommand*\hieroAADI{\includesvg[height=1em]{svgs/hiero/087.svg}}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hieroAADJ</text:p>
          </table:table-cell>
          <table:table-cell table:formula="of:=VLOOKUP([.H88];[.$D$1:.$E$623];2)" office:value-type="string" office:string-value="" calcext:value-type="error">
            <text:p>#N/A</text:p>
          </table:table-cell>
          <table:table-cell table:formula="of:=COM.MICROSOFT.CONCAT(&quot;\&quot;; [.F8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8];&quot;{\includesvg[height=1em]{svgs/hiero/0&quot;;[.D88];&quot;.svg}}&quot;)" office:value-type="string" office:string-value="\newcommand*\hieroAADJ{\includesvg[height=1em]{svgs/hiero/088.svg}}" calcext:value-type="string">
            <text:p>\newcommand*\hieroAADJ{\includesvg[height=1em]{svgs/hiero/088.svg}}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hieroAADK</text:p>
          </table:table-cell>
          <table:table-cell table:formula="of:=VLOOKUP([.H89];[.$D$1:.$E$623];2)" office:value-type="string" office:string-value="" calcext:value-type="error">
            <text:p>#N/A</text:p>
          </table:table-cell>
          <table:table-cell table:formula="of:=COM.MICROSOFT.CONCAT(&quot;\&quot;; [.F8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9];&quot;{\includesvg[height=1em]{svgs/hiero/0&quot;;[.D89];&quot;.svg}}&quot;)" office:value-type="string" office:string-value="\newcommand*\hieroAADK{\includesvg[height=1em]{svgs/hiero/089.svg}}" calcext:value-type="string">
            <text:p>\newcommand*\hieroAADK{\includesvg[height=1em]{svgs/hiero/089.svg}}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hieroAADL</text:p>
          </table:table-cell>
          <table:table-cell table:formula="of:=VLOOKUP([.H90];[.$D$1:.$E$623];2)" office:value-type="string" office:string-value="" calcext:value-type="error">
            <text:p>#N/A</text:p>
          </table:table-cell>
          <table:table-cell table:formula="of:=COM.MICROSOFT.CONCAT(&quot;\&quot;; [.F9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0];&quot;{\includesvg[height=1em]{svgs/hiero/0&quot;;[.D90];&quot;.svg}}&quot;)" office:value-type="string" office:string-value="\newcommand*\hieroAADL{\includesvg[height=1em]{svgs/hiero/090.svg}}" calcext:value-type="string">
            <text:p>\newcommand*\hieroAADL{\includesvg[height=1em]{svgs/hiero/090.svg}}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hieroAADM</text:p>
          </table:table-cell>
          <table:table-cell table:formula="of:=VLOOKUP([.H91];[.$D$1:.$E$623];2)" office:value-type="string" office:string-value="" calcext:value-type="error">
            <text:p>#N/A</text:p>
          </table:table-cell>
          <table:table-cell table:formula="of:=COM.MICROSOFT.CONCAT(&quot;\&quot;; [.F9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1];&quot;{\includesvg[height=1em]{svgs/hiero/0&quot;;[.D91];&quot;.svg}}&quot;)" office:value-type="string" office:string-value="\newcommand*\hieroAADM{\includesvg[height=1em]{svgs/hiero/091.svg}}" calcext:value-type="string">
            <text:p>\newcommand*\hieroAADM{\includesvg[height=1em]{svgs/hiero/091.svg}}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hieroAADN</text:p>
          </table:table-cell>
          <table:table-cell table:formula="of:=VLOOKUP([.H92];[.$D$1:.$E$623];2)" office:value-type="string" office:string-value="" calcext:value-type="error">
            <text:p>#N/A</text:p>
          </table:table-cell>
          <table:table-cell table:formula="of:=COM.MICROSOFT.CONCAT(&quot;\&quot;; [.F9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2];&quot;{\includesvg[height=1em]{svgs/hiero/0&quot;;[.D92];&quot;.svg}}&quot;)" office:value-type="string" office:string-value="\newcommand*\hieroAADN{\includesvg[height=1em]{svgs/hiero/092.svg}}" calcext:value-type="string">
            <text:p>\newcommand*\hieroAADN{\includesvg[height=1em]{svgs/hiero/092.svg}}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hieroAADO</text:p>
          </table:table-cell>
          <table:table-cell table:formula="of:=VLOOKUP([.H93];[.$D$1:.$E$623];2)" office:value-type="string" office:string-value="" calcext:value-type="error">
            <text:p>#N/A</text:p>
          </table:table-cell>
          <table:table-cell table:formula="of:=COM.MICROSOFT.CONCAT(&quot;\&quot;; [.F9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3];&quot;{\includesvg[height=1em]{svgs/hiero/0&quot;;[.D93];&quot;.svg}}&quot;)" office:value-type="string" office:string-value="\newcommand*\hieroAADO{\includesvg[height=1em]{svgs/hiero/093.svg}}" calcext:value-type="string">
            <text:p>\newcommand*\hieroAADO{\includesvg[height=1em]{svgs/hiero/093.svg}}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hieroAADP</text:p>
          </table:table-cell>
          <table:table-cell table:formula="of:=VLOOKUP([.H94];[.$D$1:.$E$623];2)" office:value-type="string" office:string-value="" calcext:value-type="error">
            <text:p>#N/A</text:p>
          </table:table-cell>
          <table:table-cell table:formula="of:=COM.MICROSOFT.CONCAT(&quot;\&quot;; [.F9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4];&quot;{\includesvg[height=1em]{svgs/hiero/0&quot;;[.D94];&quot;.svg}}&quot;)" office:value-type="string" office:string-value="\newcommand*\hieroAADP{\includesvg[height=1em]{svgs/hiero/094.svg}}" calcext:value-type="string">
            <text:p>\newcommand*\hieroAADP{\includesvg[height=1em]{svgs/hiero/094.svg}}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hieroAADQ</text:p>
          </table:table-cell>
          <table:table-cell table:formula="of:=VLOOKUP([.H95];[.$D$1:.$E$623];2)" office:value-type="string" office:string-value="" calcext:value-type="error">
            <text:p>#N/A</text:p>
          </table:table-cell>
          <table:table-cell table:formula="of:=COM.MICROSOFT.CONCAT(&quot;\&quot;; [.F9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5];&quot;{\includesvg[height=1em]{svgs/hiero/0&quot;;[.D95];&quot;.svg}}&quot;)" office:value-type="string" office:string-value="\newcommand*\hieroAADQ{\includesvg[height=1em]{svgs/hiero/095.svg}}" calcext:value-type="string">
            <text:p>\newcommand*\hieroAADQ{\includesvg[height=1em]{svgs/hiero/095.svg}}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hieroAADR</text:p>
          </table:table-cell>
          <table:table-cell table:formula="of:=VLOOKUP([.H96];[.$D$1:.$E$623];2)" office:value-type="string" office:string-value="" calcext:value-type="error">
            <text:p>#N/A</text:p>
          </table:table-cell>
          <table:table-cell table:formula="of:=COM.MICROSOFT.CONCAT(&quot;\&quot;; [.F9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6];&quot;{\includesvg[height=1em]{svgs/hiero/0&quot;;[.D96];&quot;.svg}}&quot;)" office:value-type="string" office:string-value="\newcommand*\hieroAADR{\includesvg[height=1em]{svgs/hiero/096.svg}}" calcext:value-type="string">
            <text:p>\newcommand*\hieroAADR{\includesvg[height=1em]{svgs/hiero/096.svg}}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string" calcext:value-type="string">
            <text:p>hieroAADS</text:p>
          </table:table-cell>
          <table:table-cell table:formula="of:=VLOOKUP([.H97];[.$D$1:.$E$623];2)" office:value-type="string" office:string-value="" calcext:value-type="error">
            <text:p>#N/A</text:p>
          </table:table-cell>
          <table:table-cell table:formula="of:=COM.MICROSOFT.CONCAT(&quot;\&quot;; [.F9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7];&quot;{\includesvg[height=1em]{svgs/hiero/0&quot;;[.D97];&quot;.svg}}&quot;)" office:value-type="string" office:string-value="\newcommand*\hieroAADS{\includesvg[height=1em]{svgs/hiero/097.svg}}" calcext:value-type="string">
            <text:p>\newcommand*\hieroAADS{\includesvg[height=1em]{svgs/hiero/097.svg}}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hieroAADT</text:p>
          </table:table-cell>
          <table:table-cell table:formula="of:=VLOOKUP([.H98];[.$D$1:.$E$623];2)" office:value-type="string" office:string-value="" calcext:value-type="error">
            <text:p>#N/A</text:p>
          </table:table-cell>
          <table:table-cell table:formula="of:=COM.MICROSOFT.CONCAT(&quot;\&quot;; [.F9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8];&quot;{\includesvg[height=1em]{svgs/hiero/0&quot;;[.D98];&quot;.svg}}&quot;)" office:value-type="string" office:string-value="\newcommand*\hieroAADT{\includesvg[height=1em]{svgs/hiero/098.svg}}" calcext:value-type="string">
            <text:p>\newcommand*\hieroAADT{\includesvg[height=1em]{svgs/hiero/098.svg}}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hieroAADU</text:p>
          </table:table-cell>
          <table:table-cell table:formula="of:=VLOOKUP([.H99];[.$D$1:.$E$623];2)" office:value-type="string" office:string-value="" calcext:value-type="error">
            <text:p>#N/A</text:p>
          </table:table-cell>
          <table:table-cell table:formula="of:=COM.MICROSOFT.CONCAT(&quot;\&quot;; [.F9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9];&quot;{\includesvg[height=1em]{svgs/hiero/0&quot;;[.D99];&quot;.svg}}&quot;)" office:value-type="string" office:string-value="\newcommand*\hieroAADU{\includesvg[height=1em]{svgs/hiero/099.svg}}" calcext:value-type="string">
            <text:p>\newcommand*\hieroAADU{\includesvg[height=1em]{svgs/hiero/099.svg}}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ieroAADV</text:p>
          </table:table-cell>
          <table:table-cell table:formula="of:=VLOOKUP([.H100];[.$D$1:.$E$623];2)" office:value-type="string" office:string-value="" calcext:value-type="error">
            <text:p>#N/A</text:p>
          </table:table-cell>
          <table:table-cell table:formula="of:=COM.MICROSOFT.CONCAT(&quot;\&quot;; [.F10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0];&quot;{\includesvg[height=1em]{svgs/hiero/0&quot;;[.D100];&quot;.svg}}&quot;)" office:value-type="string" office:string-value="\newcommand*\hieroAADV{\includesvg[height=1em]{svgs/hiero/0100.svg}}" calcext:value-type="string">
            <text:p>\newcommand*\hieroAADV{\includesvg[height=1em]{svgs/hiero/0100.svg}}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hieroAADW</text:p>
          </table:table-cell>
          <table:table-cell table:formula="of:=VLOOKUP([.H101];[.$D$1:.$E$623];2)" office:value-type="string" office:string-value="" calcext:value-type="error">
            <text:p>#N/A</text:p>
          </table:table-cell>
          <table:table-cell table:formula="of:=COM.MICROSOFT.CONCAT(&quot;\&quot;; [.F10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1];&quot;{\includesvg[height=1em]{svgs/hiero/0&quot;;[.D101];&quot;.svg}}&quot;)" office:value-type="string" office:string-value="\newcommand*\hieroAADW{\includesvg[height=1em]{svgs/hiero/0101.svg}}" calcext:value-type="string">
            <text:p>\newcommand*\hieroAADW{\includesvg[height=1em]{svgs/hiero/0101.svg}}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hieroAADX</text:p>
          </table:table-cell>
          <table:table-cell table:formula="of:=VLOOKUP([.H102];[.$D$1:.$E$623];2)" office:value-type="string" office:string-value="" calcext:value-type="error">
            <text:p>#N/A</text:p>
          </table:table-cell>
          <table:table-cell table:formula="of:=COM.MICROSOFT.CONCAT(&quot;\&quot;; [.F10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2];&quot;{\includesvg[height=1em]{svgs/hiero/0&quot;;[.D102];&quot;.svg}}&quot;)" office:value-type="string" office:string-value="\newcommand*\hieroAADX{\includesvg[height=1em]{svgs/hiero/0102.svg}}" calcext:value-type="string">
            <text:p>\newcommand*\hieroAADX{\includesvg[height=1em]{svgs/hiero/0102.svg}}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hieroAADY</text:p>
          </table:table-cell>
          <table:table-cell table:formula="of:=VLOOKUP([.H103];[.$D$1:.$E$623];2)" office:value-type="string" office:string-value="" calcext:value-type="error">
            <text:p>#N/A</text:p>
          </table:table-cell>
          <table:table-cell table:formula="of:=COM.MICROSOFT.CONCAT(&quot;\&quot;; [.F10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3];&quot;{\includesvg[height=1em]{svgs/hiero/0&quot;;[.D103];&quot;.svg}}&quot;)" office:value-type="string" office:string-value="\newcommand*\hieroAADY{\includesvg[height=1em]{svgs/hiero/0103.svg}}" calcext:value-type="string">
            <text:p>\newcommand*\hieroAADY{\includesvg[height=1em]{svgs/hiero/0103.svg}}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string" calcext:value-type="string">
            <text:p>hieroAADZ</text:p>
          </table:table-cell>
          <table:table-cell table:formula="of:=VLOOKUP([.H104];[.$D$1:.$E$623];2)" office:value-type="string" office:string-value="" calcext:value-type="error">
            <text:p>#N/A</text:p>
          </table:table-cell>
          <table:table-cell table:formula="of:=COM.MICROSOFT.CONCAT(&quot;\&quot;; [.F10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4];&quot;{\includesvg[height=1em]{svgs/hiero/0&quot;;[.D104];&quot;.svg}}&quot;)" office:value-type="string" office:string-value="\newcommand*\hieroAADZ{\includesvg[height=1em]{svgs/hiero/0104.svg}}" calcext:value-type="string">
            <text:p>\newcommand*\hieroAADZ{\includesvg[height=1em]{svgs/hiero/0104.svg}}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hieroAAEA</text:p>
          </table:table-cell>
          <table:table-cell table:formula="of:=VLOOKUP([.H105];[.$D$1:.$E$623];2)" office:value-type="string" office:string-value="" calcext:value-type="error">
            <text:p>#N/A</text:p>
          </table:table-cell>
          <table:table-cell table:formula="of:=COM.MICROSOFT.CONCAT(&quot;\&quot;; [.F10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5];&quot;{\includesvg[height=1em]{svgs/hiero/0&quot;;[.D105];&quot;.svg}}&quot;)" office:value-type="string" office:string-value="\newcommand*\hieroAAEA{\includesvg[height=1em]{svgs/hiero/0105.svg}}" calcext:value-type="string">
            <text:p>\newcommand*\hieroAAEA{\includesvg[height=1em]{svgs/hiero/0105.svg}}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hieroAAEB</text:p>
          </table:table-cell>
          <table:table-cell table:formula="of:=VLOOKUP([.H106];[.$D$1:.$E$623];2)" office:value-type="string" office:string-value="" calcext:value-type="error">
            <text:p>#N/A</text:p>
          </table:table-cell>
          <table:table-cell table:formula="of:=COM.MICROSOFT.CONCAT(&quot;\&quot;; [.F10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6];&quot;{\includesvg[height=1em]{svgs/hiero/0&quot;;[.D106];&quot;.svg}}&quot;)" office:value-type="string" office:string-value="\newcommand*\hieroAAEB{\includesvg[height=1em]{svgs/hiero/0106.svg}}" calcext:value-type="string">
            <text:p>\newcommand*\hieroAAEB{\includesvg[height=1em]{svgs/hiero/0106.svg}}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hieroAAEC</text:p>
          </table:table-cell>
          <table:table-cell table:formula="of:=VLOOKUP([.H107];[.$D$1:.$E$623];2)" office:value-type="string" office:string-value="" calcext:value-type="error">
            <text:p>#N/A</text:p>
          </table:table-cell>
          <table:table-cell table:formula="of:=COM.MICROSOFT.CONCAT(&quot;\&quot;; [.F10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7];&quot;{\includesvg[height=1em]{svgs/hiero/0&quot;;[.D107];&quot;.svg}}&quot;)" office:value-type="string" office:string-value="\newcommand*\hieroAAEC{\includesvg[height=1em]{svgs/hiero/0107.svg}}" calcext:value-type="string">
            <text:p>\newcommand*\hieroAAEC{\includesvg[height=1em]{svgs/hiero/0107.svg}}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hieroAAED</text:p>
          </table:table-cell>
          <table:table-cell table:formula="of:=VLOOKUP([.H108];[.$D$1:.$E$623];2)" office:value-type="string" office:string-value="" calcext:value-type="error">
            <text:p>#N/A</text:p>
          </table:table-cell>
          <table:table-cell table:formula="of:=COM.MICROSOFT.CONCAT(&quot;\&quot;; [.F10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8];&quot;{\includesvg[height=1em]{svgs/hiero/0&quot;;[.D108];&quot;.svg}}&quot;)" office:value-type="string" office:string-value="\newcommand*\hieroAAED{\includesvg[height=1em]{svgs/hiero/0108.svg}}" calcext:value-type="string">
            <text:p>\newcommand*\hieroAAED{\includesvg[height=1em]{svgs/hiero/0108.svg}}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hieroAAEE</text:p>
          </table:table-cell>
          <table:table-cell table:formula="of:=VLOOKUP([.H109];[.$D$1:.$E$623];2)" office:value-type="string" office:string-value="" calcext:value-type="error">
            <text:p>#N/A</text:p>
          </table:table-cell>
          <table:table-cell table:formula="of:=COM.MICROSOFT.CONCAT(&quot;\&quot;; [.F10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9];&quot;{\includesvg[height=1em]{svgs/hiero/0&quot;;[.D109];&quot;.svg}}&quot;)" office:value-type="string" office:string-value="\newcommand*\hieroAAEE{\includesvg[height=1em]{svgs/hiero/0109.svg}}" calcext:value-type="string">
            <text:p>\newcommand*\hieroAAEE{\includesvg[height=1em]{svgs/hiero/0109.svg}}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hieroAAEF</text:p>
          </table:table-cell>
          <table:table-cell table:formula="of:=VLOOKUP([.H110];[.$D$1:.$E$623];2)" office:value-type="string" office:string-value="" calcext:value-type="error">
            <text:p>#N/A</text:p>
          </table:table-cell>
          <table:table-cell table:formula="of:=COM.MICROSOFT.CONCAT(&quot;\&quot;; [.F1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10];&quot;{\includesvg[height=1em]{svgs/hiero/0&quot;;[.D110];&quot;.svg}}&quot;)" office:value-type="string" office:string-value="\newcommand*\hieroAAEF{\includesvg[height=1em]{svgs/hiero/0110.svg}}" calcext:value-type="string">
            <text:p>\newcommand*\hieroAAEF{\includesvg[height=1em]{svgs/hiero/0110.svg}}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string" calcext:value-type="string">
            <text:p>hieroAAEG</text:p>
          </table:table-cell>
          <table:table-cell table:formula="of:=VLOOKUP([.H111];[.$D$1:.$E$623];2)" office:value-type="string" office:string-value="" calcext:value-type="error">
            <text:p>#N/A</text:p>
          </table:table-cell>
          <table:table-cell table:formula="of:=COM.MICROSOFT.CONCAT(&quot;\&quot;; [.F11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1];&quot;{\includesvg[height=1em]{svgs/hiero/0&quot;;[.D111];&quot;.svg}}&quot;)" office:value-type="string" office:string-value="\newcommand*\hieroAAEG{\includesvg[height=1em]{svgs/hiero/0111.svg}}" calcext:value-type="string">
            <text:p>\newcommand*\hieroAAEG{\includesvg[height=1em]{svgs/hiero/0111.svg}}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hieroAAEH</text:p>
          </table:table-cell>
          <table:table-cell table:formula="of:=VLOOKUP([.H112];[.$D$1:.$E$623];2)" office:value-type="string" office:string-value="" calcext:value-type="error">
            <text:p>#N/A</text:p>
          </table:table-cell>
          <table:table-cell table:formula="of:=COM.MICROSOFT.CONCAT(&quot;\&quot;; [.F11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2];&quot;{\includesvg[height=1em]{svgs/hiero/0&quot;;[.D112];&quot;.svg}}&quot;)" office:value-type="string" office:string-value="\newcommand*\hieroAAEH{\includesvg[height=1em]{svgs/hiero/0112.svg}}" calcext:value-type="string">
            <text:p>\newcommand*\hieroAAEH{\includesvg[height=1em]{svgs/hiero/0112.svg}}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hieroAAEI</text:p>
          </table:table-cell>
          <table:table-cell table:formula="of:=VLOOKUP([.H113];[.$D$1:.$E$623];2)" office:value-type="string" office:string-value="" calcext:value-type="error">
            <text:p>#N/A</text:p>
          </table:table-cell>
          <table:table-cell table:formula="of:=COM.MICROSOFT.CONCAT(&quot;\&quot;; [.F11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3];&quot;{\includesvg[height=1em]{svgs/hiero/0&quot;;[.D113];&quot;.svg}}&quot;)" office:value-type="string" office:string-value="\newcommand*\hieroAAEI{\includesvg[height=1em]{svgs/hiero/0113.svg}}" calcext:value-type="string">
            <text:p>\newcommand*\hieroAAEI{\includesvg[height=1em]{svgs/hiero/0113.svg}}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hieroAAEJ</text:p>
          </table:table-cell>
          <table:table-cell table:formula="of:=VLOOKUP([.H114];[.$D$1:.$E$623];2)" office:value-type="string" office:string-value="" calcext:value-type="error">
            <text:p>#N/A</text:p>
          </table:table-cell>
          <table:table-cell table:formula="of:=COM.MICROSOFT.CONCAT(&quot;\&quot;; [.F11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4];&quot;{\includesvg[height=1em]{svgs/hiero/0&quot;;[.D114];&quot;.svg}}&quot;)" office:value-type="string" office:string-value="\newcommand*\hieroAAEJ{\includesvg[height=1em]{svgs/hiero/0114.svg}}" calcext:value-type="string">
            <text:p>\newcommand*\hieroAAEJ{\includesvg[height=1em]{svgs/hiero/0114.svg}}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hieroAAEK</text:p>
          </table:table-cell>
          <table:table-cell table:formula="of:=VLOOKUP([.H115];[.$D$1:.$E$623];2)" office:value-type="string" office:string-value="" calcext:value-type="error">
            <text:p>#N/A</text:p>
          </table:table-cell>
          <table:table-cell table:formula="of:=COM.MICROSOFT.CONCAT(&quot;\&quot;; [.F11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5];&quot;{\includesvg[height=1em]{svgs/hiero/0&quot;;[.D115];&quot;.svg}}&quot;)" office:value-type="string" office:string-value="\newcommand*\hieroAAEK{\includesvg[height=1em]{svgs/hiero/0115.svg}}" calcext:value-type="string">
            <text:p>\newcommand*\hieroAAEK{\includesvg[height=1em]{svgs/hiero/0115.svg}}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hieroAAEL</text:p>
          </table:table-cell>
          <table:table-cell table:formula="of:=VLOOKUP([.H116];[.$D$1:.$E$623];2)" office:value-type="string" office:string-value="" calcext:value-type="error">
            <text:p>#N/A</text:p>
          </table:table-cell>
          <table:table-cell table:formula="of:=COM.MICROSOFT.CONCAT(&quot;\&quot;; [.F11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6];&quot;{\includesvg[height=1em]{svgs/hiero/0&quot;;[.D116];&quot;.svg}}&quot;)" office:value-type="string" office:string-value="\newcommand*\hieroAAEL{\includesvg[height=1em]{svgs/hiero/0116.svg}}" calcext:value-type="string">
            <text:p>\newcommand*\hieroAAEL{\includesvg[height=1em]{svgs/hiero/0116.svg}}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string" calcext:value-type="string">
            <text:p>hieroAAEM</text:p>
          </table:table-cell>
          <table:table-cell table:formula="of:=VLOOKUP([.H117];[.$D$1:.$E$623];2)" office:value-type="string" office:string-value="" calcext:value-type="error">
            <text:p>#N/A</text:p>
          </table:table-cell>
          <table:table-cell table:formula="of:=COM.MICROSOFT.CONCAT(&quot;\&quot;; [.F11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7];&quot;{\includesvg[height=1em]{svgs/hiero/0&quot;;[.D117];&quot;.svg}}&quot;)" office:value-type="string" office:string-value="\newcommand*\hieroAAEM{\includesvg[height=1em]{svgs/hiero/0117.svg}}" calcext:value-type="string">
            <text:p>\newcommand*\hieroAAEM{\includesvg[height=1em]{svgs/hiero/0117.svg}}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string" calcext:value-type="string">
            <text:p>hieroAAEN</text:p>
          </table:table-cell>
          <table:table-cell table:formula="of:=VLOOKUP([.H118];[.$D$1:.$E$623];2)" office:value-type="string" office:string-value="" calcext:value-type="error">
            <text:p>#N/A</text:p>
          </table:table-cell>
          <table:table-cell table:formula="of:=COM.MICROSOFT.CONCAT(&quot;\&quot;; [.F11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8];&quot;{\includesvg[height=1em]{svgs/hiero/0&quot;;[.D118];&quot;.svg}}&quot;)" office:value-type="string" office:string-value="\newcommand*\hieroAAEN{\includesvg[height=1em]{svgs/hiero/0118.svg}}" calcext:value-type="string">
            <text:p>\newcommand*\hieroAAEN{\includesvg[height=1em]{svgs/hiero/0118.svg}}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hieroAAEO</text:p>
          </table:table-cell>
          <table:table-cell table:formula="of:=VLOOKUP([.H119];[.$D$1:.$E$623];2)" office:value-type="string" office:string-value="" calcext:value-type="error">
            <text:p>#N/A</text:p>
          </table:table-cell>
          <table:table-cell table:formula="of:=COM.MICROSOFT.CONCAT(&quot;\&quot;; [.F11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9];&quot;{\includesvg[height=1em]{svgs/hiero/0&quot;;[.D119];&quot;.svg}}&quot;)" office:value-type="string" office:string-value="\newcommand*\hieroAAEO{\includesvg[height=1em]{svgs/hiero/0119.svg}}" calcext:value-type="string">
            <text:p>\newcommand*\hieroAAEO{\includesvg[height=1em]{svgs/hiero/0119.svg}}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hieroAAEP</text:p>
          </table:table-cell>
          <table:table-cell table:formula="of:=VLOOKUP([.H120];[.$D$1:.$E$623];2)" office:value-type="string" office:string-value="" calcext:value-type="error">
            <text:p>#N/A</text:p>
          </table:table-cell>
          <table:table-cell table:formula="of:=COM.MICROSOFT.CONCAT(&quot;\&quot;; [.F12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0];&quot;{\includesvg[height=1em]{svgs/hiero/0&quot;;[.D120];&quot;.svg}}&quot;)" office:value-type="string" office:string-value="\newcommand*\hieroAAEP{\includesvg[height=1em]{svgs/hiero/0120.svg}}" calcext:value-type="string">
            <text:p>\newcommand*\hieroAAEP{\includesvg[height=1em]{svgs/hiero/0120.svg}}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hieroAAEQ</text:p>
          </table:table-cell>
          <table:table-cell table:formula="of:=VLOOKUP([.H121];[.$D$1:.$E$623];2)" office:value-type="string" office:string-value="" calcext:value-type="error">
            <text:p>#N/A</text:p>
          </table:table-cell>
          <table:table-cell table:formula="of:=COM.MICROSOFT.CONCAT(&quot;\&quot;; [.F12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1];&quot;{\includesvg[height=1em]{svgs/hiero/0&quot;;[.D121];&quot;.svg}}&quot;)" office:value-type="string" office:string-value="\newcommand*\hieroAAEQ{\includesvg[height=1em]{svgs/hiero/0121.svg}}" calcext:value-type="string">
            <text:p>\newcommand*\hieroAAEQ{\includesvg[height=1em]{svgs/hiero/0121.svg}}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hieroAAER</text:p>
          </table:table-cell>
          <table:table-cell table:formula="of:=VLOOKUP([.H122];[.$D$1:.$E$623];2)" office:value-type="string" office:string-value="" calcext:value-type="error">
            <text:p>#N/A</text:p>
          </table:table-cell>
          <table:table-cell table:formula="of:=COM.MICROSOFT.CONCAT(&quot;\&quot;; [.F12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2];&quot;{\includesvg[height=1em]{svgs/hiero/0&quot;;[.D122];&quot;.svg}}&quot;)" office:value-type="string" office:string-value="\newcommand*\hieroAAER{\includesvg[height=1em]{svgs/hiero/0122.svg}}" calcext:value-type="string">
            <text:p>\newcommand*\hieroAAER{\includesvg[height=1em]{svgs/hiero/0122.svg}}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hieroAAES</text:p>
          </table:table-cell>
          <table:table-cell table:formula="of:=VLOOKUP([.H123];[.$D$1:.$E$623];2)" office:value-type="string" office:string-value="" calcext:value-type="error">
            <text:p>#N/A</text:p>
          </table:table-cell>
          <table:table-cell table:formula="of:=COM.MICROSOFT.CONCAT(&quot;\&quot;; [.F12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3];&quot;{\includesvg[height=1em]{svgs/hiero/0&quot;;[.D123];&quot;.svg}}&quot;)" office:value-type="string" office:string-value="\newcommand*\hieroAAES{\includesvg[height=1em]{svgs/hiero/0123.svg}}" calcext:value-type="string">
            <text:p>\newcommand*\hieroAAES{\includesvg[height=1em]{svgs/hiero/0123.svg}}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string" calcext:value-type="string">
            <text:p>hieroAAET</text:p>
          </table:table-cell>
          <table:table-cell table:formula="of:=VLOOKUP([.H124];[.$D$1:.$E$623];2)" office:value-type="string" office:string-value="" calcext:value-type="error">
            <text:p>#N/A</text:p>
          </table:table-cell>
          <table:table-cell table:formula="of:=COM.MICROSOFT.CONCAT(&quot;\&quot;; [.F12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4];&quot;{\includesvg[height=1em]{svgs/hiero/0&quot;;[.D124];&quot;.svg}}&quot;)" office:value-type="string" office:string-value="\newcommand*\hieroAAET{\includesvg[height=1em]{svgs/hiero/0124.svg}}" calcext:value-type="string">
            <text:p>\newcommand*\hieroAAET{\includesvg[height=1em]{svgs/hiero/0124.svg}}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hieroAAEU</text:p>
          </table:table-cell>
          <table:table-cell table:formula="of:=VLOOKUP([.H125];[.$D$1:.$E$623];2)" office:value-type="string" office:string-value="" calcext:value-type="error">
            <text:p>#N/A</text:p>
          </table:table-cell>
          <table:table-cell table:formula="of:=COM.MICROSOFT.CONCAT(&quot;\&quot;; [.F12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5];&quot;{\includesvg[height=1em]{svgs/hiero/0&quot;;[.D125];&quot;.svg}}&quot;)" office:value-type="string" office:string-value="\newcommand*\hieroAAEU{\includesvg[height=1em]{svgs/hiero/0125.svg}}" calcext:value-type="string">
            <text:p>\newcommand*\hieroAAEU{\includesvg[height=1em]{svgs/hiero/0125.svg}}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string" calcext:value-type="string">
            <text:p>hieroAAEV</text:p>
          </table:table-cell>
          <table:table-cell table:formula="of:=VLOOKUP([.H126];[.$D$1:.$E$623];2)" office:value-type="string" office:string-value="" calcext:value-type="error">
            <text:p>#N/A</text:p>
          </table:table-cell>
          <table:table-cell table:formula="of:=COM.MICROSOFT.CONCAT(&quot;\&quot;; [.F12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6];&quot;{\includesvg[height=1em]{svgs/hiero/0&quot;;[.D126];&quot;.svg}}&quot;)" office:value-type="string" office:string-value="\newcommand*\hieroAAEV{\includesvg[height=1em]{svgs/hiero/0126.svg}}" calcext:value-type="string">
            <text:p>\newcommand*\hieroAAEV{\includesvg[height=1em]{svgs/hiero/0126.svg}}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hieroAAEW</text:p>
          </table:table-cell>
          <table:table-cell table:formula="of:=VLOOKUP([.H127];[.$D$1:.$E$623];2)" office:value-type="string" office:string-value="" calcext:value-type="error">
            <text:p>#N/A</text:p>
          </table:table-cell>
          <table:table-cell table:formula="of:=COM.MICROSOFT.CONCAT(&quot;\&quot;; [.F12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7];&quot;{\includesvg[height=1em]{svgs/hiero/0&quot;;[.D127];&quot;.svg}}&quot;)" office:value-type="string" office:string-value="\newcommand*\hieroAAEW{\includesvg[height=1em]{svgs/hiero/0127.svg}}" calcext:value-type="string">
            <text:p>\newcommand*\hieroAAEW{\includesvg[height=1em]{svgs/hiero/0127.svg}}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hieroAAEX</text:p>
          </table:table-cell>
          <table:table-cell table:formula="of:=VLOOKUP([.H128];[.$D$1:.$E$623];2)" office:value-type="string" office:string-value="" calcext:value-type="error">
            <text:p>#N/A</text:p>
          </table:table-cell>
          <table:table-cell table:formula="of:=COM.MICROSOFT.CONCAT(&quot;\&quot;; [.F12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8];&quot;{\includesvg[height=1em]{svgs/hiero/0&quot;;[.D128];&quot;.svg}}&quot;)" office:value-type="string" office:string-value="\newcommand*\hieroAAEX{\includesvg[height=1em]{svgs/hiero/0128.svg}}" calcext:value-type="string">
            <text:p>\newcommand*\hieroAAEX{\includesvg[height=1em]{svgs/hiero/0128.svg}}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hieroAAEY</text:p>
          </table:table-cell>
          <table:table-cell table:formula="of:=VLOOKUP([.H129];[.$D$1:.$E$623];2)" office:value-type="string" office:string-value="" calcext:value-type="error">
            <text:p>#N/A</text:p>
          </table:table-cell>
          <table:table-cell table:formula="of:=COM.MICROSOFT.CONCAT(&quot;\&quot;; [.F12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9];&quot;{\includesvg[height=1em]{svgs/hiero/0&quot;;[.D129];&quot;.svg}}&quot;)" office:value-type="string" office:string-value="\newcommand*\hieroAAEY{\includesvg[height=1em]{svgs/hiero/0129.svg}}" calcext:value-type="string">
            <text:p>\newcommand*\hieroAAEY{\includesvg[height=1em]{svgs/hiero/0129.svg}}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hieroAAEZ</text:p>
          </table:table-cell>
          <table:table-cell table:formula="of:=VLOOKUP([.H130];[.$D$1:.$E$623];2)" office:value-type="string" office:string-value="" calcext:value-type="error">
            <text:p>#N/A</text:p>
          </table:table-cell>
          <table:table-cell table:formula="of:=COM.MICROSOFT.CONCAT(&quot;\&quot;; [.F13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0];&quot;{\includesvg[height=1em]{svgs/hiero/0&quot;;[.D130];&quot;.svg}}&quot;)" office:value-type="string" office:string-value="\newcommand*\hieroAAEZ{\includesvg[height=1em]{svgs/hiero/0130.svg}}" calcext:value-type="string">
            <text:p>\newcommand*\hieroAAEZ{\includesvg[height=1em]{svgs/hiero/0130.svg}}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hieroAAFA</text:p>
          </table:table-cell>
          <table:table-cell table:formula="of:=VLOOKUP([.H131];[.$D$1:.$E$623];2)" office:value-type="string" office:string-value="" calcext:value-type="error">
            <text:p>#N/A</text:p>
          </table:table-cell>
          <table:table-cell table:formula="of:=COM.MICROSOFT.CONCAT(&quot;\&quot;; [.F13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1];&quot;{\includesvg[height=1em]{svgs/hiero/0&quot;;[.D131];&quot;.svg}}&quot;)" office:value-type="string" office:string-value="\newcommand*\hieroAAFA{\includesvg[height=1em]{svgs/hiero/0131.svg}}" calcext:value-type="string">
            <text:p>\newcommand*\hieroAAFA{\includesvg[height=1em]{svgs/hiero/0131.svg}}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hieroAAFB</text:p>
          </table:table-cell>
          <table:table-cell table:formula="of:=VLOOKUP([.H132];[.$D$1:.$E$623];2)" office:value-type="string" office:string-value="" calcext:value-type="error">
            <text:p>#N/A</text:p>
          </table:table-cell>
          <table:table-cell table:formula="of:=COM.MICROSOFT.CONCAT(&quot;\&quot;; [.F13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2];&quot;{\includesvg[height=1em]{svgs/hiero/0&quot;;[.D132];&quot;.svg}}&quot;)" office:value-type="string" office:string-value="\newcommand*\hieroAAFB{\includesvg[height=1em]{svgs/hiero/0132.svg}}" calcext:value-type="string">
            <text:p>\newcommand*\hieroAAFB{\includesvg[height=1em]{svgs/hiero/0132.svg}}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string" calcext:value-type="string">
            <text:p>hieroAAFC</text:p>
          </table:table-cell>
          <table:table-cell table:formula="of:=VLOOKUP([.H133];[.$D$1:.$E$623];2)" office:value-type="string" office:string-value="" calcext:value-type="error">
            <text:p>#N/A</text:p>
          </table:table-cell>
          <table:table-cell table:formula="of:=COM.MICROSOFT.CONCAT(&quot;\&quot;; [.F13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3];&quot;{\includesvg[height=1em]{svgs/hiero/0&quot;;[.D133];&quot;.svg}}&quot;)" office:value-type="string" office:string-value="\newcommand*\hieroAAFC{\includesvg[height=1em]{svgs/hiero/0133.svg}}" calcext:value-type="string">
            <text:p>\newcommand*\hieroAAFC{\includesvg[height=1em]{svgs/hiero/0133.svg}}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hieroAAFD</text:p>
          </table:table-cell>
          <table:table-cell table:formula="of:=VLOOKUP([.H134];[.$D$1:.$E$623];2)" office:value-type="string" office:string-value="" calcext:value-type="error">
            <text:p>#N/A</text:p>
          </table:table-cell>
          <table:table-cell table:formula="of:=COM.MICROSOFT.CONCAT(&quot;\&quot;; [.F13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4];&quot;{\includesvg[height=1em]{svgs/hiero/0&quot;;[.D134];&quot;.svg}}&quot;)" office:value-type="string" office:string-value="\newcommand*\hieroAAFD{\includesvg[height=1em]{svgs/hiero/0134.svg}}" calcext:value-type="string">
            <text:p>\newcommand*\hieroAAFD{\includesvg[height=1em]{svgs/hiero/0134.svg}}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hieroAAFE</text:p>
          </table:table-cell>
          <table:table-cell table:formula="of:=VLOOKUP([.H135];[.$D$1:.$E$623];2)" office:value-type="string" office:string-value="" calcext:value-type="error">
            <text:p>#N/A</text:p>
          </table:table-cell>
          <table:table-cell table:formula="of:=COM.MICROSOFT.CONCAT(&quot;\&quot;; [.F13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5];&quot;{\includesvg[height=1em]{svgs/hiero/0&quot;;[.D135];&quot;.svg}}&quot;)" office:value-type="string" office:string-value="\newcommand*\hieroAAFE{\includesvg[height=1em]{svgs/hiero/0135.svg}}" calcext:value-type="string">
            <text:p>\newcommand*\hieroAAFE{\includesvg[height=1em]{svgs/hiero/0135.svg}}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hieroAAFF</text:p>
          </table:table-cell>
          <table:table-cell table:formula="of:=VLOOKUP([.H136];[.$D$1:.$E$623];2)" office:value-type="string" office:string-value="" calcext:value-type="error">
            <text:p>#N/A</text:p>
          </table:table-cell>
          <table:table-cell table:formula="of:=COM.MICROSOFT.CONCAT(&quot;\&quot;; [.F13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6];&quot;{\includesvg[height=1em]{svgs/hiero/0&quot;;[.D136];&quot;.svg}}&quot;)" office:value-type="string" office:string-value="\newcommand*\hieroAAFF{\includesvg[height=1em]{svgs/hiero/0136.svg}}" calcext:value-type="string">
            <text:p>\newcommand*\hieroAAFF{\includesvg[height=1em]{svgs/hiero/0136.svg}}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hieroAAFG</text:p>
          </table:table-cell>
          <table:table-cell table:formula="of:=VLOOKUP([.H137];[.$D$1:.$E$623];2)" office:value-type="string" office:string-value="" calcext:value-type="error">
            <text:p>#N/A</text:p>
          </table:table-cell>
          <table:table-cell table:formula="of:=COM.MICROSOFT.CONCAT(&quot;\&quot;; [.F13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7];&quot;{\includesvg[height=1em]{svgs/hiero/0&quot;;[.D137];&quot;.svg}}&quot;)" office:value-type="string" office:string-value="\newcommand*\hieroAAFG{\includesvg[height=1em]{svgs/hiero/0137.svg}}" calcext:value-type="string">
            <text:p>\newcommand*\hieroAAFG{\includesvg[height=1em]{svgs/hiero/0137.svg}}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string" calcext:value-type="string">
            <text:p>hieroAAFH</text:p>
          </table:table-cell>
          <table:table-cell table:formula="of:=VLOOKUP([.H138];[.$D$1:.$E$623];2)" office:value-type="string" office:string-value="" calcext:value-type="error">
            <text:p>#N/A</text:p>
          </table:table-cell>
          <table:table-cell table:formula="of:=COM.MICROSOFT.CONCAT(&quot;\&quot;; [.F13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8];&quot;{\includesvg[height=1em]{svgs/hiero/0&quot;;[.D138];&quot;.svg}}&quot;)" office:value-type="string" office:string-value="\newcommand*\hieroAAFH{\includesvg[height=1em]{svgs/hiero/0138.svg}}" calcext:value-type="string">
            <text:p>\newcommand*\hieroAAFH{\includesvg[height=1em]{svgs/hiero/0138.svg}}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string" calcext:value-type="string">
            <text:p>hieroAAFI</text:p>
          </table:table-cell>
          <table:table-cell table:formula="of:=VLOOKUP([.H139];[.$D$1:.$E$623];2)" office:value-type="string" office:string-value="" calcext:value-type="error">
            <text:p>#N/A</text:p>
          </table:table-cell>
          <table:table-cell table:formula="of:=COM.MICROSOFT.CONCAT(&quot;\&quot;; [.F13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9];&quot;{\includesvg[height=1em]{svgs/hiero/0&quot;;[.D139];&quot;.svg}}&quot;)" office:value-type="string" office:string-value="\newcommand*\hieroAAFI{\includesvg[height=1em]{svgs/hiero/0139.svg}}" calcext:value-type="string">
            <text:p>\newcommand*\hieroAAFI{\includesvg[height=1em]{svgs/hiero/0139.svg}}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string" calcext:value-type="string">
            <text:p>hieroAAFJ</text:p>
          </table:table-cell>
          <table:table-cell table:formula="of:=VLOOKUP([.H140];[.$D$1:.$E$623];2)" office:value-type="string" office:string-value="" calcext:value-type="error">
            <text:p>#N/A</text:p>
          </table:table-cell>
          <table:table-cell table:formula="of:=COM.MICROSOFT.CONCAT(&quot;\&quot;; [.F14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0];&quot;{\includesvg[height=1em]{svgs/hiero/0&quot;;[.D140];&quot;.svg}}&quot;)" office:value-type="string" office:string-value="\newcommand*\hieroAAFJ{\includesvg[height=1em]{svgs/hiero/0140.svg}}" calcext:value-type="string">
            <text:p>\newcommand*\hieroAAFJ{\includesvg[height=1em]{svgs/hiero/0140.svg}}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string" calcext:value-type="string">
            <text:p>hieroAAFK</text:p>
          </table:table-cell>
          <table:table-cell table:formula="of:=VLOOKUP([.H141];[.$D$1:.$E$623];2)" office:value-type="string" office:string-value="" calcext:value-type="error">
            <text:p>#N/A</text:p>
          </table:table-cell>
          <table:table-cell table:formula="of:=COM.MICROSOFT.CONCAT(&quot;\&quot;; [.F14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1];&quot;{\includesvg[height=1em]{svgs/hiero/0&quot;;[.D141];&quot;.svg}}&quot;)" office:value-type="string" office:string-value="\newcommand*\hieroAAFK{\includesvg[height=1em]{svgs/hiero/0141.svg}}" calcext:value-type="string">
            <text:p>\newcommand*\hieroAAFK{\includesvg[height=1em]{svgs/hiero/0141.svg}}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string" calcext:value-type="string">
            <text:p>hieroAAFL</text:p>
          </table:table-cell>
          <table:table-cell table:formula="of:=VLOOKUP([.H142];[.$D$1:.$E$623];2)" office:value-type="string" office:string-value="" calcext:value-type="error">
            <text:p>#N/A</text:p>
          </table:table-cell>
          <table:table-cell table:formula="of:=COM.MICROSOFT.CONCAT(&quot;\&quot;; [.F14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2];&quot;{\includesvg[height=1em]{svgs/hiero/0&quot;;[.D142];&quot;.svg}}&quot;)" office:value-type="string" office:string-value="\newcommand*\hieroAAFL{\includesvg[height=1em]{svgs/hiero/0142.svg}}" calcext:value-type="string">
            <text:p>\newcommand*\hieroAAFL{\includesvg[height=1em]{svgs/hiero/0142.svg}}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string" calcext:value-type="string">
            <text:p>hieroAAFM</text:p>
          </table:table-cell>
          <table:table-cell table:formula="of:=VLOOKUP([.H143];[.$D$1:.$E$623];2)" office:value-type="string" office:string-value="" calcext:value-type="error">
            <text:p>#N/A</text:p>
          </table:table-cell>
          <table:table-cell table:formula="of:=COM.MICROSOFT.CONCAT(&quot;\&quot;; [.F14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3];&quot;{\includesvg[height=1em]{svgs/hiero/0&quot;;[.D143];&quot;.svg}}&quot;)" office:value-type="string" office:string-value="\newcommand*\hieroAAFM{\includesvg[height=1em]{svgs/hiero/0143.svg}}" calcext:value-type="string">
            <text:p>\newcommand*\hieroAAFM{\includesvg[height=1em]{svgs/hiero/0143.svg}}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string" calcext:value-type="string">
            <text:p>hieroAAFN</text:p>
          </table:table-cell>
          <table:table-cell table:formula="of:=VLOOKUP([.H144];[.$D$1:.$E$623];2)" office:value-type="string" office:string-value="" calcext:value-type="error">
            <text:p>#N/A</text:p>
          </table:table-cell>
          <table:table-cell table:formula="of:=COM.MICROSOFT.CONCAT(&quot;\&quot;; [.F14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4];&quot;{\includesvg[height=1em]{svgs/hiero/0&quot;;[.D144];&quot;.svg}}&quot;)" office:value-type="string" office:string-value="\newcommand*\hieroAAFN{\includesvg[height=1em]{svgs/hiero/0144.svg}}" calcext:value-type="string">
            <text:p>\newcommand*\hieroAAFN{\includesvg[height=1em]{svgs/hiero/0144.svg}}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string" calcext:value-type="string">
            <text:p>hieroAAFO</text:p>
          </table:table-cell>
          <table:table-cell table:formula="of:=VLOOKUP([.H145];[.$D$1:.$E$623];2)" office:value-type="string" office:string-value="" calcext:value-type="error">
            <text:p>#N/A</text:p>
          </table:table-cell>
          <table:table-cell table:formula="of:=COM.MICROSOFT.CONCAT(&quot;\&quot;; [.F14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5];&quot;{\includesvg[height=1em]{svgs/hiero/0&quot;;[.D145];&quot;.svg}}&quot;)" office:value-type="string" office:string-value="\newcommand*\hieroAAFO{\includesvg[height=1em]{svgs/hiero/0145.svg}}" calcext:value-type="string">
            <text:p>\newcommand*\hieroAAFO{\includesvg[height=1em]{svgs/hiero/0145.svg}}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string" calcext:value-type="string">
            <text:p>hieroAAFP</text:p>
          </table:table-cell>
          <table:table-cell table:formula="of:=VLOOKUP([.H146];[.$D$1:.$E$623];2)" office:value-type="string" office:string-value="" calcext:value-type="error">
            <text:p>#N/A</text:p>
          </table:table-cell>
          <table:table-cell table:formula="of:=COM.MICROSOFT.CONCAT(&quot;\&quot;; [.F14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6];&quot;{\includesvg[height=1em]{svgs/hiero/0&quot;;[.D146];&quot;.svg}}&quot;)" office:value-type="string" office:string-value="\newcommand*\hieroAAFP{\includesvg[height=1em]{svgs/hiero/0146.svg}}" calcext:value-type="string">
            <text:p>\newcommand*\hieroAAFP{\includesvg[height=1em]{svgs/hiero/0146.svg}}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string" calcext:value-type="string">
            <text:p>hieroAAFQ</text:p>
          </table:table-cell>
          <table:table-cell table:formula="of:=VLOOKUP([.H147];[.$D$1:.$E$623];2)" office:value-type="string" office:string-value="" calcext:value-type="error">
            <text:p>#N/A</text:p>
          </table:table-cell>
          <table:table-cell table:formula="of:=COM.MICROSOFT.CONCAT(&quot;\&quot;; [.F14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7];&quot;{\includesvg[height=1em]{svgs/hiero/0&quot;;[.D147];&quot;.svg}}&quot;)" office:value-type="string" office:string-value="\newcommand*\hieroAAFQ{\includesvg[height=1em]{svgs/hiero/0147.svg}}" calcext:value-type="string">
            <text:p>\newcommand*\hieroAAFQ{\includesvg[height=1em]{svgs/hiero/0147.svg}}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string" calcext:value-type="string">
            <text:p>hieroAAFR</text:p>
          </table:table-cell>
          <table:table-cell table:formula="of:=VLOOKUP([.H148];[.$D$1:.$E$623];2)" office:value-type="string" office:string-value="" calcext:value-type="error">
            <text:p>#N/A</text:p>
          </table:table-cell>
          <table:table-cell table:formula="of:=COM.MICROSOFT.CONCAT(&quot;\&quot;; [.F14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8];&quot;{\includesvg[height=1em]{svgs/hiero/0&quot;;[.D148];&quot;.svg}}&quot;)" office:value-type="string" office:string-value="\newcommand*\hieroAAFR{\includesvg[height=1em]{svgs/hiero/0148.svg}}" calcext:value-type="string">
            <text:p>\newcommand*\hieroAAFR{\includesvg[height=1em]{svgs/hiero/0148.svg}}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string" calcext:value-type="string">
            <text:p>hieroAAFS</text:p>
          </table:table-cell>
          <table:table-cell table:formula="of:=VLOOKUP([.H149];[.$D$1:.$E$623];2)" office:value-type="string" office:string-value="" calcext:value-type="error">
            <text:p>#N/A</text:p>
          </table:table-cell>
          <table:table-cell table:formula="of:=COM.MICROSOFT.CONCAT(&quot;\&quot;; [.F14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9];&quot;{\includesvg[height=1em]{svgs/hiero/0&quot;;[.D149];&quot;.svg}}&quot;)" office:value-type="string" office:string-value="\newcommand*\hieroAAFS{\includesvg[height=1em]{svgs/hiero/0149.svg}}" calcext:value-type="string">
            <text:p>\newcommand*\hieroAAFS{\includesvg[height=1em]{svgs/hiero/0149.svg}}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hieroAAFT</text:p>
          </table:table-cell>
          <table:table-cell table:formula="of:=VLOOKUP([.H150];[.$D$1:.$E$623];2)" office:value-type="string" office:string-value="" calcext:value-type="error">
            <text:p>#N/A</text:p>
          </table:table-cell>
          <table:table-cell table:formula="of:=COM.MICROSOFT.CONCAT(&quot;\&quot;; [.F15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0];&quot;{\includesvg[height=1em]{svgs/hiero/0&quot;;[.D150];&quot;.svg}}&quot;)" office:value-type="string" office:string-value="\newcommand*\hieroAAFT{\includesvg[height=1em]{svgs/hiero/0150.svg}}" calcext:value-type="string">
            <text:p>\newcommand*\hieroAAFT{\includesvg[height=1em]{svgs/hiero/0150.svg}}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string" calcext:value-type="string">
            <text:p>hieroAAFU</text:p>
          </table:table-cell>
          <table:table-cell table:formula="of:=VLOOKUP([.H151];[.$D$1:.$E$623];2)" office:value-type="string" office:string-value="" calcext:value-type="error">
            <text:p>#N/A</text:p>
          </table:table-cell>
          <table:table-cell table:formula="of:=COM.MICROSOFT.CONCAT(&quot;\&quot;; [.F15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1];&quot;{\includesvg[height=1em]{svgs/hiero/0&quot;;[.D151];&quot;.svg}}&quot;)" office:value-type="string" office:string-value="\newcommand*\hieroAAFU{\includesvg[height=1em]{svgs/hiero/0151.svg}}" calcext:value-type="string">
            <text:p>\newcommand*\hieroAAFU{\includesvg[height=1em]{svgs/hiero/0151.svg}}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string" calcext:value-type="string">
            <text:p>hieroAAFV</text:p>
          </table:table-cell>
          <table:table-cell table:formula="of:=VLOOKUP([.H152];[.$D$1:.$E$623];2)" office:value-type="string" office:string-value="" calcext:value-type="error">
            <text:p>#N/A</text:p>
          </table:table-cell>
          <table:table-cell table:formula="of:=COM.MICROSOFT.CONCAT(&quot;\&quot;; [.F15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2];&quot;{\includesvg[height=1em]{svgs/hiero/0&quot;;[.D152];&quot;.svg}}&quot;)" office:value-type="string" office:string-value="\newcommand*\hieroAAFV{\includesvg[height=1em]{svgs/hiero/0152.svg}}" calcext:value-type="string">
            <text:p>\newcommand*\hieroAAFV{\includesvg[height=1em]{svgs/hiero/0152.svg}}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string" calcext:value-type="string">
            <text:p>hieroAAFW</text:p>
          </table:table-cell>
          <table:table-cell table:formula="of:=VLOOKUP([.H153];[.$D$1:.$E$623];2)" office:value-type="string" office:string-value="" calcext:value-type="error">
            <text:p>#N/A</text:p>
          </table:table-cell>
          <table:table-cell table:formula="of:=COM.MICROSOFT.CONCAT(&quot;\&quot;; [.F15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3];&quot;{\includesvg[height=1em]{svgs/hiero/0&quot;;[.D153];&quot;.svg}}&quot;)" office:value-type="string" office:string-value="\newcommand*\hieroAAFW{\includesvg[height=1em]{svgs/hiero/0153.svg}}" calcext:value-type="string">
            <text:p>\newcommand*\hieroAAFW{\includesvg[height=1em]{svgs/hiero/0153.svg}}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string" calcext:value-type="string">
            <text:p>hieroAAFX</text:p>
          </table:table-cell>
          <table:table-cell table:formula="of:=VLOOKUP([.H154];[.$D$1:.$E$623];2)" office:value-type="string" office:string-value="" calcext:value-type="error">
            <text:p>#N/A</text:p>
          </table:table-cell>
          <table:table-cell table:formula="of:=COM.MICROSOFT.CONCAT(&quot;\&quot;; [.F15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4];&quot;{\includesvg[height=1em]{svgs/hiero/0&quot;;[.D154];&quot;.svg}}&quot;)" office:value-type="string" office:string-value="\newcommand*\hieroAAFX{\includesvg[height=1em]{svgs/hiero/0154.svg}}" calcext:value-type="string">
            <text:p>\newcommand*\hieroAAFX{\includesvg[height=1em]{svgs/hiero/0154.svg}}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hieroAAFY</text:p>
          </table:table-cell>
          <table:table-cell table:formula="of:=VLOOKUP([.H155];[.$D$1:.$E$623];2)" office:value-type="string" office:string-value="" calcext:value-type="error">
            <text:p>#N/A</text:p>
          </table:table-cell>
          <table:table-cell table:formula="of:=COM.MICROSOFT.CONCAT(&quot;\&quot;; [.F15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5];&quot;{\includesvg[height=1em]{svgs/hiero/0&quot;;[.D155];&quot;.svg}}&quot;)" office:value-type="string" office:string-value="\newcommand*\hieroAAFY{\includesvg[height=1em]{svgs/hiero/0155.svg}}" calcext:value-type="string">
            <text:p>\newcommand*\hieroAAFY{\includesvg[height=1em]{svgs/hiero/0155.svg}}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string" calcext:value-type="string">
            <text:p>hieroAAFZ</text:p>
          </table:table-cell>
          <table:table-cell table:formula="of:=VLOOKUP([.H156];[.$D$1:.$E$623];2)" office:value-type="string" office:string-value="" calcext:value-type="error">
            <text:p>#N/A</text:p>
          </table:table-cell>
          <table:table-cell table:formula="of:=COM.MICROSOFT.CONCAT(&quot;\&quot;; [.F15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6];&quot;{\includesvg[height=1em]{svgs/hiero/0&quot;;[.D156];&quot;.svg}}&quot;)" office:value-type="string" office:string-value="\newcommand*\hieroAAFZ{\includesvg[height=1em]{svgs/hiero/0156.svg}}" calcext:value-type="string">
            <text:p>\newcommand*\hieroAAFZ{\includesvg[height=1em]{svgs/hiero/0156.svg}}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string" calcext:value-type="string">
            <text:p>hieroAAGA</text:p>
          </table:table-cell>
          <table:table-cell table:formula="of:=VLOOKUP([.H157];[.$D$1:.$E$623];2)" office:value-type="string" office:string-value="" calcext:value-type="error">
            <text:p>#N/A</text:p>
          </table:table-cell>
          <table:table-cell table:formula="of:=COM.MICROSOFT.CONCAT(&quot;\&quot;; [.F15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7];&quot;{\includesvg[height=1em]{svgs/hiero/0&quot;;[.D157];&quot;.svg}}&quot;)" office:value-type="string" office:string-value="\newcommand*\hieroAAGA{\includesvg[height=1em]{svgs/hiero/0157.svg}}" calcext:value-type="string">
            <text:p>\newcommand*\hieroAAGA{\includesvg[height=1em]{svgs/hiero/0157.svg}}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string" calcext:value-type="string">
            <text:p>hieroAAGB</text:p>
          </table:table-cell>
          <table:table-cell table:formula="of:=VLOOKUP([.H158];[.$D$1:.$E$623];2)" office:value-type="string" office:string-value="" calcext:value-type="error">
            <text:p>#N/A</text:p>
          </table:table-cell>
          <table:table-cell table:formula="of:=COM.MICROSOFT.CONCAT(&quot;\&quot;; [.F15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8];&quot;{\includesvg[height=1em]{svgs/hiero/0&quot;;[.D158];&quot;.svg}}&quot;)" office:value-type="string" office:string-value="\newcommand*\hieroAAGB{\includesvg[height=1em]{svgs/hiero/0158.svg}}" calcext:value-type="string">
            <text:p>\newcommand*\hieroAAGB{\includesvg[height=1em]{svgs/hiero/0158.svg}}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string" calcext:value-type="string">
            <text:p>hieroAAGC</text:p>
          </table:table-cell>
          <table:table-cell table:formula="of:=VLOOKUP([.H159];[.$D$1:.$E$623];2)" office:value-type="string" office:string-value="" calcext:value-type="error">
            <text:p>#N/A</text:p>
          </table:table-cell>
          <table:table-cell table:formula="of:=COM.MICROSOFT.CONCAT(&quot;\&quot;; [.F15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9];&quot;{\includesvg[height=1em]{svgs/hiero/0&quot;;[.D159];&quot;.svg}}&quot;)" office:value-type="string" office:string-value="\newcommand*\hieroAAGC{\includesvg[height=1em]{svgs/hiero/0159.svg}}" calcext:value-type="string">
            <text:p>\newcommand*\hieroAAGC{\includesvg[height=1em]{svgs/hiero/0159.svg}}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hieroAAGD</text:p>
          </table:table-cell>
          <table:table-cell table:formula="of:=VLOOKUP([.H160];[.$D$1:.$E$623];2)" office:value-type="string" office:string-value="" calcext:value-type="error">
            <text:p>#N/A</text:p>
          </table:table-cell>
          <table:table-cell table:formula="of:=COM.MICROSOFT.CONCAT(&quot;\&quot;; [.F16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0];&quot;{\includesvg[height=1em]{svgs/hiero/0&quot;;[.D160];&quot;.svg}}&quot;)" office:value-type="string" office:string-value="\newcommand*\hieroAAGD{\includesvg[height=1em]{svgs/hiero/0160.svg}}" calcext:value-type="string">
            <text:p>\newcommand*\hieroAAGD{\includesvg[height=1em]{svgs/hiero/0160.svg}}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string" calcext:value-type="string">
            <text:p>hieroAAGE</text:p>
          </table:table-cell>
          <table:table-cell table:formula="of:=VLOOKUP([.H161];[.$D$1:.$E$623];2)" office:value-type="string" office:string-value="" calcext:value-type="error">
            <text:p>#N/A</text:p>
          </table:table-cell>
          <table:table-cell table:formula="of:=COM.MICROSOFT.CONCAT(&quot;\&quot;; [.F16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1];&quot;{\includesvg[height=1em]{svgs/hiero/0&quot;;[.D161];&quot;.svg}}&quot;)" office:value-type="string" office:string-value="\newcommand*\hieroAAGE{\includesvg[height=1em]{svgs/hiero/0161.svg}}" calcext:value-type="string">
            <text:p>\newcommand*\hieroAAGE{\includesvg[height=1em]{svgs/hiero/0161.svg}}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string" calcext:value-type="string">
            <text:p>hieroAAGF</text:p>
          </table:table-cell>
          <table:table-cell table:formula="of:=VLOOKUP([.H162];[.$D$1:.$E$623];2)" office:value-type="string" office:string-value="" calcext:value-type="error">
            <text:p>#N/A</text:p>
          </table:table-cell>
          <table:table-cell table:formula="of:=COM.MICROSOFT.CONCAT(&quot;\&quot;; [.F16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2];&quot;{\includesvg[height=1em]{svgs/hiero/0&quot;;[.D162];&quot;.svg}}&quot;)" office:value-type="string" office:string-value="\newcommand*\hieroAAGF{\includesvg[height=1em]{svgs/hiero/0162.svg}}" calcext:value-type="string">
            <text:p>\newcommand*\hieroAAGF{\includesvg[height=1em]{svgs/hiero/0162.svg}}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string" calcext:value-type="string">
            <text:p>hieroAAGG</text:p>
          </table:table-cell>
          <table:table-cell table:formula="of:=VLOOKUP([.H163];[.$D$1:.$E$623];2)" office:value-type="string" office:string-value="" calcext:value-type="error">
            <text:p>#N/A</text:p>
          </table:table-cell>
          <table:table-cell table:formula="of:=COM.MICROSOFT.CONCAT(&quot;\&quot;; [.F16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3];&quot;{\includesvg[height=1em]{svgs/hiero/0&quot;;[.D163];&quot;.svg}}&quot;)" office:value-type="string" office:string-value="\newcommand*\hieroAAGG{\includesvg[height=1em]{svgs/hiero/0163.svg}}" calcext:value-type="string">
            <text:p>\newcommand*\hieroAAGG{\includesvg[height=1em]{svgs/hiero/0163.svg}}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string" calcext:value-type="string">
            <text:p>hieroAAGH</text:p>
          </table:table-cell>
          <table:table-cell table:formula="of:=VLOOKUP([.H164];[.$D$1:.$E$623];2)" office:value-type="string" office:string-value="" calcext:value-type="error">
            <text:p>#N/A</text:p>
          </table:table-cell>
          <table:table-cell table:formula="of:=COM.MICROSOFT.CONCAT(&quot;\&quot;; [.F16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4];&quot;{\includesvg[height=1em]{svgs/hiero/0&quot;;[.D164];&quot;.svg}}&quot;)" office:value-type="string" office:string-value="\newcommand*\hieroAAGH{\includesvg[height=1em]{svgs/hiero/0164.svg}}" calcext:value-type="string">
            <text:p>\newcommand*\hieroAAGH{\includesvg[height=1em]{svgs/hiero/0164.svg}}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string" calcext:value-type="string">
            <text:p>hieroAAGI</text:p>
          </table:table-cell>
          <table:table-cell table:formula="of:=VLOOKUP([.H165];[.$D$1:.$E$623];2)" office:value-type="string" office:string-value="" calcext:value-type="error">
            <text:p>#N/A</text:p>
          </table:table-cell>
          <table:table-cell table:formula="of:=COM.MICROSOFT.CONCAT(&quot;\&quot;; [.F16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5];&quot;{\includesvg[height=1em]{svgs/hiero/0&quot;;[.D165];&quot;.svg}}&quot;)" office:value-type="string" office:string-value="\newcommand*\hieroAAGI{\includesvg[height=1em]{svgs/hiero/0165.svg}}" calcext:value-type="string">
            <text:p>\newcommand*\hieroAAGI{\includesvg[height=1em]{svgs/hiero/0165.svg}}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string" calcext:value-type="string">
            <text:p>hieroAAGJ</text:p>
          </table:table-cell>
          <table:table-cell table:formula="of:=VLOOKUP([.H166];[.$D$1:.$E$623];2)" office:value-type="string" office:string-value="" calcext:value-type="error">
            <text:p>#N/A</text:p>
          </table:table-cell>
          <table:table-cell table:formula="of:=COM.MICROSOFT.CONCAT(&quot;\&quot;; [.F16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6];&quot;{\includesvg[height=1em]{svgs/hiero/0&quot;;[.D166];&quot;.svg}}&quot;)" office:value-type="string" office:string-value="\newcommand*\hieroAAGJ{\includesvg[height=1em]{svgs/hiero/0166.svg}}" calcext:value-type="string">
            <text:p>\newcommand*\hieroAAGJ{\includesvg[height=1em]{svgs/hiero/0166.svg}}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string" calcext:value-type="string">
            <text:p>hieroAAGK</text:p>
          </table:table-cell>
          <table:table-cell table:formula="of:=VLOOKUP([.H167];[.$D$1:.$E$623];2)" office:value-type="string" office:string-value="" calcext:value-type="error">
            <text:p>#N/A</text:p>
          </table:table-cell>
          <table:table-cell table:formula="of:=COM.MICROSOFT.CONCAT(&quot;\&quot;; [.F16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7];&quot;{\includesvg[height=1em]{svgs/hiero/0&quot;;[.D167];&quot;.svg}}&quot;)" office:value-type="string" office:string-value="\newcommand*\hieroAAGK{\includesvg[height=1em]{svgs/hiero/0167.svg}}" calcext:value-type="string">
            <text:p>\newcommand*\hieroAAGK{\includesvg[height=1em]{svgs/hiero/0167.svg}}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string" calcext:value-type="string">
            <text:p>hieroAAGL</text:p>
          </table:table-cell>
          <table:table-cell table:formula="of:=VLOOKUP([.H168];[.$D$1:.$E$623];2)" office:value-type="string" office:string-value="" calcext:value-type="error">
            <text:p>#N/A</text:p>
          </table:table-cell>
          <table:table-cell table:formula="of:=COM.MICROSOFT.CONCAT(&quot;\&quot;; [.F16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8];&quot;{\includesvg[height=1em]{svgs/hiero/0&quot;;[.D168];&quot;.svg}}&quot;)" office:value-type="string" office:string-value="\newcommand*\hieroAAGL{\includesvg[height=1em]{svgs/hiero/0168.svg}}" calcext:value-type="string">
            <text:p>\newcommand*\hieroAAGL{\includesvg[height=1em]{svgs/hiero/0168.svg}}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string" calcext:value-type="string">
            <text:p>hieroAAGM</text:p>
          </table:table-cell>
          <table:table-cell table:formula="of:=VLOOKUP([.H169];[.$D$1:.$E$623];2)" office:value-type="string" office:string-value="" calcext:value-type="error">
            <text:p>#N/A</text:p>
          </table:table-cell>
          <table:table-cell table:formula="of:=COM.MICROSOFT.CONCAT(&quot;\&quot;; [.F16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9];&quot;{\includesvg[height=1em]{svgs/hiero/0&quot;;[.D169];&quot;.svg}}&quot;)" office:value-type="string" office:string-value="\newcommand*\hieroAAGM{\includesvg[height=1em]{svgs/hiero/0169.svg}}" calcext:value-type="string">
            <text:p>\newcommand*\hieroAAGM{\includesvg[height=1em]{svgs/hiero/0169.svg}}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string" calcext:value-type="string">
            <text:p>hieroAAGN</text:p>
          </table:table-cell>
          <table:table-cell table:formula="of:=VLOOKUP([.H170];[.$D$1:.$E$623];2)" office:value-type="string" office:string-value="" calcext:value-type="error">
            <text:p>#N/A</text:p>
          </table:table-cell>
          <table:table-cell table:formula="of:=COM.MICROSOFT.CONCAT(&quot;\&quot;; [.F17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0];&quot;{\includesvg[height=1em]{svgs/hiero/0&quot;;[.D170];&quot;.svg}}&quot;)" office:value-type="string" office:string-value="\newcommand*\hieroAAGN{\includesvg[height=1em]{svgs/hiero/0170.svg}}" calcext:value-type="string">
            <text:p>\newcommand*\hieroAAGN{\includesvg[height=1em]{svgs/hiero/0170.svg}}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string" calcext:value-type="string">
            <text:p>hieroAAGO</text:p>
          </table:table-cell>
          <table:table-cell table:formula="of:=VLOOKUP([.H171];[.$D$1:.$E$623];2)" office:value-type="string" office:string-value="" calcext:value-type="error">
            <text:p>#N/A</text:p>
          </table:table-cell>
          <table:table-cell table:formula="of:=COM.MICROSOFT.CONCAT(&quot;\&quot;; [.F17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1];&quot;{\includesvg[height=1em]{svgs/hiero/0&quot;;[.D171];&quot;.svg}}&quot;)" office:value-type="string" office:string-value="\newcommand*\hieroAAGO{\includesvg[height=1em]{svgs/hiero/0171.svg}}" calcext:value-type="string">
            <text:p>\newcommand*\hieroAAGO{\includesvg[height=1em]{svgs/hiero/0171.svg}}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string" calcext:value-type="string">
            <text:p>hieroAAGP</text:p>
          </table:table-cell>
          <table:table-cell table:formula="of:=VLOOKUP([.H172];[.$D$1:.$E$623];2)" office:value-type="string" office:string-value="" calcext:value-type="error">
            <text:p>#N/A</text:p>
          </table:table-cell>
          <table:table-cell table:formula="of:=COM.MICROSOFT.CONCAT(&quot;\&quot;; [.F17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2];&quot;{\includesvg[height=1em]{svgs/hiero/0&quot;;[.D172];&quot;.svg}}&quot;)" office:value-type="string" office:string-value="\newcommand*\hieroAAGP{\includesvg[height=1em]{svgs/hiero/0172.svg}}" calcext:value-type="string">
            <text:p>\newcommand*\hieroAAGP{\includesvg[height=1em]{svgs/hiero/0172.svg}}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string" calcext:value-type="string">
            <text:p>hieroAAGQ</text:p>
          </table:table-cell>
          <table:table-cell table:formula="of:=VLOOKUP([.H173];[.$D$1:.$E$623];2)" office:value-type="string" office:string-value="" calcext:value-type="error">
            <text:p>#N/A</text:p>
          </table:table-cell>
          <table:table-cell table:formula="of:=COM.MICROSOFT.CONCAT(&quot;\&quot;; [.F17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3];&quot;{\includesvg[height=1em]{svgs/hiero/0&quot;;[.D173];&quot;.svg}}&quot;)" office:value-type="string" office:string-value="\newcommand*\hieroAAGQ{\includesvg[height=1em]{svgs/hiero/0173.svg}}" calcext:value-type="string">
            <text:p>\newcommand*\hieroAAGQ{\includesvg[height=1em]{svgs/hiero/0173.svg}}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string" calcext:value-type="string">
            <text:p>hieroAAGR</text:p>
          </table:table-cell>
          <table:table-cell table:formula="of:=VLOOKUP([.H174];[.$D$1:.$E$623];2)" office:value-type="string" office:string-value="" calcext:value-type="error">
            <text:p>#N/A</text:p>
          </table:table-cell>
          <table:table-cell table:formula="of:=COM.MICROSOFT.CONCAT(&quot;\&quot;; [.F17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4];&quot;{\includesvg[height=1em]{svgs/hiero/0&quot;;[.D174];&quot;.svg}}&quot;)" office:value-type="string" office:string-value="\newcommand*\hieroAAGR{\includesvg[height=1em]{svgs/hiero/0174.svg}}" calcext:value-type="string">
            <text:p>\newcommand*\hieroAAGR{\includesvg[height=1em]{svgs/hiero/0174.svg}}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string" calcext:value-type="string">
            <text:p>hieroAAGS</text:p>
          </table:table-cell>
          <table:table-cell table:formula="of:=VLOOKUP([.H175];[.$D$1:.$E$623];2)" office:value-type="string" office:string-value="" calcext:value-type="error">
            <text:p>#N/A</text:p>
          </table:table-cell>
          <table:table-cell table:formula="of:=COM.MICROSOFT.CONCAT(&quot;\&quot;; [.F17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5];&quot;{\includesvg[height=1em]{svgs/hiero/0&quot;;[.D175];&quot;.svg}}&quot;)" office:value-type="string" office:string-value="\newcommand*\hieroAAGS{\includesvg[height=1em]{svgs/hiero/0175.svg}}" calcext:value-type="string">
            <text:p>\newcommand*\hieroAAGS{\includesvg[height=1em]{svgs/hiero/0175.svg}}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string" calcext:value-type="string">
            <text:p>hieroAAGT</text:p>
          </table:table-cell>
          <table:table-cell table:formula="of:=VLOOKUP([.H176];[.$D$1:.$E$623];2)" office:value-type="string" office:string-value="" calcext:value-type="error">
            <text:p>#N/A</text:p>
          </table:table-cell>
          <table:table-cell table:formula="of:=COM.MICROSOFT.CONCAT(&quot;\&quot;; [.F17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6];&quot;{\includesvg[height=1em]{svgs/hiero/0&quot;;[.D176];&quot;.svg}}&quot;)" office:value-type="string" office:string-value="\newcommand*\hieroAAGT{\includesvg[height=1em]{svgs/hiero/0176.svg}}" calcext:value-type="string">
            <text:p>\newcommand*\hieroAAGT{\includesvg[height=1em]{svgs/hiero/0176.svg}}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string" calcext:value-type="string">
            <text:p>hieroAAGU</text:p>
          </table:table-cell>
          <table:table-cell table:formula="of:=VLOOKUP([.H177];[.$D$1:.$E$623];2)" office:value-type="string" office:string-value="" calcext:value-type="error">
            <text:p>#N/A</text:p>
          </table:table-cell>
          <table:table-cell table:formula="of:=COM.MICROSOFT.CONCAT(&quot;\&quot;; [.F17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7];&quot;{\includesvg[height=1em]{svgs/hiero/0&quot;;[.D177];&quot;.svg}}&quot;)" office:value-type="string" office:string-value="\newcommand*\hieroAAGU{\includesvg[height=1em]{svgs/hiero/0177.svg}}" calcext:value-type="string">
            <text:p>\newcommand*\hieroAAGU{\includesvg[height=1em]{svgs/hiero/0177.svg}}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string" calcext:value-type="string">
            <text:p>hieroAAGV</text:p>
          </table:table-cell>
          <table:table-cell table:formula="of:=VLOOKUP([.H178];[.$D$1:.$E$623];2)" office:value-type="string" office:string-value="" calcext:value-type="error">
            <text:p>#N/A</text:p>
          </table:table-cell>
          <table:table-cell table:formula="of:=COM.MICROSOFT.CONCAT(&quot;\&quot;; [.F17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8];&quot;{\includesvg[height=1em]{svgs/hiero/0&quot;;[.D178];&quot;.svg}}&quot;)" office:value-type="string" office:string-value="\newcommand*\hieroAAGV{\includesvg[height=1em]{svgs/hiero/0178.svg}}" calcext:value-type="string">
            <text:p>\newcommand*\hieroAAGV{\includesvg[height=1em]{svgs/hiero/0178.svg}}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ieroAAGW</text:p>
          </table:table-cell>
          <table:table-cell table:formula="of:=VLOOKUP([.H179];[.$D$1:.$E$623];2)" office:value-type="string" office:string-value="" calcext:value-type="error">
            <text:p>#N/A</text:p>
          </table:table-cell>
          <table:table-cell table:formula="of:=COM.MICROSOFT.CONCAT(&quot;\&quot;; [.F17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9];&quot;{\includesvg[height=1em]{svgs/hiero/0&quot;;[.D179];&quot;.svg}}&quot;)" office:value-type="string" office:string-value="\newcommand*\hieroAAGW{\includesvg[height=1em]{svgs/hiero/0179.svg}}" calcext:value-type="string">
            <text:p>\newcommand*\hieroAAGW{\includesvg[height=1em]{svgs/hiero/0179.svg}}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hieroAAGX</text:p>
          </table:table-cell>
          <table:table-cell table:formula="of:=VLOOKUP([.H180];[.$D$1:.$E$623];2)" office:value-type="string" office:string-value="" calcext:value-type="error">
            <text:p>#N/A</text:p>
          </table:table-cell>
          <table:table-cell table:formula="of:=COM.MICROSOFT.CONCAT(&quot;\&quot;; [.F18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0];&quot;{\includesvg[height=1em]{svgs/hiero/0&quot;;[.D180];&quot;.svg}}&quot;)" office:value-type="string" office:string-value="\newcommand*\hieroAAGX{\includesvg[height=1em]{svgs/hiero/0180.svg}}" calcext:value-type="string">
            <text:p>\newcommand*\hieroAAGX{\includesvg[height=1em]{svgs/hiero/0180.svg}}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string" calcext:value-type="string">
            <text:p>hieroAAGY</text:p>
          </table:table-cell>
          <table:table-cell table:formula="of:=VLOOKUP([.H181];[.$D$1:.$E$623];2)" office:value-type="string" office:string-value="" calcext:value-type="error">
            <text:p>#N/A</text:p>
          </table:table-cell>
          <table:table-cell table:formula="of:=COM.MICROSOFT.CONCAT(&quot;\&quot;; [.F18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1];&quot;{\includesvg[height=1em]{svgs/hiero/0&quot;;[.D181];&quot;.svg}}&quot;)" office:value-type="string" office:string-value="\newcommand*\hieroAAGY{\includesvg[height=1em]{svgs/hiero/0181.svg}}" calcext:value-type="string">
            <text:p>\newcommand*\hieroAAGY{\includesvg[height=1em]{svgs/hiero/0181.svg}}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string" calcext:value-type="string">
            <text:p>hieroAAGZ</text:p>
          </table:table-cell>
          <table:table-cell table:formula="of:=VLOOKUP([.H182];[.$D$1:.$E$623];2)" office:value-type="string" office:string-value="" calcext:value-type="error">
            <text:p>#N/A</text:p>
          </table:table-cell>
          <table:table-cell table:formula="of:=COM.MICROSOFT.CONCAT(&quot;\&quot;; [.F18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2];&quot;{\includesvg[height=1em]{svgs/hiero/0&quot;;[.D182];&quot;.svg}}&quot;)" office:value-type="string" office:string-value="\newcommand*\hieroAAGZ{\includesvg[height=1em]{svgs/hiero/0182.svg}}" calcext:value-type="string">
            <text:p>\newcommand*\hieroAAGZ{\includesvg[height=1em]{svgs/hiero/0182.svg}}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string" calcext:value-type="string">
            <text:p>hieroAAHA</text:p>
          </table:table-cell>
          <table:table-cell table:formula="of:=VLOOKUP([.H183];[.$D$1:.$E$623];2)" office:value-type="string" office:string-value="" calcext:value-type="error">
            <text:p>#N/A</text:p>
          </table:table-cell>
          <table:table-cell table:formula="of:=COM.MICROSOFT.CONCAT(&quot;\&quot;; [.F18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3];&quot;{\includesvg[height=1em]{svgs/hiero/0&quot;;[.D183];&quot;.svg}}&quot;)" office:value-type="string" office:string-value="\newcommand*\hieroAAHA{\includesvg[height=1em]{svgs/hiero/0183.svg}}" calcext:value-type="string">
            <text:p>\newcommand*\hieroAAHA{\includesvg[height=1em]{svgs/hiero/0183.svg}}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string" calcext:value-type="string">
            <text:p>hieroAAHB</text:p>
          </table:table-cell>
          <table:table-cell table:formula="of:=VLOOKUP([.H184];[.$D$1:.$E$623];2)" office:value-type="string" office:string-value="" calcext:value-type="error">
            <text:p>#N/A</text:p>
          </table:table-cell>
          <table:table-cell table:formula="of:=COM.MICROSOFT.CONCAT(&quot;\&quot;; [.F18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4];&quot;{\includesvg[height=1em]{svgs/hiero/0&quot;;[.D184];&quot;.svg}}&quot;)" office:value-type="string" office:string-value="\newcommand*\hieroAAHB{\includesvg[height=1em]{svgs/hiero/0184.svg}}" calcext:value-type="string">
            <text:p>\newcommand*\hieroAAHB{\includesvg[height=1em]{svgs/hiero/0184.svg}}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string" calcext:value-type="string">
            <text:p>hieroAAHD</text:p>
          </table:table-cell>
          <table:table-cell table:formula="of:=VLOOKUP([.H185];[.$D$1:.$E$623];2)" office:value-type="string" office:string-value="" calcext:value-type="error">
            <text:p>#N/A</text:p>
          </table:table-cell>
          <table:table-cell table:formula="of:=COM.MICROSOFT.CONCAT(&quot;\&quot;; [.F18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5];&quot;{\includesvg[height=1em]{svgs/hiero/0&quot;;[.D185];&quot;.svg}}&quot;)" office:value-type="string" office:string-value="\newcommand*\hieroAAHD{\includesvg[height=1em]{svgs/hiero/0185.svg}}" calcext:value-type="string">
            <text:p>\newcommand*\hieroAAHD{\includesvg[height=1em]{svgs/hiero/0185.svg}}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string" calcext:value-type="string">
            <text:p>hieroAAHE</text:p>
          </table:table-cell>
          <table:table-cell table:formula="of:=VLOOKUP([.H186];[.$D$1:.$E$623];2)" office:value-type="string" office:string-value="" calcext:value-type="error">
            <text:p>#N/A</text:p>
          </table:table-cell>
          <table:table-cell table:formula="of:=COM.MICROSOFT.CONCAT(&quot;\&quot;; [.F18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6];&quot;{\includesvg[height=1em]{svgs/hiero/0&quot;;[.D186];&quot;.svg}}&quot;)" office:value-type="string" office:string-value="\newcommand*\hieroAAHE{\includesvg[height=1em]{svgs/hiero/0186.svg}}" calcext:value-type="string">
            <text:p>\newcommand*\hieroAAHE{\includesvg[height=1em]{svgs/hiero/0186.svg}}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string" calcext:value-type="string">
            <text:p>hieroAAHF</text:p>
          </table:table-cell>
          <table:table-cell table:formula="of:=VLOOKUP([.H187];[.$D$1:.$E$623];2)" office:value-type="string" office:string-value="" calcext:value-type="error">
            <text:p>#N/A</text:p>
          </table:table-cell>
          <table:table-cell table:formula="of:=COM.MICROSOFT.CONCAT(&quot;\&quot;; [.F18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7];&quot;{\includesvg[height=1em]{svgs/hiero/0&quot;;[.D187];&quot;.svg}}&quot;)" office:value-type="string" office:string-value="\newcommand*\hieroAAHF{\includesvg[height=1em]{svgs/hiero/0187.svg}}" calcext:value-type="string">
            <text:p>\newcommand*\hieroAAHF{\includesvg[height=1em]{svgs/hiero/0187.svg}}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string" calcext:value-type="string">
            <text:p>hieroAAHG</text:p>
          </table:table-cell>
          <table:table-cell table:formula="of:=VLOOKUP([.H188];[.$D$1:.$E$623];2)" office:value-type="string" office:string-value="" calcext:value-type="error">
            <text:p>#N/A</text:p>
          </table:table-cell>
          <table:table-cell table:formula="of:=COM.MICROSOFT.CONCAT(&quot;\&quot;; [.F18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8];&quot;{\includesvg[height=1em]{svgs/hiero/0&quot;;[.D188];&quot;.svg}}&quot;)" office:value-type="string" office:string-value="\newcommand*\hieroAAHG{\includesvg[height=1em]{svgs/hiero/0188.svg}}" calcext:value-type="string">
            <text:p>\newcommand*\hieroAAHG{\includesvg[height=1em]{svgs/hiero/0188.svg}}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string" calcext:value-type="string">
            <text:p>hieroAAHH</text:p>
          </table:table-cell>
          <table:table-cell table:formula="of:=VLOOKUP([.H189];[.$D$1:.$E$623];2)" office:value-type="string" office:string-value="" calcext:value-type="error">
            <text:p>#N/A</text:p>
          </table:table-cell>
          <table:table-cell table:formula="of:=COM.MICROSOFT.CONCAT(&quot;\&quot;; [.F18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9];&quot;{\includesvg[height=1em]{svgs/hiero/0&quot;;[.D189];&quot;.svg}}&quot;)" office:value-type="string" office:string-value="\newcommand*\hieroAAHH{\includesvg[height=1em]{svgs/hiero/0189.svg}}" calcext:value-type="string">
            <text:p>\newcommand*\hieroAAHH{\includesvg[height=1em]{svgs/hiero/0189.svg}}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string" calcext:value-type="string">
            <text:p>hieroAAHI</text:p>
          </table:table-cell>
          <table:table-cell table:formula="of:=VLOOKUP([.H190];[.$D$1:.$E$623];2)" office:value-type="string" office:string-value="" calcext:value-type="error">
            <text:p>#N/A</text:p>
          </table:table-cell>
          <table:table-cell table:formula="of:=COM.MICROSOFT.CONCAT(&quot;\&quot;; [.F19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0];&quot;{\includesvg[height=1em]{svgs/hiero/0&quot;;[.D190];&quot;.svg}}&quot;)" office:value-type="string" office:string-value="\newcommand*\hieroAAHI{\includesvg[height=1em]{svgs/hiero/0190.svg}}" calcext:value-type="string">
            <text:p>\newcommand*\hieroAAHI{\includesvg[height=1em]{svgs/hiero/0190.svg}}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string" calcext:value-type="string">
            <text:p>hieroAAHJ</text:p>
          </table:table-cell>
          <table:table-cell table:formula="of:=VLOOKUP([.H191];[.$D$1:.$E$623];2)" office:value-type="string" office:string-value="" calcext:value-type="error">
            <text:p>#N/A</text:p>
          </table:table-cell>
          <table:table-cell table:formula="of:=COM.MICROSOFT.CONCAT(&quot;\&quot;; [.F19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1];&quot;{\includesvg[height=1em]{svgs/hiero/0&quot;;[.D191];&quot;.svg}}&quot;)" office:value-type="string" office:string-value="\newcommand*\hieroAAHJ{\includesvg[height=1em]{svgs/hiero/0191.svg}}" calcext:value-type="string">
            <text:p>\newcommand*\hieroAAHJ{\includesvg[height=1em]{svgs/hiero/0191.svg}}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string" calcext:value-type="string">
            <text:p>hieroAAHK</text:p>
          </table:table-cell>
          <table:table-cell table:formula="of:=VLOOKUP([.H192];[.$D$1:.$E$623];2)" office:value-type="string" office:string-value="" calcext:value-type="error">
            <text:p>#N/A</text:p>
          </table:table-cell>
          <table:table-cell table:formula="of:=COM.MICROSOFT.CONCAT(&quot;\&quot;; [.F19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2];&quot;{\includesvg[height=1em]{svgs/hiero/0&quot;;[.D192];&quot;.svg}}&quot;)" office:value-type="string" office:string-value="\newcommand*\hieroAAHK{\includesvg[height=1em]{svgs/hiero/0192.svg}}" calcext:value-type="string">
            <text:p>\newcommand*\hieroAAHK{\includesvg[height=1em]{svgs/hiero/0192.svg}}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string" calcext:value-type="string">
            <text:p>hieroAAHL</text:p>
          </table:table-cell>
          <table:table-cell table:formula="of:=VLOOKUP([.H193];[.$D$1:.$E$623];2)" office:value-type="string" office:string-value="" calcext:value-type="error">
            <text:p>#N/A</text:p>
          </table:table-cell>
          <table:table-cell table:formula="of:=COM.MICROSOFT.CONCAT(&quot;\&quot;; [.F19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3];&quot;{\includesvg[height=1em]{svgs/hiero/0&quot;;[.D193];&quot;.svg}}&quot;)" office:value-type="string" office:string-value="\newcommand*\hieroAAHL{\includesvg[height=1em]{svgs/hiero/0193.svg}}" calcext:value-type="string">
            <text:p>\newcommand*\hieroAAHL{\includesvg[height=1em]{svgs/hiero/0193.svg}}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string" calcext:value-type="string">
            <text:p>hieroAAHM</text:p>
          </table:table-cell>
          <table:table-cell table:formula="of:=VLOOKUP([.H194];[.$D$1:.$E$623];2)" office:value-type="string" office:string-value="" calcext:value-type="error">
            <text:p>#N/A</text:p>
          </table:table-cell>
          <table:table-cell table:formula="of:=COM.MICROSOFT.CONCAT(&quot;\&quot;; [.F19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4];&quot;{\includesvg[height=1em]{svgs/hiero/0&quot;;[.D194];&quot;.svg}}&quot;)" office:value-type="string" office:string-value="\newcommand*\hieroAAHM{\includesvg[height=1em]{svgs/hiero/0194.svg}}" calcext:value-type="string">
            <text:p>\newcommand*\hieroAAHM{\includesvg[height=1em]{svgs/hiero/0194.svg}}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string" calcext:value-type="string">
            <text:p>hieroAAHN</text:p>
          </table:table-cell>
          <table:table-cell table:formula="of:=VLOOKUP([.H195];[.$D$1:.$E$623];2)" office:value-type="string" office:string-value="" calcext:value-type="error">
            <text:p>#N/A</text:p>
          </table:table-cell>
          <table:table-cell table:formula="of:=COM.MICROSOFT.CONCAT(&quot;\&quot;; [.F19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5];&quot;{\includesvg[height=1em]{svgs/hiero/0&quot;;[.D195];&quot;.svg}}&quot;)" office:value-type="string" office:string-value="\newcommand*\hieroAAHN{\includesvg[height=1em]{svgs/hiero/0195.svg}}" calcext:value-type="string">
            <text:p>\newcommand*\hieroAAHN{\includesvg[height=1em]{svgs/hiero/0195.svg}}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string" calcext:value-type="string">
            <text:p>hieroAAHO</text:p>
          </table:table-cell>
          <table:table-cell table:formula="of:=VLOOKUP([.H196];[.$D$1:.$E$623];2)" office:value-type="string" office:string-value="" calcext:value-type="error">
            <text:p>#N/A</text:p>
          </table:table-cell>
          <table:table-cell table:formula="of:=COM.MICROSOFT.CONCAT(&quot;\&quot;; [.F19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6];&quot;{\includesvg[height=1em]{svgs/hiero/0&quot;;[.D196];&quot;.svg}}&quot;)" office:value-type="string" office:string-value="\newcommand*\hieroAAHO{\includesvg[height=1em]{svgs/hiero/0196.svg}}" calcext:value-type="string">
            <text:p>\newcommand*\hieroAAHO{\includesvg[height=1em]{svgs/hiero/0196.svg}}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string" calcext:value-type="string">
            <text:p>hieroAAHP</text:p>
          </table:table-cell>
          <table:table-cell table:formula="of:=VLOOKUP([.H197];[.$D$1:.$E$623];2)" office:value-type="string" office:string-value="" calcext:value-type="error">
            <text:p>#N/A</text:p>
          </table:table-cell>
          <table:table-cell table:formula="of:=COM.MICROSOFT.CONCAT(&quot;\&quot;; [.F19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7];&quot;{\includesvg[height=1em]{svgs/hiero/0&quot;;[.D197];&quot;.svg}}&quot;)" office:value-type="string" office:string-value="\newcommand*\hieroAAHP{\includesvg[height=1em]{svgs/hiero/0197.svg}}" calcext:value-type="string">
            <text:p>\newcommand*\hieroAAHP{\includesvg[height=1em]{svgs/hiero/0197.svg}}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string" calcext:value-type="string">
            <text:p>hieroAAHQ</text:p>
          </table:table-cell>
          <table:table-cell table:formula="of:=VLOOKUP([.H198];[.$D$1:.$E$623];2)" office:value-type="string" office:string-value="" calcext:value-type="error">
            <text:p>#N/A</text:p>
          </table:table-cell>
          <table:table-cell table:formula="of:=COM.MICROSOFT.CONCAT(&quot;\&quot;; [.F19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8];&quot;{\includesvg[height=1em]{svgs/hiero/0&quot;;[.D198];&quot;.svg}}&quot;)" office:value-type="string" office:string-value="\newcommand*\hieroAAHQ{\includesvg[height=1em]{svgs/hiero/0198.svg}}" calcext:value-type="string">
            <text:p>\newcommand*\hieroAAHQ{\includesvg[height=1em]{svgs/hiero/0198.svg}}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ieroAAHR</text:p>
          </table:table-cell>
          <table:table-cell table:formula="of:=VLOOKUP([.H199];[.$D$1:.$E$623];2)" office:value-type="string" office:string-value="" calcext:value-type="error">
            <text:p>#N/A</text:p>
          </table:table-cell>
          <table:table-cell table:formula="of:=COM.MICROSOFT.CONCAT(&quot;\&quot;; [.F19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9];&quot;{\includesvg[height=1em]{svgs/hiero/0&quot;;[.D199];&quot;.svg}}&quot;)" office:value-type="string" office:string-value="\newcommand*\hieroAAHR{\includesvg[height=1em]{svgs/hiero/0199.svg}}" calcext:value-type="string">
            <text:p>\newcommand*\hieroAAHR{\includesvg[height=1em]{svgs/hiero/0199.svg}}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hieroAAHS</text:p>
          </table:table-cell>
          <table:table-cell table:formula="of:=VLOOKUP([.H200];[.$D$1:.$E$623];2)" office:value-type="string" office:string-value="" calcext:value-type="error">
            <text:p>#N/A</text:p>
          </table:table-cell>
          <table:table-cell table:formula="of:=COM.MICROSOFT.CONCAT(&quot;\&quot;; [.F20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0];&quot;{\includesvg[height=1em]{svgs/hiero/0&quot;;[.D200];&quot;.svg}}&quot;)" office:value-type="string" office:string-value="\newcommand*\hieroAAHS{\includesvg[height=1em]{svgs/hiero/0200.svg}}" calcext:value-type="string">
            <text:p>\newcommand*\hieroAAHS{\includesvg[height=1em]{svgs/hiero/0200.svg}}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hieroAAHT</text:p>
          </table:table-cell>
          <table:table-cell table:formula="of:=VLOOKUP([.H201];[.$D$1:.$E$623];2)" office:value-type="string" office:string-value="" calcext:value-type="error">
            <text:p>#N/A</text:p>
          </table:table-cell>
          <table:table-cell table:formula="of:=COM.MICROSOFT.CONCAT(&quot;\&quot;; [.F20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1];&quot;{\includesvg[height=1em]{svgs/hiero/0&quot;;[.D201];&quot;.svg}}&quot;)" office:value-type="string" office:string-value="\newcommand*\hieroAAHT{\includesvg[height=1em]{svgs/hiero/0201.svg}}" calcext:value-type="string">
            <text:p>\newcommand*\hieroAAHT{\includesvg[height=1em]{svgs/hiero/0201.svg}}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hieroAAHU</text:p>
          </table:table-cell>
          <table:table-cell table:formula="of:=VLOOKUP([.H202];[.$D$1:.$E$623];2)" office:value-type="string" office:string-value="" calcext:value-type="error">
            <text:p>#N/A</text:p>
          </table:table-cell>
          <table:table-cell table:formula="of:=COM.MICROSOFT.CONCAT(&quot;\&quot;; [.F20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2];&quot;{\includesvg[height=1em]{svgs/hiero/0&quot;;[.D202];&quot;.svg}}&quot;)" office:value-type="string" office:string-value="\newcommand*\hieroAAHU{\includesvg[height=1em]{svgs/hiero/0202.svg}}" calcext:value-type="string">
            <text:p>\newcommand*\hieroAAHU{\includesvg[height=1em]{svgs/hiero/0202.svg}}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hieroAAHV</text:p>
          </table:table-cell>
          <table:table-cell table:formula="of:=VLOOKUP([.H203];[.$D$1:.$E$623];2)" office:value-type="string" office:string-value="" calcext:value-type="error">
            <text:p>#N/A</text:p>
          </table:table-cell>
          <table:table-cell table:formula="of:=COM.MICROSOFT.CONCAT(&quot;\&quot;; [.F20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3];&quot;{\includesvg[height=1em]{svgs/hiero/0&quot;;[.D203];&quot;.svg}}&quot;)" office:value-type="string" office:string-value="\newcommand*\hieroAAHV{\includesvg[height=1em]{svgs/hiero/0203.svg}}" calcext:value-type="string">
            <text:p>\newcommand*\hieroAAHV{\includesvg[height=1em]{svgs/hiero/0203.svg}}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hieroAAHW</text:p>
          </table:table-cell>
          <table:table-cell table:formula="of:=VLOOKUP([.H204];[.$D$1:.$E$623];2)" office:value-type="string" office:string-value="" calcext:value-type="error">
            <text:p>#N/A</text:p>
          </table:table-cell>
          <table:table-cell table:formula="of:=COM.MICROSOFT.CONCAT(&quot;\&quot;; [.F20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4];&quot;{\includesvg[height=1em]{svgs/hiero/0&quot;;[.D204];&quot;.svg}}&quot;)" office:value-type="string" office:string-value="\newcommand*\hieroAAHW{\includesvg[height=1em]{svgs/hiero/0204.svg}}" calcext:value-type="string">
            <text:p>\newcommand*\hieroAAHW{\includesvg[height=1em]{svgs/hiero/0204.svg}}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hieroAAHX</text:p>
          </table:table-cell>
          <table:table-cell table:formula="of:=VLOOKUP([.H205];[.$D$1:.$E$623];2)" office:value-type="string" office:string-value="" calcext:value-type="error">
            <text:p>#N/A</text:p>
          </table:table-cell>
          <table:table-cell table:formula="of:=COM.MICROSOFT.CONCAT(&quot;\&quot;; [.F20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5];&quot;{\includesvg[height=1em]{svgs/hiero/0&quot;;[.D205];&quot;.svg}}&quot;)" office:value-type="string" office:string-value="\newcommand*\hieroAAHX{\includesvg[height=1em]{svgs/hiero/0205.svg}}" calcext:value-type="string">
            <text:p>\newcommand*\hieroAAHX{\includesvg[height=1em]{svgs/hiero/0205.svg}}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hieroAAHY</text:p>
          </table:table-cell>
          <table:table-cell table:formula="of:=VLOOKUP([.H206];[.$D$1:.$E$623];2)" office:value-type="string" office:string-value="" calcext:value-type="error">
            <text:p>#N/A</text:p>
          </table:table-cell>
          <table:table-cell table:formula="of:=COM.MICROSOFT.CONCAT(&quot;\&quot;; [.F20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6];&quot;{\includesvg[height=1em]{svgs/hiero/0&quot;;[.D206];&quot;.svg}}&quot;)" office:value-type="string" office:string-value="\newcommand*\hieroAAHY{\includesvg[height=1em]{svgs/hiero/0206.svg}}" calcext:value-type="string">
            <text:p>\newcommand*\hieroAAHY{\includesvg[height=1em]{svgs/hiero/0206.svg}}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hieroAAHZ</text:p>
          </table:table-cell>
          <table:table-cell table:formula="of:=VLOOKUP([.H207];[.$D$1:.$E$623];2)" office:value-type="string" office:string-value="" calcext:value-type="error">
            <text:p>#N/A</text:p>
          </table:table-cell>
          <table:table-cell table:formula="of:=COM.MICROSOFT.CONCAT(&quot;\&quot;; [.F20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7];&quot;{\includesvg[height=1em]{svgs/hiero/0&quot;;[.D207];&quot;.svg}}&quot;)" office:value-type="string" office:string-value="\newcommand*\hieroAAHZ{\includesvg[height=1em]{svgs/hiero/0207.svg}}" calcext:value-type="string">
            <text:p>\newcommand*\hieroAAHZ{\includesvg[height=1em]{svgs/hiero/0207.svg}}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hieroAAIA</text:p>
          </table:table-cell>
          <table:table-cell table:formula="of:=VLOOKUP([.H208];[.$D$1:.$E$623];2)" office:value-type="string" office:string-value="" calcext:value-type="error">
            <text:p>#N/A</text:p>
          </table:table-cell>
          <table:table-cell table:formula="of:=COM.MICROSOFT.CONCAT(&quot;\&quot;; [.F20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8];&quot;{\includesvg[height=1em]{svgs/hiero/0&quot;;[.D208];&quot;.svg}}&quot;)" office:value-type="string" office:string-value="\newcommand*\hieroAAIA{\includesvg[height=1em]{svgs/hiero/0208.svg}}" calcext:value-type="string">
            <text:p>\newcommand*\hieroAAIA{\includesvg[height=1em]{svgs/hiero/0208.svg}}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hieroAAIB</text:p>
          </table:table-cell>
          <table:table-cell table:formula="of:=VLOOKUP([.H209];[.$D$1:.$E$623];2)" office:value-type="string" office:string-value="" calcext:value-type="error">
            <text:p>#N/A</text:p>
          </table:table-cell>
          <table:table-cell table:formula="of:=COM.MICROSOFT.CONCAT(&quot;\&quot;; [.F20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9];&quot;{\includesvg[height=1em]{svgs/hiero/0&quot;;[.D209];&quot;.svg}}&quot;)" office:value-type="string" office:string-value="\newcommand*\hieroAAIB{\includesvg[height=1em]{svgs/hiero/0209.svg}}" calcext:value-type="string">
            <text:p>\newcommand*\hieroAAIB{\includesvg[height=1em]{svgs/hiero/0209.svg}}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hieroAAIC</text:p>
          </table:table-cell>
          <table:table-cell table:formula="of:=VLOOKUP([.H210];[.$D$1:.$E$623];2)" office:value-type="string" office:string-value="" calcext:value-type="error">
            <text:p>#N/A</text:p>
          </table:table-cell>
          <table:table-cell table:formula="of:=COM.MICROSOFT.CONCAT(&quot;\&quot;; [.F2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0];&quot;{\includesvg[height=1em]{svgs/hiero/0&quot;;[.D210];&quot;.svg}}&quot;)" office:value-type="string" office:string-value="\newcommand*\hieroAAIC{\includesvg[height=1em]{svgs/hiero/0210.svg}}" calcext:value-type="string">
            <text:p>\newcommand*\hieroAAIC{\includesvg[height=1em]{svgs/hiero/0210.svg}}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hieroAAID</text:p>
          </table:table-cell>
          <table:table-cell table:formula="of:=VLOOKUP([.H211];[.$D$1:.$E$623];2)" office:value-type="string" office:string-value="" calcext:value-type="error">
            <text:p>#N/A</text:p>
          </table:table-cell>
          <table:table-cell table:formula="of:=COM.MICROSOFT.CONCAT(&quot;\&quot;; [.F21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1];&quot;{\includesvg[height=1em]{svgs/hiero/0&quot;;[.D211];&quot;.svg}}&quot;)" office:value-type="string" office:string-value="\newcommand*\hieroAAID{\includesvg[height=1em]{svgs/hiero/0211.svg}}" calcext:value-type="string">
            <text:p>\newcommand*\hieroAAID{\includesvg[height=1em]{svgs/hiero/0211.svg}}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hieroAAIE</text:p>
          </table:table-cell>
          <table:table-cell table:formula="of:=VLOOKUP([.H212];[.$D$1:.$E$623];2)" office:value-type="string" office:string-value="" calcext:value-type="error">
            <text:p>#N/A</text:p>
          </table:table-cell>
          <table:table-cell table:formula="of:=COM.MICROSOFT.CONCAT(&quot;\&quot;; [.F21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2];&quot;{\includesvg[height=1em]{svgs/hiero/0&quot;;[.D212];&quot;.svg}}&quot;)" office:value-type="string" office:string-value="\newcommand*\hieroAAIE{\includesvg[height=1em]{svgs/hiero/0212.svg}}" calcext:value-type="string">
            <text:p>\newcommand*\hieroAAIE{\includesvg[height=1em]{svgs/hiero/0212.svg}}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hieroAAIF</text:p>
          </table:table-cell>
          <table:table-cell table:formula="of:=VLOOKUP([.H213];[.$D$1:.$E$623];2)" office:value-type="string" office:string-value="" calcext:value-type="error">
            <text:p>#N/A</text:p>
          </table:table-cell>
          <table:table-cell table:formula="of:=COM.MICROSOFT.CONCAT(&quot;\&quot;; [.F21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3];&quot;{\includesvg[height=1em]{svgs/hiero/0&quot;;[.D213];&quot;.svg}}&quot;)" office:value-type="string" office:string-value="\newcommand*\hieroAAIF{\includesvg[height=1em]{svgs/hiero/0213.svg}}" calcext:value-type="string">
            <text:p>\newcommand*\hieroAAIF{\includesvg[height=1em]{svgs/hiero/0213.svg}}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hieroAAIG</text:p>
          </table:table-cell>
          <table:table-cell table:formula="of:=VLOOKUP([.H214];[.$D$1:.$E$623];2)" office:value-type="string" office:string-value="" calcext:value-type="error">
            <text:p>#N/A</text:p>
          </table:table-cell>
          <table:table-cell table:formula="of:=COM.MICROSOFT.CONCAT(&quot;\&quot;; [.F21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4];&quot;{\includesvg[height=1em]{svgs/hiero/0&quot;;[.D214];&quot;.svg}}&quot;)" office:value-type="string" office:string-value="\newcommand*\hieroAAIG{\includesvg[height=1em]{svgs/hiero/0214.svg}}" calcext:value-type="string">
            <text:p>\newcommand*\hieroAAIG{\includesvg[height=1em]{svgs/hiero/0214.svg}}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hieroAAIH</text:p>
          </table:table-cell>
          <table:table-cell table:formula="of:=VLOOKUP([.H215];[.$D$1:.$E$623];2)" office:value-type="string" office:string-value="" calcext:value-type="error">
            <text:p>#N/A</text:p>
          </table:table-cell>
          <table:table-cell table:formula="of:=COM.MICROSOFT.CONCAT(&quot;\&quot;; [.F21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5];&quot;{\includesvg[height=1em]{svgs/hiero/0&quot;;[.D215];&quot;.svg}}&quot;)" office:value-type="string" office:string-value="\newcommand*\hieroAAIH{\includesvg[height=1em]{svgs/hiero/0215.svg}}" calcext:value-type="string">
            <text:p>\newcommand*\hieroAAIH{\includesvg[height=1em]{svgs/hiero/0215.svg}}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hieroAAII</text:p>
          </table:table-cell>
          <table:table-cell table:formula="of:=VLOOKUP([.H216];[.$D$1:.$E$623];2)" office:value-type="string" office:string-value="" calcext:value-type="error">
            <text:p>#N/A</text:p>
          </table:table-cell>
          <table:table-cell table:formula="of:=COM.MICROSOFT.CONCAT(&quot;\&quot;; [.F21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6];&quot;{\includesvg[height=1em]{svgs/hiero/0&quot;;[.D216];&quot;.svg}}&quot;)" office:value-type="string" office:string-value="\newcommand*\hieroAAII{\includesvg[height=1em]{svgs/hiero/0216.svg}}" calcext:value-type="string">
            <text:p>\newcommand*\hieroAAII{\includesvg[height=1em]{svgs/hiero/0216.svg}}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hieroAAIJ</text:p>
          </table:table-cell>
          <table:table-cell table:formula="of:=VLOOKUP([.H217];[.$D$1:.$E$623];2)" office:value-type="string" office:string-value="" calcext:value-type="error">
            <text:p>#N/A</text:p>
          </table:table-cell>
          <table:table-cell table:formula="of:=COM.MICROSOFT.CONCAT(&quot;\&quot;; [.F21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7];&quot;{\includesvg[height=1em]{svgs/hiero/0&quot;;[.D217];&quot;.svg}}&quot;)" office:value-type="string" office:string-value="\newcommand*\hieroAAIJ{\includesvg[height=1em]{svgs/hiero/0217.svg}}" calcext:value-type="string">
            <text:p>\newcommand*\hieroAAIJ{\includesvg[height=1em]{svgs/hiero/0217.svg}}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hieroAAIK</text:p>
          </table:table-cell>
          <table:table-cell table:formula="of:=VLOOKUP([.H218];[.$D$1:.$E$623];2)" office:value-type="string" office:string-value="" calcext:value-type="error">
            <text:p>#N/A</text:p>
          </table:table-cell>
          <table:table-cell table:formula="of:=COM.MICROSOFT.CONCAT(&quot;\&quot;; [.F21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8];&quot;{\includesvg[height=1em]{svgs/hiero/0&quot;;[.D218];&quot;.svg}}&quot;)" office:value-type="string" office:string-value="\newcommand*\hieroAAIK{\includesvg[height=1em]{svgs/hiero/0218.svg}}" calcext:value-type="string">
            <text:p>\newcommand*\hieroAAIK{\includesvg[height=1em]{svgs/hiero/0218.svg}}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hieroAAIL</text:p>
          </table:table-cell>
          <table:table-cell table:formula="of:=VLOOKUP([.H219];[.$D$1:.$E$623];2)" office:value-type="string" office:string-value="" calcext:value-type="error">
            <text:p>#N/A</text:p>
          </table:table-cell>
          <table:table-cell table:formula="of:=COM.MICROSOFT.CONCAT(&quot;\&quot;; [.F21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9];&quot;{\includesvg[height=1em]{svgs/hiero/0&quot;;[.D219];&quot;.svg}}&quot;)" office:value-type="string" office:string-value="\newcommand*\hieroAAIL{\includesvg[height=1em]{svgs/hiero/0219.svg}}" calcext:value-type="string">
            <text:p>\newcommand*\hieroAAIL{\includesvg[height=1em]{svgs/hiero/0219.svg}}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hieroAAIM</text:p>
          </table:table-cell>
          <table:table-cell table:formula="of:=VLOOKUP([.H220];[.$D$1:.$E$623];2)" office:value-type="string" office:string-value="" calcext:value-type="error">
            <text:p>#N/A</text:p>
          </table:table-cell>
          <table:table-cell table:formula="of:=COM.MICROSOFT.CONCAT(&quot;\&quot;; [.F22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0];&quot;{\includesvg[height=1em]{svgs/hiero/0&quot;;[.D220];&quot;.svg}}&quot;)" office:value-type="string" office:string-value="\newcommand*\hieroAAIM{\includesvg[height=1em]{svgs/hiero/0220.svg}}" calcext:value-type="string">
            <text:p>\newcommand*\hieroAAIM{\includesvg[height=1em]{svgs/hiero/0220.svg}}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hieroAAIN</text:p>
          </table:table-cell>
          <table:table-cell table:formula="of:=VLOOKUP([.H221];[.$D$1:.$E$623];2)" office:value-type="string" office:string-value="" calcext:value-type="error">
            <text:p>#N/A</text:p>
          </table:table-cell>
          <table:table-cell table:formula="of:=COM.MICROSOFT.CONCAT(&quot;\&quot;; [.F22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1];&quot;{\includesvg[height=1em]{svgs/hiero/0&quot;;[.D221];&quot;.svg}}&quot;)" office:value-type="string" office:string-value="\newcommand*\hieroAAIN{\includesvg[height=1em]{svgs/hiero/0221.svg}}" calcext:value-type="string">
            <text:p>\newcommand*\hieroAAIN{\includesvg[height=1em]{svgs/hiero/02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float" office:value="222" calcext:value-type="float">
            <text:p>222</text:p>
          </table:table-cell>
          <table:table-cell table:formula="of:=COM.MICROSOFT.CONCAT([.A222];[.B222];[.C222])" office:value-type="string" office:string-value="hieroAAIO" calcext:value-type="string">
            <text:p>hieroAAIO</text:p>
          </table:table-cell>
          <table:table-cell table:formula="of:=VLOOKUP([.H222];[.$D$1:.$E$623];2)" office:value-type="string" office:string-value="" calcext:value-type="error">
            <text:p>#N/A</text:p>
          </table:table-cell>
          <table:table-cell table:formula="of:=COM.MICROSOFT.CONCAT(&quot;\&quot;; [.F22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2];&quot;{\includesvg[height=1em]{svgs/hiero/0&quot;;[.D222];&quot;.svg}}&quot;)" office:value-type="string" office:string-value="\newcommand*\hieroAAIO{\includesvg[height=1em]{svgs/hiero/0222.svg}}" calcext:value-type="string">
            <text:p>\newcommand*\hieroAAIO{\includesvg[height=1em]{svgs/hiero/02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float" office:value="223" calcext:value-type="float">
            <text:p>223</text:p>
          </table:table-cell>
          <table:table-cell table:formula="of:=COM.MICROSOFT.CONCAT([.A223];[.B223];[.C223])" office:value-type="string" office:string-value="hieroAAIP" calcext:value-type="string">
            <text:p>hieroAAIP</text:p>
          </table:table-cell>
          <table:table-cell table:formula="of:=VLOOKUP([.H223];[.$D$1:.$E$623];2)" office:value-type="string" office:string-value="" calcext:value-type="error">
            <text:p>#N/A</text:p>
          </table:table-cell>
          <table:table-cell table:formula="of:=COM.MICROSOFT.CONCAT(&quot;\&quot;; [.F22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3];&quot;{\includesvg[height=1em]{svgs/hiero/0&quot;;[.D223];&quot;.svg}}&quot;)" office:value-type="string" office:string-value="\newcommand*\hieroAAIP{\includesvg[height=1em]{svgs/hiero/0223.svg}}" calcext:value-type="string">
            <text:p>\newcommand*\hieroAAIP{\includesvg[height=1em]{svgs/hiero/02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float" office:value="224" calcext:value-type="float">
            <text:p>224</text:p>
          </table:table-cell>
          <table:table-cell table:formula="of:=COM.MICROSOFT.CONCAT([.A224];[.B224];[.C224])" office:value-type="string" office:string-value="hieroAAIQ" calcext:value-type="string">
            <text:p>hieroAAIQ</text:p>
          </table:table-cell>
          <table:table-cell table:formula="of:=VLOOKUP([.H224];[.$D$1:.$E$623];2)" office:value-type="string" office:string-value="" calcext:value-type="error">
            <text:p>#N/A</text:p>
          </table:table-cell>
          <table:table-cell table:formula="of:=COM.MICROSOFT.CONCAT(&quot;\&quot;; [.F22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4];&quot;{\includesvg[height=1em]{svgs/hiero/0&quot;;[.D224];&quot;.svg}}&quot;)" office:value-type="string" office:string-value="\newcommand*\hieroAAIQ{\includesvg[height=1em]{svgs/hiero/0224.svg}}" calcext:value-type="string">
            <text:p>\newcommand*\hieroAAIQ{\includesvg[height=1em]{svgs/hiero/02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float" office:value="225" calcext:value-type="float">
            <text:p>225</text:p>
          </table:table-cell>
          <table:table-cell table:formula="of:=COM.MICROSOFT.CONCAT([.A225];[.B225];[.C225])" office:value-type="string" office:string-value="hieroAAIR" calcext:value-type="string">
            <text:p>hieroAAIR</text:p>
          </table:table-cell>
          <table:table-cell table:formula="of:=VLOOKUP([.H225];[.$D$1:.$E$623];2)" office:value-type="string" office:string-value="" calcext:value-type="error">
            <text:p>#N/A</text:p>
          </table:table-cell>
          <table:table-cell table:formula="of:=COM.MICROSOFT.CONCAT(&quot;\&quot;; [.F22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5];&quot;{\includesvg[height=1em]{svgs/hiero/0&quot;;[.D225];&quot;.svg}}&quot;)" office:value-type="string" office:string-value="\newcommand*\hieroAAIR{\includesvg[height=1em]{svgs/hiero/0225.svg}}" calcext:value-type="string">
            <text:p>\newcommand*\hieroAAIR{\includesvg[height=1em]{svgs/hiero/02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float" office:value="226" calcext:value-type="float">
            <text:p>226</text:p>
          </table:table-cell>
          <table:table-cell table:formula="of:=COM.MICROSOFT.CONCAT([.A226];[.B226];[.C226])" office:value-type="string" office:string-value="hieroAAIS" calcext:value-type="string">
            <text:p>hieroAAIS</text:p>
          </table:table-cell>
          <table:table-cell table:formula="of:=VLOOKUP([.H226];[.$D$1:.$E$623];2)" office:value-type="string" office:string-value="" calcext:value-type="error">
            <text:p>#N/A</text:p>
          </table:table-cell>
          <table:table-cell table:formula="of:=COM.MICROSOFT.CONCAT(&quot;\&quot;; [.F22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6];&quot;{\includesvg[height=1em]{svgs/hiero/0&quot;;[.D226];&quot;.svg}}&quot;)" office:value-type="string" office:string-value="\newcommand*\hieroAAIS{\includesvg[height=1em]{svgs/hiero/0226.svg}}" calcext:value-type="string">
            <text:p>\newcommand*\hieroAAIS{\includesvg[height=1em]{svgs/hiero/02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table:formula="of:=COM.MICROSOFT.CONCAT([.A227];[.B227];[.C227])" office:value-type="string" office:string-value="hieroAAIT" calcext:value-type="string">
            <text:p>hieroAAIT</text:p>
          </table:table-cell>
          <table:table-cell table:formula="of:=VLOOKUP([.H227];[.$D$1:.$E$623];2)" office:value-type="string" office:string-value="" calcext:value-type="error">
            <text:p>#N/A</text:p>
          </table:table-cell>
          <table:table-cell table:formula="of:=COM.MICROSOFT.CONCAT(&quot;\&quot;; [.F22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7];&quot;{\includesvg[height=1em]{svgs/hiero/0&quot;;[.D227];&quot;.svg}}&quot;)" office:value-type="string" office:string-value="\newcommand*\hieroAAIT{\includesvg[height=1em]{svgs/hiero/0227.svg}}" calcext:value-type="string">
            <text:p>\newcommand*\hieroAAIT{\includesvg[height=1em]{svgs/hiero/02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float" office:value="228" calcext:value-type="float">
            <text:p>228</text:p>
          </table:table-cell>
          <table:table-cell table:formula="of:=COM.MICROSOFT.CONCAT([.A228];[.B228];[.C228])" office:value-type="string" office:string-value="hieroAAIU" calcext:value-type="string">
            <text:p>hieroAAIU</text:p>
          </table:table-cell>
          <table:table-cell table:formula="of:=VLOOKUP([.H228];[.$D$1:.$E$623];2)" office:value-type="string" office:string-value="" calcext:value-type="error">
            <text:p>#N/A</text:p>
          </table:table-cell>
          <table:table-cell table:formula="of:=COM.MICROSOFT.CONCAT(&quot;\&quot;; [.F22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8];&quot;{\includesvg[height=1em]{svgs/hiero/0&quot;;[.D228];&quot;.svg}}&quot;)" office:value-type="string" office:string-value="\newcommand*\hieroAAIU{\includesvg[height=1em]{svgs/hiero/0228.svg}}" calcext:value-type="string">
            <text:p>\newcommand*\hieroAAIU{\includesvg[height=1em]{svgs/hiero/02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29" calcext:value-type="float">
            <text:p>229</text:p>
          </table:table-cell>
          <table:table-cell table:formula="of:=COM.MICROSOFT.CONCAT([.A229];[.B229];[.C229])" office:value-type="string" office:string-value="hieroAAIV" calcext:value-type="string">
            <text:p>hieroAAIV</text:p>
          </table:table-cell>
          <table:table-cell table:formula="of:=VLOOKUP([.H229];[.$D$1:.$E$623];2)" office:value-type="string" office:string-value="" calcext:value-type="error">
            <text:p>#N/A</text:p>
          </table:table-cell>
          <table:table-cell table:formula="of:=COM.MICROSOFT.CONCAT(&quot;\&quot;; [.F22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9];&quot;{\includesvg[height=1em]{svgs/hiero/0&quot;;[.D229];&quot;.svg}}&quot;)" office:value-type="string" office:string-value="\newcommand*\hieroAAIV{\includesvg[height=1em]{svgs/hiero/0229.svg}}" calcext:value-type="string">
            <text:p>\newcommand*\hieroAAIV{\includesvg[height=1em]{svgs/hiero/02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float" office:value="230" calcext:value-type="float">
            <text:p>230</text:p>
          </table:table-cell>
          <table:table-cell table:formula="of:=COM.MICROSOFT.CONCAT([.A230];[.B230];[.C230])" office:value-type="string" office:string-value="hieroAAIW" calcext:value-type="string">
            <text:p>hieroAAIW</text:p>
          </table:table-cell>
          <table:table-cell table:formula="of:=VLOOKUP([.H230];[.$D$1:.$E$623];2)" office:value-type="string" office:string-value="" calcext:value-type="error">
            <text:p>#N/A</text:p>
          </table:table-cell>
          <table:table-cell table:formula="of:=COM.MICROSOFT.CONCAT(&quot;\&quot;; [.F23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0];&quot;{\includesvg[height=1em]{svgs/hiero/0&quot;;[.D230];&quot;.svg}}&quot;)" office:value-type="string" office:string-value="\newcommand*\hieroAAIW{\includesvg[height=1em]{svgs/hiero/0230.svg}}" calcext:value-type="string">
            <text:p>\newcommand*\hieroAAIW{\includesvg[height=1em]{svgs/hiero/02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float" office:value="231" calcext:value-type="float">
            <text:p>231</text:p>
          </table:table-cell>
          <table:table-cell table:formula="of:=COM.MICROSOFT.CONCAT([.A231];[.B231];[.C231])" office:value-type="string" office:string-value="hieroAAIX" calcext:value-type="string">
            <text:p>hieroAAIX</text:p>
          </table:table-cell>
          <table:table-cell table:formula="of:=VLOOKUP([.H231];[.$D$1:.$E$623];2)" office:value-type="string" office:string-value="" calcext:value-type="error">
            <text:p>#N/A</text:p>
          </table:table-cell>
          <table:table-cell table:formula="of:=COM.MICROSOFT.CONCAT(&quot;\&quot;; [.F23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1];&quot;{\includesvg[height=1em]{svgs/hiero/0&quot;;[.D231];&quot;.svg}}&quot;)" office:value-type="string" office:string-value="\newcommand*\hieroAAIX{\includesvg[height=1em]{svgs/hiero/0231.svg}}" calcext:value-type="string">
            <text:p>\newcommand*\hieroAAIX{\includesvg[height=1em]{svgs/hiero/02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float" office:value="232" calcext:value-type="float">
            <text:p>232</text:p>
          </table:table-cell>
          <table:table-cell table:formula="of:=COM.MICROSOFT.CONCAT([.A232];[.B232];[.C232])" office:value-type="string" office:string-value="hieroAAIY" calcext:value-type="string">
            <text:p>hieroAAIY</text:p>
          </table:table-cell>
          <table:table-cell table:formula="of:=VLOOKUP([.H232];[.$D$1:.$E$623];2)" office:value-type="string" office:string-value="" calcext:value-type="error">
            <text:p>#N/A</text:p>
          </table:table-cell>
          <table:table-cell table:formula="of:=COM.MICROSOFT.CONCAT(&quot;\&quot;; [.F23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2];&quot;{\includesvg[height=1em]{svgs/hiero/0&quot;;[.D232];&quot;.svg}}&quot;)" office:value-type="string" office:string-value="\newcommand*\hieroAAIY{\includesvg[height=1em]{svgs/hiero/0232.svg}}" calcext:value-type="string">
            <text:p>\newcommand*\hieroAAIY{\includesvg[height=1em]{svgs/hiero/02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233" calcext:value-type="float">
            <text:p>233</text:p>
          </table:table-cell>
          <table:table-cell table:formula="of:=COM.MICROSOFT.CONCAT([.A233];[.B233];[.C233])" office:value-type="string" office:string-value="hieroAAIZ" calcext:value-type="string">
            <text:p>hieroAAIZ</text:p>
          </table:table-cell>
          <table:table-cell table:formula="of:=VLOOKUP([.H233];[.$D$1:.$E$623];2)" office:value-type="string" office:string-value="" calcext:value-type="error">
            <text:p>#N/A</text:p>
          </table:table-cell>
          <table:table-cell table:formula="of:=COM.MICROSOFT.CONCAT(&quot;\&quot;; [.F23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3];&quot;{\includesvg[height=1em]{svgs/hiero/0&quot;;[.D233];&quot;.svg}}&quot;)" office:value-type="string" office:string-value="\newcommand*\hieroAAIZ{\includesvg[height=1em]{svgs/hiero/0233.svg}}" calcext:value-type="string">
            <text:p>\newcommand*\hieroAAIZ{\includesvg[height=1em]{svgs/hiero/02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table:formula="of:=COM.MICROSOFT.CONCAT([.A234];[.B234];[.C234])" office:value-type="string" office:string-value="hieroAAJA" calcext:value-type="string">
            <text:p>hieroAAJA</text:p>
          </table:table-cell>
          <table:table-cell table:formula="of:=VLOOKUP([.H234];[.$D$1:.$E$623];2)" office:value-type="string" office:string-value="" calcext:value-type="error">
            <text:p>#N/A</text:p>
          </table:table-cell>
          <table:table-cell table:formula="of:=COM.MICROSOFT.CONCAT(&quot;\&quot;; [.F23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4];&quot;{\includesvg[height=1em]{svgs/hiero/0&quot;;[.D234];&quot;.svg}}&quot;)" office:value-type="string" office:string-value="\newcommand*\hieroAAJA{\includesvg[height=1em]{svgs/hiero/0234.svg}}" calcext:value-type="string">
            <text:p>\newcommand*\hieroAAJA{\includesvg[height=1em]{svgs/hiero/02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235" calcext:value-type="float">
            <text:p>235</text:p>
          </table:table-cell>
          <table:table-cell table:formula="of:=COM.MICROSOFT.CONCAT([.A235];[.B235];[.C235])" office:value-type="string" office:string-value="hieroAAJB" calcext:value-type="string">
            <text:p>hieroAAJB</text:p>
          </table:table-cell>
          <table:table-cell table:formula="of:=VLOOKUP([.H235];[.$D$1:.$E$623];2)" office:value-type="string" office:string-value="" calcext:value-type="error">
            <text:p>#N/A</text:p>
          </table:table-cell>
          <table:table-cell table:formula="of:=COM.MICROSOFT.CONCAT(&quot;\&quot;; [.F23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5];&quot;{\includesvg[height=1em]{svgs/hiero/0&quot;;[.D235];&quot;.svg}}&quot;)" office:value-type="string" office:string-value="\newcommand*\hieroAAJB{\includesvg[height=1em]{svgs/hiero/0235.svg}}" calcext:value-type="string">
            <text:p>\newcommand*\hieroAAJB{\includesvg[height=1em]{svgs/hiero/02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float" office:value="236" calcext:value-type="float">
            <text:p>236</text:p>
          </table:table-cell>
          <table:table-cell table:formula="of:=COM.MICROSOFT.CONCAT([.A236];[.B236];[.C236])" office:value-type="string" office:string-value="hieroAAJC" calcext:value-type="string">
            <text:p>hieroAAJC</text:p>
          </table:table-cell>
          <table:table-cell table:formula="of:=VLOOKUP([.H236];[.$D$1:.$E$623];2)" office:value-type="string" office:string-value="" calcext:value-type="error">
            <text:p>#N/A</text:p>
          </table:table-cell>
          <table:table-cell table:formula="of:=COM.MICROSOFT.CONCAT(&quot;\&quot;; [.F23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6];&quot;{\includesvg[height=1em]{svgs/hiero/0&quot;;[.D236];&quot;.svg}}&quot;)" office:value-type="string" office:string-value="\newcommand*\hieroAAJC{\includesvg[height=1em]{svgs/hiero/0236.svg}}" calcext:value-type="string">
            <text:p>\newcommand*\hieroAAJC{\includesvg[height=1em]{svgs/hiero/02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float" office:value="237" calcext:value-type="float">
            <text:p>237</text:p>
          </table:table-cell>
          <table:table-cell table:formula="of:=COM.MICROSOFT.CONCAT([.A237];[.B237];[.C237])" office:value-type="string" office:string-value="hieroAAJD" calcext:value-type="string">
            <text:p>hieroAAJD</text:p>
          </table:table-cell>
          <table:table-cell table:formula="of:=VLOOKUP([.H237];[.$D$1:.$E$623];2)" office:value-type="string" office:string-value="" calcext:value-type="error">
            <text:p>#N/A</text:p>
          </table:table-cell>
          <table:table-cell table:formula="of:=COM.MICROSOFT.CONCAT(&quot;\&quot;; [.F23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7];&quot;{\includesvg[height=1em]{svgs/hiero/0&quot;;[.D237];&quot;.svg}}&quot;)" office:value-type="string" office:string-value="\newcommand*\hieroAAJD{\includesvg[height=1em]{svgs/hiero/0237.svg}}" calcext:value-type="string">
            <text:p>\newcommand*\hieroAAJD{\includesvg[height=1em]{svgs/hiero/02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float" office:value="238" calcext:value-type="float">
            <text:p>238</text:p>
          </table:table-cell>
          <table:table-cell table:formula="of:=COM.MICROSOFT.CONCAT([.A238];[.B238];[.C238])" office:value-type="string" office:string-value="hieroAAJE" calcext:value-type="string">
            <text:p>hieroAAJE</text:p>
          </table:table-cell>
          <table:table-cell table:formula="of:=VLOOKUP([.H238];[.$D$1:.$E$623];2)" office:value-type="string" office:string-value="" calcext:value-type="error">
            <text:p>#N/A</text:p>
          </table:table-cell>
          <table:table-cell table:formula="of:=COM.MICROSOFT.CONCAT(&quot;\&quot;; [.F23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8];&quot;{\includesvg[height=1em]{svgs/hiero/0&quot;;[.D238];&quot;.svg}}&quot;)" office:value-type="string" office:string-value="\newcommand*\hieroAAJE{\includesvg[height=1em]{svgs/hiero/0238.svg}}" calcext:value-type="string">
            <text:p>\newcommand*\hieroAAJE{\includesvg[height=1em]{svgs/hiero/02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float" office:value="239" calcext:value-type="float">
            <text:p>239</text:p>
          </table:table-cell>
          <table:table-cell table:formula="of:=COM.MICROSOFT.CONCAT([.A239];[.B239];[.C239])" office:value-type="string" office:string-value="hieroAAJF" calcext:value-type="string">
            <text:p>hieroAAJF</text:p>
          </table:table-cell>
          <table:table-cell table:formula="of:=VLOOKUP([.H239];[.$D$1:.$E$623];2)" office:value-type="string" office:string-value="" calcext:value-type="error">
            <text:p>#N/A</text:p>
          </table:table-cell>
          <table:table-cell table:formula="of:=COM.MICROSOFT.CONCAT(&quot;\&quot;; [.F23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9];&quot;{\includesvg[height=1em]{svgs/hiero/0&quot;;[.D239];&quot;.svg}}&quot;)" office:value-type="string" office:string-value="\newcommand*\hieroAAJF{\includesvg[height=1em]{svgs/hiero/0239.svg}}" calcext:value-type="string">
            <text:p>\newcommand*\hieroAAJF{\includesvg[height=1em]{svgs/hiero/02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float" office:value="240" calcext:value-type="float">
            <text:p>240</text:p>
          </table:table-cell>
          <table:table-cell table:formula="of:=COM.MICROSOFT.CONCAT([.A240];[.B240];[.C240])" office:value-type="string" office:string-value="hieroAAJG" calcext:value-type="string">
            <text:p>hieroAAJG</text:p>
          </table:table-cell>
          <table:table-cell table:formula="of:=VLOOKUP([.H240];[.$D$1:.$E$623];2)" office:value-type="string" office:string-value="" calcext:value-type="error">
            <text:p>#N/A</text:p>
          </table:table-cell>
          <table:table-cell table:formula="of:=COM.MICROSOFT.CONCAT(&quot;\&quot;; [.F24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0];&quot;{\includesvg[height=1em]{svgs/hiero/0&quot;;[.D240];&quot;.svg}}&quot;)" office:value-type="string" office:string-value="\newcommand*\hieroAAJG{\includesvg[height=1em]{svgs/hiero/0240.svg}}" calcext:value-type="string">
            <text:p>\newcommand*\hieroAAJG{\includesvg[height=1em]{svgs/hiero/02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float" office:value="241" calcext:value-type="float">
            <text:p>241</text:p>
          </table:table-cell>
          <table:table-cell table:formula="of:=COM.MICROSOFT.CONCAT([.A241];[.B241];[.C241])" office:value-type="string" office:string-value="hieroAAJH" calcext:value-type="string">
            <text:p>hieroAAJH</text:p>
          </table:table-cell>
          <table:table-cell table:formula="of:=VLOOKUP([.H241];[.$D$1:.$E$623];2)" office:value-type="string" office:string-value="" calcext:value-type="error">
            <text:p>#N/A</text:p>
          </table:table-cell>
          <table:table-cell table:formula="of:=COM.MICROSOFT.CONCAT(&quot;\&quot;; [.F24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1];&quot;{\includesvg[height=1em]{svgs/hiero/0&quot;;[.D241];&quot;.svg}}&quot;)" office:value-type="string" office:string-value="\newcommand*\hieroAAJH{\includesvg[height=1em]{svgs/hiero/0241.svg}}" calcext:value-type="string">
            <text:p>\newcommand*\hieroAAJH{\includesvg[height=1em]{svgs/hiero/02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float" office:value="242" calcext:value-type="float">
            <text:p>242</text:p>
          </table:table-cell>
          <table:table-cell table:formula="of:=COM.MICROSOFT.CONCAT([.A242];[.B242];[.C242])" office:value-type="string" office:string-value="hieroAAJI" calcext:value-type="string">
            <text:p>hieroAAJI</text:p>
          </table:table-cell>
          <table:table-cell table:formula="of:=VLOOKUP([.H242];[.$D$1:.$E$623];2)" office:value-type="string" office:string-value="" calcext:value-type="error">
            <text:p>#N/A</text:p>
          </table:table-cell>
          <table:table-cell table:formula="of:=COM.MICROSOFT.CONCAT(&quot;\&quot;; [.F24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2];&quot;{\includesvg[height=1em]{svgs/hiero/0&quot;;[.D242];&quot;.svg}}&quot;)" office:value-type="string" office:string-value="\newcommand*\hieroAAJI{\includesvg[height=1em]{svgs/hiero/0242.svg}}" calcext:value-type="string">
            <text:p>\newcommand*\hieroAAJI{\includesvg[height=1em]{svgs/hiero/02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243" calcext:value-type="float">
            <text:p>243</text:p>
          </table:table-cell>
          <table:table-cell table:formula="of:=COM.MICROSOFT.CONCAT([.A243];[.B243];[.C243])" office:value-type="string" office:string-value="hieroAAJJ" calcext:value-type="string">
            <text:p>hieroAAJJ</text:p>
          </table:table-cell>
          <table:table-cell table:formula="of:=VLOOKUP([.H243];[.$D$1:.$E$623];2)" office:value-type="string" office:string-value="" calcext:value-type="error">
            <text:p>#N/A</text:p>
          </table:table-cell>
          <table:table-cell table:formula="of:=COM.MICROSOFT.CONCAT(&quot;\&quot;; [.F24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3];&quot;{\includesvg[height=1em]{svgs/hiero/0&quot;;[.D243];&quot;.svg}}&quot;)" office:value-type="string" office:string-value="\newcommand*\hieroAAJJ{\includesvg[height=1em]{svgs/hiero/0243.svg}}" calcext:value-type="string">
            <text:p>\newcommand*\hieroAAJJ{\includesvg[height=1em]{svgs/hiero/02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float" office:value="244" calcext:value-type="float">
            <text:p>244</text:p>
          </table:table-cell>
          <table:table-cell table:formula="of:=COM.MICROSOFT.CONCAT([.A244];[.B244];[.C244])" office:value-type="string" office:string-value="hieroAAJK" calcext:value-type="string">
            <text:p>hieroAAJK</text:p>
          </table:table-cell>
          <table:table-cell table:formula="of:=VLOOKUP([.H244];[.$D$1:.$E$623];2)" office:value-type="string" office:string-value="" calcext:value-type="error">
            <text:p>#N/A</text:p>
          </table:table-cell>
          <table:table-cell table:formula="of:=COM.MICROSOFT.CONCAT(&quot;\&quot;; [.F24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4];&quot;{\includesvg[height=1em]{svgs/hiero/0&quot;;[.D244];&quot;.svg}}&quot;)" office:value-type="string" office:string-value="\newcommand*\hieroAAJK{\includesvg[height=1em]{svgs/hiero/0244.svg}}" calcext:value-type="string">
            <text:p>\newcommand*\hieroAAJK{\includesvg[height=1em]{svgs/hiero/02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float" office:value="245" calcext:value-type="float">
            <text:p>245</text:p>
          </table:table-cell>
          <table:table-cell table:formula="of:=COM.MICROSOFT.CONCAT([.A245];[.B245];[.C245])" office:value-type="string" office:string-value="hieroAAJL" calcext:value-type="string">
            <text:p>hieroAAJL</text:p>
          </table:table-cell>
          <table:table-cell table:formula="of:=VLOOKUP([.H245];[.$D$1:.$E$623];2)" office:value-type="string" office:string-value="" calcext:value-type="error">
            <text:p>#N/A</text:p>
          </table:table-cell>
          <table:table-cell table:formula="of:=COM.MICROSOFT.CONCAT(&quot;\&quot;; [.F24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5];&quot;{\includesvg[height=1em]{svgs/hiero/0&quot;;[.D245];&quot;.svg}}&quot;)" office:value-type="string" office:string-value="\newcommand*\hieroAAJL{\includesvg[height=1em]{svgs/hiero/0245.svg}}" calcext:value-type="string">
            <text:p>\newcommand*\hieroAAJL{\includesvg[height=1em]{svgs/hiero/02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float" office:value="246" calcext:value-type="float">
            <text:p>246</text:p>
          </table:table-cell>
          <table:table-cell table:formula="of:=COM.MICROSOFT.CONCAT([.A246];[.B246];[.C246])" office:value-type="string" office:string-value="hieroAAJM" calcext:value-type="string">
            <text:p>hieroAAJM</text:p>
          </table:table-cell>
          <table:table-cell table:formula="of:=VLOOKUP([.H246];[.$D$1:.$E$623];2)" office:value-type="string" office:string-value="" calcext:value-type="error">
            <text:p>#N/A</text:p>
          </table:table-cell>
          <table:table-cell table:formula="of:=COM.MICROSOFT.CONCAT(&quot;\&quot;; [.F24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6];&quot;{\includesvg[height=1em]{svgs/hiero/0&quot;;[.D246];&quot;.svg}}&quot;)" office:value-type="string" office:string-value="\newcommand*\hieroAAJM{\includesvg[height=1em]{svgs/hiero/0246.svg}}" calcext:value-type="string">
            <text:p>\newcommand*\hieroAAJM{\includesvg[height=1em]{svgs/hiero/02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247" calcext:value-type="float">
            <text:p>247</text:p>
          </table:table-cell>
          <table:table-cell table:formula="of:=COM.MICROSOFT.CONCAT([.A247];[.B247];[.C247])" office:value-type="string" office:string-value="hieroAAJN" calcext:value-type="string">
            <text:p>hieroAAJN</text:p>
          </table:table-cell>
          <table:table-cell table:formula="of:=VLOOKUP([.H247];[.$D$1:.$E$623];2)" office:value-type="string" office:string-value="" calcext:value-type="error">
            <text:p>#N/A</text:p>
          </table:table-cell>
          <table:table-cell table:formula="of:=COM.MICROSOFT.CONCAT(&quot;\&quot;; [.F24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7];&quot;{\includesvg[height=1em]{svgs/hiero/0&quot;;[.D247];&quot;.svg}}&quot;)" office:value-type="string" office:string-value="\newcommand*\hieroAAJN{\includesvg[height=1em]{svgs/hiero/0247.svg}}" calcext:value-type="string">
            <text:p>\newcommand*\hieroAAJN{\includesvg[height=1em]{svgs/hiero/02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48" calcext:value-type="float">
            <text:p>248</text:p>
          </table:table-cell>
          <table:table-cell table:formula="of:=COM.MICROSOFT.CONCAT([.A248];[.B248];[.C248])" office:value-type="string" office:string-value="hieroAAJO" calcext:value-type="string">
            <text:p>hieroAAJO</text:p>
          </table:table-cell>
          <table:table-cell table:formula="of:=VLOOKUP([.H248];[.$D$1:.$E$623];2)" office:value-type="string" office:string-value="" calcext:value-type="error">
            <text:p>#N/A</text:p>
          </table:table-cell>
          <table:table-cell table:formula="of:=COM.MICROSOFT.CONCAT(&quot;\&quot;; [.F24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8];&quot;{\includesvg[height=1em]{svgs/hiero/0&quot;;[.D248];&quot;.svg}}&quot;)" office:value-type="string" office:string-value="\newcommand*\hieroAAJO{\includesvg[height=1em]{svgs/hiero/0248.svg}}" calcext:value-type="string">
            <text:p>\newcommand*\hieroAAJO{\includesvg[height=1em]{svgs/hiero/02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float" office:value="249" calcext:value-type="float">
            <text:p>249</text:p>
          </table:table-cell>
          <table:table-cell table:formula="of:=COM.MICROSOFT.CONCAT([.A249];[.B249];[.C249])" office:value-type="string" office:string-value="hieroAAJP" calcext:value-type="string">
            <text:p>hieroAAJP</text:p>
          </table:table-cell>
          <table:table-cell table:formula="of:=VLOOKUP([.H249];[.$D$1:.$E$623];2)" office:value-type="string" office:string-value="" calcext:value-type="error">
            <text:p>#N/A</text:p>
          </table:table-cell>
          <table:table-cell table:formula="of:=COM.MICROSOFT.CONCAT(&quot;\&quot;; [.F24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9];&quot;{\includesvg[height=1em]{svgs/hiero/0&quot;;[.D249];&quot;.svg}}&quot;)" office:value-type="string" office:string-value="\newcommand*\hieroAAJP{\includesvg[height=1em]{svgs/hiero/0249.svg}}" calcext:value-type="string">
            <text:p>\newcommand*\hieroAAJP{\includesvg[height=1em]{svgs/hiero/02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float" office:value="250" calcext:value-type="float">
            <text:p>250</text:p>
          </table:table-cell>
          <table:table-cell table:formula="of:=COM.MICROSOFT.CONCAT([.A250];[.B250];[.C250])" office:value-type="string" office:string-value="hieroAAJQ" calcext:value-type="string">
            <text:p>hieroAAJQ</text:p>
          </table:table-cell>
          <table:table-cell table:formula="of:=VLOOKUP([.H250];[.$D$1:.$E$623];2)" office:value-type="string" office:string-value="" calcext:value-type="error">
            <text:p>#N/A</text:p>
          </table:table-cell>
          <table:table-cell table:formula="of:=COM.MICROSOFT.CONCAT(&quot;\&quot;; [.F25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0];&quot;{\includesvg[height=1em]{svgs/hiero/0&quot;;[.D250];&quot;.svg}}&quot;)" office:value-type="string" office:string-value="\newcommand*\hieroAAJQ{\includesvg[height=1em]{svgs/hiero/0250.svg}}" calcext:value-type="string">
            <text:p>\newcommand*\hieroAAJQ{\includesvg[height=1em]{svgs/hiero/02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float" office:value="251" calcext:value-type="float">
            <text:p>251</text:p>
          </table:table-cell>
          <table:table-cell table:formula="of:=COM.MICROSOFT.CONCAT([.A251];[.B251];[.C251])" office:value-type="string" office:string-value="hieroAAJR" calcext:value-type="string">
            <text:p>hieroAAJR</text:p>
          </table:table-cell>
          <table:table-cell table:formula="of:=VLOOKUP([.H251];[.$D$1:.$E$623];2)" office:value-type="string" office:string-value="" calcext:value-type="error">
            <text:p>#N/A</text:p>
          </table:table-cell>
          <table:table-cell table:formula="of:=COM.MICROSOFT.CONCAT(&quot;\&quot;; [.F25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1];&quot;{\includesvg[height=1em]{svgs/hiero/0&quot;;[.D251];&quot;.svg}}&quot;)" office:value-type="string" office:string-value="\newcommand*\hieroAAJR{\includesvg[height=1em]{svgs/hiero/0251.svg}}" calcext:value-type="string">
            <text:p>\newcommand*\hieroAAJR{\includesvg[height=1em]{svgs/hiero/02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table:formula="of:=COM.MICROSOFT.CONCAT([.A252];[.B252];[.C252])" office:value-type="string" office:string-value="hieroAAJS" calcext:value-type="string">
            <text:p>hieroAAJS</text:p>
          </table:table-cell>
          <table:table-cell table:formula="of:=VLOOKUP([.H252];[.$D$1:.$E$623];2)" office:value-type="string" office:string-value="" calcext:value-type="error">
            <text:p>#N/A</text:p>
          </table:table-cell>
          <table:table-cell table:formula="of:=COM.MICROSOFT.CONCAT(&quot;\&quot;; [.F25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2];&quot;{\includesvg[height=1em]{svgs/hiero/0&quot;;[.D252];&quot;.svg}}&quot;)" office:value-type="string" office:string-value="\newcommand*\hieroAAJS{\includesvg[height=1em]{svgs/hiero/0252.svg}}" calcext:value-type="string">
            <text:p>\newcommand*\hieroAAJS{\includesvg[height=1em]{svgs/hiero/02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table:formula="of:=COM.MICROSOFT.CONCAT([.A253];[.B253];[.C253])" office:value-type="string" office:string-value="hieroAAJT" calcext:value-type="string">
            <text:p>hieroAAJT</text:p>
          </table:table-cell>
          <table:table-cell table:formula="of:=VLOOKUP([.H253];[.$D$1:.$E$623];2)" office:value-type="string" office:string-value="" calcext:value-type="error">
            <text:p>#N/A</text:p>
          </table:table-cell>
          <table:table-cell table:formula="of:=COM.MICROSOFT.CONCAT(&quot;\&quot;; [.F25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3];&quot;{\includesvg[height=1em]{svgs/hiero/0&quot;;[.D253];&quot;.svg}}&quot;)" office:value-type="string" office:string-value="\newcommand*\hieroAAJT{\includesvg[height=1em]{svgs/hiero/0253.svg}}" calcext:value-type="string">
            <text:p>\newcommand*\hieroAAJT{\includesvg[height=1em]{svgs/hiero/02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float" office:value="254" calcext:value-type="float">
            <text:p>254</text:p>
          </table:table-cell>
          <table:table-cell table:formula="of:=COM.MICROSOFT.CONCAT([.A254];[.B254];[.C254])" office:value-type="string" office:string-value="hieroAAJU" calcext:value-type="string">
            <text:p>hieroAAJU</text:p>
          </table:table-cell>
          <table:table-cell table:formula="of:=VLOOKUP([.H254];[.$D$1:.$E$623];2)" office:value-type="string" office:string-value="" calcext:value-type="error">
            <text:p>#N/A</text:p>
          </table:table-cell>
          <table:table-cell table:formula="of:=COM.MICROSOFT.CONCAT(&quot;\&quot;; [.F25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4];&quot;{\includesvg[height=1em]{svgs/hiero/0&quot;;[.D254];&quot;.svg}}&quot;)" office:value-type="string" office:string-value="\newcommand*\hieroAAJU{\includesvg[height=1em]{svgs/hiero/0254.svg}}" calcext:value-type="string">
            <text:p>\newcommand*\hieroAAJU{\includesvg[height=1em]{svgs/hiero/02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float" office:value="255" calcext:value-type="float">
            <text:p>255</text:p>
          </table:table-cell>
          <table:table-cell table:formula="of:=COM.MICROSOFT.CONCAT([.A255];[.B255];[.C255])" office:value-type="string" office:string-value="hieroAAJV" calcext:value-type="string">
            <text:p>hieroAAJV</text:p>
          </table:table-cell>
          <table:table-cell table:formula="of:=VLOOKUP([.H255];[.$D$1:.$E$623];2)" office:value-type="string" office:string-value="" calcext:value-type="error">
            <text:p>#N/A</text:p>
          </table:table-cell>
          <table:table-cell table:formula="of:=COM.MICROSOFT.CONCAT(&quot;\&quot;; [.F25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5];&quot;{\includesvg[height=1em]{svgs/hiero/0&quot;;[.D255];&quot;.svg}}&quot;)" office:value-type="string" office:string-value="\newcommand*\hieroAAJV{\includesvg[height=1em]{svgs/hiero/0255.svg}}" calcext:value-type="string">
            <text:p>\newcommand*\hieroAAJV{\includesvg[height=1em]{svgs/hiero/02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float" office:value="256" calcext:value-type="float">
            <text:p>256</text:p>
          </table:table-cell>
          <table:table-cell table:formula="of:=COM.MICROSOFT.CONCAT([.A256];[.B256];[.C256])" office:value-type="string" office:string-value="hieroAAJW" calcext:value-type="string">
            <text:p>hieroAAJW</text:p>
          </table:table-cell>
          <table:table-cell table:formula="of:=VLOOKUP([.H256];[.$D$1:.$E$623];2)" office:value-type="string" office:string-value="" calcext:value-type="error">
            <text:p>#N/A</text:p>
          </table:table-cell>
          <table:table-cell table:formula="of:=COM.MICROSOFT.CONCAT(&quot;\&quot;; [.F25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6];&quot;{\includesvg[height=1em]{svgs/hiero/0&quot;;[.D256];&quot;.svg}}&quot;)" office:value-type="string" office:string-value="\newcommand*\hieroAAJW{\includesvg[height=1em]{svgs/hiero/0256.svg}}" calcext:value-type="string">
            <text:p>\newcommand*\hieroAAJW{\includesvg[height=1em]{svgs/hiero/02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257" calcext:value-type="float">
            <text:p>257</text:p>
          </table:table-cell>
          <table:table-cell table:formula="of:=COM.MICROSOFT.CONCAT([.A257];[.B257];[.C257])" office:value-type="string" office:string-value="hieroAAJX" calcext:value-type="string">
            <text:p>hieroAAJX</text:p>
          </table:table-cell>
          <table:table-cell table:formula="of:=VLOOKUP([.H257];[.$D$1:.$E$623];2)" office:value-type="string" office:string-value="" calcext:value-type="error">
            <text:p>#N/A</text:p>
          </table:table-cell>
          <table:table-cell table:formula="of:=COM.MICROSOFT.CONCAT(&quot;\&quot;; [.F25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7];&quot;{\includesvg[height=1em]{svgs/hiero/0&quot;;[.D257];&quot;.svg}}&quot;)" office:value-type="string" office:string-value="\newcommand*\hieroAAJX{\includesvg[height=1em]{svgs/hiero/0257.svg}}" calcext:value-type="string">
            <text:p>\newcommand*\hieroAAJX{\includesvg[height=1em]{svgs/hiero/02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float" office:value="258" calcext:value-type="float">
            <text:p>258</text:p>
          </table:table-cell>
          <table:table-cell table:formula="of:=COM.MICROSOFT.CONCAT([.A258];[.B258];[.C258])" office:value-type="string" office:string-value="hieroAAJY" calcext:value-type="string">
            <text:p>hieroAAJY</text:p>
          </table:table-cell>
          <table:table-cell table:formula="of:=VLOOKUP([.H258];[.$D$1:.$E$623];2)" office:value-type="string" office:string-value="" calcext:value-type="error">
            <text:p>#N/A</text:p>
          </table:table-cell>
          <table:table-cell table:formula="of:=COM.MICROSOFT.CONCAT(&quot;\&quot;; [.F25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8];&quot;{\includesvg[height=1em]{svgs/hiero/0&quot;;[.D258];&quot;.svg}}&quot;)" office:value-type="string" office:string-value="\newcommand*\hieroAAJY{\includesvg[height=1em]{svgs/hiero/0258.svg}}" calcext:value-type="string">
            <text:p>\newcommand*\hieroAAJY{\includesvg[height=1em]{svgs/hiero/02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259" calcext:value-type="float">
            <text:p>259</text:p>
          </table:table-cell>
          <table:table-cell table:formula="of:=COM.MICROSOFT.CONCAT([.A259];[.B259];[.C259])" office:value-type="string" office:string-value="hieroAAJZ" calcext:value-type="string">
            <text:p>hieroAAJZ</text:p>
          </table:table-cell>
          <table:table-cell table:formula="of:=VLOOKUP([.H259];[.$D$1:.$E$623];2)" office:value-type="string" office:string-value="" calcext:value-type="error">
            <text:p>#N/A</text:p>
          </table:table-cell>
          <table:table-cell table:formula="of:=COM.MICROSOFT.CONCAT(&quot;\&quot;; [.F25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9];&quot;{\includesvg[height=1em]{svgs/hiero/0&quot;;[.D259];&quot;.svg}}&quot;)" office:value-type="string" office:string-value="\newcommand*\hieroAAJZ{\includesvg[height=1em]{svgs/hiero/0259.svg}}" calcext:value-type="string">
            <text:p>\newcommand*\hieroAAJZ{\includesvg[height=1em]{svgs/hiero/02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table:formula="of:=COM.MICROSOFT.CONCAT([.A260];[.B260];[.C260])" office:value-type="string" office:string-value="hieroAAKA" calcext:value-type="string">
            <text:p>hieroAAKA</text:p>
          </table:table-cell>
          <table:table-cell table:formula="of:=VLOOKUP([.H26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0];&quot;{\includesvg[height=1em]{svgs/hiero/0&quot;;[.D260];&quot;.svg}}&quot;)" office:value-type="string" office:string-value="\newcommand*\hieroAAKA{\includesvg[height=1em]{svgs/hiero/0260.svg}}" calcext:value-type="string">
            <text:p>\newcommand*\hieroAAKA{\includesvg[height=1em]{svgs/hiero/02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float" office:value="261" calcext:value-type="float">
            <text:p>261</text:p>
          </table:table-cell>
          <table:table-cell table:formula="of:=COM.MICROSOFT.CONCAT([.A261];[.B261];[.C261])" office:value-type="string" office:string-value="hieroAAKB" calcext:value-type="string">
            <text:p>hieroAAKB</text:p>
          </table:table-cell>
          <table:table-cell table:formula="of:=VLOOKUP([.H26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1];&quot;{\includesvg[height=1em]{svgs/hiero/0&quot;;[.D261];&quot;.svg}}&quot;)" office:value-type="string" office:string-value="\newcommand*\hieroAAKB{\includesvg[height=1em]{svgs/hiero/0261.svg}}" calcext:value-type="string">
            <text:p>\newcommand*\hieroAAKB{\includesvg[height=1em]{svgs/hiero/02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float" office:value="262" calcext:value-type="float">
            <text:p>262</text:p>
          </table:table-cell>
          <table:table-cell table:formula="of:=COM.MICROSOFT.CONCAT([.A262];[.B262];[.C262])" office:value-type="string" office:string-value="hieroAAKC" calcext:value-type="string">
            <text:p>hieroAAKC</text:p>
          </table:table-cell>
          <table:table-cell table:formula="of:=VLOOKUP([.H26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2];&quot;{\includesvg[height=1em]{svgs/hiero/0&quot;;[.D262];&quot;.svg}}&quot;)" office:value-type="string" office:string-value="\newcommand*\hieroAAKC{\includesvg[height=1em]{svgs/hiero/0262.svg}}" calcext:value-type="string">
            <text:p>\newcommand*\hieroAAKC{\includesvg[height=1em]{svgs/hiero/02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float" office:value="263" calcext:value-type="float">
            <text:p>263</text:p>
          </table:table-cell>
          <table:table-cell table:formula="of:=COM.MICROSOFT.CONCAT([.A263];[.B263];[.C263])" office:value-type="string" office:string-value="hieroAAKD" calcext:value-type="string">
            <text:p>hieroAAKD</text:p>
          </table:table-cell>
          <table:table-cell table:formula="of:=VLOOKUP([.H26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3];&quot;{\includesvg[height=1em]{svgs/hiero/0&quot;;[.D263];&quot;.svg}}&quot;)" office:value-type="string" office:string-value="\newcommand*\hieroAAKD{\includesvg[height=1em]{svgs/hiero/0263.svg}}" calcext:value-type="string">
            <text:p>\newcommand*\hieroAAKD{\includesvg[height=1em]{svgs/hiero/02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float" office:value="264" calcext:value-type="float">
            <text:p>264</text:p>
          </table:table-cell>
          <table:table-cell table:formula="of:=COM.MICROSOFT.CONCAT([.A264];[.B264];[.C264])" office:value-type="string" office:string-value="hieroAAKE" calcext:value-type="string">
            <text:p>hieroAAKE</text:p>
          </table:table-cell>
          <table:table-cell table:formula="of:=VLOOKUP([.H26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4];&quot;{\includesvg[height=1em]{svgs/hiero/0&quot;;[.D264];&quot;.svg}}&quot;)" office:value-type="string" office:string-value="\newcommand*\hieroAAKE{\includesvg[height=1em]{svgs/hiero/0264.svg}}" calcext:value-type="string">
            <text:p>\newcommand*\hieroAAKE{\includesvg[height=1em]{svgs/hiero/02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float" office:value="265" calcext:value-type="float">
            <text:p>265</text:p>
          </table:table-cell>
          <table:table-cell table:formula="of:=COM.MICROSOFT.CONCAT([.A265];[.B265];[.C265])" office:value-type="string" office:string-value="hieroAAKF" calcext:value-type="string">
            <text:p>hieroAAKF</text:p>
          </table:table-cell>
          <table:table-cell table:formula="of:=VLOOKUP([.H26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5];&quot;{\includesvg[height=1em]{svgs/hiero/0&quot;;[.D265];&quot;.svg}}&quot;)" office:value-type="string" office:string-value="\newcommand*\hieroAAKF{\includesvg[height=1em]{svgs/hiero/0265.svg}}" calcext:value-type="string">
            <text:p>\newcommand*\hieroAAKF{\includesvg[height=1em]{svgs/hiero/02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float" office:value="266" calcext:value-type="float">
            <text:p>266</text:p>
          </table:table-cell>
          <table:table-cell table:formula="of:=COM.MICROSOFT.CONCAT([.A266];[.B266];[.C266])" office:value-type="string" office:string-value="hieroAAKG" calcext:value-type="string">
            <text:p>hieroAAKG</text:p>
          </table:table-cell>
          <table:table-cell table:formula="of:=VLOOKUP([.H26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6];&quot;{\includesvg[height=1em]{svgs/hiero/0&quot;;[.D266];&quot;.svg}}&quot;)" office:value-type="string" office:string-value="\newcommand*\hieroAAKG{\includesvg[height=1em]{svgs/hiero/0266.svg}}" calcext:value-type="string">
            <text:p>\newcommand*\hieroAAKG{\includesvg[height=1em]{svgs/hiero/02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float" office:value="267" calcext:value-type="float">
            <text:p>267</text:p>
          </table:table-cell>
          <table:table-cell table:formula="of:=COM.MICROSOFT.CONCAT([.A267];[.B267];[.C267])" office:value-type="string" office:string-value="hieroAAKH" calcext:value-type="string">
            <text:p>hieroAAKH</text:p>
          </table:table-cell>
          <table:table-cell table:formula="of:=VLOOKUP([.H26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7];&quot;{\includesvg[height=1em]{svgs/hiero/0&quot;;[.D267];&quot;.svg}}&quot;)" office:value-type="string" office:string-value="\newcommand*\hieroAAKH{\includesvg[height=1em]{svgs/hiero/0267.svg}}" calcext:value-type="string">
            <text:p>\newcommand*\hieroAAKH{\includesvg[height=1em]{svgs/hiero/02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68" calcext:value-type="float">
            <text:p>268</text:p>
          </table:table-cell>
          <table:table-cell table:formula="of:=COM.MICROSOFT.CONCAT([.A268];[.B268];[.C268])" office:value-type="string" office:string-value="hieroAAKI" calcext:value-type="string">
            <text:p>hieroAAKI</text:p>
          </table:table-cell>
          <table:table-cell table:formula="of:=VLOOKUP([.H26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8];&quot;{\includesvg[height=1em]{svgs/hiero/0&quot;;[.D268];&quot;.svg}}&quot;)" office:value-type="string" office:string-value="\newcommand*\hieroAAKI{\includesvg[height=1em]{svgs/hiero/0268.svg}}" calcext:value-type="string">
            <text:p>\newcommand*\hieroAAKI{\includesvg[height=1em]{svgs/hiero/02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float" office:value="269" calcext:value-type="float">
            <text:p>269</text:p>
          </table:table-cell>
          <table:table-cell table:formula="of:=COM.MICROSOFT.CONCAT([.A269];[.B269];[.C269])" office:value-type="string" office:string-value="hieroAAKJ" calcext:value-type="string">
            <text:p>hieroAAKJ</text:p>
          </table:table-cell>
          <table:table-cell table:formula="of:=VLOOKUP([.H26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9];&quot;{\includesvg[height=1em]{svgs/hiero/0&quot;;[.D269];&quot;.svg}}&quot;)" office:value-type="string" office:string-value="\newcommand*\hieroAAKJ{\includesvg[height=1em]{svgs/hiero/0269.svg}}" calcext:value-type="string">
            <text:p>\newcommand*\hieroAAKJ{\includesvg[height=1em]{svgs/hiero/02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formula="of:=COM.MICROSOFT.CONCAT([.A270];[.B270];[.C270])" office:value-type="string" office:string-value="hieroAAKK" calcext:value-type="string">
            <text:p>hieroAAKK</text:p>
          </table:table-cell>
          <table:table-cell table:formula="of:=VLOOKUP([.H27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0];&quot;{\includesvg[height=1em]{svgs/hiero/0&quot;;[.D270];&quot;.svg}}&quot;)" office:value-type="string" office:string-value="\newcommand*\hieroAAKK{\includesvg[height=1em]{svgs/hiero/0270.svg}}" calcext:value-type="string">
            <text:p>\newcommand*\hieroAAKK{\includesvg[height=1em]{svgs/hiero/02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float" office:value="271" calcext:value-type="float">
            <text:p>271</text:p>
          </table:table-cell>
          <table:table-cell table:formula="of:=COM.MICROSOFT.CONCAT([.A271];[.B271];[.C271])" office:value-type="string" office:string-value="hieroAAKL" calcext:value-type="string">
            <text:p>hieroAAKL</text:p>
          </table:table-cell>
          <table:table-cell table:formula="of:=VLOOKUP([.H27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1];&quot;{\includesvg[height=1em]{svgs/hiero/0&quot;;[.D271];&quot;.svg}}&quot;)" office:value-type="string" office:string-value="\newcommand*\hieroAAKL{\includesvg[height=1em]{svgs/hiero/0271.svg}}" calcext:value-type="string">
            <text:p>\newcommand*\hieroAAKL{\includesvg[height=1em]{svgs/hiero/02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float" office:value="272" calcext:value-type="float">
            <text:p>272</text:p>
          </table:table-cell>
          <table:table-cell table:formula="of:=COM.MICROSOFT.CONCAT([.A272];[.B272];[.C272])" office:value-type="string" office:string-value="hieroAAKM" calcext:value-type="string">
            <text:p>hieroAAKM</text:p>
          </table:table-cell>
          <table:table-cell table:formula="of:=VLOOKUP([.H27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2];&quot;{\includesvg[height=1em]{svgs/hiero/0&quot;;[.D272];&quot;.svg}}&quot;)" office:value-type="string" office:string-value="\newcommand*\hieroAAKM{\includesvg[height=1em]{svgs/hiero/0272.svg}}" calcext:value-type="string">
            <text:p>\newcommand*\hieroAAKM{\includesvg[height=1em]{svgs/hiero/02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float" office:value="273" calcext:value-type="float">
            <text:p>273</text:p>
          </table:table-cell>
          <table:table-cell table:formula="of:=COM.MICROSOFT.CONCAT([.A273];[.B273];[.C273])" office:value-type="string" office:string-value="hieroAAKN" calcext:value-type="string">
            <text:p>hieroAAKN</text:p>
          </table:table-cell>
          <table:table-cell table:formula="of:=VLOOKUP([.H27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3];&quot;{\includesvg[height=1em]{svgs/hiero/0&quot;;[.D273];&quot;.svg}}&quot;)" office:value-type="string" office:string-value="\newcommand*\hieroAAKN{\includesvg[height=1em]{svgs/hiero/0273.svg}}" calcext:value-type="string">
            <text:p>\newcommand*\hieroAAKN{\includesvg[height=1em]{svgs/hiero/02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274" calcext:value-type="float">
            <text:p>274</text:p>
          </table:table-cell>
          <table:table-cell table:formula="of:=COM.MICROSOFT.CONCAT([.A274];[.B274];[.C274])" office:value-type="string" office:string-value="hieroAAKO" calcext:value-type="string">
            <text:p>hieroAAKO</text:p>
          </table:table-cell>
          <table:table-cell table:formula="of:=VLOOKUP([.H27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4];&quot;{\includesvg[height=1em]{svgs/hiero/0&quot;;[.D274];&quot;.svg}}&quot;)" office:value-type="string" office:string-value="\newcommand*\hieroAAKO{\includesvg[height=1em]{svgs/hiero/0274.svg}}" calcext:value-type="string">
            <text:p>\newcommand*\hieroAAKO{\includesvg[height=1em]{svgs/hiero/02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float" office:value="275" calcext:value-type="float">
            <text:p>275</text:p>
          </table:table-cell>
          <table:table-cell table:formula="of:=COM.MICROSOFT.CONCAT([.A275];[.B275];[.C275])" office:value-type="string" office:string-value="hieroAAKP" calcext:value-type="string">
            <text:p>hieroAAKP</text:p>
          </table:table-cell>
          <table:table-cell table:formula="of:=VLOOKUP([.H27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5];&quot;{\includesvg[height=1em]{svgs/hiero/0&quot;;[.D275];&quot;.svg}}&quot;)" office:value-type="string" office:string-value="\newcommand*\hieroAAKP{\includesvg[height=1em]{svgs/hiero/0275.svg}}" calcext:value-type="string">
            <text:p>\newcommand*\hieroAAKP{\includesvg[height=1em]{svgs/hiero/02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float" office:value="276" calcext:value-type="float">
            <text:p>276</text:p>
          </table:table-cell>
          <table:table-cell table:formula="of:=COM.MICROSOFT.CONCAT([.A276];[.B276];[.C276])" office:value-type="string" office:string-value="hieroAAKQ" calcext:value-type="string">
            <text:p>hieroAAKQ</text:p>
          </table:table-cell>
          <table:table-cell table:formula="of:=VLOOKUP([.H27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6];&quot;{\includesvg[height=1em]{svgs/hiero/0&quot;;[.D276];&quot;.svg}}&quot;)" office:value-type="string" office:string-value="\newcommand*\hieroAAKQ{\includesvg[height=1em]{svgs/hiero/0276.svg}}" calcext:value-type="string">
            <text:p>\newcommand*\hieroAAKQ{\includesvg[height=1em]{svgs/hiero/02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float" office:value="277" calcext:value-type="float">
            <text:p>277</text:p>
          </table:table-cell>
          <table:table-cell table:formula="of:=COM.MICROSOFT.CONCAT([.A277];[.B277];[.C277])" office:value-type="string" office:string-value="hieroAAKR" calcext:value-type="string">
            <text:p>hieroAAKR</text:p>
          </table:table-cell>
          <table:table-cell table:formula="of:=VLOOKUP([.H27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7];&quot;{\includesvg[height=1em]{svgs/hiero/0&quot;;[.D277];&quot;.svg}}&quot;)" office:value-type="string" office:string-value="\newcommand*\hieroAAKR{\includesvg[height=1em]{svgs/hiero/0277.svg}}" calcext:value-type="string">
            <text:p>\newcommand*\hieroAAKR{\includesvg[height=1em]{svgs/hiero/02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278" calcext:value-type="float">
            <text:p>278</text:p>
          </table:table-cell>
          <table:table-cell table:formula="of:=COM.MICROSOFT.CONCAT([.A278];[.B278];[.C278])" office:value-type="string" office:string-value="hieroAAKS" calcext:value-type="string">
            <text:p>hieroAAKS</text:p>
          </table:table-cell>
          <table:table-cell table:formula="of:=VLOOKUP([.H27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8];&quot;{\includesvg[height=1em]{svgs/hiero/0&quot;;[.D278];&quot;.svg}}&quot;)" office:value-type="string" office:string-value="\newcommand*\hieroAAKS{\includesvg[height=1em]{svgs/hiero/0278.svg}}" calcext:value-type="string">
            <text:p>\newcommand*\hieroAAKS{\includesvg[height=1em]{svgs/hiero/02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table:formula="of:=COM.MICROSOFT.CONCAT([.A279];[.B279];[.C279])" office:value-type="string" office:string-value="hieroAAKT" calcext:value-type="string">
            <text:p>hieroAAKT</text:p>
          </table:table-cell>
          <table:table-cell table:formula="of:=VLOOKUP([.H27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9];&quot;{\includesvg[height=1em]{svgs/hiero/0&quot;;[.D279];&quot;.svg}}&quot;)" office:value-type="string" office:string-value="\newcommand*\hieroAAKT{\includesvg[height=1em]{svgs/hiero/0279.svg}}" calcext:value-type="string">
            <text:p>\newcommand*\hieroAAKT{\includesvg[height=1em]{svgs/hiero/02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float" office:value="280" calcext:value-type="float">
            <text:p>280</text:p>
          </table:table-cell>
          <table:table-cell table:formula="of:=COM.MICROSOFT.CONCAT([.A280];[.B280];[.C280])" office:value-type="string" office:string-value="hieroAAKU" calcext:value-type="string">
            <text:p>hieroAAKU</text:p>
          </table:table-cell>
          <table:table-cell table:formula="of:=VLOOKUP([.H28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0];&quot;{\includesvg[height=1em]{svgs/hiero/0&quot;;[.D280];&quot;.svg}}&quot;)" office:value-type="string" office:string-value="\newcommand*\hieroAAKU{\includesvg[height=1em]{svgs/hiero/0280.svg}}" calcext:value-type="string">
            <text:p>\newcommand*\hieroAAKU{\includesvg[height=1em]{svgs/hiero/02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281" calcext:value-type="float">
            <text:p>281</text:p>
          </table:table-cell>
          <table:table-cell table:formula="of:=COM.MICROSOFT.CONCAT([.A281];[.B281];[.C281])" office:value-type="string" office:string-value="hieroAAKV" calcext:value-type="string">
            <text:p>hieroAAKV</text:p>
          </table:table-cell>
          <table:table-cell table:formula="of:=VLOOKUP([.H28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1];&quot;{\includesvg[height=1em]{svgs/hiero/0&quot;;[.D281];&quot;.svg}}&quot;)" office:value-type="string" office:string-value="\newcommand*\hieroAAKV{\includesvg[height=1em]{svgs/hiero/0281.svg}}" calcext:value-type="string">
            <text:p>\newcommand*\hieroAAKV{\includesvg[height=1em]{svgs/hiero/02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office:value-type="float" office:value="282" calcext:value-type="float">
            <text:p>282</text:p>
          </table:table-cell>
          <table:table-cell table:formula="of:=COM.MICROSOFT.CONCAT([.A282];[.B282];[.C282])" office:value-type="string" office:string-value="hieroAAKW" calcext:value-type="string">
            <text:p>hieroAAKW</text:p>
          </table:table-cell>
          <table:table-cell table:formula="of:=VLOOKUP([.H28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2];&quot;{\includesvg[height=1em]{svgs/hiero/0&quot;;[.D282];&quot;.svg}}&quot;)" office:value-type="string" office:string-value="\newcommand*\hieroAAKW{\includesvg[height=1em]{svgs/hiero/0282.svg}}" calcext:value-type="string">
            <text:p>\newcommand*\hieroAAKW{\includesvg[height=1em]{svgs/hiero/02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83" calcext:value-type="float">
            <text:p>283</text:p>
          </table:table-cell>
          <table:table-cell table:formula="of:=COM.MICROSOFT.CONCAT([.A283];[.B283];[.C283])" office:value-type="string" office:string-value="hieroAAKX" calcext:value-type="string">
            <text:p>hieroAAKX</text:p>
          </table:table-cell>
          <table:table-cell table:formula="of:=VLOOKUP([.H28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3];&quot;{\includesvg[height=1em]{svgs/hiero/0&quot;;[.D283];&quot;.svg}}&quot;)" office:value-type="string" office:string-value="\newcommand*\hieroAAKX{\includesvg[height=1em]{svgs/hiero/0283.svg}}" calcext:value-type="string">
            <text:p>\newcommand*\hieroAAKX{\includesvg[height=1em]{svgs/hiero/02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float" office:value="284" calcext:value-type="float">
            <text:p>284</text:p>
          </table:table-cell>
          <table:table-cell table:formula="of:=COM.MICROSOFT.CONCAT([.A284];[.B284];[.C284])" office:value-type="string" office:string-value="hieroAAKY" calcext:value-type="string">
            <text:p>hieroAAKY</text:p>
          </table:table-cell>
          <table:table-cell table:formula="of:=VLOOKUP([.H28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4];&quot;{\includesvg[height=1em]{svgs/hiero/0&quot;;[.D284];&quot;.svg}}&quot;)" office:value-type="string" office:string-value="\newcommand*\hieroAAKY{\includesvg[height=1em]{svgs/hiero/0284.svg}}" calcext:value-type="string">
            <text:p>\newcommand*\hieroAAKY{\includesvg[height=1em]{svgs/hiero/02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</text:p>
          </table:table-cell>
          <table:table-cell office:value-type="float" office:value="285" calcext:value-type="float">
            <text:p>285</text:p>
          </table:table-cell>
          <table:table-cell table:formula="of:=COM.MICROSOFT.CONCAT([.A285];[.B285];[.C285])" office:value-type="string" office:string-value="hieroAAKZ" calcext:value-type="string">
            <text:p>hieroAAKZ</text:p>
          </table:table-cell>
          <table:table-cell table:formula="of:=VLOOKUP([.H28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5];&quot;{\includesvg[height=1em]{svgs/hiero/0&quot;;[.D285];&quot;.svg}}&quot;)" office:value-type="string" office:string-value="\newcommand*\hieroAAKZ{\includesvg[height=1em]{svgs/hiero/0285.svg}}" calcext:value-type="string">
            <text:p>\newcommand*\hieroAAKZ{\includesvg[height=1em]{svgs/hiero/02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table:formula="of:=COM.MICROSOFT.CONCAT([.A286];[.B286];[.C286])" office:value-type="string" office:string-value="hieroAALA" calcext:value-type="string">
            <text:p>hieroAALA</text:p>
          </table:table-cell>
          <table:table-cell table:formula="of:=VLOOKUP([.H28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6];&quot;{\includesvg[height=1em]{svgs/hiero/0&quot;;[.D286];&quot;.svg}}&quot;)" office:value-type="string" office:string-value="\newcommand*\hieroAALA{\includesvg[height=1em]{svgs/hiero/0286.svg}}" calcext:value-type="string">
            <text:p>\newcommand*\hieroAALA{\includesvg[height=1em]{svgs/hiero/02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287" calcext:value-type="float">
            <text:p>287</text:p>
          </table:table-cell>
          <table:table-cell table:formula="of:=COM.MICROSOFT.CONCAT([.A287];[.B287];[.C287])" office:value-type="string" office:string-value="hieroAALB" calcext:value-type="string">
            <text:p>hieroAALB</text:p>
          </table:table-cell>
          <table:table-cell table:formula="of:=VLOOKUP([.H28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7];&quot;{\includesvg[height=1em]{svgs/hiero/0&quot;;[.D287];&quot;.svg}}&quot;)" office:value-type="string" office:string-value="\newcommand*\hieroAALB{\includesvg[height=1em]{svgs/hiero/0287.svg}}" calcext:value-type="string">
            <text:p>\newcommand*\hieroAALB{\includesvg[height=1em]{svgs/hiero/02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88" calcext:value-type="float">
            <text:p>288</text:p>
          </table:table-cell>
          <table:table-cell table:formula="of:=COM.MICROSOFT.CONCAT([.A288];[.B288];[.C288])" office:value-type="string" office:string-value="hieroAALC" calcext:value-type="string">
            <text:p>hieroAALC</text:p>
          </table:table-cell>
          <table:table-cell table:formula="of:=VLOOKUP([.H28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8];&quot;{\includesvg[height=1em]{svgs/hiero/0&quot;;[.D288];&quot;.svg}}&quot;)" office:value-type="string" office:string-value="\newcommand*\hieroAALC{\includesvg[height=1em]{svgs/hiero/0288.svg}}" calcext:value-type="string">
            <text:p>\newcommand*\hieroAALC{\includesvg[height=1em]{svgs/hiero/02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89" calcext:value-type="float">
            <text:p>289</text:p>
          </table:table-cell>
          <table:table-cell table:formula="of:=COM.MICROSOFT.CONCAT([.A289];[.B289];[.C289])" office:value-type="string" office:string-value="hieroAALD" calcext:value-type="string">
            <text:p>hieroAALD</text:p>
          </table:table-cell>
          <table:table-cell table:formula="of:=VLOOKUP([.H28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9];&quot;{\includesvg[height=1em]{svgs/hiero/0&quot;;[.D289];&quot;.svg}}&quot;)" office:value-type="string" office:string-value="\newcommand*\hieroAALD{\includesvg[height=1em]{svgs/hiero/0289.svg}}" calcext:value-type="string">
            <text:p>\newcommand*\hieroAALD{\includesvg[height=1em]{svgs/hiero/02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float" office:value="290" calcext:value-type="float">
            <text:p>290</text:p>
          </table:table-cell>
          <table:table-cell table:formula="of:=COM.MICROSOFT.CONCAT([.A290];[.B290];[.C290])" office:value-type="string" office:string-value="hieroAALE" calcext:value-type="string">
            <text:p>hieroAALE</text:p>
          </table:table-cell>
          <table:table-cell table:formula="of:=VLOOKUP([.H29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0];&quot;{\includesvg[height=1em]{svgs/hiero/0&quot;;[.D290];&quot;.svg}}&quot;)" office:value-type="string" office:string-value="\newcommand*\hieroAALE{\includesvg[height=1em]{svgs/hiero/0290.svg}}" calcext:value-type="string">
            <text:p>\newcommand*\hieroAALE{\includesvg[height=1em]{svgs/hiero/02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291" calcext:value-type="float">
            <text:p>291</text:p>
          </table:table-cell>
          <table:table-cell table:formula="of:=COM.MICROSOFT.CONCAT([.A291];[.B291];[.C291])" office:value-type="string" office:string-value="hieroAALF" calcext:value-type="string">
            <text:p>hieroAALF</text:p>
          </table:table-cell>
          <table:table-cell table:formula="of:=VLOOKUP([.H29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1];&quot;{\includesvg[height=1em]{svgs/hiero/0&quot;;[.D291];&quot;.svg}}&quot;)" office:value-type="string" office:string-value="\newcommand*\hieroAALF{\includesvg[height=1em]{svgs/hiero/0291.svg}}" calcext:value-type="string">
            <text:p>\newcommand*\hieroAALF{\includesvg[height=1em]{svgs/hiero/02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float" office:value="292" calcext:value-type="float">
            <text:p>292</text:p>
          </table:table-cell>
          <table:table-cell table:formula="of:=COM.MICROSOFT.CONCAT([.A292];[.B292];[.C292])" office:value-type="string" office:string-value="hieroAALG" calcext:value-type="string">
            <text:p>hieroAALG</text:p>
          </table:table-cell>
          <table:table-cell table:formula="of:=VLOOKUP([.H29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2];&quot;{\includesvg[height=1em]{svgs/hiero/0&quot;;[.D292];&quot;.svg}}&quot;)" office:value-type="string" office:string-value="\newcommand*\hieroAALG{\includesvg[height=1em]{svgs/hiero/0292.svg}}" calcext:value-type="string">
            <text:p>\newcommand*\hieroAALG{\includesvg[height=1em]{svgs/hiero/02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293" calcext:value-type="float">
            <text:p>293</text:p>
          </table:table-cell>
          <table:table-cell table:formula="of:=COM.MICROSOFT.CONCAT([.A293];[.B293];[.C293])" office:value-type="string" office:string-value="hieroAALH" calcext:value-type="string">
            <text:p>hieroAALH</text:p>
          </table:table-cell>
          <table:table-cell table:formula="of:=VLOOKUP([.H29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3];&quot;{\includesvg[height=1em]{svgs/hiero/0&quot;;[.D293];&quot;.svg}}&quot;)" office:value-type="string" office:string-value="\newcommand*\hieroAALH{\includesvg[height=1em]{svgs/hiero/0293.svg}}" calcext:value-type="string">
            <text:p>\newcommand*\hieroAALH{\includesvg[height=1em]{svgs/hiero/02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float" office:value="294" calcext:value-type="float">
            <text:p>294</text:p>
          </table:table-cell>
          <table:table-cell table:formula="of:=COM.MICROSOFT.CONCAT([.A294];[.B294];[.C294])" office:value-type="string" office:string-value="hieroAALI" calcext:value-type="string">
            <text:p>hieroAALI</text:p>
          </table:table-cell>
          <table:table-cell table:formula="of:=VLOOKUP([.H29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4];&quot;{\includesvg[height=1em]{svgs/hiero/0&quot;;[.D294];&quot;.svg}}&quot;)" office:value-type="string" office:string-value="\newcommand*\hieroAALI{\includesvg[height=1em]{svgs/hiero/0294.svg}}" calcext:value-type="string">
            <text:p>\newcommand*\hieroAALI{\includesvg[height=1em]{svgs/hiero/02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float" office:value="295" calcext:value-type="float">
            <text:p>295</text:p>
          </table:table-cell>
          <table:table-cell table:formula="of:=COM.MICROSOFT.CONCAT([.A295];[.B295];[.C295])" office:value-type="string" office:string-value="hieroAALJ" calcext:value-type="string">
            <text:p>hieroAALJ</text:p>
          </table:table-cell>
          <table:table-cell table:formula="of:=VLOOKUP([.H29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5];&quot;{\includesvg[height=1em]{svgs/hiero/0&quot;;[.D295];&quot;.svg}}&quot;)" office:value-type="string" office:string-value="\newcommand*\hieroAALJ{\includesvg[height=1em]{svgs/hiero/0295.svg}}" calcext:value-type="string">
            <text:p>\newcommand*\hieroAALJ{\includesvg[height=1em]{svgs/hiero/02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float" office:value="296" calcext:value-type="float">
            <text:p>296</text:p>
          </table:table-cell>
          <table:table-cell table:formula="of:=COM.MICROSOFT.CONCAT([.A296];[.B296];[.C296])" office:value-type="string" office:string-value="hieroAALK" calcext:value-type="string">
            <text:p>hieroAALK</text:p>
          </table:table-cell>
          <table:table-cell table:formula="of:=VLOOKUP([.H29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6];&quot;{\includesvg[height=1em]{svgs/hiero/0&quot;;[.D296];&quot;.svg}}&quot;)" office:value-type="string" office:string-value="\newcommand*\hieroAALK{\includesvg[height=1em]{svgs/hiero/0296.svg}}" calcext:value-type="string">
            <text:p>\newcommand*\hieroAALK{\includesvg[height=1em]{svgs/hiero/02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97" calcext:value-type="float">
            <text:p>297</text:p>
          </table:table-cell>
          <table:table-cell table:formula="of:=COM.MICROSOFT.CONCAT([.A297];[.B297];[.C297])" office:value-type="string" office:string-value="hieroAALL" calcext:value-type="string">
            <text:p>hieroAALL</text:p>
          </table:table-cell>
          <table:table-cell table:formula="of:=VLOOKUP([.H29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7];&quot;{\includesvg[height=1em]{svgs/hiero/0&quot;;[.D297];&quot;.svg}}&quot;)" office:value-type="string" office:string-value="\newcommand*\hieroAALL{\includesvg[height=1em]{svgs/hiero/0297.svg}}" calcext:value-type="string">
            <text:p>\newcommand*\hieroAALL{\includesvg[height=1em]{svgs/hiero/02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float" office:value="298" calcext:value-type="float">
            <text:p>298</text:p>
          </table:table-cell>
          <table:table-cell table:formula="of:=COM.MICROSOFT.CONCAT([.A298];[.B298];[.C298])" office:value-type="string" office:string-value="hieroAALM" calcext:value-type="string">
            <text:p>hieroAALM</text:p>
          </table:table-cell>
          <table:table-cell table:formula="of:=VLOOKUP([.H29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8];&quot;{\includesvg[height=1em]{svgs/hiero/0&quot;;[.D298];&quot;.svg}}&quot;)" office:value-type="string" office:string-value="\newcommand*\hieroAALM{\includesvg[height=1em]{svgs/hiero/0298.svg}}" calcext:value-type="string">
            <text:p>\newcommand*\hieroAALM{\includesvg[height=1em]{svgs/hiero/02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299" calcext:value-type="float">
            <text:p>299</text:p>
          </table:table-cell>
          <table:table-cell table:formula="of:=COM.MICROSOFT.CONCAT([.A299];[.B299];[.C299])" office:value-type="string" office:string-value="hieroAALN" calcext:value-type="string">
            <text:p>hieroAALN</text:p>
          </table:table-cell>
          <table:table-cell table:formula="of:=VLOOKUP([.H29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9];&quot;{\includesvg[height=1em]{svgs/hiero/0&quot;;[.D299];&quot;.svg}}&quot;)" office:value-type="string" office:string-value="\newcommand*\hieroAALN{\includesvg[height=1em]{svgs/hiero/0299.svg}}" calcext:value-type="string">
            <text:p>\newcommand*\hieroAALN{\includesvg[height=1em]{svgs/hiero/02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float" office:value="300" calcext:value-type="float">
            <text:p>300</text:p>
          </table:table-cell>
          <table:table-cell table:formula="of:=COM.MICROSOFT.CONCAT([.A300];[.B300];[.C300])" office:value-type="string" office:string-value="hieroAALO" calcext:value-type="string">
            <text:p>hieroAALO</text:p>
          </table:table-cell>
          <table:table-cell table:formula="of:=VLOOKUP([.H30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0];&quot;{\includesvg[height=1em]{svgs/hiero/0&quot;;[.D300];&quot;.svg}}&quot;)" office:value-type="string" office:string-value="\newcommand*\hieroAALO{\includesvg[height=1em]{svgs/hiero/0300.svg}}" calcext:value-type="string">
            <text:p>\newcommand*\hieroAALO{\includesvg[height=1em]{svgs/hiero/03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float" office:value="301" calcext:value-type="float">
            <text:p>301</text:p>
          </table:table-cell>
          <table:table-cell table:formula="of:=COM.MICROSOFT.CONCAT([.A301];[.B301];[.C301])" office:value-type="string" office:string-value="hieroAALP" calcext:value-type="string">
            <text:p>hieroAALP</text:p>
          </table:table-cell>
          <table:table-cell table:formula="of:=VLOOKUP([.H30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1];&quot;{\includesvg[height=1em]{svgs/hiero/0&quot;;[.D301];&quot;.svg}}&quot;)" office:value-type="string" office:string-value="\newcommand*\hieroAALP{\includesvg[height=1em]{svgs/hiero/0301.svg}}" calcext:value-type="string">
            <text:p>\newcommand*\hieroAALP{\includesvg[height=1em]{svgs/hiero/03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float" office:value="302" calcext:value-type="float">
            <text:p>302</text:p>
          </table:table-cell>
          <table:table-cell table:formula="of:=COM.MICROSOFT.CONCAT([.A302];[.B302];[.C302])" office:value-type="string" office:string-value="hieroAALQ" calcext:value-type="string">
            <text:p>hieroAALQ</text:p>
          </table:table-cell>
          <table:table-cell table:formula="of:=VLOOKUP([.H30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2];&quot;{\includesvg[height=1em]{svgs/hiero/0&quot;;[.D302];&quot;.svg}}&quot;)" office:value-type="string" office:string-value="\newcommand*\hieroAALQ{\includesvg[height=1em]{svgs/hiero/0302.svg}}" calcext:value-type="string">
            <text:p>\newcommand*\hieroAALQ{\includesvg[height=1em]{svgs/hiero/03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03" calcext:value-type="float">
            <text:p>303</text:p>
          </table:table-cell>
          <table:table-cell table:formula="of:=COM.MICROSOFT.CONCAT([.A303];[.B303];[.C303])" office:value-type="string" office:string-value="hieroAALR" calcext:value-type="string">
            <text:p>hieroAALR</text:p>
          </table:table-cell>
          <table:table-cell table:formula="of:=VLOOKUP([.H30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3];&quot;{\includesvg[height=1em]{svgs/hiero/0&quot;;[.D303];&quot;.svg}}&quot;)" office:value-type="string" office:string-value="\newcommand*\hieroAALR{\includesvg[height=1em]{svgs/hiero/0303.svg}}" calcext:value-type="string">
            <text:p>\newcommand*\hieroAALR{\includesvg[height=1em]{svgs/hiero/03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float" office:value="304" calcext:value-type="float">
            <text:p>304</text:p>
          </table:table-cell>
          <table:table-cell table:formula="of:=COM.MICROSOFT.CONCAT([.A304];[.B304];[.C304])" office:value-type="string" office:string-value="hieroAALS" calcext:value-type="string">
            <text:p>hieroAALS</text:p>
          </table:table-cell>
          <table:table-cell table:formula="of:=VLOOKUP([.H30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4];&quot;{\includesvg[height=1em]{svgs/hiero/0&quot;;[.D304];&quot;.svg}}&quot;)" office:value-type="string" office:string-value="\newcommand*\hieroAALS{\includesvg[height=1em]{svgs/hiero/0304.svg}}" calcext:value-type="string">
            <text:p>\newcommand*\hieroAALS{\includesvg[height=1em]{svgs/hiero/03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table:formula="of:=COM.MICROSOFT.CONCAT([.A305];[.B305];[.C305])" office:value-type="string" office:string-value="hieroAALT" calcext:value-type="string">
            <text:p>hieroAALT</text:p>
          </table:table-cell>
          <table:table-cell table:formula="of:=VLOOKUP([.H30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5];&quot;{\includesvg[height=1em]{svgs/hiero/0&quot;;[.D305];&quot;.svg}}&quot;)" office:value-type="string" office:string-value="\newcommand*\hieroAALT{\includesvg[height=1em]{svgs/hiero/0305.svg}}" calcext:value-type="string">
            <text:p>\newcommand*\hieroAALT{\includesvg[height=1em]{svgs/hiero/03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float" office:value="306" calcext:value-type="float">
            <text:p>306</text:p>
          </table:table-cell>
          <table:table-cell table:formula="of:=COM.MICROSOFT.CONCAT([.A306];[.B306];[.C306])" office:value-type="string" office:string-value="hieroAALU" calcext:value-type="string">
            <text:p>hieroAALU</text:p>
          </table:table-cell>
          <table:table-cell table:formula="of:=VLOOKUP([.H30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6];&quot;{\includesvg[height=1em]{svgs/hiero/0&quot;;[.D306];&quot;.svg}}&quot;)" office:value-type="string" office:string-value="\newcommand*\hieroAALU{\includesvg[height=1em]{svgs/hiero/0306.svg}}" calcext:value-type="string">
            <text:p>\newcommand*\hieroAALU{\includesvg[height=1em]{svgs/hiero/03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float" office:value="307" calcext:value-type="float">
            <text:p>307</text:p>
          </table:table-cell>
          <table:table-cell table:formula="of:=COM.MICROSOFT.CONCAT([.A307];[.B307];[.C307])" office:value-type="string" office:string-value="hieroAALV" calcext:value-type="string">
            <text:p>hieroAALV</text:p>
          </table:table-cell>
          <table:table-cell table:formula="of:=VLOOKUP([.H30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7];&quot;{\includesvg[height=1em]{svgs/hiero/0&quot;;[.D307];&quot;.svg}}&quot;)" office:value-type="string" office:string-value="\newcommand*\hieroAALV{\includesvg[height=1em]{svgs/hiero/0307.svg}}" calcext:value-type="string">
            <text:p>\newcommand*\hieroAALV{\includesvg[height=1em]{svgs/hiero/03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float" office:value="308" calcext:value-type="float">
            <text:p>308</text:p>
          </table:table-cell>
          <table:table-cell table:formula="of:=COM.MICROSOFT.CONCAT([.A308];[.B308];[.C308])" office:value-type="string" office:string-value="hieroAALW" calcext:value-type="string">
            <text:p>hieroAALW</text:p>
          </table:table-cell>
          <table:table-cell table:formula="of:=VLOOKUP([.H30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8];&quot;{\includesvg[height=1em]{svgs/hiero/0&quot;;[.D308];&quot;.svg}}&quot;)" office:value-type="string" office:string-value="\newcommand*\hieroAALW{\includesvg[height=1em]{svgs/hiero/0308.svg}}" calcext:value-type="string">
            <text:p>\newcommand*\hieroAALW{\includesvg[height=1em]{svgs/hiero/03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309" calcext:value-type="float">
            <text:p>309</text:p>
          </table:table-cell>
          <table:table-cell table:formula="of:=COM.MICROSOFT.CONCAT([.A309];[.B309];[.C309])" office:value-type="string" office:string-value="hieroAALX" calcext:value-type="string">
            <text:p>hieroAALX</text:p>
          </table:table-cell>
          <table:table-cell table:formula="of:=VLOOKUP([.H30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9];&quot;{\includesvg[height=1em]{svgs/hiero/0&quot;;[.D309];&quot;.svg}}&quot;)" office:value-type="string" office:string-value="\newcommand*\hieroAALX{\includesvg[height=1em]{svgs/hiero/0309.svg}}" calcext:value-type="string">
            <text:p>\newcommand*\hieroAALX{\includesvg[height=1em]{svgs/hiero/03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float" office:value="310" calcext:value-type="float">
            <text:p>310</text:p>
          </table:table-cell>
          <table:table-cell table:formula="of:=COM.MICROSOFT.CONCAT([.A310];[.B310];[.C310])" office:value-type="string" office:string-value="hieroAALY" calcext:value-type="string">
            <text:p>hieroAALY</text:p>
          </table:table-cell>
          <table:table-cell table:formula="of:=VLOOKUP([.H31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0];&quot;{\includesvg[height=1em]{svgs/hiero/0&quot;;[.D310];&quot;.svg}}&quot;)" office:value-type="string" office:string-value="\newcommand*\hieroAALY{\includesvg[height=1em]{svgs/hiero/0310.svg}}" calcext:value-type="string">
            <text:p>\newcommand*\hieroAALY{\includesvg[height=1em]{svgs/hiero/03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float" office:value="311" calcext:value-type="float">
            <text:p>311</text:p>
          </table:table-cell>
          <table:table-cell table:formula="of:=COM.MICROSOFT.CONCAT([.A311];[.B311];[.C311])" office:value-type="string" office:string-value="hieroAALZ" calcext:value-type="string">
            <text:p>hieroAALZ</text:p>
          </table:table-cell>
          <table:table-cell table:formula="of:=VLOOKUP([.H31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1];&quot;{\includesvg[height=1em]{svgs/hiero/0&quot;;[.D311];&quot;.svg}}&quot;)" office:value-type="string" office:string-value="\newcommand*\hieroAALZ{\includesvg[height=1em]{svgs/hiero/0311.svg}}" calcext:value-type="string">
            <text:p>\newcommand*\hieroAALZ{\includesvg[height=1em]{svgs/hiero/03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table:formula="of:=COM.MICROSOFT.CONCAT([.A312];[.B312];[.C312])" office:value-type="string" office:string-value="hieroAAMA" calcext:value-type="string">
            <text:p>hieroAAMA</text:p>
          </table:table-cell>
          <table:table-cell table:formula="of:=VLOOKUP([.H31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2];&quot;{\includesvg[height=1em]{svgs/hiero/0&quot;;[.D312];&quot;.svg}}&quot;)" office:value-type="string" office:string-value="\newcommand*\hieroAAMA{\includesvg[height=1em]{svgs/hiero/0312.svg}}" calcext:value-type="string">
            <text:p>\newcommand*\hieroAAMA{\includesvg[height=1em]{svgs/hiero/03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table:formula="of:=COM.MICROSOFT.CONCAT([.A313];[.B313];[.C313])" office:value-type="string" office:string-value="hieroAAMB" calcext:value-type="string">
            <text:p>hieroAAMB</text:p>
          </table:table-cell>
          <table:table-cell table:formula="of:=VLOOKUP([.H31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3];&quot;{\includesvg[height=1em]{svgs/hiero/0&quot;;[.D313];&quot;.svg}}&quot;)" office:value-type="string" office:string-value="\newcommand*\hieroAAMB{\includesvg[height=1em]{svgs/hiero/0313.svg}}" calcext:value-type="string">
            <text:p>\newcommand*\hieroAAMB{\includesvg[height=1em]{svgs/hiero/03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314" calcext:value-type="float">
            <text:p>314</text:p>
          </table:table-cell>
          <table:table-cell table:formula="of:=COM.MICROSOFT.CONCAT([.A314];[.B314];[.C314])" office:value-type="string" office:string-value="hieroAAMC" calcext:value-type="string">
            <text:p>hieroAAMC</text:p>
          </table:table-cell>
          <table:table-cell table:formula="of:=VLOOKUP([.H31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4];&quot;{\includesvg[height=1em]{svgs/hiero/0&quot;;[.D314];&quot;.svg}}&quot;)" office:value-type="string" office:string-value="\newcommand*\hieroAAMC{\includesvg[height=1em]{svgs/hiero/0314.svg}}" calcext:value-type="string">
            <text:p>\newcommand*\hieroAAMC{\includesvg[height=1em]{svgs/hiero/03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table:formula="of:=COM.MICROSOFT.CONCAT([.A315];[.B315];[.C315])" office:value-type="string" office:string-value="hieroAAMD" calcext:value-type="string">
            <text:p>hieroAAMD</text:p>
          </table:table-cell>
          <table:table-cell table:formula="of:=VLOOKUP([.H31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5];&quot;{\includesvg[height=1em]{svgs/hiero/0&quot;;[.D315];&quot;.svg}}&quot;)" office:value-type="string" office:string-value="\newcommand*\hieroAAMD{\includesvg[height=1em]{svgs/hiero/0315.svg}}" calcext:value-type="string">
            <text:p>\newcommand*\hieroAAMD{\includesvg[height=1em]{svgs/hiero/03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float" office:value="316" calcext:value-type="float">
            <text:p>316</text:p>
          </table:table-cell>
          <table:table-cell table:formula="of:=COM.MICROSOFT.CONCAT([.A316];[.B316];[.C316])" office:value-type="string" office:string-value="hieroAAME" calcext:value-type="string">
            <text:p>hieroAAME</text:p>
          </table:table-cell>
          <table:table-cell table:formula="of:=VLOOKUP([.H31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6];&quot;{\includesvg[height=1em]{svgs/hiero/0&quot;;[.D316];&quot;.svg}}&quot;)" office:value-type="string" office:string-value="\newcommand*\hieroAAME{\includesvg[height=1em]{svgs/hiero/0316.svg}}" calcext:value-type="string">
            <text:p>\newcommand*\hieroAAME{\includesvg[height=1em]{svgs/hiero/03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float" office:value="317" calcext:value-type="float">
            <text:p>317</text:p>
          </table:table-cell>
          <table:table-cell table:formula="of:=COM.MICROSOFT.CONCAT([.A317];[.B317];[.C317])" office:value-type="string" office:string-value="hieroAAMF" calcext:value-type="string">
            <text:p>hieroAAMF</text:p>
          </table:table-cell>
          <table:table-cell table:formula="of:=VLOOKUP([.H31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7];&quot;{\includesvg[height=1em]{svgs/hiero/0&quot;;[.D317];&quot;.svg}}&quot;)" office:value-type="string" office:string-value="\newcommand*\hieroAAMF{\includesvg[height=1em]{svgs/hiero/0317.svg}}" calcext:value-type="string">
            <text:p>\newcommand*\hieroAAMF{\includesvg[height=1em]{svgs/hiero/03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318" calcext:value-type="float">
            <text:p>318</text:p>
          </table:table-cell>
          <table:table-cell table:formula="of:=COM.MICROSOFT.CONCAT([.A318];[.B318];[.C318])" office:value-type="string" office:string-value="hieroAAMG" calcext:value-type="string">
            <text:p>hieroAAMG</text:p>
          </table:table-cell>
          <table:table-cell table:formula="of:=VLOOKUP([.H31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8];&quot;{\includesvg[height=1em]{svgs/hiero/0&quot;;[.D318];&quot;.svg}}&quot;)" office:value-type="string" office:string-value="\newcommand*\hieroAAMG{\includesvg[height=1em]{svgs/hiero/0318.svg}}" calcext:value-type="string">
            <text:p>\newcommand*\hieroAAMG{\includesvg[height=1em]{svgs/hiero/03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319" calcext:value-type="float">
            <text:p>319</text:p>
          </table:table-cell>
          <table:table-cell table:formula="of:=COM.MICROSOFT.CONCAT([.A319];[.B319];[.C319])" office:value-type="string" office:string-value="hieroAAMH" calcext:value-type="string">
            <text:p>hieroAAMH</text:p>
          </table:table-cell>
          <table:table-cell table:formula="of:=VLOOKUP([.H31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9];&quot;{\includesvg[height=1em]{svgs/hiero/0&quot;;[.D319];&quot;.svg}}&quot;)" office:value-type="string" office:string-value="\newcommand*\hieroAAMH{\includesvg[height=1em]{svgs/hiero/0319.svg}}" calcext:value-type="string">
            <text:p>\newcommand*\hieroAAMH{\includesvg[height=1em]{svgs/hiero/03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20" calcext:value-type="float">
            <text:p>320</text:p>
          </table:table-cell>
          <table:table-cell table:formula="of:=COM.MICROSOFT.CONCAT([.A320];[.B320];[.C320])" office:value-type="string" office:string-value="hieroAAMI" calcext:value-type="string">
            <text:p>hieroAAMI</text:p>
          </table:table-cell>
          <table:table-cell table:formula="of:=VLOOKUP([.H32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0];&quot;{\includesvg[height=1em]{svgs/hiero/0&quot;;[.D320];&quot;.svg}}&quot;)" office:value-type="string" office:string-value="\newcommand*\hieroAAMI{\includesvg[height=1em]{svgs/hiero/0320.svg}}" calcext:value-type="string">
            <text:p>\newcommand*\hieroAAMI{\includesvg[height=1em]{svgs/hiero/03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float" office:value="321" calcext:value-type="float">
            <text:p>321</text:p>
          </table:table-cell>
          <table:table-cell table:formula="of:=COM.MICROSOFT.CONCAT([.A321];[.B321];[.C321])" office:value-type="string" office:string-value="hieroAAMJ" calcext:value-type="string">
            <text:p>hieroAAMJ</text:p>
          </table:table-cell>
          <table:table-cell table:formula="of:=VLOOKUP([.H32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1];&quot;{\includesvg[height=1em]{svgs/hiero/0&quot;;[.D321];&quot;.svg}}&quot;)" office:value-type="string" office:string-value="\newcommand*\hieroAAMJ{\includesvg[height=1em]{svgs/hiero/0321.svg}}" calcext:value-type="string">
            <text:p>\newcommand*\hieroAAMJ{\includesvg[height=1em]{svgs/hiero/03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322" calcext:value-type="float">
            <text:p>322</text:p>
          </table:table-cell>
          <table:table-cell table:formula="of:=COM.MICROSOFT.CONCAT([.A322];[.B322];[.C322])" office:value-type="string" office:string-value="hieroAAMK" calcext:value-type="string">
            <text:p>hieroAAMK</text:p>
          </table:table-cell>
          <table:table-cell table:formula="of:=VLOOKUP([.H32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2];&quot;{\includesvg[height=1em]{svgs/hiero/0&quot;;[.D322];&quot;.svg}}&quot;)" office:value-type="string" office:string-value="\newcommand*\hieroAAMK{\includesvg[height=1em]{svgs/hiero/0322.svg}}" calcext:value-type="string">
            <text:p>\newcommand*\hieroAAMK{\includesvg[height=1em]{svgs/hiero/03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float" office:value="323" calcext:value-type="float">
            <text:p>323</text:p>
          </table:table-cell>
          <table:table-cell table:formula="of:=COM.MICROSOFT.CONCAT([.A323];[.B323];[.C323])" office:value-type="string" office:string-value="hieroAAML" calcext:value-type="string">
            <text:p>hieroAAML</text:p>
          </table:table-cell>
          <table:table-cell table:formula="of:=VLOOKUP([.H32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3];&quot;{\includesvg[height=1em]{svgs/hiero/0&quot;;[.D323];&quot;.svg}}&quot;)" office:value-type="string" office:string-value="\newcommand*\hieroAAML{\includesvg[height=1em]{svgs/hiero/0323.svg}}" calcext:value-type="string">
            <text:p>\newcommand*\hieroAAML{\includesvg[height=1em]{svgs/hiero/03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24" calcext:value-type="float">
            <text:p>324</text:p>
          </table:table-cell>
          <table:table-cell table:formula="of:=COM.MICROSOFT.CONCAT([.A324];[.B324];[.C324])" office:value-type="string" office:string-value="hieroAAMM" calcext:value-type="string">
            <text:p>hieroAAMM</text:p>
          </table:table-cell>
          <table:table-cell table:formula="of:=VLOOKUP([.H32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4];&quot;{\includesvg[height=1em]{svgs/hiero/0&quot;;[.D324];&quot;.svg}}&quot;)" office:value-type="string" office:string-value="\newcommand*\hieroAAMM{\includesvg[height=1em]{svgs/hiero/0324.svg}}" calcext:value-type="string">
            <text:p>\newcommand*\hieroAAMM{\includesvg[height=1em]{svgs/hiero/03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325" calcext:value-type="float">
            <text:p>325</text:p>
          </table:table-cell>
          <table:table-cell table:formula="of:=COM.MICROSOFT.CONCAT([.A325];[.B325];[.C325])" office:value-type="string" office:string-value="hieroAAMN" calcext:value-type="string">
            <text:p>hieroAAMN</text:p>
          </table:table-cell>
          <table:table-cell table:formula="of:=VLOOKUP([.H32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5];&quot;{\includesvg[height=1em]{svgs/hiero/0&quot;;[.D325];&quot;.svg}}&quot;)" office:value-type="string" office:string-value="\newcommand*\hieroAAMN{\includesvg[height=1em]{svgs/hiero/0325.svg}}" calcext:value-type="string">
            <text:p>\newcommand*\hieroAAMN{\includesvg[height=1em]{svgs/hiero/03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326" calcext:value-type="float">
            <text:p>326</text:p>
          </table:table-cell>
          <table:table-cell table:formula="of:=COM.MICROSOFT.CONCAT([.A326];[.B326];[.C326])" office:value-type="string" office:string-value="hieroAAMO" calcext:value-type="string">
            <text:p>hieroAAMO</text:p>
          </table:table-cell>
          <table:table-cell table:formula="of:=VLOOKUP([.H32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6];&quot;{\includesvg[height=1em]{svgs/hiero/0&quot;;[.D326];&quot;.svg}}&quot;)" office:value-type="string" office:string-value="\newcommand*\hieroAAMO{\includesvg[height=1em]{svgs/hiero/0326.svg}}" calcext:value-type="string">
            <text:p>\newcommand*\hieroAAMO{\includesvg[height=1em]{svgs/hiero/03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float" office:value="327" calcext:value-type="float">
            <text:p>327</text:p>
          </table:table-cell>
          <table:table-cell table:formula="of:=COM.MICROSOFT.CONCAT([.A327];[.B327];[.C327])" office:value-type="string" office:string-value="hieroAAMP" calcext:value-type="string">
            <text:p>hieroAAMP</text:p>
          </table:table-cell>
          <table:table-cell table:formula="of:=VLOOKUP([.H32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7];&quot;{\includesvg[height=1em]{svgs/hiero/0&quot;;[.D327];&quot;.svg}}&quot;)" office:value-type="string" office:string-value="\newcommand*\hieroAAMP{\includesvg[height=1em]{svgs/hiero/0327.svg}}" calcext:value-type="string">
            <text:p>\newcommand*\hieroAAMP{\includesvg[height=1em]{svgs/hiero/03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float" office:value="328" calcext:value-type="float">
            <text:p>328</text:p>
          </table:table-cell>
          <table:table-cell table:formula="of:=COM.MICROSOFT.CONCAT([.A328];[.B328];[.C328])" office:value-type="string" office:string-value="hieroAAMQ" calcext:value-type="string">
            <text:p>hieroAAMQ</text:p>
          </table:table-cell>
          <table:table-cell table:formula="of:=VLOOKUP([.H32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8];&quot;{\includesvg[height=1em]{svgs/hiero/0&quot;;[.D328];&quot;.svg}}&quot;)" office:value-type="string" office:string-value="\newcommand*\hieroAAMQ{\includesvg[height=1em]{svgs/hiero/0328.svg}}" calcext:value-type="string">
            <text:p>\newcommand*\hieroAAMQ{\includesvg[height=1em]{svgs/hiero/03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329" calcext:value-type="float">
            <text:p>329</text:p>
          </table:table-cell>
          <table:table-cell table:formula="of:=COM.MICROSOFT.CONCAT([.A329];[.B329];[.C329])" office:value-type="string" office:string-value="hieroAAMR" calcext:value-type="string">
            <text:p>hieroAAMR</text:p>
          </table:table-cell>
          <table:table-cell table:formula="of:=VLOOKUP([.H32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9];&quot;{\includesvg[height=1em]{svgs/hiero/0&quot;;[.D329];&quot;.svg}}&quot;)" office:value-type="string" office:string-value="\newcommand*\hieroAAMR{\includesvg[height=1em]{svgs/hiero/0329.svg}}" calcext:value-type="string">
            <text:p>\newcommand*\hieroAAMR{\includesvg[height=1em]{svgs/hiero/03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330" calcext:value-type="float">
            <text:p>330</text:p>
          </table:table-cell>
          <table:table-cell table:formula="of:=COM.MICROSOFT.CONCAT([.A330];[.B330];[.C330])" office:value-type="string" office:string-value="hieroAAMS" calcext:value-type="string">
            <text:p>hieroAAMS</text:p>
          </table:table-cell>
          <table:table-cell table:formula="of:=VLOOKUP([.H33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0];&quot;{\includesvg[height=1em]{svgs/hiero/0&quot;;[.D330];&quot;.svg}}&quot;)" office:value-type="string" office:string-value="\newcommand*\hieroAAMS{\includesvg[height=1em]{svgs/hiero/0330.svg}}" calcext:value-type="string">
            <text:p>\newcommand*\hieroAAMS{\includesvg[height=1em]{svgs/hiero/03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table:formula="of:=COM.MICROSOFT.CONCAT([.A331];[.B331];[.C331])" office:value-type="string" office:string-value="hieroAAMT" calcext:value-type="string">
            <text:p>hieroAAMT</text:p>
          </table:table-cell>
          <table:table-cell table:formula="of:=VLOOKUP([.H33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1];&quot;{\includesvg[height=1em]{svgs/hiero/0&quot;;[.D331];&quot;.svg}}&quot;)" office:value-type="string" office:string-value="\newcommand*\hieroAAMT{\includesvg[height=1em]{svgs/hiero/0331.svg}}" calcext:value-type="string">
            <text:p>\newcommand*\hieroAAMT{\includesvg[height=1em]{svgs/hiero/03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float" office:value="332" calcext:value-type="float">
            <text:p>332</text:p>
          </table:table-cell>
          <table:table-cell table:formula="of:=COM.MICROSOFT.CONCAT([.A332];[.B332];[.C332])" office:value-type="string" office:string-value="hieroAAMU" calcext:value-type="string">
            <text:p>hieroAAMU</text:p>
          </table:table-cell>
          <table:table-cell table:formula="of:=VLOOKUP([.H33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2];&quot;{\includesvg[height=1em]{svgs/hiero/0&quot;;[.D332];&quot;.svg}}&quot;)" office:value-type="string" office:string-value="\newcommand*\hieroAAMU{\includesvg[height=1em]{svgs/hiero/0332.svg}}" calcext:value-type="string">
            <text:p>\newcommand*\hieroAAMU{\includesvg[height=1em]{svgs/hiero/03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333" calcext:value-type="float">
            <text:p>333</text:p>
          </table:table-cell>
          <table:table-cell table:formula="of:=COM.MICROSOFT.CONCAT([.A333];[.B333];[.C333])" office:value-type="string" office:string-value="hieroAAMV" calcext:value-type="string">
            <text:p>hieroAAMV</text:p>
          </table:table-cell>
          <table:table-cell table:formula="of:=VLOOKUP([.H33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3];&quot;{\includesvg[height=1em]{svgs/hiero/0&quot;;[.D333];&quot;.svg}}&quot;)" office:value-type="string" office:string-value="\newcommand*\hieroAAMV{\includesvg[height=1em]{svgs/hiero/0333.svg}}" calcext:value-type="string">
            <text:p>\newcommand*\hieroAAMV{\includesvg[height=1em]{svgs/hiero/03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334" calcext:value-type="float">
            <text:p>334</text:p>
          </table:table-cell>
          <table:table-cell table:formula="of:=COM.MICROSOFT.CONCAT([.A334];[.B334];[.C334])" office:value-type="string" office:string-value="hieroAAMW" calcext:value-type="string">
            <text:p>hieroAAMW</text:p>
          </table:table-cell>
          <table:table-cell table:formula="of:=VLOOKUP([.H33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4];&quot;{\includesvg[height=1em]{svgs/hiero/0&quot;;[.D334];&quot;.svg}}&quot;)" office:value-type="string" office:string-value="\newcommand*\hieroAAMW{\includesvg[height=1em]{svgs/hiero/0334.svg}}" calcext:value-type="string">
            <text:p>\newcommand*\hieroAAMW{\includesvg[height=1em]{svgs/hiero/03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35" calcext:value-type="float">
            <text:p>335</text:p>
          </table:table-cell>
          <table:table-cell table:formula="of:=COM.MICROSOFT.CONCAT([.A335];[.B335];[.C335])" office:value-type="string" office:string-value="hieroAAMX" calcext:value-type="string">
            <text:p>hieroAAMX</text:p>
          </table:table-cell>
          <table:table-cell table:formula="of:=VLOOKUP([.H33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5];&quot;{\includesvg[height=1em]{svgs/hiero/0&quot;;[.D335];&quot;.svg}}&quot;)" office:value-type="string" office:string-value="\newcommand*\hieroAAMX{\includesvg[height=1em]{svgs/hiero/0335.svg}}" calcext:value-type="string">
            <text:p>\newcommand*\hieroAAMX{\includesvg[height=1em]{svgs/hiero/03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float" office:value="336" calcext:value-type="float">
            <text:p>336</text:p>
          </table:table-cell>
          <table:table-cell table:formula="of:=COM.MICROSOFT.CONCAT([.A336];[.B336];[.C336])" office:value-type="string" office:string-value="hieroAAMY" calcext:value-type="string">
            <text:p>hieroAAMY</text:p>
          </table:table-cell>
          <table:table-cell table:formula="of:=VLOOKUP([.H33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6];&quot;{\includesvg[height=1em]{svgs/hiero/0&quot;;[.D336];&quot;.svg}}&quot;)" office:value-type="string" office:string-value="\newcommand*\hieroAAMY{\includesvg[height=1em]{svgs/hiero/0336.svg}}" calcext:value-type="string">
            <text:p>\newcommand*\hieroAAMY{\includesvg[height=1em]{svgs/hiero/03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337" calcext:value-type="float">
            <text:p>337</text:p>
          </table:table-cell>
          <table:table-cell table:formula="of:=COM.MICROSOFT.CONCAT([.A337];[.B337];[.C337])" office:value-type="string" office:string-value="hieroAAMZ" calcext:value-type="string">
            <text:p>hieroAAMZ</text:p>
          </table:table-cell>
          <table:table-cell table:formula="of:=VLOOKUP([.H33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7];&quot;{\includesvg[height=1em]{svgs/hiero/0&quot;;[.D337];&quot;.svg}}&quot;)" office:value-type="string" office:string-value="\newcommand*\hieroAAMZ{\includesvg[height=1em]{svgs/hiero/0337.svg}}" calcext:value-type="string">
            <text:p>\newcommand*\hieroAAMZ{\includesvg[height=1em]{svgs/hiero/03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table:formula="of:=COM.MICROSOFT.CONCAT([.A338];[.B338];[.C338])" office:value-type="string" office:string-value="hieroAANA" calcext:value-type="string">
            <text:p>hieroAANA</text:p>
          </table:table-cell>
          <table:table-cell table:formula="of:=VLOOKUP([.H33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8];&quot;{\includesvg[height=1em]{svgs/hiero/0&quot;;[.D338];&quot;.svg}}&quot;)" office:value-type="string" office:string-value="\newcommand*\hieroAANA{\includesvg[height=1em]{svgs/hiero/0338.svg}}" calcext:value-type="string">
            <text:p>\newcommand*\hieroAANA{\includesvg[height=1em]{svgs/hiero/03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339" calcext:value-type="float">
            <text:p>339</text:p>
          </table:table-cell>
          <table:table-cell table:formula="of:=COM.MICROSOFT.CONCAT([.A339];[.B339];[.C339])" office:value-type="string" office:string-value="hieroAANB" calcext:value-type="string">
            <text:p>hieroAANB</text:p>
          </table:table-cell>
          <table:table-cell table:formula="of:=VLOOKUP([.H33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9];&quot;{\includesvg[height=1em]{svgs/hiero/0&quot;;[.D339];&quot;.svg}}&quot;)" office:value-type="string" office:string-value="\newcommand*\hieroAANB{\includesvg[height=1em]{svgs/hiero/0339.svg}}" calcext:value-type="string">
            <text:p>\newcommand*\hieroAANB{\includesvg[height=1em]{svgs/hiero/03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float" office:value="340" calcext:value-type="float">
            <text:p>340</text:p>
          </table:table-cell>
          <table:table-cell table:formula="of:=COM.MICROSOFT.CONCAT([.A340];[.B340];[.C340])" office:value-type="string" office:string-value="hieroAANC" calcext:value-type="string">
            <text:p>hieroAANC</text:p>
          </table:table-cell>
          <table:table-cell table:formula="of:=VLOOKUP([.H34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0];&quot;{\includesvg[height=1em]{svgs/hiero/0&quot;;[.D340];&quot;.svg}}&quot;)" office:value-type="string" office:string-value="\newcommand*\hieroAANC{\includesvg[height=1em]{svgs/hiero/0340.svg}}" calcext:value-type="string">
            <text:p>\newcommand*\hieroAANC{\includesvg[height=1em]{svgs/hiero/03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float" office:value="341" calcext:value-type="float">
            <text:p>341</text:p>
          </table:table-cell>
          <table:table-cell table:formula="of:=COM.MICROSOFT.CONCAT([.A341];[.B341];[.C341])" office:value-type="string" office:string-value="hieroAAND" calcext:value-type="string">
            <text:p>hieroAAND</text:p>
          </table:table-cell>
          <table:table-cell table:formula="of:=VLOOKUP([.H34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1];&quot;{\includesvg[height=1em]{svgs/hiero/0&quot;;[.D341];&quot;.svg}}&quot;)" office:value-type="string" office:string-value="\newcommand*\hieroAAND{\includesvg[height=1em]{svgs/hiero/0341.svg}}" calcext:value-type="string">
            <text:p>\newcommand*\hieroAAND{\includesvg[height=1em]{svgs/hiero/03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float" office:value="342" calcext:value-type="float">
            <text:p>342</text:p>
          </table:table-cell>
          <table:table-cell table:formula="of:=COM.MICROSOFT.CONCAT([.A342];[.B342];[.C342])" office:value-type="string" office:string-value="hieroAANE" calcext:value-type="string">
            <text:p>hieroAANE</text:p>
          </table:table-cell>
          <table:table-cell table:formula="of:=VLOOKUP([.H34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2];&quot;{\includesvg[height=1em]{svgs/hiero/0&quot;;[.D342];&quot;.svg}}&quot;)" office:value-type="string" office:string-value="\newcommand*\hieroAANE{\includesvg[height=1em]{svgs/hiero/0342.svg}}" calcext:value-type="string">
            <text:p>\newcommand*\hieroAANE{\includesvg[height=1em]{svgs/hiero/03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float" office:value="343" calcext:value-type="float">
            <text:p>343</text:p>
          </table:table-cell>
          <table:table-cell table:formula="of:=COM.MICROSOFT.CONCAT([.A343];[.B343];[.C343])" office:value-type="string" office:string-value="hieroAANF" calcext:value-type="string">
            <text:p>hieroAANF</text:p>
          </table:table-cell>
          <table:table-cell table:formula="of:=VLOOKUP([.H34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3];&quot;{\includesvg[height=1em]{svgs/hiero/0&quot;;[.D343];&quot;.svg}}&quot;)" office:value-type="string" office:string-value="\newcommand*\hieroAANF{\includesvg[height=1em]{svgs/hiero/0343.svg}}" calcext:value-type="string">
            <text:p>\newcommand*\hieroAANF{\includesvg[height=1em]{svgs/hiero/03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float" office:value="344" calcext:value-type="float">
            <text:p>344</text:p>
          </table:table-cell>
          <table:table-cell table:formula="of:=COM.MICROSOFT.CONCAT([.A344];[.B344];[.C344])" office:value-type="string" office:string-value="hieroAANG" calcext:value-type="string">
            <text:p>hieroAANG</text:p>
          </table:table-cell>
          <table:table-cell table:formula="of:=VLOOKUP([.H34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4];&quot;{\includesvg[height=1em]{svgs/hiero/0&quot;;[.D344];&quot;.svg}}&quot;)" office:value-type="string" office:string-value="\newcommand*\hieroAANG{\includesvg[height=1em]{svgs/hiero/0344.svg}}" calcext:value-type="string">
            <text:p>\newcommand*\hieroAANG{\includesvg[height=1em]{svgs/hiero/03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float" office:value="345" calcext:value-type="float">
            <text:p>345</text:p>
          </table:table-cell>
          <table:table-cell table:formula="of:=COM.MICROSOFT.CONCAT([.A345];[.B345];[.C345])" office:value-type="string" office:string-value="hieroAANH" calcext:value-type="string">
            <text:p>hieroAANH</text:p>
          </table:table-cell>
          <table:table-cell table:formula="of:=VLOOKUP([.H34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5];&quot;{\includesvg[height=1em]{svgs/hiero/0&quot;;[.D345];&quot;.svg}}&quot;)" office:value-type="string" office:string-value="\newcommand*\hieroAANH{\includesvg[height=1em]{svgs/hiero/0345.svg}}" calcext:value-type="string">
            <text:p>\newcommand*\hieroAANH{\includesvg[height=1em]{svgs/hiero/03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float" office:value="346" calcext:value-type="float">
            <text:p>346</text:p>
          </table:table-cell>
          <table:table-cell table:formula="of:=COM.MICROSOFT.CONCAT([.A346];[.B346];[.C346])" office:value-type="string" office:string-value="hieroAANI" calcext:value-type="string">
            <text:p>hieroAANI</text:p>
          </table:table-cell>
          <table:table-cell table:formula="of:=VLOOKUP([.H34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6];&quot;{\includesvg[height=1em]{svgs/hiero/0&quot;;[.D346];&quot;.svg}}&quot;)" office:value-type="string" office:string-value="\newcommand*\hieroAANI{\includesvg[height=1em]{svgs/hiero/0346.svg}}" calcext:value-type="string">
            <text:p>\newcommand*\hieroAANI{\includesvg[height=1em]{svgs/hiero/03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float" office:value="347" calcext:value-type="float">
            <text:p>347</text:p>
          </table:table-cell>
          <table:table-cell table:formula="of:=COM.MICROSOFT.CONCAT([.A347];[.B347];[.C347])" office:value-type="string" office:string-value="hieroAANJ" calcext:value-type="string">
            <text:p>hieroAANJ</text:p>
          </table:table-cell>
          <table:table-cell table:formula="of:=VLOOKUP([.H34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7];&quot;{\includesvg[height=1em]{svgs/hiero/0&quot;;[.D347];&quot;.svg}}&quot;)" office:value-type="string" office:string-value="\newcommand*\hieroAANJ{\includesvg[height=1em]{svgs/hiero/0347.svg}}" calcext:value-type="string">
            <text:p>\newcommand*\hieroAANJ{\includesvg[height=1em]{svgs/hiero/03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float" office:value="348" calcext:value-type="float">
            <text:p>348</text:p>
          </table:table-cell>
          <table:table-cell table:formula="of:=COM.MICROSOFT.CONCAT([.A348];[.B348];[.C348])" office:value-type="string" office:string-value="hieroAANK" calcext:value-type="string">
            <text:p>hieroAANK</text:p>
          </table:table-cell>
          <table:table-cell table:formula="of:=VLOOKUP([.H34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8];&quot;{\includesvg[height=1em]{svgs/hiero/0&quot;;[.D348];&quot;.svg}}&quot;)" office:value-type="string" office:string-value="\newcommand*\hieroAANK{\includesvg[height=1em]{svgs/hiero/0348.svg}}" calcext:value-type="string">
            <text:p>\newcommand*\hieroAANK{\includesvg[height=1em]{svgs/hiero/03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float" office:value="349" calcext:value-type="float">
            <text:p>349</text:p>
          </table:table-cell>
          <table:table-cell table:formula="of:=COM.MICROSOFT.CONCAT([.A349];[.B349];[.C349])" office:value-type="string" office:string-value="hieroAANL" calcext:value-type="string">
            <text:p>hieroAANL</text:p>
          </table:table-cell>
          <table:table-cell table:formula="of:=VLOOKUP([.H34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9];&quot;{\includesvg[height=1em]{svgs/hiero/0&quot;;[.D349];&quot;.svg}}&quot;)" office:value-type="string" office:string-value="\newcommand*\hieroAANL{\includesvg[height=1em]{svgs/hiero/0349.svg}}" calcext:value-type="string">
            <text:p>\newcommand*\hieroAANL{\includesvg[height=1em]{svgs/hiero/03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350" calcext:value-type="float">
            <text:p>350</text:p>
          </table:table-cell>
          <table:table-cell table:formula="of:=COM.MICROSOFT.CONCAT([.A350];[.B350];[.C350])" office:value-type="string" office:string-value="hieroAANM" calcext:value-type="string">
            <text:p>hieroAANM</text:p>
          </table:table-cell>
          <table:table-cell table:formula="of:=VLOOKUP([.H35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0];&quot;{\includesvg[height=1em]{svgs/hiero/0&quot;;[.D350];&quot;.svg}}&quot;)" office:value-type="string" office:string-value="\newcommand*\hieroAANM{\includesvg[height=1em]{svgs/hiero/0350.svg}}" calcext:value-type="string">
            <text:p>\newcommand*\hieroAANM{\includesvg[height=1em]{svgs/hiero/03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51" calcext:value-type="float">
            <text:p>351</text:p>
          </table:table-cell>
          <table:table-cell table:formula="of:=COM.MICROSOFT.CONCAT([.A351];[.B351];[.C351])" office:value-type="string" office:string-value="hieroAANN" calcext:value-type="string">
            <text:p>hieroAANN</text:p>
          </table:table-cell>
          <table:table-cell table:formula="of:=VLOOKUP([.H35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1];&quot;{\includesvg[height=1em]{svgs/hiero/0&quot;;[.D351];&quot;.svg}}&quot;)" office:value-type="string" office:string-value="\newcommand*\hieroAANN{\includesvg[height=1em]{svgs/hiero/0351.svg}}" calcext:value-type="string">
            <text:p>\newcommand*\hieroAANN{\includesvg[height=1em]{svgs/hiero/03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352" calcext:value-type="float">
            <text:p>352</text:p>
          </table:table-cell>
          <table:table-cell table:formula="of:=COM.MICROSOFT.CONCAT([.A352];[.B352];[.C352])" office:value-type="string" office:string-value="hieroAANO" calcext:value-type="string">
            <text:p>hieroAANO</text:p>
          </table:table-cell>
          <table:table-cell table:formula="of:=VLOOKUP([.H35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2];&quot;{\includesvg[height=1em]{svgs/hiero/0&quot;;[.D352];&quot;.svg}}&quot;)" office:value-type="string" office:string-value="\newcommand*\hieroAANO{\includesvg[height=1em]{svgs/hiero/0352.svg}}" calcext:value-type="string">
            <text:p>\newcommand*\hieroAANO{\includesvg[height=1em]{svgs/hiero/03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353" calcext:value-type="float">
            <text:p>353</text:p>
          </table:table-cell>
          <table:table-cell table:formula="of:=COM.MICROSOFT.CONCAT([.A353];[.B353];[.C353])" office:value-type="string" office:string-value="hieroAANP" calcext:value-type="string">
            <text:p>hieroAANP</text:p>
          </table:table-cell>
          <table:table-cell table:formula="of:=VLOOKUP([.H35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3];&quot;{\includesvg[height=1em]{svgs/hiero/0&quot;;[.D353];&quot;.svg}}&quot;)" office:value-type="string" office:string-value="\newcommand*\hieroAANP{\includesvg[height=1em]{svgs/hiero/0353.svg}}" calcext:value-type="string">
            <text:p>\newcommand*\hieroAANP{\includesvg[height=1em]{svgs/hiero/03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float" office:value="354" calcext:value-type="float">
            <text:p>354</text:p>
          </table:table-cell>
          <table:table-cell table:formula="of:=COM.MICROSOFT.CONCAT([.A354];[.B354];[.C354])" office:value-type="string" office:string-value="hieroAANQ" calcext:value-type="string">
            <text:p>hieroAANQ</text:p>
          </table:table-cell>
          <table:table-cell table:formula="of:=VLOOKUP([.H35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4];&quot;{\includesvg[height=1em]{svgs/hiero/0&quot;;[.D354];&quot;.svg}}&quot;)" office:value-type="string" office:string-value="\newcommand*\hieroAANQ{\includesvg[height=1em]{svgs/hiero/0354.svg}}" calcext:value-type="string">
            <text:p>\newcommand*\hieroAANQ{\includesvg[height=1em]{svgs/hiero/03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float" office:value="355" calcext:value-type="float">
            <text:p>355</text:p>
          </table:table-cell>
          <table:table-cell table:formula="of:=COM.MICROSOFT.CONCAT([.A355];[.B355];[.C355])" office:value-type="string" office:string-value="hieroAANR" calcext:value-type="string">
            <text:p>hieroAANR</text:p>
          </table:table-cell>
          <table:table-cell table:formula="of:=VLOOKUP([.H35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5];&quot;{\includesvg[height=1em]{svgs/hiero/0&quot;;[.D355];&quot;.svg}}&quot;)" office:value-type="string" office:string-value="\newcommand*\hieroAANR{\includesvg[height=1em]{svgs/hiero/0355.svg}}" calcext:value-type="string">
            <text:p>\newcommand*\hieroAANR{\includesvg[height=1em]{svgs/hiero/03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356" calcext:value-type="float">
            <text:p>356</text:p>
          </table:table-cell>
          <table:table-cell table:formula="of:=COM.MICROSOFT.CONCAT([.A356];[.B356];[.C356])" office:value-type="string" office:string-value="hieroAANS" calcext:value-type="string">
            <text:p>hieroAANS</text:p>
          </table:table-cell>
          <table:table-cell table:formula="of:=VLOOKUP([.H35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6];&quot;{\includesvg[height=1em]{svgs/hiero/0&quot;;[.D356];&quot;.svg}}&quot;)" office:value-type="string" office:string-value="\newcommand*\hieroAANS{\includesvg[height=1em]{svgs/hiero/0356.svg}}" calcext:value-type="string">
            <text:p>\newcommand*\hieroAANS{\includesvg[height=1em]{svgs/hiero/03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table:formula="of:=COM.MICROSOFT.CONCAT([.A357];[.B357];[.C357])" office:value-type="string" office:string-value="hieroAANT" calcext:value-type="string">
            <text:p>hieroAANT</text:p>
          </table:table-cell>
          <table:table-cell table:formula="of:=VLOOKUP([.H35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7];&quot;{\includesvg[height=1em]{svgs/hiero/0&quot;;[.D357];&quot;.svg}}&quot;)" office:value-type="string" office:string-value="\newcommand*\hieroAANT{\includesvg[height=1em]{svgs/hiero/0357.svg}}" calcext:value-type="string">
            <text:p>\newcommand*\hieroAANT{\includesvg[height=1em]{svgs/hiero/03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float" office:value="358" calcext:value-type="float">
            <text:p>358</text:p>
          </table:table-cell>
          <table:table-cell table:formula="of:=COM.MICROSOFT.CONCAT([.A358];[.B358];[.C358])" office:value-type="string" office:string-value="hieroAANU" calcext:value-type="string">
            <text:p>hieroAANU</text:p>
          </table:table-cell>
          <table:table-cell table:formula="of:=VLOOKUP([.H35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8];&quot;{\includesvg[height=1em]{svgs/hiero/0&quot;;[.D358];&quot;.svg}}&quot;)" office:value-type="string" office:string-value="\newcommand*\hieroAANU{\includesvg[height=1em]{svgs/hiero/0358.svg}}" calcext:value-type="string">
            <text:p>\newcommand*\hieroAANU{\includesvg[height=1em]{svgs/hiero/03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float" office:value="359" calcext:value-type="float">
            <text:p>359</text:p>
          </table:table-cell>
          <table:table-cell table:formula="of:=COM.MICROSOFT.CONCAT([.A359];[.B359];[.C359])" office:value-type="string" office:string-value="hieroAANV" calcext:value-type="string">
            <text:p>hieroAANV</text:p>
          </table:table-cell>
          <table:table-cell table:formula="of:=VLOOKUP([.H35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9];&quot;{\includesvg[height=1em]{svgs/hiero/0&quot;;[.D359];&quot;.svg}}&quot;)" office:value-type="string" office:string-value="\newcommand*\hieroAANV{\includesvg[height=1em]{svgs/hiero/0359.svg}}" calcext:value-type="string">
            <text:p>\newcommand*\hieroAANV{\includesvg[height=1em]{svgs/hiero/03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float" office:value="360" calcext:value-type="float">
            <text:p>360</text:p>
          </table:table-cell>
          <table:table-cell table:formula="of:=COM.MICROSOFT.CONCAT([.A360];[.B360];[.C360])" office:value-type="string" office:string-value="hieroAANW" calcext:value-type="string">
            <text:p>hieroAANW</text:p>
          </table:table-cell>
          <table:table-cell table:formula="of:=VLOOKUP([.H36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0];&quot;{\includesvg[height=1em]{svgs/hiero/0&quot;;[.D360];&quot;.svg}}&quot;)" office:value-type="string" office:string-value="\newcommand*\hieroAANW{\includesvg[height=1em]{svgs/hiero/0360.svg}}" calcext:value-type="string">
            <text:p>\newcommand*\hieroAANW{\includesvg[height=1em]{svgs/hiero/03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float" office:value="361" calcext:value-type="float">
            <text:p>361</text:p>
          </table:table-cell>
          <table:table-cell table:formula="of:=COM.MICROSOFT.CONCAT([.A361];[.B361];[.C361])" office:value-type="string" office:string-value="hieroAANX" calcext:value-type="string">
            <text:p>hieroAANX</text:p>
          </table:table-cell>
          <table:table-cell table:formula="of:=VLOOKUP([.H36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1];&quot;{\includesvg[height=1em]{svgs/hiero/0&quot;;[.D361];&quot;.svg}}&quot;)" office:value-type="string" office:string-value="\newcommand*\hieroAANX{\includesvg[height=1em]{svgs/hiero/0361.svg}}" calcext:value-type="string">
            <text:p>\newcommand*\hieroAANX{\includesvg[height=1em]{svgs/hiero/03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62" calcext:value-type="float">
            <text:p>362</text:p>
          </table:table-cell>
          <table:table-cell table:formula="of:=COM.MICROSOFT.CONCAT([.A362];[.B362];[.C362])" office:value-type="string" office:string-value="hieroAANY" calcext:value-type="string">
            <text:p>hieroAANY</text:p>
          </table:table-cell>
          <table:table-cell table:formula="of:=VLOOKUP([.H36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2];&quot;{\includesvg[height=1em]{svgs/hiero/0&quot;;[.D362];&quot;.svg}}&quot;)" office:value-type="string" office:string-value="\newcommand*\hieroAANY{\includesvg[height=1em]{svgs/hiero/0362.svg}}" calcext:value-type="string">
            <text:p>\newcommand*\hieroAANY{\includesvg[height=1em]{svgs/hiero/03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float" office:value="363" calcext:value-type="float">
            <text:p>363</text:p>
          </table:table-cell>
          <table:table-cell table:formula="of:=COM.MICROSOFT.CONCAT([.A363];[.B363];[.C363])" office:value-type="string" office:string-value="hieroAANZ" calcext:value-type="string">
            <text:p>hieroAANZ</text:p>
          </table:table-cell>
          <table:table-cell table:formula="of:=VLOOKUP([.H36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3];&quot;{\includesvg[height=1em]{svgs/hiero/0&quot;;[.D363];&quot;.svg}}&quot;)" office:value-type="string" office:string-value="\newcommand*\hieroAANZ{\includesvg[height=1em]{svgs/hiero/0363.svg}}" calcext:value-type="string">
            <text:p>\newcommand*\hieroAANZ{\includesvg[height=1em]{svgs/hiero/03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364" calcext:value-type="float">
            <text:p>364</text:p>
          </table:table-cell>
          <table:table-cell table:formula="of:=COM.MICROSOFT.CONCAT([.A364];[.B364];[.C364])" office:value-type="string" office:string-value="hieroAAOA" calcext:value-type="string">
            <text:p>hieroAAOA</text:p>
          </table:table-cell>
          <table:table-cell table:formula="of:=VLOOKUP([.H36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4];&quot;{\includesvg[height=1em]{svgs/hiero/0&quot;;[.D364];&quot;.svg}}&quot;)" office:value-type="string" office:string-value="\newcommand*\hieroAAOA{\includesvg[height=1em]{svgs/hiero/0364.svg}}" calcext:value-type="string">
            <text:p>\newcommand*\hieroAAOA{\includesvg[height=1em]{svgs/hiero/03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float" office:value="365" calcext:value-type="float">
            <text:p>365</text:p>
          </table:table-cell>
          <table:table-cell table:formula="of:=COM.MICROSOFT.CONCAT([.A365];[.B365];[.C365])" office:value-type="string" office:string-value="hieroAAOB" calcext:value-type="string">
            <text:p>hieroAAOB</text:p>
          </table:table-cell>
          <table:table-cell table:formula="of:=VLOOKUP([.H36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5];&quot;{\includesvg[height=1em]{svgs/hiero/0&quot;;[.D365];&quot;.svg}}&quot;)" office:value-type="string" office:string-value="\newcommand*\hieroAAOB{\includesvg[height=1em]{svgs/hiero/0365.svg}}" calcext:value-type="string">
            <text:p>\newcommand*\hieroAAOB{\includesvg[height=1em]{svgs/hiero/03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float" office:value="366" calcext:value-type="float">
            <text:p>366</text:p>
          </table:table-cell>
          <table:table-cell table:formula="of:=COM.MICROSOFT.CONCAT([.A366];[.B366];[.C366])" office:value-type="string" office:string-value="hieroAAOC" calcext:value-type="string">
            <text:p>hieroAAOC</text:p>
          </table:table-cell>
          <table:table-cell table:formula="of:=VLOOKUP([.H36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6];&quot;{\includesvg[height=1em]{svgs/hiero/0&quot;;[.D366];&quot;.svg}}&quot;)" office:value-type="string" office:string-value="\newcommand*\hieroAAOC{\includesvg[height=1em]{svgs/hiero/0366.svg}}" calcext:value-type="string">
            <text:p>\newcommand*\hieroAAOC{\includesvg[height=1em]{svgs/hiero/03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float" office:value="367" calcext:value-type="float">
            <text:p>367</text:p>
          </table:table-cell>
          <table:table-cell table:formula="of:=COM.MICROSOFT.CONCAT([.A367];[.B367];[.C367])" office:value-type="string" office:string-value="hieroAAOD" calcext:value-type="string">
            <text:p>hieroAAOD</text:p>
          </table:table-cell>
          <table:table-cell table:formula="of:=VLOOKUP([.H36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7];&quot;{\includesvg[height=1em]{svgs/hiero/0&quot;;[.D367];&quot;.svg}}&quot;)" office:value-type="string" office:string-value="\newcommand*\hieroAAOD{\includesvg[height=1em]{svgs/hiero/0367.svg}}" calcext:value-type="string">
            <text:p>\newcommand*\hieroAAOD{\includesvg[height=1em]{svgs/hiero/03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float" office:value="368" calcext:value-type="float">
            <text:p>368</text:p>
          </table:table-cell>
          <table:table-cell table:formula="of:=COM.MICROSOFT.CONCAT([.A368];[.B368];[.C368])" office:value-type="string" office:string-value="hieroAAOE" calcext:value-type="string">
            <text:p>hieroAAOE</text:p>
          </table:table-cell>
          <table:table-cell table:formula="of:=VLOOKUP([.H36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8];&quot;{\includesvg[height=1em]{svgs/hiero/0&quot;;[.D368];&quot;.svg}}&quot;)" office:value-type="string" office:string-value="\newcommand*\hieroAAOE{\includesvg[height=1em]{svgs/hiero/0368.svg}}" calcext:value-type="string">
            <text:p>\newcommand*\hieroAAOE{\includesvg[height=1em]{svgs/hiero/03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float" office:value="369" calcext:value-type="float">
            <text:p>369</text:p>
          </table:table-cell>
          <table:table-cell table:formula="of:=COM.MICROSOFT.CONCAT([.A369];[.B369];[.C369])" office:value-type="string" office:string-value="hieroAAOF" calcext:value-type="string">
            <text:p>hieroAAOF</text:p>
          </table:table-cell>
          <table:table-cell table:formula="of:=VLOOKUP([.H36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9];&quot;{\includesvg[height=1em]{svgs/hiero/0&quot;;[.D369];&quot;.svg}}&quot;)" office:value-type="string" office:string-value="\newcommand*\hieroAAOF{\includesvg[height=1em]{svgs/hiero/0369.svg}}" calcext:value-type="string">
            <text:p>\newcommand*\hieroAAOF{\includesvg[height=1em]{svgs/hiero/03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float" office:value="370" calcext:value-type="float">
            <text:p>370</text:p>
          </table:table-cell>
          <table:table-cell table:formula="of:=COM.MICROSOFT.CONCAT([.A370];[.B370];[.C370])" office:value-type="string" office:string-value="hieroAAOG" calcext:value-type="string">
            <text:p>hieroAAOG</text:p>
          </table:table-cell>
          <table:table-cell table:formula="of:=VLOOKUP([.H37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0];&quot;{\includesvg[height=1em]{svgs/hiero/0&quot;;[.D370];&quot;.svg}}&quot;)" office:value-type="string" office:string-value="\newcommand*\hieroAAOG{\includesvg[height=1em]{svgs/hiero/0370.svg}}" calcext:value-type="string">
            <text:p>\newcommand*\hieroAAOG{\includesvg[height=1em]{svgs/hiero/03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float" office:value="371" calcext:value-type="float">
            <text:p>371</text:p>
          </table:table-cell>
          <table:table-cell table:formula="of:=COM.MICROSOFT.CONCAT([.A371];[.B371];[.C371])" office:value-type="string" office:string-value="hieroAAOH" calcext:value-type="string">
            <text:p>hieroAAOH</text:p>
          </table:table-cell>
          <table:table-cell table:formula="of:=VLOOKUP([.H37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1];&quot;{\includesvg[height=1em]{svgs/hiero/0&quot;;[.D371];&quot;.svg}}&quot;)" office:value-type="string" office:string-value="\newcommand*\hieroAAOH{\includesvg[height=1em]{svgs/hiero/0371.svg}}" calcext:value-type="string">
            <text:p>\newcommand*\hieroAAOH{\includesvg[height=1em]{svgs/hiero/03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372" calcext:value-type="float">
            <text:p>372</text:p>
          </table:table-cell>
          <table:table-cell table:formula="of:=COM.MICROSOFT.CONCAT([.A372];[.B372];[.C372])" office:value-type="string" office:string-value="hieroAAOI" calcext:value-type="string">
            <text:p>hieroAAOI</text:p>
          </table:table-cell>
          <table:table-cell table:formula="of:=VLOOKUP([.H37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2];&quot;{\includesvg[height=1em]{svgs/hiero/0&quot;;[.D372];&quot;.svg}}&quot;)" office:value-type="string" office:string-value="\newcommand*\hieroAAOI{\includesvg[height=1em]{svgs/hiero/0372.svg}}" calcext:value-type="string">
            <text:p>\newcommand*\hieroAAOI{\includesvg[height=1em]{svgs/hiero/03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float" office:value="373" calcext:value-type="float">
            <text:p>373</text:p>
          </table:table-cell>
          <table:table-cell table:formula="of:=COM.MICROSOFT.CONCAT([.A373];[.B373];[.C373])" office:value-type="string" office:string-value="hieroAAOJ" calcext:value-type="string">
            <text:p>hieroAAOJ</text:p>
          </table:table-cell>
          <table:table-cell table:formula="of:=VLOOKUP([.H37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3];&quot;{\includesvg[height=1em]{svgs/hiero/0&quot;;[.D373];&quot;.svg}}&quot;)" office:value-type="string" office:string-value="\newcommand*\hieroAAOJ{\includesvg[height=1em]{svgs/hiero/0373.svg}}" calcext:value-type="string">
            <text:p>\newcommand*\hieroAAOJ{\includesvg[height=1em]{svgs/hiero/03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float" office:value="374" calcext:value-type="float">
            <text:p>374</text:p>
          </table:table-cell>
          <table:table-cell table:formula="of:=COM.MICROSOFT.CONCAT([.A374];[.B374];[.C374])" office:value-type="string" office:string-value="hieroAAOK" calcext:value-type="string">
            <text:p>hieroAAOK</text:p>
          </table:table-cell>
          <table:table-cell table:formula="of:=VLOOKUP([.H37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4];&quot;{\includesvg[height=1em]{svgs/hiero/0&quot;;[.D374];&quot;.svg}}&quot;)" office:value-type="string" office:string-value="\newcommand*\hieroAAOK{\includesvg[height=1em]{svgs/hiero/0374.svg}}" calcext:value-type="string">
            <text:p>\newcommand*\hieroAAOK{\includesvg[height=1em]{svgs/hiero/03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375" calcext:value-type="float">
            <text:p>375</text:p>
          </table:table-cell>
          <table:table-cell table:formula="of:=COM.MICROSOFT.CONCAT([.A375];[.B375];[.C375])" office:value-type="string" office:string-value="hieroAAOL" calcext:value-type="string">
            <text:p>hieroAAOL</text:p>
          </table:table-cell>
          <table:table-cell table:formula="of:=VLOOKUP([.H37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5];&quot;{\includesvg[height=1em]{svgs/hiero/0&quot;;[.D375];&quot;.svg}}&quot;)" office:value-type="string" office:string-value="\newcommand*\hieroAAOL{\includesvg[height=1em]{svgs/hiero/0375.svg}}" calcext:value-type="string">
            <text:p>\newcommand*\hieroAAOL{\includesvg[height=1em]{svgs/hiero/03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float" office:value="376" calcext:value-type="float">
            <text:p>376</text:p>
          </table:table-cell>
          <table:table-cell table:formula="of:=COM.MICROSOFT.CONCAT([.A376];[.B376];[.C376])" office:value-type="string" office:string-value="hieroAAOM" calcext:value-type="string">
            <text:p>hieroAAOM</text:p>
          </table:table-cell>
          <table:table-cell table:formula="of:=VLOOKUP([.H37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6];&quot;{\includesvg[height=1em]{svgs/hiero/0&quot;;[.D376];&quot;.svg}}&quot;)" office:value-type="string" office:string-value="\newcommand*\hieroAAOM{\includesvg[height=1em]{svgs/hiero/0376.svg}}" calcext:value-type="string">
            <text:p>\newcommand*\hieroAAOM{\includesvg[height=1em]{svgs/hiero/03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377" calcext:value-type="float">
            <text:p>377</text:p>
          </table:table-cell>
          <table:table-cell table:formula="of:=COM.MICROSOFT.CONCAT([.A377];[.B377];[.C377])" office:value-type="string" office:string-value="hieroAAON" calcext:value-type="string">
            <text:p>hieroAAON</text:p>
          </table:table-cell>
          <table:table-cell table:formula="of:=VLOOKUP([.H37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7];&quot;{\includesvg[height=1em]{svgs/hiero/0&quot;;[.D377];&quot;.svg}}&quot;)" office:value-type="string" office:string-value="\newcommand*\hieroAAON{\includesvg[height=1em]{svgs/hiero/0377.svg}}" calcext:value-type="string">
            <text:p>\newcommand*\hieroAAON{\includesvg[height=1em]{svgs/hiero/03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78" calcext:value-type="float">
            <text:p>378</text:p>
          </table:table-cell>
          <table:table-cell table:formula="of:=COM.MICROSOFT.CONCAT([.A378];[.B378];[.C378])" office:value-type="string" office:string-value="hieroAAOO" calcext:value-type="string">
            <text:p>hieroAAOO</text:p>
          </table:table-cell>
          <table:table-cell table:formula="of:=VLOOKUP([.H37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8];&quot;{\includesvg[height=1em]{svgs/hiero/0&quot;;[.D378];&quot;.svg}}&quot;)" office:value-type="string" office:string-value="\newcommand*\hieroAAOO{\includesvg[height=1em]{svgs/hiero/0378.svg}}" calcext:value-type="string">
            <text:p>\newcommand*\hieroAAOO{\includesvg[height=1em]{svgs/hiero/03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float" office:value="379" calcext:value-type="float">
            <text:p>379</text:p>
          </table:table-cell>
          <table:table-cell table:formula="of:=COM.MICROSOFT.CONCAT([.A379];[.B379];[.C379])" office:value-type="string" office:string-value="hieroAAOP" calcext:value-type="string">
            <text:p>hieroAAOP</text:p>
          </table:table-cell>
          <table:table-cell table:formula="of:=VLOOKUP([.H37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9];&quot;{\includesvg[height=1em]{svgs/hiero/0&quot;;[.D379];&quot;.svg}}&quot;)" office:value-type="string" office:string-value="\newcommand*\hieroAAOP{\includesvg[height=1em]{svgs/hiero/0379.svg}}" calcext:value-type="string">
            <text:p>\newcommand*\hieroAAOP{\includesvg[height=1em]{svgs/hiero/03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</text:p>
          </table:table-cell>
          <table:table-cell office:value-type="float" office:value="380" calcext:value-type="float">
            <text:p>380</text:p>
          </table:table-cell>
          <table:table-cell table:formula="of:=COM.MICROSOFT.CONCAT([.A380];[.B380];[.C380])" office:value-type="string" office:string-value="hieroAAOQ" calcext:value-type="string">
            <text:p>hieroAAOQ</text:p>
          </table:table-cell>
          <table:table-cell table:formula="of:=VLOOKUP([.H38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0];&quot;{\includesvg[height=1em]{svgs/hiero/0&quot;;[.D380];&quot;.svg}}&quot;)" office:value-type="string" office:string-value="\newcommand*\hieroAAOQ{\includesvg[height=1em]{svgs/hiero/0380.svg}}" calcext:value-type="string">
            <text:p>\newcommand*\hieroAAOQ{\includesvg[height=1em]{svgs/hiero/03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381" calcext:value-type="float">
            <text:p>381</text:p>
          </table:table-cell>
          <table:table-cell table:formula="of:=COM.MICROSOFT.CONCAT([.A381];[.B381];[.C381])" office:value-type="string" office:string-value="hieroAAOR" calcext:value-type="string">
            <text:p>hieroAAOR</text:p>
          </table:table-cell>
          <table:table-cell table:formula="of:=VLOOKUP([.H38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1];&quot;{\includesvg[height=1em]{svgs/hiero/0&quot;;[.D381];&quot;.svg}}&quot;)" office:value-type="string" office:string-value="\newcommand*\hieroAAOR{\includesvg[height=1em]{svgs/hiero/0381.svg}}" calcext:value-type="string">
            <text:p>\newcommand*\hieroAAOR{\includesvg[height=1em]{svgs/hiero/03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float" office:value="382" calcext:value-type="float">
            <text:p>382</text:p>
          </table:table-cell>
          <table:table-cell table:formula="of:=COM.MICROSOFT.CONCAT([.A382];[.B382];[.C382])" office:value-type="string" office:string-value="hieroAAOS" calcext:value-type="string">
            <text:p>hieroAAOS</text:p>
          </table:table-cell>
          <table:table-cell table:formula="of:=VLOOKUP([.H38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2];&quot;{\includesvg[height=1em]{svgs/hiero/0&quot;;[.D382];&quot;.svg}}&quot;)" office:value-type="string" office:string-value="\newcommand*\hieroAAOS{\includesvg[height=1em]{svgs/hiero/0382.svg}}" calcext:value-type="string">
            <text:p>\newcommand*\hieroAAOS{\includesvg[height=1em]{svgs/hiero/03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table:formula="of:=COM.MICROSOFT.CONCAT([.A383];[.B383];[.C383])" office:value-type="string" office:string-value="hieroAAOT" calcext:value-type="string">
            <text:p>hieroAAOT</text:p>
          </table:table-cell>
          <table:table-cell table:formula="of:=VLOOKUP([.H38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3];&quot;{\includesvg[height=1em]{svgs/hiero/0&quot;;[.D383];&quot;.svg}}&quot;)" office:value-type="string" office:string-value="\newcommand*\hieroAAOT{\includesvg[height=1em]{svgs/hiero/0383.svg}}" calcext:value-type="string">
            <text:p>\newcommand*\hieroAAOT{\includesvg[height=1em]{svgs/hiero/03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float" office:value="384" calcext:value-type="float">
            <text:p>384</text:p>
          </table:table-cell>
          <table:table-cell table:formula="of:=COM.MICROSOFT.CONCAT([.A384];[.B384];[.C384])" office:value-type="string" office:string-value="hieroAAOU" calcext:value-type="string">
            <text:p>hieroAAOU</text:p>
          </table:table-cell>
          <table:table-cell table:formula="of:=VLOOKUP([.H38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4];&quot;{\includesvg[height=1em]{svgs/hiero/0&quot;;[.D384];&quot;.svg}}&quot;)" office:value-type="string" office:string-value="\newcommand*\hieroAAOU{\includesvg[height=1em]{svgs/hiero/0384.svg}}" calcext:value-type="string">
            <text:p>\newcommand*\hieroAAOU{\includesvg[height=1em]{svgs/hiero/03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float" office:value="385" calcext:value-type="float">
            <text:p>385</text:p>
          </table:table-cell>
          <table:table-cell table:formula="of:=COM.MICROSOFT.CONCAT([.A385];[.B385];[.C385])" office:value-type="string" office:string-value="hieroAAOV" calcext:value-type="string">
            <text:p>hieroAAOV</text:p>
          </table:table-cell>
          <table:table-cell table:formula="of:=VLOOKUP([.H38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5];&quot;{\includesvg[height=1em]{svgs/hiero/0&quot;;[.D385];&quot;.svg}}&quot;)" office:value-type="string" office:string-value="\newcommand*\hieroAAOV{\includesvg[height=1em]{svgs/hiero/0385.svg}}" calcext:value-type="string">
            <text:p>\newcommand*\hieroAAOV{\includesvg[height=1em]{svgs/hiero/03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float" office:value="386" calcext:value-type="float">
            <text:p>386</text:p>
          </table:table-cell>
          <table:table-cell table:formula="of:=COM.MICROSOFT.CONCAT([.A386];[.B386];[.C386])" office:value-type="string" office:string-value="hieroAAOW" calcext:value-type="string">
            <text:p>hieroAAOW</text:p>
          </table:table-cell>
          <table:table-cell table:formula="of:=VLOOKUP([.H38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6];&quot;{\includesvg[height=1em]{svgs/hiero/0&quot;;[.D386];&quot;.svg}}&quot;)" office:value-type="string" office:string-value="\newcommand*\hieroAAOW{\includesvg[height=1em]{svgs/hiero/0386.svg}}" calcext:value-type="string">
            <text:p>\newcommand*\hieroAAOW{\includesvg[height=1em]{svgs/hiero/03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float" office:value="387" calcext:value-type="float">
            <text:p>387</text:p>
          </table:table-cell>
          <table:table-cell table:formula="of:=COM.MICROSOFT.CONCAT([.A387];[.B387];[.C387])" office:value-type="string" office:string-value="hieroAAOX" calcext:value-type="string">
            <text:p>hieroAAOX</text:p>
          </table:table-cell>
          <table:table-cell table:formula="of:=VLOOKUP([.H38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7];&quot;{\includesvg[height=1em]{svgs/hiero/0&quot;;[.D387];&quot;.svg}}&quot;)" office:value-type="string" office:string-value="\newcommand*\hieroAAOX{\includesvg[height=1em]{svgs/hiero/0387.svg}}" calcext:value-type="string">
            <text:p>\newcommand*\hieroAAOX{\includesvg[height=1em]{svgs/hiero/03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float" office:value="388" calcext:value-type="float">
            <text:p>388</text:p>
          </table:table-cell>
          <table:table-cell table:formula="of:=COM.MICROSOFT.CONCAT([.A388];[.B388];[.C388])" office:value-type="string" office:string-value="hieroAAOY" calcext:value-type="string">
            <text:p>hieroAAOY</text:p>
          </table:table-cell>
          <table:table-cell table:formula="of:=VLOOKUP([.H38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8];&quot;{\includesvg[height=1em]{svgs/hiero/0&quot;;[.D388];&quot;.svg}}&quot;)" office:value-type="string" office:string-value="\newcommand*\hieroAAOY{\includesvg[height=1em]{svgs/hiero/0388.svg}}" calcext:value-type="string">
            <text:p>\newcommand*\hieroAAOY{\includesvg[height=1em]{svgs/hiero/03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float" office:value="389" calcext:value-type="float">
            <text:p>389</text:p>
          </table:table-cell>
          <table:table-cell table:formula="of:=COM.MICROSOFT.CONCAT([.A389];[.B389];[.C389])" office:value-type="string" office:string-value="hieroAAOZ" calcext:value-type="string">
            <text:p>hieroAAOZ</text:p>
          </table:table-cell>
          <table:table-cell table:formula="of:=VLOOKUP([.H38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9];&quot;{\includesvg[height=1em]{svgs/hiero/0&quot;;[.D389];&quot;.svg}}&quot;)" office:value-type="string" office:string-value="\newcommand*\hieroAAOZ{\includesvg[height=1em]{svgs/hiero/0389.svg}}" calcext:value-type="string">
            <text:p>\newcommand*\hieroAAOZ{\includesvg[height=1em]{svgs/hiero/03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table:formula="of:=COM.MICROSOFT.CONCAT([.A390];[.B390];[.C390])" office:value-type="string" office:string-value="hieroAAPA" calcext:value-type="string">
            <text:p>hieroAAPA</text:p>
          </table:table-cell>
          <table:table-cell table:formula="of:=VLOOKUP([.H39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0];&quot;{\includesvg[height=1em]{svgs/hiero/0&quot;;[.D390];&quot;.svg}}&quot;)" office:value-type="string" office:string-value="\newcommand*\hieroAAPA{\includesvg[height=1em]{svgs/hiero/0390.svg}}" calcext:value-type="string">
            <text:p>\newcommand*\hieroAAPA{\includesvg[height=1em]{svgs/hiero/03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float" office:value="391" calcext:value-type="float">
            <text:p>391</text:p>
          </table:table-cell>
          <table:table-cell table:formula="of:=COM.MICROSOFT.CONCAT([.A391];[.B391];[.C391])" office:value-type="string" office:string-value="hieroAAPB" calcext:value-type="string">
            <text:p>hieroAAPB</text:p>
          </table:table-cell>
          <table:table-cell table:formula="of:=VLOOKUP([.H39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1];&quot;{\includesvg[height=1em]{svgs/hiero/0&quot;;[.D391];&quot;.svg}}&quot;)" office:value-type="string" office:string-value="\newcommand*\hieroAAPB{\includesvg[height=1em]{svgs/hiero/0391.svg}}" calcext:value-type="string">
            <text:p>\newcommand*\hieroAAPB{\includesvg[height=1em]{svgs/hiero/03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392" calcext:value-type="float">
            <text:p>392</text:p>
          </table:table-cell>
          <table:table-cell table:formula="of:=COM.MICROSOFT.CONCAT([.A392];[.B392];[.C392])" office:value-type="string" office:string-value="hieroAAPC" calcext:value-type="string">
            <text:p>hieroAAPC</text:p>
          </table:table-cell>
          <table:table-cell table:formula="of:=VLOOKUP([.H39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2];&quot;{\includesvg[height=1em]{svgs/hiero/0&quot;;[.D392];&quot;.svg}}&quot;)" office:value-type="string" office:string-value="\newcommand*\hieroAAPC{\includesvg[height=1em]{svgs/hiero/0392.svg}}" calcext:value-type="string">
            <text:p>\newcommand*\hieroAAPC{\includesvg[height=1em]{svgs/hiero/03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float" office:value="393" calcext:value-type="float">
            <text:p>393</text:p>
          </table:table-cell>
          <table:table-cell table:formula="of:=COM.MICROSOFT.CONCAT([.A393];[.B393];[.C393])" office:value-type="string" office:string-value="hieroAAPD" calcext:value-type="string">
            <text:p>hieroAAPD</text:p>
          </table:table-cell>
          <table:table-cell table:formula="of:=VLOOKUP([.H39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3];&quot;{\includesvg[height=1em]{svgs/hiero/0&quot;;[.D393];&quot;.svg}}&quot;)" office:value-type="string" office:string-value="\newcommand*\hieroAAPD{\includesvg[height=1em]{svgs/hiero/0393.svg}}" calcext:value-type="string">
            <text:p>\newcommand*\hieroAAPD{\includesvg[height=1em]{svgs/hiero/03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float" office:value="394" calcext:value-type="float">
            <text:p>394</text:p>
          </table:table-cell>
          <table:table-cell table:formula="of:=COM.MICROSOFT.CONCAT([.A394];[.B394];[.C394])" office:value-type="string" office:string-value="hieroAAPE" calcext:value-type="string">
            <text:p>hieroAAPE</text:p>
          </table:table-cell>
          <table:table-cell table:formula="of:=VLOOKUP([.H39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4];&quot;{\includesvg[height=1em]{svgs/hiero/0&quot;;[.D394];&quot;.svg}}&quot;)" office:value-type="string" office:string-value="\newcommand*\hieroAAPE{\includesvg[height=1em]{svgs/hiero/0394.svg}}" calcext:value-type="string">
            <text:p>\newcommand*\hieroAAPE{\includesvg[height=1em]{svgs/hiero/03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float" office:value="395" calcext:value-type="float">
            <text:p>395</text:p>
          </table:table-cell>
          <table:table-cell table:formula="of:=COM.MICROSOFT.CONCAT([.A395];[.B395];[.C395])" office:value-type="string" office:string-value="hieroAAPF" calcext:value-type="string">
            <text:p>hieroAAPF</text:p>
          </table:table-cell>
          <table:table-cell table:formula="of:=VLOOKUP([.H39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5];&quot;{\includesvg[height=1em]{svgs/hiero/0&quot;;[.D395];&quot;.svg}}&quot;)" office:value-type="string" office:string-value="\newcommand*\hieroAAPF{\includesvg[height=1em]{svgs/hiero/0395.svg}}" calcext:value-type="string">
            <text:p>\newcommand*\hieroAAPF{\includesvg[height=1em]{svgs/hiero/03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float" office:value="396" calcext:value-type="float">
            <text:p>396</text:p>
          </table:table-cell>
          <table:table-cell table:formula="of:=COM.MICROSOFT.CONCAT([.A396];[.B396];[.C396])" office:value-type="string" office:string-value="hieroAAPG" calcext:value-type="string">
            <text:p>hieroAAPG</text:p>
          </table:table-cell>
          <table:table-cell table:formula="of:=VLOOKUP([.H39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6];&quot;{\includesvg[height=1em]{svgs/hiero/0&quot;;[.D396];&quot;.svg}}&quot;)" office:value-type="string" office:string-value="\newcommand*\hieroAAPG{\includesvg[height=1em]{svgs/hiero/0396.svg}}" calcext:value-type="string">
            <text:p>\newcommand*\hieroAAPG{\includesvg[height=1em]{svgs/hiero/03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397" calcext:value-type="float">
            <text:p>397</text:p>
          </table:table-cell>
          <table:table-cell table:formula="of:=COM.MICROSOFT.CONCAT([.A397];[.B397];[.C397])" office:value-type="string" office:string-value="hieroAAPH" calcext:value-type="string">
            <text:p>hieroAAPH</text:p>
          </table:table-cell>
          <table:table-cell table:formula="of:=VLOOKUP([.H39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7];&quot;{\includesvg[height=1em]{svgs/hiero/0&quot;;[.D397];&quot;.svg}}&quot;)" office:value-type="string" office:string-value="\newcommand*\hieroAAPH{\includesvg[height=1em]{svgs/hiero/0397.svg}}" calcext:value-type="string">
            <text:p>\newcommand*\hieroAAPH{\includesvg[height=1em]{svgs/hiero/03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  <table:table-cell table:formula="of:=COM.MICROSOFT.CONCAT([.A398];[.B398];[.C398])" office:value-type="string" office:string-value="hieroAAPI" calcext:value-type="string">
            <text:p>hieroAAPI</text:p>
          </table:table-cell>
          <table:table-cell table:formula="of:=VLOOKUP([.H39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8];&quot;{\includesvg[height=1em]{svgs/hiero/0&quot;;[.D398];&quot;.svg}}&quot;)" office:value-type="string" office:string-value="\newcommand*\hieroAAPI{\includesvg[height=1em]{svgs/hiero/0398.svg}}" calcext:value-type="string">
            <text:p>\newcommand*\hieroAAPI{\includesvg[height=1em]{svgs/hiero/03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float" office:value="399" calcext:value-type="float">
            <text:p>399</text:p>
          </table:table-cell>
          <table:table-cell table:formula="of:=COM.MICROSOFT.CONCAT([.A399];[.B399];[.C399])" office:value-type="string" office:string-value="hieroAAPJ" calcext:value-type="string">
            <text:p>hieroAAPJ</text:p>
          </table:table-cell>
          <table:table-cell table:formula="of:=VLOOKUP([.H39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9];&quot;{\includesvg[height=1em]{svgs/hiero/0&quot;;[.D399];&quot;.svg}}&quot;)" office:value-type="string" office:string-value="\newcommand*\hieroAAPJ{\includesvg[height=1em]{svgs/hiero/0399.svg}}" calcext:value-type="string">
            <text:p>\newcommand*\hieroAAPJ{\includesvg[height=1em]{svgs/hiero/03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float" office:value="400" calcext:value-type="float">
            <text:p>400</text:p>
          </table:table-cell>
          <table:table-cell table:formula="of:=COM.MICROSOFT.CONCAT([.A400];[.B400];[.C400])" office:value-type="string" office:string-value="hieroAAPK" calcext:value-type="string">
            <text:p>hieroAAPK</text:p>
          </table:table-cell>
          <table:table-cell table:formula="of:=VLOOKUP([.H40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0];&quot;{\includesvg[height=1em]{svgs/hiero/0&quot;;[.D400];&quot;.svg}}&quot;)" office:value-type="string" office:string-value="\newcommand*\hieroAAPK{\includesvg[height=1em]{svgs/hiero/0400.svg}}" calcext:value-type="string">
            <text:p>\newcommand*\hieroAAPK{\includesvg[height=1em]{svgs/hiero/04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float" office:value="401" calcext:value-type="float">
            <text:p>401</text:p>
          </table:table-cell>
          <table:table-cell table:formula="of:=COM.MICROSOFT.CONCAT([.A401];[.B401];[.C401])" office:value-type="string" office:string-value="hieroAAPL" calcext:value-type="string">
            <text:p>hieroAAPL</text:p>
          </table:table-cell>
          <table:table-cell table:formula="of:=VLOOKUP([.H40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1];&quot;{\includesvg[height=1em]{svgs/hiero/0&quot;;[.D401];&quot;.svg}}&quot;)" office:value-type="string" office:string-value="\newcommand*\hieroAAPL{\includesvg[height=1em]{svgs/hiero/0401.svg}}" calcext:value-type="string">
            <text:p>\newcommand*\hieroAAPL{\includesvg[height=1em]{svgs/hiero/04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402" calcext:value-type="float">
            <text:p>402</text:p>
          </table:table-cell>
          <table:table-cell table:formula="of:=COM.MICROSOFT.CONCAT([.A402];[.B402];[.C402])" office:value-type="string" office:string-value="hieroAAPM" calcext:value-type="string">
            <text:p>hieroAAPM</text:p>
          </table:table-cell>
          <table:table-cell table:formula="of:=VLOOKUP([.H40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2];&quot;{\includesvg[height=1em]{svgs/hiero/0&quot;;[.D402];&quot;.svg}}&quot;)" office:value-type="string" office:string-value="\newcommand*\hieroAAPM{\includesvg[height=1em]{svgs/hiero/0402.svg}}" calcext:value-type="string">
            <text:p>\newcommand*\hieroAAPM{\includesvg[height=1em]{svgs/hiero/04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float" office:value="403" calcext:value-type="float">
            <text:p>403</text:p>
          </table:table-cell>
          <table:table-cell table:formula="of:=COM.MICROSOFT.CONCAT([.A403];[.B403];[.C403])" office:value-type="string" office:string-value="hieroAAPN" calcext:value-type="string">
            <text:p>hieroAAPN</text:p>
          </table:table-cell>
          <table:table-cell table:formula="of:=VLOOKUP([.H40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3];&quot;{\includesvg[height=1em]{svgs/hiero/0&quot;;[.D403];&quot;.svg}}&quot;)" office:value-type="string" office:string-value="\newcommand*\hieroAAPN{\includesvg[height=1em]{svgs/hiero/0403.svg}}" calcext:value-type="string">
            <text:p>\newcommand*\hieroAAPN{\includesvg[height=1em]{svgs/hiero/04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float" office:value="404" calcext:value-type="float">
            <text:p>404</text:p>
          </table:table-cell>
          <table:table-cell table:formula="of:=COM.MICROSOFT.CONCAT([.A404];[.B404];[.C404])" office:value-type="string" office:string-value="hieroAAPO" calcext:value-type="string">
            <text:p>hieroAAPO</text:p>
          </table:table-cell>
          <table:table-cell table:formula="of:=VLOOKUP([.H40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4];&quot;{\includesvg[height=1em]{svgs/hiero/0&quot;;[.D404];&quot;.svg}}&quot;)" office:value-type="string" office:string-value="\newcommand*\hieroAAPO{\includesvg[height=1em]{svgs/hiero/0404.svg}}" calcext:value-type="string">
            <text:p>\newcommand*\hieroAAPO{\includesvg[height=1em]{svgs/hiero/04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05" calcext:value-type="float">
            <text:p>405</text:p>
          </table:table-cell>
          <table:table-cell table:formula="of:=COM.MICROSOFT.CONCAT([.A405];[.B405];[.C405])" office:value-type="string" office:string-value="hieroAAPP" calcext:value-type="string">
            <text:p>hieroAAPP</text:p>
          </table:table-cell>
          <table:table-cell table:formula="of:=VLOOKUP([.H40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5];&quot;{\includesvg[height=1em]{svgs/hiero/0&quot;;[.D405];&quot;.svg}}&quot;)" office:value-type="string" office:string-value="\newcommand*\hieroAAPP{\includesvg[height=1em]{svgs/hiero/0405.svg}}" calcext:value-type="string">
            <text:p>\newcommand*\hieroAAPP{\includesvg[height=1em]{svgs/hiero/04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float" office:value="406" calcext:value-type="float">
            <text:p>406</text:p>
          </table:table-cell>
          <table:table-cell table:formula="of:=COM.MICROSOFT.CONCAT([.A406];[.B406];[.C406])" office:value-type="string" office:string-value="hieroAAPQ" calcext:value-type="string">
            <text:p>hieroAAPQ</text:p>
          </table:table-cell>
          <table:table-cell table:formula="of:=VLOOKUP([.H40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6];&quot;{\includesvg[height=1em]{svgs/hiero/0&quot;;[.D406];&quot;.svg}}&quot;)" office:value-type="string" office:string-value="\newcommand*\hieroAAPQ{\includesvg[height=1em]{svgs/hiero/0406.svg}}" calcext:value-type="string">
            <text:p>\newcommand*\hieroAAPQ{\includesvg[height=1em]{svgs/hiero/04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float" office:value="407" calcext:value-type="float">
            <text:p>407</text:p>
          </table:table-cell>
          <table:table-cell table:formula="of:=COM.MICROSOFT.CONCAT([.A407];[.B407];[.C407])" office:value-type="string" office:string-value="hieroAAPR" calcext:value-type="string">
            <text:p>hieroAAPR</text:p>
          </table:table-cell>
          <table:table-cell table:formula="of:=VLOOKUP([.H40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7];&quot;{\includesvg[height=1em]{svgs/hiero/0&quot;;[.D407];&quot;.svg}}&quot;)" office:value-type="string" office:string-value="\newcommand*\hieroAAPR{\includesvg[height=1em]{svgs/hiero/0407.svg}}" calcext:value-type="string">
            <text:p>\newcommand*\hieroAAPR{\includesvg[height=1em]{svgs/hiero/04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float" office:value="408" calcext:value-type="float">
            <text:p>408</text:p>
          </table:table-cell>
          <table:table-cell table:formula="of:=COM.MICROSOFT.CONCAT([.A408];[.B408];[.C408])" office:value-type="string" office:string-value="hieroAAPS" calcext:value-type="string">
            <text:p>hieroAAPS</text:p>
          </table:table-cell>
          <table:table-cell table:formula="of:=VLOOKUP([.H40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8];&quot;{\includesvg[height=1em]{svgs/hiero/0&quot;;[.D408];&quot;.svg}}&quot;)" office:value-type="string" office:string-value="\newcommand*\hieroAAPS{\includesvg[height=1em]{svgs/hiero/0408.svg}}" calcext:value-type="string">
            <text:p>\newcommand*\hieroAAPS{\includesvg[height=1em]{svgs/hiero/04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table:formula="of:=COM.MICROSOFT.CONCAT([.A409];[.B409];[.C409])" office:value-type="string" office:string-value="hieroAAPT" calcext:value-type="string">
            <text:p>hieroAAPT</text:p>
          </table:table-cell>
          <table:table-cell table:formula="of:=VLOOKUP([.H40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9];&quot;{\includesvg[height=1em]{svgs/hiero/0&quot;;[.D409];&quot;.svg}}&quot;)" office:value-type="string" office:string-value="\newcommand*\hieroAAPT{\includesvg[height=1em]{svgs/hiero/0409.svg}}" calcext:value-type="string">
            <text:p>\newcommand*\hieroAAPT{\includesvg[height=1em]{svgs/hiero/04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410" calcext:value-type="float">
            <text:p>410</text:p>
          </table:table-cell>
          <table:table-cell table:formula="of:=COM.MICROSOFT.CONCAT([.A410];[.B410];[.C410])" office:value-type="string" office:string-value="hieroAAPU" calcext:value-type="string">
            <text:p>hieroAAPU</text:p>
          </table:table-cell>
          <table:table-cell table:formula="of:=VLOOKUP([.H41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0];&quot;{\includesvg[height=1em]{svgs/hiero/0&quot;;[.D410];&quot;.svg}}&quot;)" office:value-type="string" office:string-value="\newcommand*\hieroAAPU{\includesvg[height=1em]{svgs/hiero/0410.svg}}" calcext:value-type="string">
            <text:p>\newcommand*\hieroAAPU{\includesvg[height=1em]{svgs/hiero/04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float" office:value="411" calcext:value-type="float">
            <text:p>411</text:p>
          </table:table-cell>
          <table:table-cell table:formula="of:=COM.MICROSOFT.CONCAT([.A411];[.B411];[.C411])" office:value-type="string" office:string-value="hieroAAPV" calcext:value-type="string">
            <text:p>hieroAAPV</text:p>
          </table:table-cell>
          <table:table-cell table:formula="of:=VLOOKUP([.H41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1];&quot;{\includesvg[height=1em]{svgs/hiero/0&quot;;[.D411];&quot;.svg}}&quot;)" office:value-type="string" office:string-value="\newcommand*\hieroAAPV{\includesvg[height=1em]{svgs/hiero/0411.svg}}" calcext:value-type="string">
            <text:p>\newcommand*\hieroAAPV{\includesvg[height=1em]{svgs/hiero/04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float" office:value="412" calcext:value-type="float">
            <text:p>412</text:p>
          </table:table-cell>
          <table:table-cell table:formula="of:=COM.MICROSOFT.CONCAT([.A412];[.B412];[.C412])" office:value-type="string" office:string-value="hieroAAPW" calcext:value-type="string">
            <text:p>hieroAAPW</text:p>
          </table:table-cell>
          <table:table-cell table:formula="of:=VLOOKUP([.H41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2];&quot;{\includesvg[height=1em]{svgs/hiero/0&quot;;[.D412];&quot;.svg}}&quot;)" office:value-type="string" office:string-value="\newcommand*\hieroAAPW{\includesvg[height=1em]{svgs/hiero/0412.svg}}" calcext:value-type="string">
            <text:p>\newcommand*\hieroAAPW{\includesvg[height=1em]{svgs/hiero/04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413" calcext:value-type="float">
            <text:p>413</text:p>
          </table:table-cell>
          <table:table-cell table:formula="of:=COM.MICROSOFT.CONCAT([.A413];[.B413];[.C413])" office:value-type="string" office:string-value="hieroAAPX" calcext:value-type="string">
            <text:p>hieroAAPX</text:p>
          </table:table-cell>
          <table:table-cell table:formula="of:=VLOOKUP([.H41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3];&quot;{\includesvg[height=1em]{svgs/hiero/0&quot;;[.D413];&quot;.svg}}&quot;)" office:value-type="string" office:string-value="\newcommand*\hieroAAPX{\includesvg[height=1em]{svgs/hiero/0413.svg}}" calcext:value-type="string">
            <text:p>\newcommand*\hieroAAPX{\includesvg[height=1em]{svgs/hiero/04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float" office:value="414" calcext:value-type="float">
            <text:p>414</text:p>
          </table:table-cell>
          <table:table-cell table:formula="of:=COM.MICROSOFT.CONCAT([.A414];[.B414];[.C414])" office:value-type="string" office:string-value="hieroAAPY" calcext:value-type="string">
            <text:p>hieroAAPY</text:p>
          </table:table-cell>
          <table:table-cell table:formula="of:=VLOOKUP([.H41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4];&quot;{\includesvg[height=1em]{svgs/hiero/0&quot;;[.D414];&quot;.svg}}&quot;)" office:value-type="string" office:string-value="\newcommand*\hieroAAPY{\includesvg[height=1em]{svgs/hiero/0414.svg}}" calcext:value-type="string">
            <text:p>\newcommand*\hieroAAPY{\includesvg[height=1em]{svgs/hiero/04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office:value-type="float" office:value="415" calcext:value-type="float">
            <text:p>415</text:p>
          </table:table-cell>
          <table:table-cell table:formula="of:=COM.MICROSOFT.CONCAT([.A415];[.B415];[.C415])" office:value-type="string" office:string-value="hieroAAPZ" calcext:value-type="string">
            <text:p>hieroAAPZ</text:p>
          </table:table-cell>
          <table:table-cell table:formula="of:=VLOOKUP([.H41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5];&quot;{\includesvg[height=1em]{svgs/hiero/0&quot;;[.D415];&quot;.svg}}&quot;)" office:value-type="string" office:string-value="\newcommand*\hieroAAPZ{\includesvg[height=1em]{svgs/hiero/0415.svg}}" calcext:value-type="string">
            <text:p>\newcommand*\hieroAAPZ{\includesvg[height=1em]{svgs/hiero/04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table:formula="of:=COM.MICROSOFT.CONCAT([.A416];[.B416];[.C416])" office:value-type="string" office:string-value="hieroAAQA" calcext:value-type="string">
            <text:p>hieroAAQA</text:p>
          </table:table-cell>
          <table:table-cell table:formula="of:=VLOOKUP([.H41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6];&quot;{\includesvg[height=1em]{svgs/hiero/0&quot;;[.D416];&quot;.svg}}&quot;)" office:value-type="string" office:string-value="\newcommand*\hieroAAQA{\includesvg[height=1em]{svgs/hiero/0416.svg}}" calcext:value-type="string">
            <text:p>\newcommand*\hieroAAQA{\includesvg[height=1em]{svgs/hiero/04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table:formula="of:=COM.MICROSOFT.CONCAT([.A417];[.B417];[.C417])" office:value-type="string" office:string-value="hieroAAQB" calcext:value-type="string">
            <text:p>hieroAAQB</text:p>
          </table:table-cell>
          <table:table-cell table:formula="of:=VLOOKUP([.H41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7];&quot;{\includesvg[height=1em]{svgs/hiero/0&quot;;[.D417];&quot;.svg}}&quot;)" office:value-type="string" office:string-value="\newcommand*\hieroAAQB{\includesvg[height=1em]{svgs/hiero/0417.svg}}" calcext:value-type="string">
            <text:p>\newcommand*\hieroAAQB{\includesvg[height=1em]{svgs/hiero/04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float" office:value="418" calcext:value-type="float">
            <text:p>418</text:p>
          </table:table-cell>
          <table:table-cell table:formula="of:=COM.MICROSOFT.CONCAT([.A418];[.B418];[.C418])" office:value-type="string" office:string-value="hieroAAQC" calcext:value-type="string">
            <text:p>hieroAAQC</text:p>
          </table:table-cell>
          <table:table-cell table:formula="of:=VLOOKUP([.H41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8];&quot;{\includesvg[height=1em]{svgs/hiero/0&quot;;[.D418];&quot;.svg}}&quot;)" office:value-type="string" office:string-value="\newcommand*\hieroAAQC{\includesvg[height=1em]{svgs/hiero/0418.svg}}" calcext:value-type="string">
            <text:p>\newcommand*\hieroAAQC{\includesvg[height=1em]{svgs/hiero/04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office:value-type="float" office:value="419" calcext:value-type="float">
            <text:p>419</text:p>
          </table:table-cell>
          <table:table-cell table:formula="of:=COM.MICROSOFT.CONCAT([.A419];[.B419];[.C419])" office:value-type="string" office:string-value="hieroAAQD" calcext:value-type="string">
            <text:p>hieroAAQD</text:p>
          </table:table-cell>
          <table:table-cell table:formula="of:=VLOOKUP([.H41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9];&quot;{\includesvg[height=1em]{svgs/hiero/0&quot;;[.D419];&quot;.svg}}&quot;)" office:value-type="string" office:string-value="\newcommand*\hieroAAQD{\includesvg[height=1em]{svgs/hiero/0419.svg}}" calcext:value-type="string">
            <text:p>\newcommand*\hieroAAQD{\includesvg[height=1em]{svgs/hiero/04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float" office:value="420" calcext:value-type="float">
            <text:p>420</text:p>
          </table:table-cell>
          <table:table-cell table:formula="of:=COM.MICROSOFT.CONCAT([.A420];[.B420];[.C420])" office:value-type="string" office:string-value="hieroAAQE" calcext:value-type="string">
            <text:p>hieroAAQE</text:p>
          </table:table-cell>
          <table:table-cell table:formula="of:=VLOOKUP([.H42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0];&quot;{\includesvg[height=1em]{svgs/hiero/0&quot;;[.D420];&quot;.svg}}&quot;)" office:value-type="string" office:string-value="\newcommand*\hieroAAQE{\includesvg[height=1em]{svgs/hiero/0420.svg}}" calcext:value-type="string">
            <text:p>\newcommand*\hieroAAQE{\includesvg[height=1em]{svgs/hiero/04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float" office:value="421" calcext:value-type="float">
            <text:p>421</text:p>
          </table:table-cell>
          <table:table-cell table:formula="of:=COM.MICROSOFT.CONCAT([.A421];[.B421];[.C421])" office:value-type="string" office:string-value="hieroAAQF" calcext:value-type="string">
            <text:p>hieroAAQF</text:p>
          </table:table-cell>
          <table:table-cell table:formula="of:=VLOOKUP([.H42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1];&quot;{\includesvg[height=1em]{svgs/hiero/0&quot;;[.D421];&quot;.svg}}&quot;)" office:value-type="string" office:string-value="\newcommand*\hieroAAQF{\includesvg[height=1em]{svgs/hiero/0421.svg}}" calcext:value-type="string">
            <text:p>\newcommand*\hieroAAQF{\includesvg[height=1em]{svgs/hiero/04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float" office:value="422" calcext:value-type="float">
            <text:p>422</text:p>
          </table:table-cell>
          <table:table-cell table:formula="of:=COM.MICROSOFT.CONCAT([.A422];[.B422];[.C422])" office:value-type="string" office:string-value="hieroAAQG" calcext:value-type="string">
            <text:p>hieroAAQG</text:p>
          </table:table-cell>
          <table:table-cell table:formula="of:=VLOOKUP([.H42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2];&quot;{\includesvg[height=1em]{svgs/hiero/0&quot;;[.D422];&quot;.svg}}&quot;)" office:value-type="string" office:string-value="\newcommand*\hieroAAQG{\includesvg[height=1em]{svgs/hiero/0422.svg}}" calcext:value-type="string">
            <text:p>\newcommand*\hieroAAQG{\includesvg[height=1em]{svgs/hiero/04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float" office:value="423" calcext:value-type="float">
            <text:p>423</text:p>
          </table:table-cell>
          <table:table-cell table:formula="of:=COM.MICROSOFT.CONCAT([.A423];[.B423];[.C423])" office:value-type="string" office:string-value="hieroAAQH" calcext:value-type="string">
            <text:p>hieroAAQH</text:p>
          </table:table-cell>
          <table:table-cell table:formula="of:=VLOOKUP([.H42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3];&quot;{\includesvg[height=1em]{svgs/hiero/0&quot;;[.D423];&quot;.svg}}&quot;)" office:value-type="string" office:string-value="\newcommand*\hieroAAQH{\includesvg[height=1em]{svgs/hiero/0423.svg}}" calcext:value-type="string">
            <text:p>\newcommand*\hieroAAQH{\includesvg[height=1em]{svgs/hiero/04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  <table:table-cell table:formula="of:=COM.MICROSOFT.CONCAT([.A424];[.B424];[.C424])" office:value-type="string" office:string-value="hieroAAQI" calcext:value-type="string">
            <text:p>hieroAAQI</text:p>
          </table:table-cell>
          <table:table-cell table:formula="of:=VLOOKUP([.H42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4];&quot;{\includesvg[height=1em]{svgs/hiero/0&quot;;[.D424];&quot;.svg}}&quot;)" office:value-type="string" office:string-value="\newcommand*\hieroAAQI{\includesvg[height=1em]{svgs/hiero/0424.svg}}" calcext:value-type="string">
            <text:p>\newcommand*\hieroAAQI{\includesvg[height=1em]{svgs/hiero/04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float" office:value="425" calcext:value-type="float">
            <text:p>425</text:p>
          </table:table-cell>
          <table:table-cell table:formula="of:=COM.MICROSOFT.CONCAT([.A425];[.B425];[.C425])" office:value-type="string" office:string-value="hieroAAQJ" calcext:value-type="string">
            <text:p>hieroAAQJ</text:p>
          </table:table-cell>
          <table:table-cell table:formula="of:=VLOOKUP([.H42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5];&quot;{\includesvg[height=1em]{svgs/hiero/0&quot;;[.D425];&quot;.svg}}&quot;)" office:value-type="string" office:string-value="\newcommand*\hieroAAQJ{\includesvg[height=1em]{svgs/hiero/0425.svg}}" calcext:value-type="string">
            <text:p>\newcommand*\hieroAAQJ{\includesvg[height=1em]{svgs/hiero/04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float" office:value="426" calcext:value-type="float">
            <text:p>426</text:p>
          </table:table-cell>
          <table:table-cell table:formula="of:=COM.MICROSOFT.CONCAT([.A426];[.B426];[.C426])" office:value-type="string" office:string-value="hieroAAQK" calcext:value-type="string">
            <text:p>hieroAAQK</text:p>
          </table:table-cell>
          <table:table-cell table:formula="of:=VLOOKUP([.H42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6];&quot;{\includesvg[height=1em]{svgs/hiero/0&quot;;[.D426];&quot;.svg}}&quot;)" office:value-type="string" office:string-value="\newcommand*\hieroAAQK{\includesvg[height=1em]{svgs/hiero/0426.svg}}" calcext:value-type="string">
            <text:p>\newcommand*\hieroAAQK{\includesvg[height=1em]{svgs/hiero/04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float" office:value="427" calcext:value-type="float">
            <text:p>427</text:p>
          </table:table-cell>
          <table:table-cell table:formula="of:=COM.MICROSOFT.CONCAT([.A427];[.B427];[.C427])" office:value-type="string" office:string-value="hieroAAQL" calcext:value-type="string">
            <text:p>hieroAAQL</text:p>
          </table:table-cell>
          <table:table-cell table:formula="of:=VLOOKUP([.H42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7];&quot;{\includesvg[height=1em]{svgs/hiero/0&quot;;[.D427];&quot;.svg}}&quot;)" office:value-type="string" office:string-value="\newcommand*\hieroAAQL{\includesvg[height=1em]{svgs/hiero/0427.svg}}" calcext:value-type="string">
            <text:p>\newcommand*\hieroAAQL{\includesvg[height=1em]{svgs/hiero/04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428" calcext:value-type="float">
            <text:p>428</text:p>
          </table:table-cell>
          <table:table-cell table:formula="of:=COM.MICROSOFT.CONCAT([.A428];[.B428];[.C428])" office:value-type="string" office:string-value="hieroAAQM" calcext:value-type="string">
            <text:p>hieroAAQM</text:p>
          </table:table-cell>
          <table:table-cell table:formula="of:=VLOOKUP([.H42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8];&quot;{\includesvg[height=1em]{svgs/hiero/0&quot;;[.D428];&quot;.svg}}&quot;)" office:value-type="string" office:string-value="\newcommand*\hieroAAQM{\includesvg[height=1em]{svgs/hiero/0428.svg}}" calcext:value-type="string">
            <text:p>\newcommand*\hieroAAQM{\includesvg[height=1em]{svgs/hiero/04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float" office:value="429" calcext:value-type="float">
            <text:p>429</text:p>
          </table:table-cell>
          <table:table-cell table:formula="of:=COM.MICROSOFT.CONCAT([.A429];[.B429];[.C429])" office:value-type="string" office:string-value="hieroAAQN" calcext:value-type="string">
            <text:p>hieroAAQN</text:p>
          </table:table-cell>
          <table:table-cell table:formula="of:=VLOOKUP([.H42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9];&quot;{\includesvg[height=1em]{svgs/hiero/0&quot;;[.D429];&quot;.svg}}&quot;)" office:value-type="string" office:string-value="\newcommand*\hieroAAQN{\includesvg[height=1em]{svgs/hiero/0429.svg}}" calcext:value-type="string">
            <text:p>\newcommand*\hieroAAQN{\includesvg[height=1em]{svgs/hiero/04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430" calcext:value-type="float">
            <text:p>430</text:p>
          </table:table-cell>
          <table:table-cell table:formula="of:=COM.MICROSOFT.CONCAT([.A430];[.B430];[.C430])" office:value-type="string" office:string-value="hieroAAQO" calcext:value-type="string">
            <text:p>hieroAAQO</text:p>
          </table:table-cell>
          <table:table-cell table:formula="of:=VLOOKUP([.H43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0];&quot;{\includesvg[height=1em]{svgs/hiero/0&quot;;[.D430];&quot;.svg}}&quot;)" office:value-type="string" office:string-value="\newcommand*\hieroAAQO{\includesvg[height=1em]{svgs/hiero/0430.svg}}" calcext:value-type="string">
            <text:p>\newcommand*\hieroAAQO{\includesvg[height=1em]{svgs/hiero/04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float" office:value="431" calcext:value-type="float">
            <text:p>431</text:p>
          </table:table-cell>
          <table:table-cell table:formula="of:=COM.MICROSOFT.CONCAT([.A431];[.B431];[.C431])" office:value-type="string" office:string-value="hieroAAQP" calcext:value-type="string">
            <text:p>hieroAAQP</text:p>
          </table:table-cell>
          <table:table-cell table:formula="of:=VLOOKUP([.H43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1];&quot;{\includesvg[height=1em]{svgs/hiero/0&quot;;[.D431];&quot;.svg}}&quot;)" office:value-type="string" office:string-value="\newcommand*\hieroAAQP{\includesvg[height=1em]{svgs/hiero/0431.svg}}" calcext:value-type="string">
            <text:p>\newcommand*\hieroAAQP{\includesvg[height=1em]{svgs/hiero/04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432" calcext:value-type="float">
            <text:p>432</text:p>
          </table:table-cell>
          <table:table-cell table:formula="of:=COM.MICROSOFT.CONCAT([.A432];[.B432];[.C432])" office:value-type="string" office:string-value="hieroAAQQ" calcext:value-type="string">
            <text:p>hieroAAQQ</text:p>
          </table:table-cell>
          <table:table-cell table:formula="of:=VLOOKUP([.H43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2];&quot;{\includesvg[height=1em]{svgs/hiero/0&quot;;[.D432];&quot;.svg}}&quot;)" office:value-type="string" office:string-value="\newcommand*\hieroAAQQ{\includesvg[height=1em]{svgs/hiero/0432.svg}}" calcext:value-type="string">
            <text:p>\newcommand*\hieroAAQQ{\includesvg[height=1em]{svgs/hiero/04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float" office:value="433" calcext:value-type="float">
            <text:p>433</text:p>
          </table:table-cell>
          <table:table-cell table:formula="of:=COM.MICROSOFT.CONCAT([.A433];[.B433];[.C433])" office:value-type="string" office:string-value="hieroAAQR" calcext:value-type="string">
            <text:p>hieroAAQR</text:p>
          </table:table-cell>
          <table:table-cell table:formula="of:=VLOOKUP([.H43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3];&quot;{\includesvg[height=1em]{svgs/hiero/0&quot;;[.D433];&quot;.svg}}&quot;)" office:value-type="string" office:string-value="\newcommand*\hieroAAQR{\includesvg[height=1em]{svgs/hiero/0433.svg}}" calcext:value-type="string">
            <text:p>\newcommand*\hieroAAQR{\includesvg[height=1em]{svgs/hiero/04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434" calcext:value-type="float">
            <text:p>434</text:p>
          </table:table-cell>
          <table:table-cell table:formula="of:=COM.MICROSOFT.CONCAT([.A434];[.B434];[.C434])" office:value-type="string" office:string-value="hieroAAQS" calcext:value-type="string">
            <text:p>hieroAAQS</text:p>
          </table:table-cell>
          <table:table-cell table:formula="of:=VLOOKUP([.H43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4];&quot;{\includesvg[height=1em]{svgs/hiero/0&quot;;[.D434];&quot;.svg}}&quot;)" office:value-type="string" office:string-value="\newcommand*\hieroAAQS{\includesvg[height=1em]{svgs/hiero/0434.svg}}" calcext:value-type="string">
            <text:p>\newcommand*\hieroAAQS{\includesvg[height=1em]{svgs/hiero/04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table:formula="of:=COM.MICROSOFT.CONCAT([.A435];[.B435];[.C435])" office:value-type="string" office:string-value="hieroAAQT" calcext:value-type="string">
            <text:p>hieroAAQT</text:p>
          </table:table-cell>
          <table:table-cell table:formula="of:=VLOOKUP([.H43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5];&quot;{\includesvg[height=1em]{svgs/hiero/0&quot;;[.D435];&quot;.svg}}&quot;)" office:value-type="string" office:string-value="\newcommand*\hieroAAQT{\includesvg[height=1em]{svgs/hiero/0435.svg}}" calcext:value-type="string">
            <text:p>\newcommand*\hieroAAQT{\includesvg[height=1em]{svgs/hiero/04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float" office:value="436" calcext:value-type="float">
            <text:p>436</text:p>
          </table:table-cell>
          <table:table-cell table:formula="of:=COM.MICROSOFT.CONCAT([.A436];[.B436];[.C436])" office:value-type="string" office:string-value="hieroAAQU" calcext:value-type="string">
            <text:p>hieroAAQU</text:p>
          </table:table-cell>
          <table:table-cell table:formula="of:=VLOOKUP([.H43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6];&quot;{\includesvg[height=1em]{svgs/hiero/0&quot;;[.D436];&quot;.svg}}&quot;)" office:value-type="string" office:string-value="\newcommand*\hieroAAQU{\includesvg[height=1em]{svgs/hiero/0436.svg}}" calcext:value-type="string">
            <text:p>\newcommand*\hieroAAQU{\includesvg[height=1em]{svgs/hiero/04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float" office:value="437" calcext:value-type="float">
            <text:p>437</text:p>
          </table:table-cell>
          <table:table-cell table:formula="of:=COM.MICROSOFT.CONCAT([.A437];[.B437];[.C437])" office:value-type="string" office:string-value="hieroAAQV" calcext:value-type="string">
            <text:p>hieroAAQV</text:p>
          </table:table-cell>
          <table:table-cell table:formula="of:=VLOOKUP([.H43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7];&quot;{\includesvg[height=1em]{svgs/hiero/0&quot;;[.D437];&quot;.svg}}&quot;)" office:value-type="string" office:string-value="\newcommand*\hieroAAQV{\includesvg[height=1em]{svgs/hiero/0437.svg}}" calcext:value-type="string">
            <text:p>\newcommand*\hieroAAQV{\includesvg[height=1em]{svgs/hiero/04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float" office:value="438" calcext:value-type="float">
            <text:p>438</text:p>
          </table:table-cell>
          <table:table-cell table:formula="of:=COM.MICROSOFT.CONCAT([.A438];[.B438];[.C438])" office:value-type="string" office:string-value="hieroAAQW" calcext:value-type="string">
            <text:p>hieroAAQW</text:p>
          </table:table-cell>
          <table:table-cell table:formula="of:=VLOOKUP([.H43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8];&quot;{\includesvg[height=1em]{svgs/hiero/0&quot;;[.D438];&quot;.svg}}&quot;)" office:value-type="string" office:string-value="\newcommand*\hieroAAQW{\includesvg[height=1em]{svgs/hiero/0438.svg}}" calcext:value-type="string">
            <text:p>\newcommand*\hieroAAQW{\includesvg[height=1em]{svgs/hiero/04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office:value-type="float" office:value="439" calcext:value-type="float">
            <text:p>439</text:p>
          </table:table-cell>
          <table:table-cell table:formula="of:=COM.MICROSOFT.CONCAT([.A439];[.B439];[.C439])" office:value-type="string" office:string-value="hieroAAQX" calcext:value-type="string">
            <text:p>hieroAAQX</text:p>
          </table:table-cell>
          <table:table-cell table:formula="of:=VLOOKUP([.H43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9];&quot;{\includesvg[height=1em]{svgs/hiero/0&quot;;[.D439];&quot;.svg}}&quot;)" office:value-type="string" office:string-value="\newcommand*\hieroAAQX{\includesvg[height=1em]{svgs/hiero/0439.svg}}" calcext:value-type="string">
            <text:p>\newcommand*\hieroAAQX{\includesvg[height=1em]{svgs/hiero/04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table:formula="of:=COM.MICROSOFT.CONCAT([.A440];[.B440];[.C440])" office:value-type="string" office:string-value="hieroAAQY" calcext:value-type="string">
            <text:p>hieroAAQY</text:p>
          </table:table-cell>
          <table:table-cell table:formula="of:=VLOOKUP([.H44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0];&quot;{\includesvg[height=1em]{svgs/hiero/0&quot;;[.D440];&quot;.svg}}&quot;)" office:value-type="string" office:string-value="\newcommand*\hieroAAQY{\includesvg[height=1em]{svgs/hiero/0440.svg}}" calcext:value-type="string">
            <text:p>\newcommand*\hieroAAQY{\includesvg[height=1em]{svgs/hiero/04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float" office:value="441" calcext:value-type="float">
            <text:p>441</text:p>
          </table:table-cell>
          <table:table-cell table:formula="of:=COM.MICROSOFT.CONCAT([.A441];[.B441];[.C441])" office:value-type="string" office:string-value="hieroAAQZ" calcext:value-type="string">
            <text:p>hieroAAQZ</text:p>
          </table:table-cell>
          <table:table-cell table:formula="of:=VLOOKUP([.H44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1];&quot;{\includesvg[height=1em]{svgs/hiero/0&quot;;[.D441];&quot;.svg}}&quot;)" office:value-type="string" office:string-value="\newcommand*\hieroAAQZ{\includesvg[height=1em]{svgs/hiero/0441.svg}}" calcext:value-type="string">
            <text:p>\newcommand*\hieroAAQZ{\includesvg[height=1em]{svgs/hiero/04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table:formula="of:=COM.MICROSOFT.CONCAT([.A442];[.B442];[.C442])" office:value-type="string" office:string-value="hieroAARA" calcext:value-type="string">
            <text:p>hieroAARA</text:p>
          </table:table-cell>
          <table:table-cell table:formula="of:=VLOOKUP([.H44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2];&quot;{\includesvg[height=1em]{svgs/hiero/0&quot;;[.D442];&quot;.svg}}&quot;)" office:value-type="string" office:string-value="\newcommand*\hieroAARA{\includesvg[height=1em]{svgs/hiero/0442.svg}}" calcext:value-type="string">
            <text:p>\newcommand*\hieroAARA{\includesvg[height=1em]{svgs/hiero/04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443" calcext:value-type="float">
            <text:p>443</text:p>
          </table:table-cell>
          <table:table-cell table:formula="of:=COM.MICROSOFT.CONCAT([.A443];[.B443];[.C443])" office:value-type="string" office:string-value="hieroAARB" calcext:value-type="string">
            <text:p>hieroAARB</text:p>
          </table:table-cell>
          <table:table-cell table:formula="of:=VLOOKUP([.H44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3];&quot;{\includesvg[height=1em]{svgs/hiero/0&quot;;[.D443];&quot;.svg}}&quot;)" office:value-type="string" office:string-value="\newcommand*\hieroAARB{\includesvg[height=1em]{svgs/hiero/0443.svg}}" calcext:value-type="string">
            <text:p>\newcommand*\hieroAARB{\includesvg[height=1em]{svgs/hiero/04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44" calcext:value-type="float">
            <text:p>444</text:p>
          </table:table-cell>
          <table:table-cell table:formula="of:=COM.MICROSOFT.CONCAT([.A444];[.B444];[.C444])" office:value-type="string" office:string-value="hieroAARC" calcext:value-type="string">
            <text:p>hieroAARC</text:p>
          </table:table-cell>
          <table:table-cell table:formula="of:=VLOOKUP([.H44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4];&quot;{\includesvg[height=1em]{svgs/hiero/0&quot;;[.D444];&quot;.svg}}&quot;)" office:value-type="string" office:string-value="\newcommand*\hieroAARC{\includesvg[height=1em]{svgs/hiero/0444.svg}}" calcext:value-type="string">
            <text:p>\newcommand*\hieroAARC{\includesvg[height=1em]{svgs/hiero/04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45" calcext:value-type="float">
            <text:p>445</text:p>
          </table:table-cell>
          <table:table-cell table:formula="of:=COM.MICROSOFT.CONCAT([.A445];[.B445];[.C445])" office:value-type="string" office:string-value="hieroAARD" calcext:value-type="string">
            <text:p>hieroAARD</text:p>
          </table:table-cell>
          <table:table-cell table:formula="of:=VLOOKUP([.H44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5];&quot;{\includesvg[height=1em]{svgs/hiero/0&quot;;[.D445];&quot;.svg}}&quot;)" office:value-type="string" office:string-value="\newcommand*\hieroAARD{\includesvg[height=1em]{svgs/hiero/0445.svg}}" calcext:value-type="string">
            <text:p>\newcommand*\hieroAARD{\includesvg[height=1em]{svgs/hiero/04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446" calcext:value-type="float">
            <text:p>446</text:p>
          </table:table-cell>
          <table:table-cell table:formula="of:=COM.MICROSOFT.CONCAT([.A446];[.B446];[.C446])" office:value-type="string" office:string-value="hieroAARE" calcext:value-type="string">
            <text:p>hieroAARE</text:p>
          </table:table-cell>
          <table:table-cell table:formula="of:=VLOOKUP([.H44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6];&quot;{\includesvg[height=1em]{svgs/hiero/0&quot;;[.D446];&quot;.svg}}&quot;)" office:value-type="string" office:string-value="\newcommand*\hieroAARE{\includesvg[height=1em]{svgs/hiero/0446.svg}}" calcext:value-type="string">
            <text:p>\newcommand*\hieroAARE{\includesvg[height=1em]{svgs/hiero/04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447" calcext:value-type="float">
            <text:p>447</text:p>
          </table:table-cell>
          <table:table-cell table:formula="of:=COM.MICROSOFT.CONCAT([.A447];[.B447];[.C447])" office:value-type="string" office:string-value="hieroAARF" calcext:value-type="string">
            <text:p>hieroAARF</text:p>
          </table:table-cell>
          <table:table-cell table:formula="of:=VLOOKUP([.H44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7];&quot;{\includesvg[height=1em]{svgs/hiero/0&quot;;[.D447];&quot;.svg}}&quot;)" office:value-type="string" office:string-value="\newcommand*\hieroAARF{\includesvg[height=1em]{svgs/hiero/0447.svg}}" calcext:value-type="string">
            <text:p>\newcommand*\hieroAARF{\includesvg[height=1em]{svgs/hiero/04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float" office:value="448" calcext:value-type="float">
            <text:p>448</text:p>
          </table:table-cell>
          <table:table-cell table:formula="of:=COM.MICROSOFT.CONCAT([.A448];[.B448];[.C448])" office:value-type="string" office:string-value="hieroAARG" calcext:value-type="string">
            <text:p>hieroAARG</text:p>
          </table:table-cell>
          <table:table-cell table:formula="of:=VLOOKUP([.H44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8];&quot;{\includesvg[height=1em]{svgs/hiero/0&quot;;[.D448];&quot;.svg}}&quot;)" office:value-type="string" office:string-value="\newcommand*\hieroAARG{\includesvg[height=1em]{svgs/hiero/0448.svg}}" calcext:value-type="string">
            <text:p>\newcommand*\hieroAARG{\includesvg[height=1em]{svgs/hiero/04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float" office:value="449" calcext:value-type="float">
            <text:p>449</text:p>
          </table:table-cell>
          <table:table-cell table:formula="of:=COM.MICROSOFT.CONCAT([.A449];[.B449];[.C449])" office:value-type="string" office:string-value="hieroAARH" calcext:value-type="string">
            <text:p>hieroAARH</text:p>
          </table:table-cell>
          <table:table-cell table:formula="of:=VLOOKUP([.H44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9];&quot;{\includesvg[height=1em]{svgs/hiero/0&quot;;[.D449];&quot;.svg}}&quot;)" office:value-type="string" office:string-value="\newcommand*\hieroAARH{\includesvg[height=1em]{svgs/hiero/0449.svg}}" calcext:value-type="string">
            <text:p>\newcommand*\hieroAARH{\includesvg[height=1em]{svgs/hiero/04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450" calcext:value-type="float">
            <text:p>450</text:p>
          </table:table-cell>
          <table:table-cell table:formula="of:=COM.MICROSOFT.CONCAT([.A450];[.B450];[.C450])" office:value-type="string" office:string-value="hieroAARI" calcext:value-type="string">
            <text:p>hieroAARI</text:p>
          </table:table-cell>
          <table:table-cell table:formula="of:=VLOOKUP([.H45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0];&quot;{\includesvg[height=1em]{svgs/hiero/0&quot;;[.D450];&quot;.svg}}&quot;)" office:value-type="string" office:string-value="\newcommand*\hieroAARI{\includesvg[height=1em]{svgs/hiero/0450.svg}}" calcext:value-type="string">
            <text:p>\newcommand*\hieroAARI{\includesvg[height=1em]{svgs/hiero/04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office:value-type="float" office:value="451" calcext:value-type="float">
            <text:p>451</text:p>
          </table:table-cell>
          <table:table-cell table:formula="of:=COM.MICROSOFT.CONCAT([.A451];[.B451];[.C451])" office:value-type="string" office:string-value="hieroAARJ" calcext:value-type="string">
            <text:p>hieroAARJ</text:p>
          </table:table-cell>
          <table:table-cell table:formula="of:=VLOOKUP([.H45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1];&quot;{\includesvg[height=1em]{svgs/hiero/0&quot;;[.D451];&quot;.svg}}&quot;)" office:value-type="string" office:string-value="\newcommand*\hieroAARJ{\includesvg[height=1em]{svgs/hiero/0451.svg}}" calcext:value-type="string">
            <text:p>\newcommand*\hieroAARJ{\includesvg[height=1em]{svgs/hiero/04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float" office:value="452" calcext:value-type="float">
            <text:p>452</text:p>
          </table:table-cell>
          <table:table-cell table:formula="of:=COM.MICROSOFT.CONCAT([.A452];[.B452];[.C452])" office:value-type="string" office:string-value="hieroAARK" calcext:value-type="string">
            <text:p>hieroAARK</text:p>
          </table:table-cell>
          <table:table-cell table:formula="of:=VLOOKUP([.H45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2];&quot;{\includesvg[height=1em]{svgs/hiero/0&quot;;[.D452];&quot;.svg}}&quot;)" office:value-type="string" office:string-value="\newcommand*\hieroAARK{\includesvg[height=1em]{svgs/hiero/0452.svg}}" calcext:value-type="string">
            <text:p>\newcommand*\hieroAARK{\includesvg[height=1em]{svgs/hiero/04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453" calcext:value-type="float">
            <text:p>453</text:p>
          </table:table-cell>
          <table:table-cell table:formula="of:=COM.MICROSOFT.CONCAT([.A453];[.B453];[.C453])" office:value-type="string" office:string-value="hieroAARL" calcext:value-type="string">
            <text:p>hieroAARL</text:p>
          </table:table-cell>
          <table:table-cell table:formula="of:=VLOOKUP([.H45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3];&quot;{\includesvg[height=1em]{svgs/hiero/0&quot;;[.D453];&quot;.svg}}&quot;)" office:value-type="string" office:string-value="\newcommand*\hieroAARL{\includesvg[height=1em]{svgs/hiero/0453.svg}}" calcext:value-type="string">
            <text:p>\newcommand*\hieroAARL{\includesvg[height=1em]{svgs/hiero/04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54" calcext:value-type="float">
            <text:p>454</text:p>
          </table:table-cell>
          <table:table-cell table:formula="of:=COM.MICROSOFT.CONCAT([.A454];[.B454];[.C454])" office:value-type="string" office:string-value="hieroAARM" calcext:value-type="string">
            <text:p>hieroAARM</text:p>
          </table:table-cell>
          <table:table-cell table:formula="of:=VLOOKUP([.H45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4];&quot;{\includesvg[height=1em]{svgs/hiero/0&quot;;[.D454];&quot;.svg}}&quot;)" office:value-type="string" office:string-value="\newcommand*\hieroAARM{\includesvg[height=1em]{svgs/hiero/0454.svg}}" calcext:value-type="string">
            <text:p>\newcommand*\hieroAARM{\includesvg[height=1em]{svgs/hiero/04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float" office:value="455" calcext:value-type="float">
            <text:p>455</text:p>
          </table:table-cell>
          <table:table-cell table:formula="of:=COM.MICROSOFT.CONCAT([.A455];[.B455];[.C455])" office:value-type="string" office:string-value="hieroAARN" calcext:value-type="string">
            <text:p>hieroAARN</text:p>
          </table:table-cell>
          <table:table-cell table:formula="of:=VLOOKUP([.H45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5];&quot;{\includesvg[height=1em]{svgs/hiero/0&quot;;[.D455];&quot;.svg}}&quot;)" office:value-type="string" office:string-value="\newcommand*\hieroAARN{\includesvg[height=1em]{svgs/hiero/0455.svg}}" calcext:value-type="string">
            <text:p>\newcommand*\hieroAARN{\includesvg[height=1em]{svgs/hiero/04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float" office:value="456" calcext:value-type="float">
            <text:p>456</text:p>
          </table:table-cell>
          <table:table-cell table:formula="of:=COM.MICROSOFT.CONCAT([.A456];[.B456];[.C456])" office:value-type="string" office:string-value="hieroAARO" calcext:value-type="string">
            <text:p>hieroAARO</text:p>
          </table:table-cell>
          <table:table-cell table:formula="of:=VLOOKUP([.H45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6];&quot;{\includesvg[height=1em]{svgs/hiero/0&quot;;[.D456];&quot;.svg}}&quot;)" office:value-type="string" office:string-value="\newcommand*\hieroAARO{\includesvg[height=1em]{svgs/hiero/0456.svg}}" calcext:value-type="string">
            <text:p>\newcommand*\hieroAARO{\includesvg[height=1em]{svgs/hiero/04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float" office:value="457" calcext:value-type="float">
            <text:p>457</text:p>
          </table:table-cell>
          <table:table-cell table:formula="of:=COM.MICROSOFT.CONCAT([.A457];[.B457];[.C457])" office:value-type="string" office:string-value="hieroAARP" calcext:value-type="string">
            <text:p>hieroAARP</text:p>
          </table:table-cell>
          <table:table-cell table:formula="of:=VLOOKUP([.H45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7];&quot;{\includesvg[height=1em]{svgs/hiero/0&quot;;[.D457];&quot;.svg}}&quot;)" office:value-type="string" office:string-value="\newcommand*\hieroAARP{\includesvg[height=1em]{svgs/hiero/0457.svg}}" calcext:value-type="string">
            <text:p>\newcommand*\hieroAARP{\includesvg[height=1em]{svgs/hiero/04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float" office:value="458" calcext:value-type="float">
            <text:p>458</text:p>
          </table:table-cell>
          <table:table-cell table:formula="of:=COM.MICROSOFT.CONCAT([.A458];[.B458];[.C458])" office:value-type="string" office:string-value="hieroAARQ" calcext:value-type="string">
            <text:p>hieroAARQ</text:p>
          </table:table-cell>
          <table:table-cell table:formula="of:=VLOOKUP([.H45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8];&quot;{\includesvg[height=1em]{svgs/hiero/0&quot;;[.D458];&quot;.svg}}&quot;)" office:value-type="string" office:string-value="\newcommand*\hieroAARQ{\includesvg[height=1em]{svgs/hiero/0458.svg}}" calcext:value-type="string">
            <text:p>\newcommand*\hieroAARQ{\includesvg[height=1em]{svgs/hiero/04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59" calcext:value-type="float">
            <text:p>459</text:p>
          </table:table-cell>
          <table:table-cell table:formula="of:=COM.MICROSOFT.CONCAT([.A459];[.B459];[.C459])" office:value-type="string" office:string-value="hieroAARR" calcext:value-type="string">
            <text:p>hieroAARR</text:p>
          </table:table-cell>
          <table:table-cell table:formula="of:=VLOOKUP([.H45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9];&quot;{\includesvg[height=1em]{svgs/hiero/0&quot;;[.D459];&quot;.svg}}&quot;)" office:value-type="string" office:string-value="\newcommand*\hieroAARR{\includesvg[height=1em]{svgs/hiero/0459.svg}}" calcext:value-type="string">
            <text:p>\newcommand*\hieroAARR{\includesvg[height=1em]{svgs/hiero/04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460" calcext:value-type="float">
            <text:p>460</text:p>
          </table:table-cell>
          <table:table-cell table:formula="of:=COM.MICROSOFT.CONCAT([.A460];[.B460];[.C460])" office:value-type="string" office:string-value="hieroAARS" calcext:value-type="string">
            <text:p>hieroAARS</text:p>
          </table:table-cell>
          <table:table-cell table:formula="of:=VLOOKUP([.H46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0];&quot;{\includesvg[height=1em]{svgs/hiero/0&quot;;[.D460];&quot;.svg}}&quot;)" office:value-type="string" office:string-value="\newcommand*\hieroAARS{\includesvg[height=1em]{svgs/hiero/0460.svg}}" calcext:value-type="string">
            <text:p>\newcommand*\hieroAARS{\includesvg[height=1em]{svgs/hiero/04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table:formula="of:=COM.MICROSOFT.CONCAT([.A461];[.B461];[.C461])" office:value-type="string" office:string-value="hieroAART" calcext:value-type="string">
            <text:p>hieroAART</text:p>
          </table:table-cell>
          <table:table-cell table:formula="of:=VLOOKUP([.H46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1];&quot;{\includesvg[height=1em]{svgs/hiero/0&quot;;[.D461];&quot;.svg}}&quot;)" office:value-type="string" office:string-value="\newcommand*\hieroAART{\includesvg[height=1em]{svgs/hiero/0461.svg}}" calcext:value-type="string">
            <text:p>\newcommand*\hieroAART{\includesvg[height=1em]{svgs/hiero/04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float" office:value="462" calcext:value-type="float">
            <text:p>462</text:p>
          </table:table-cell>
          <table:table-cell table:formula="of:=COM.MICROSOFT.CONCAT([.A462];[.B462];[.C462])" office:value-type="string" office:string-value="hieroAARU" calcext:value-type="string">
            <text:p>hieroAARU</text:p>
          </table:table-cell>
          <table:table-cell table:formula="of:=VLOOKUP([.H46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2];&quot;{\includesvg[height=1em]{svgs/hiero/0&quot;;[.D462];&quot;.svg}}&quot;)" office:value-type="string" office:string-value="\newcommand*\hieroAARU{\includesvg[height=1em]{svgs/hiero/0462.svg}}" calcext:value-type="string">
            <text:p>\newcommand*\hieroAARU{\includesvg[height=1em]{svgs/hiero/04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463" calcext:value-type="float">
            <text:p>463</text:p>
          </table:table-cell>
          <table:table-cell table:formula="of:=COM.MICROSOFT.CONCAT([.A463];[.B463];[.C463])" office:value-type="string" office:string-value="hieroAARV" calcext:value-type="string">
            <text:p>hieroAARV</text:p>
          </table:table-cell>
          <table:table-cell table:formula="of:=VLOOKUP([.H46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3];&quot;{\includesvg[height=1em]{svgs/hiero/0&quot;;[.D463];&quot;.svg}}&quot;)" office:value-type="string" office:string-value="\newcommand*\hieroAARV{\includesvg[height=1em]{svgs/hiero/0463.svg}}" calcext:value-type="string">
            <text:p>\newcommand*\hieroAARV{\includesvg[height=1em]{svgs/hiero/04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float" office:value="464" calcext:value-type="float">
            <text:p>464</text:p>
          </table:table-cell>
          <table:table-cell table:formula="of:=COM.MICROSOFT.CONCAT([.A464];[.B464];[.C464])" office:value-type="string" office:string-value="hieroAARW" calcext:value-type="string">
            <text:p>hieroAARW</text:p>
          </table:table-cell>
          <table:table-cell table:formula="of:=VLOOKUP([.H46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4];&quot;{\includesvg[height=1em]{svgs/hiero/0&quot;;[.D464];&quot;.svg}}&quot;)" office:value-type="string" office:string-value="\newcommand*\hieroAARW{\includesvg[height=1em]{svgs/hiero/0464.svg}}" calcext:value-type="string">
            <text:p>\newcommand*\hieroAARW{\includesvg[height=1em]{svgs/hiero/04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465" calcext:value-type="float">
            <text:p>465</text:p>
          </table:table-cell>
          <table:table-cell table:formula="of:=COM.MICROSOFT.CONCAT([.A465];[.B465];[.C465])" office:value-type="string" office:string-value="hieroAARX" calcext:value-type="string">
            <text:p>hieroAARX</text:p>
          </table:table-cell>
          <table:table-cell table:formula="of:=VLOOKUP([.H46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5];&quot;{\includesvg[height=1em]{svgs/hiero/0&quot;;[.D465];&quot;.svg}}&quot;)" office:value-type="string" office:string-value="\newcommand*\hieroAARX{\includesvg[height=1em]{svgs/hiero/0465.svg}}" calcext:value-type="string">
            <text:p>\newcommand*\hieroAARX{\includesvg[height=1em]{svgs/hiero/04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float" office:value="466" calcext:value-type="float">
            <text:p>466</text:p>
          </table:table-cell>
          <table:table-cell table:formula="of:=COM.MICROSOFT.CONCAT([.A466];[.B466];[.C466])" office:value-type="string" office:string-value="hieroAARY" calcext:value-type="string">
            <text:p>hieroAARY</text:p>
          </table:table-cell>
          <table:table-cell table:formula="of:=VLOOKUP([.H46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6];&quot;{\includesvg[height=1em]{svgs/hiero/0&quot;;[.D466];&quot;.svg}}&quot;)" office:value-type="string" office:string-value="\newcommand*\hieroAARY{\includesvg[height=1em]{svgs/hiero/0466.svg}}" calcext:value-type="string">
            <text:p>\newcommand*\hieroAARY{\includesvg[height=1em]{svgs/hiero/04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float" office:value="467" calcext:value-type="float">
            <text:p>467</text:p>
          </table:table-cell>
          <table:table-cell table:formula="of:=COM.MICROSOFT.CONCAT([.A467];[.B467];[.C467])" office:value-type="string" office:string-value="hieroAARZ" calcext:value-type="string">
            <text:p>hieroAARZ</text:p>
          </table:table-cell>
          <table:table-cell table:formula="of:=VLOOKUP([.H46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7];&quot;{\includesvg[height=1em]{svgs/hiero/0&quot;;[.D467];&quot;.svg}}&quot;)" office:value-type="string" office:string-value="\newcommand*\hieroAARZ{\includesvg[height=1em]{svgs/hiero/0467.svg}}" calcext:value-type="string">
            <text:p>\newcommand*\hieroAARZ{\includesvg[height=1em]{svgs/hiero/04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468" calcext:value-type="float">
            <text:p>468</text:p>
          </table:table-cell>
          <table:table-cell table:formula="of:=COM.MICROSOFT.CONCAT([.A468];[.B468];[.C468])" office:value-type="string" office:string-value="hieroAASA" calcext:value-type="string">
            <text:p>hieroAASA</text:p>
          </table:table-cell>
          <table:table-cell table:formula="of:=VLOOKUP([.H46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8];&quot;{\includesvg[height=1em]{svgs/hiero/0&quot;;[.D468];&quot;.svg}}&quot;)" office:value-type="string" office:string-value="\newcommand*\hieroAASA{\includesvg[height=1em]{svgs/hiero/0468.svg}}" calcext:value-type="string">
            <text:p>\newcommand*\hieroAASA{\includesvg[height=1em]{svgs/hiero/04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float" office:value="469" calcext:value-type="float">
            <text:p>469</text:p>
          </table:table-cell>
          <table:table-cell table:formula="of:=COM.MICROSOFT.CONCAT([.A469];[.B469];[.C469])" office:value-type="string" office:string-value="hieroAASB" calcext:value-type="string">
            <text:p>hieroAASB</text:p>
          </table:table-cell>
          <table:table-cell table:formula="of:=VLOOKUP([.H46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9];&quot;{\includesvg[height=1em]{svgs/hiero/0&quot;;[.D469];&quot;.svg}}&quot;)" office:value-type="string" office:string-value="\newcommand*\hieroAASB{\includesvg[height=1em]{svgs/hiero/0469.svg}}" calcext:value-type="string">
            <text:p>\newcommand*\hieroAASB{\includesvg[height=1em]{svgs/hiero/04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70" calcext:value-type="float">
            <text:p>470</text:p>
          </table:table-cell>
          <table:table-cell table:formula="of:=COM.MICROSOFT.CONCAT([.A470];[.B470];[.C470])" office:value-type="string" office:string-value="hieroAASC" calcext:value-type="string">
            <text:p>hieroAASC</text:p>
          </table:table-cell>
          <table:table-cell table:formula="of:=VLOOKUP([.H47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0];&quot;{\includesvg[height=1em]{svgs/hiero/0&quot;;[.D470];&quot;.svg}}&quot;)" office:value-type="string" office:string-value="\newcommand*\hieroAASC{\includesvg[height=1em]{svgs/hiero/0470.svg}}" calcext:value-type="string">
            <text:p>\newcommand*\hieroAASC{\includesvg[height=1em]{svgs/hiero/04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float" office:value="471" calcext:value-type="float">
            <text:p>471</text:p>
          </table:table-cell>
          <table:table-cell table:formula="of:=COM.MICROSOFT.CONCAT([.A471];[.B471];[.C471])" office:value-type="string" office:string-value="hieroAASD" calcext:value-type="string">
            <text:p>hieroAASD</text:p>
          </table:table-cell>
          <table:table-cell table:formula="of:=VLOOKUP([.H47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1];&quot;{\includesvg[height=1em]{svgs/hiero/0&quot;;[.D471];&quot;.svg}}&quot;)" office:value-type="string" office:string-value="\newcommand*\hieroAASD{\includesvg[height=1em]{svgs/hiero/0471.svg}}" calcext:value-type="string">
            <text:p>\newcommand*\hieroAASD{\includesvg[height=1em]{svgs/hiero/04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float" office:value="472" calcext:value-type="float">
            <text:p>472</text:p>
          </table:table-cell>
          <table:table-cell table:formula="of:=COM.MICROSOFT.CONCAT([.A472];[.B472];[.C472])" office:value-type="string" office:string-value="hieroAASE" calcext:value-type="string">
            <text:p>hieroAASE</text:p>
          </table:table-cell>
          <table:table-cell table:formula="of:=VLOOKUP([.H47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2];&quot;{\includesvg[height=1em]{svgs/hiero/0&quot;;[.D472];&quot;.svg}}&quot;)" office:value-type="string" office:string-value="\newcommand*\hieroAASE{\includesvg[height=1em]{svgs/hiero/0472.svg}}" calcext:value-type="string">
            <text:p>\newcommand*\hieroAASE{\includesvg[height=1em]{svgs/hiero/04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473" calcext:value-type="float">
            <text:p>473</text:p>
          </table:table-cell>
          <table:table-cell table:formula="of:=COM.MICROSOFT.CONCAT([.A473];[.B473];[.C473])" office:value-type="string" office:string-value="hieroAASF" calcext:value-type="string">
            <text:p>hieroAASF</text:p>
          </table:table-cell>
          <table:table-cell table:formula="of:=VLOOKUP([.H47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3];&quot;{\includesvg[height=1em]{svgs/hiero/0&quot;;[.D473];&quot;.svg}}&quot;)" office:value-type="string" office:string-value="\newcommand*\hieroAASF{\includesvg[height=1em]{svgs/hiero/0473.svg}}" calcext:value-type="string">
            <text:p>\newcommand*\hieroAASF{\includesvg[height=1em]{svgs/hiero/04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float" office:value="474" calcext:value-type="float">
            <text:p>474</text:p>
          </table:table-cell>
          <table:table-cell table:formula="of:=COM.MICROSOFT.CONCAT([.A474];[.B474];[.C474])" office:value-type="string" office:string-value="hieroAASG" calcext:value-type="string">
            <text:p>hieroAASG</text:p>
          </table:table-cell>
          <table:table-cell table:formula="of:=VLOOKUP([.H47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4];&quot;{\includesvg[height=1em]{svgs/hiero/0&quot;;[.D474];&quot;.svg}}&quot;)" office:value-type="string" office:string-value="\newcommand*\hieroAASG{\includesvg[height=1em]{svgs/hiero/0474.svg}}" calcext:value-type="string">
            <text:p>\newcommand*\hieroAASG{\includesvg[height=1em]{svgs/hiero/04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float" office:value="475" calcext:value-type="float">
            <text:p>475</text:p>
          </table:table-cell>
          <table:table-cell table:formula="of:=COM.MICROSOFT.CONCAT([.A475];[.B475];[.C475])" office:value-type="string" office:string-value="hieroAASH" calcext:value-type="string">
            <text:p>hieroAASH</text:p>
          </table:table-cell>
          <table:table-cell table:formula="of:=VLOOKUP([.H47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5];&quot;{\includesvg[height=1em]{svgs/hiero/0&quot;;[.D475];&quot;.svg}}&quot;)" office:value-type="string" office:string-value="\newcommand*\hieroAASH{\includesvg[height=1em]{svgs/hiero/0475.svg}}" calcext:value-type="string">
            <text:p>\newcommand*\hieroAASH{\includesvg[height=1em]{svgs/hiero/04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float" office:value="476" calcext:value-type="float">
            <text:p>476</text:p>
          </table:table-cell>
          <table:table-cell table:formula="of:=COM.MICROSOFT.CONCAT([.A476];[.B476];[.C476])" office:value-type="string" office:string-value="hieroAASI" calcext:value-type="string">
            <text:p>hieroAASI</text:p>
          </table:table-cell>
          <table:table-cell table:formula="of:=VLOOKUP([.H47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6];&quot;{\includesvg[height=1em]{svgs/hiero/0&quot;;[.D476];&quot;.svg}}&quot;)" office:value-type="string" office:string-value="\newcommand*\hieroAASI{\includesvg[height=1em]{svgs/hiero/0476.svg}}" calcext:value-type="string">
            <text:p>\newcommand*\hieroAASI{\includesvg[height=1em]{svgs/hiero/04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float" office:value="477" calcext:value-type="float">
            <text:p>477</text:p>
          </table:table-cell>
          <table:table-cell table:formula="of:=COM.MICROSOFT.CONCAT([.A477];[.B477];[.C477])" office:value-type="string" office:string-value="hieroAASJ" calcext:value-type="string">
            <text:p>hieroAASJ</text:p>
          </table:table-cell>
          <table:table-cell table:formula="of:=VLOOKUP([.H47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7];&quot;{\includesvg[height=1em]{svgs/hiero/0&quot;;[.D477];&quot;.svg}}&quot;)" office:value-type="string" office:string-value="\newcommand*\hieroAASJ{\includesvg[height=1em]{svgs/hiero/0477.svg}}" calcext:value-type="string">
            <text:p>\newcommand*\hieroAASJ{\includesvg[height=1em]{svgs/hiero/04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float" office:value="478" calcext:value-type="float">
            <text:p>478</text:p>
          </table:table-cell>
          <table:table-cell table:formula="of:=COM.MICROSOFT.CONCAT([.A478];[.B478];[.C478])" office:value-type="string" office:string-value="hieroAASK" calcext:value-type="string">
            <text:p>hieroAASK</text:p>
          </table:table-cell>
          <table:table-cell table:formula="of:=VLOOKUP([.H47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8];&quot;{\includesvg[height=1em]{svgs/hiero/0&quot;;[.D478];&quot;.svg}}&quot;)" office:value-type="string" office:string-value="\newcommand*\hieroAASK{\includesvg[height=1em]{svgs/hiero/0478.svg}}" calcext:value-type="string">
            <text:p>\newcommand*\hieroAASK{\includesvg[height=1em]{svgs/hiero/04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float" office:value="479" calcext:value-type="float">
            <text:p>479</text:p>
          </table:table-cell>
          <table:table-cell table:formula="of:=COM.MICROSOFT.CONCAT([.A479];[.B479];[.C479])" office:value-type="string" office:string-value="hieroAASL" calcext:value-type="string">
            <text:p>hieroAASL</text:p>
          </table:table-cell>
          <table:table-cell table:formula="of:=VLOOKUP([.H47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9];&quot;{\includesvg[height=1em]{svgs/hiero/0&quot;;[.D479];&quot;.svg}}&quot;)" office:value-type="string" office:string-value="\newcommand*\hieroAASL{\includesvg[height=1em]{svgs/hiero/0479.svg}}" calcext:value-type="string">
            <text:p>\newcommand*\hieroAASL{\includesvg[height=1em]{svgs/hiero/04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float" office:value="480" calcext:value-type="float">
            <text:p>480</text:p>
          </table:table-cell>
          <table:table-cell table:formula="of:=COM.MICROSOFT.CONCAT([.A480];[.B480];[.C480])" office:value-type="string" office:string-value="hieroAASM" calcext:value-type="string">
            <text:p>hieroAASM</text:p>
          </table:table-cell>
          <table:table-cell table:formula="of:=VLOOKUP([.H48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0];&quot;{\includesvg[height=1em]{svgs/hiero/0&quot;;[.D480];&quot;.svg}}&quot;)" office:value-type="string" office:string-value="\newcommand*\hieroAASM{\includesvg[height=1em]{svgs/hiero/0480.svg}}" calcext:value-type="string">
            <text:p>\newcommand*\hieroAASM{\includesvg[height=1em]{svgs/hiero/04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481" calcext:value-type="float">
            <text:p>481</text:p>
          </table:table-cell>
          <table:table-cell table:formula="of:=COM.MICROSOFT.CONCAT([.A481];[.B481];[.C481])" office:value-type="string" office:string-value="hieroAASN" calcext:value-type="string">
            <text:p>hieroAASN</text:p>
          </table:table-cell>
          <table:table-cell table:formula="of:=VLOOKUP([.H48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1];&quot;{\includesvg[height=1em]{svgs/hiero/0&quot;;[.D481];&quot;.svg}}&quot;)" office:value-type="string" office:string-value="\newcommand*\hieroAASN{\includesvg[height=1em]{svgs/hiero/0481.svg}}" calcext:value-type="string">
            <text:p>\newcommand*\hieroAASN{\includesvg[height=1em]{svgs/hiero/04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float" office:value="482" calcext:value-type="float">
            <text:p>482</text:p>
          </table:table-cell>
          <table:table-cell table:formula="of:=COM.MICROSOFT.CONCAT([.A482];[.B482];[.C482])" office:value-type="string" office:string-value="hieroAASO" calcext:value-type="string">
            <text:p>hieroAASO</text:p>
          </table:table-cell>
          <table:table-cell table:formula="of:=VLOOKUP([.H48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2];&quot;{\includesvg[height=1em]{svgs/hiero/0&quot;;[.D482];&quot;.svg}}&quot;)" office:value-type="string" office:string-value="\newcommand*\hieroAASO{\includesvg[height=1em]{svgs/hiero/0482.svg}}" calcext:value-type="string">
            <text:p>\newcommand*\hieroAASO{\includesvg[height=1em]{svgs/hiero/04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float" office:value="483" calcext:value-type="float">
            <text:p>483</text:p>
          </table:table-cell>
          <table:table-cell table:formula="of:=COM.MICROSOFT.CONCAT([.A483];[.B483];[.C483])" office:value-type="string" office:string-value="hieroAASP" calcext:value-type="string">
            <text:p>hieroAASP</text:p>
          </table:table-cell>
          <table:table-cell table:formula="of:=VLOOKUP([.H48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3];&quot;{\includesvg[height=1em]{svgs/hiero/0&quot;;[.D483];&quot;.svg}}&quot;)" office:value-type="string" office:string-value="\newcommand*\hieroAASP{\includesvg[height=1em]{svgs/hiero/0483.svg}}" calcext:value-type="string">
            <text:p>\newcommand*\hieroAASP{\includesvg[height=1em]{svgs/hiero/04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float" office:value="484" calcext:value-type="float">
            <text:p>484</text:p>
          </table:table-cell>
          <table:table-cell table:formula="of:=COM.MICROSOFT.CONCAT([.A484];[.B484];[.C484])" office:value-type="string" office:string-value="hieroAASQ" calcext:value-type="string">
            <text:p>hieroAASQ</text:p>
          </table:table-cell>
          <table:table-cell table:formula="of:=VLOOKUP([.H48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4];&quot;{\includesvg[height=1em]{svgs/hiero/0&quot;;[.D484];&quot;.svg}}&quot;)" office:value-type="string" office:string-value="\newcommand*\hieroAASQ{\includesvg[height=1em]{svgs/hiero/0484.svg}}" calcext:value-type="string">
            <text:p>\newcommand*\hieroAASQ{\includesvg[height=1em]{svgs/hiero/04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float" office:value="485" calcext:value-type="float">
            <text:p>485</text:p>
          </table:table-cell>
          <table:table-cell table:formula="of:=COM.MICROSOFT.CONCAT([.A485];[.B485];[.C485])" office:value-type="string" office:string-value="hieroAASR" calcext:value-type="string">
            <text:p>hieroAASR</text:p>
          </table:table-cell>
          <table:table-cell table:formula="of:=VLOOKUP([.H48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5];&quot;{\includesvg[height=1em]{svgs/hiero/0&quot;;[.D485];&quot;.svg}}&quot;)" office:value-type="string" office:string-value="\newcommand*\hieroAASR{\includesvg[height=1em]{svgs/hiero/0485.svg}}" calcext:value-type="string">
            <text:p>\newcommand*\hieroAASR{\includesvg[height=1em]{svgs/hiero/04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486" calcext:value-type="float">
            <text:p>486</text:p>
          </table:table-cell>
          <table:table-cell table:formula="of:=COM.MICROSOFT.CONCAT([.A486];[.B486];[.C486])" office:value-type="string" office:string-value="hieroAASS" calcext:value-type="string">
            <text:p>hieroAASS</text:p>
          </table:table-cell>
          <table:table-cell table:formula="of:=VLOOKUP([.H48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6];&quot;{\includesvg[height=1em]{svgs/hiero/0&quot;;[.D486];&quot;.svg}}&quot;)" office:value-type="string" office:string-value="\newcommand*\hieroAASS{\includesvg[height=1em]{svgs/hiero/0486.svg}}" calcext:value-type="string">
            <text:p>\newcommand*\hieroAASS{\includesvg[height=1em]{svgs/hiero/04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table:formula="of:=COM.MICROSOFT.CONCAT([.A487];[.B487];[.C487])" office:value-type="string" office:string-value="hieroAAST" calcext:value-type="string">
            <text:p>hieroAAST</text:p>
          </table:table-cell>
          <table:table-cell table:formula="of:=VLOOKUP([.H48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7];&quot;{\includesvg[height=1em]{svgs/hiero/0&quot;;[.D487];&quot;.svg}}&quot;)" office:value-type="string" office:string-value="\newcommand*\hieroAAST{\includesvg[height=1em]{svgs/hiero/0487.svg}}" calcext:value-type="string">
            <text:p>\newcommand*\hieroAAST{\includesvg[height=1em]{svgs/hiero/04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float" office:value="488" calcext:value-type="float">
            <text:p>488</text:p>
          </table:table-cell>
          <table:table-cell table:formula="of:=COM.MICROSOFT.CONCAT([.A488];[.B488];[.C488])" office:value-type="string" office:string-value="hieroAASU" calcext:value-type="string">
            <text:p>hieroAASU</text:p>
          </table:table-cell>
          <table:table-cell table:formula="of:=VLOOKUP([.H48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8];&quot;{\includesvg[height=1em]{svgs/hiero/0&quot;;[.D488];&quot;.svg}}&quot;)" office:value-type="string" office:string-value="\newcommand*\hieroAASU{\includesvg[height=1em]{svgs/hiero/0488.svg}}" calcext:value-type="string">
            <text:p>\newcommand*\hieroAASU{\includesvg[height=1em]{svgs/hiero/04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float" office:value="489" calcext:value-type="float">
            <text:p>489</text:p>
          </table:table-cell>
          <table:table-cell table:formula="of:=COM.MICROSOFT.CONCAT([.A489];[.B489];[.C489])" office:value-type="string" office:string-value="hieroAASV" calcext:value-type="string">
            <text:p>hieroAASV</text:p>
          </table:table-cell>
          <table:table-cell table:formula="of:=VLOOKUP([.H48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9];&quot;{\includesvg[height=1em]{svgs/hiero/0&quot;;[.D489];&quot;.svg}}&quot;)" office:value-type="string" office:string-value="\newcommand*\hieroAASV{\includesvg[height=1em]{svgs/hiero/0489.svg}}" calcext:value-type="string">
            <text:p>\newcommand*\hieroAASV{\includesvg[height=1em]{svgs/hiero/04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490" calcext:value-type="float">
            <text:p>490</text:p>
          </table:table-cell>
          <table:table-cell table:formula="of:=COM.MICROSOFT.CONCAT([.A490];[.B490];[.C490])" office:value-type="string" office:string-value="hieroAASW" calcext:value-type="string">
            <text:p>hieroAASW</text:p>
          </table:table-cell>
          <table:table-cell table:formula="of:=VLOOKUP([.H49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0];&quot;{\includesvg[height=1em]{svgs/hiero/0&quot;;[.D490];&quot;.svg}}&quot;)" office:value-type="string" office:string-value="\newcommand*\hieroAASW{\includesvg[height=1em]{svgs/hiero/0490.svg}}" calcext:value-type="string">
            <text:p>\newcommand*\hieroAASW{\includesvg[height=1em]{svgs/hiero/04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float" office:value="491" calcext:value-type="float">
            <text:p>491</text:p>
          </table:table-cell>
          <table:table-cell table:formula="of:=COM.MICROSOFT.CONCAT([.A491];[.B491];[.C491])" office:value-type="string" office:string-value="hieroAASX" calcext:value-type="string">
            <text:p>hieroAASX</text:p>
          </table:table-cell>
          <table:table-cell table:formula="of:=VLOOKUP([.H49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1];&quot;{\includesvg[height=1em]{svgs/hiero/0&quot;;[.D491];&quot;.svg}}&quot;)" office:value-type="string" office:string-value="\newcommand*\hieroAASX{\includesvg[height=1em]{svgs/hiero/0491.svg}}" calcext:value-type="string">
            <text:p>\newcommand*\hieroAASX{\includesvg[height=1em]{svgs/hiero/04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float" office:value="492" calcext:value-type="float">
            <text:p>492</text:p>
          </table:table-cell>
          <table:table-cell table:formula="of:=COM.MICROSOFT.CONCAT([.A492];[.B492];[.C492])" office:value-type="string" office:string-value="hieroAASY" calcext:value-type="string">
            <text:p>hieroAASY</text:p>
          </table:table-cell>
          <table:table-cell table:formula="of:=VLOOKUP([.H49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2];&quot;{\includesvg[height=1em]{svgs/hiero/0&quot;;[.D492];&quot;.svg}}&quot;)" office:value-type="string" office:string-value="\newcommand*\hieroAASY{\includesvg[height=1em]{svgs/hiero/0492.svg}}" calcext:value-type="string">
            <text:p>\newcommand*\hieroAASY{\includesvg[height=1em]{svgs/hiero/04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float" office:value="493" calcext:value-type="float">
            <text:p>493</text:p>
          </table:table-cell>
          <table:table-cell table:formula="of:=COM.MICROSOFT.CONCAT([.A493];[.B493];[.C493])" office:value-type="string" office:string-value="hieroAASZ" calcext:value-type="string">
            <text:p>hieroAASZ</text:p>
          </table:table-cell>
          <table:table-cell table:formula="of:=VLOOKUP([.H49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3];&quot;{\includesvg[height=1em]{svgs/hiero/0&quot;;[.D493];&quot;.svg}}&quot;)" office:value-type="string" office:string-value="\newcommand*\hieroAASZ{\includesvg[height=1em]{svgs/hiero/0493.svg}}" calcext:value-type="string">
            <text:p>\newcommand*\hieroAASZ{\includesvg[height=1em]{svgs/hiero/04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94" calcext:value-type="float">
            <text:p>494</text:p>
          </table:table-cell>
          <table:table-cell table:formula="of:=COM.MICROSOFT.CONCAT([.A494];[.B494];[.C494])" office:value-type="string" office:string-value="hieroAATA" calcext:value-type="string">
            <text:p>hieroAATA</text:p>
          </table:table-cell>
          <table:table-cell table:formula="of:=VLOOKUP([.H49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4];&quot;{\includesvg[height=1em]{svgs/hiero/0&quot;;[.D494];&quot;.svg}}&quot;)" office:value-type="string" office:string-value="\newcommand*\hieroAATA{\includesvg[height=1em]{svgs/hiero/0494.svg}}" calcext:value-type="string">
            <text:p>\newcommand*\hieroAATA{\includesvg[height=1em]{svgs/hiero/04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float" office:value="495" calcext:value-type="float">
            <text:p>495</text:p>
          </table:table-cell>
          <table:table-cell table:formula="of:=COM.MICROSOFT.CONCAT([.A495];[.B495];[.C495])" office:value-type="string" office:string-value="hieroAATB" calcext:value-type="string">
            <text:p>hieroAATB</text:p>
          </table:table-cell>
          <table:table-cell table:formula="of:=VLOOKUP([.H49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5];&quot;{\includesvg[height=1em]{svgs/hiero/0&quot;;[.D495];&quot;.svg}}&quot;)" office:value-type="string" office:string-value="\newcommand*\hieroAATB{\includesvg[height=1em]{svgs/hiero/0495.svg}}" calcext:value-type="string">
            <text:p>\newcommand*\hieroAATB{\includesvg[height=1em]{svgs/hiero/04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96" calcext:value-type="float">
            <text:p>496</text:p>
          </table:table-cell>
          <table:table-cell table:formula="of:=COM.MICROSOFT.CONCAT([.A496];[.B496];[.C496])" office:value-type="string" office:string-value="hieroAATC" calcext:value-type="string">
            <text:p>hieroAATC</text:p>
          </table:table-cell>
          <table:table-cell table:formula="of:=VLOOKUP([.H49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6];&quot;{\includesvg[height=1em]{svgs/hiero/0&quot;;[.D496];&quot;.svg}}&quot;)" office:value-type="string" office:string-value="\newcommand*\hieroAATC{\includesvg[height=1em]{svgs/hiero/0496.svg}}" calcext:value-type="string">
            <text:p>\newcommand*\hieroAATC{\includesvg[height=1em]{svgs/hiero/04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float" office:value="497" calcext:value-type="float">
            <text:p>497</text:p>
          </table:table-cell>
          <table:table-cell table:formula="of:=COM.MICROSOFT.CONCAT([.A497];[.B497];[.C497])" office:value-type="string" office:string-value="hieroAATD" calcext:value-type="string">
            <text:p>hieroAATD</text:p>
          </table:table-cell>
          <table:table-cell table:formula="of:=VLOOKUP([.H49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7];&quot;{\includesvg[height=1em]{svgs/hiero/0&quot;;[.D497];&quot;.svg}}&quot;)" office:value-type="string" office:string-value="\newcommand*\hieroAATD{\includesvg[height=1em]{svgs/hiero/0497.svg}}" calcext:value-type="string">
            <text:p>\newcommand*\hieroAATD{\includesvg[height=1em]{svgs/hiero/04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498" calcext:value-type="float">
            <text:p>498</text:p>
          </table:table-cell>
          <table:table-cell table:formula="of:=COM.MICROSOFT.CONCAT([.A498];[.B498];[.C498])" office:value-type="string" office:string-value="hieroAATE" calcext:value-type="string">
            <text:p>hieroAATE</text:p>
          </table:table-cell>
          <table:table-cell table:formula="of:=VLOOKUP([.H49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8];&quot;{\includesvg[height=1em]{svgs/hiero/0&quot;;[.D498];&quot;.svg}}&quot;)" office:value-type="string" office:string-value="\newcommand*\hieroAATE{\includesvg[height=1em]{svgs/hiero/0498.svg}}" calcext:value-type="string">
            <text:p>\newcommand*\hieroAATE{\includesvg[height=1em]{svgs/hiero/04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499" calcext:value-type="float">
            <text:p>499</text:p>
          </table:table-cell>
          <table:table-cell table:formula="of:=COM.MICROSOFT.CONCAT([.A499];[.B499];[.C499])" office:value-type="string" office:string-value="hieroAATF" calcext:value-type="string">
            <text:p>hieroAATF</text:p>
          </table:table-cell>
          <table:table-cell table:formula="of:=VLOOKUP([.H49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9];&quot;{\includesvg[height=1em]{svgs/hiero/0&quot;;[.D499];&quot;.svg}}&quot;)" office:value-type="string" office:string-value="\newcommand*\hieroAATF{\includesvg[height=1em]{svgs/hiero/0499.svg}}" calcext:value-type="string">
            <text:p>\newcommand*\hieroAATF{\includesvg[height=1em]{svgs/hiero/04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table:formula="of:=COM.MICROSOFT.CONCAT([.A500];[.B500];[.C500])" office:value-type="string" office:string-value="hieroAATG" calcext:value-type="string">
            <text:p>hieroAATG</text:p>
          </table:table-cell>
          <table:table-cell table:formula="of:=VLOOKUP([.H50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0];&quot;{\includesvg[height=1em]{svgs/hiero/0&quot;;[.D500];&quot;.svg}}&quot;)" office:value-type="string" office:string-value="\newcommand*\hieroAATG{\includesvg[height=1em]{svgs/hiero/0500.svg}}" calcext:value-type="string">
            <text:p>\newcommand*\hieroAATG{\includesvg[height=1em]{svgs/hiero/05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float" office:value="501" calcext:value-type="float">
            <text:p>501</text:p>
          </table:table-cell>
          <table:table-cell table:formula="of:=COM.MICROSOFT.CONCAT([.A501];[.B501];[.C501])" office:value-type="string" office:string-value="hieroAATH" calcext:value-type="string">
            <text:p>hieroAATH</text:p>
          </table:table-cell>
          <table:table-cell table:formula="of:=VLOOKUP([.H50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1];&quot;{\includesvg[height=1em]{svgs/hiero/0&quot;;[.D501];&quot;.svg}}&quot;)" office:value-type="string" office:string-value="\newcommand*\hieroAATH{\includesvg[height=1em]{svgs/hiero/0501.svg}}" calcext:value-type="string">
            <text:p>\newcommand*\hieroAATH{\includesvg[height=1em]{svgs/hiero/05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502" calcext:value-type="float">
            <text:p>502</text:p>
          </table:table-cell>
          <table:table-cell table:formula="of:=COM.MICROSOFT.CONCAT([.A502];[.B502];[.C502])" office:value-type="string" office:string-value="hieroAATI" calcext:value-type="string">
            <text:p>hieroAATI</text:p>
          </table:table-cell>
          <table:table-cell table:formula="of:=VLOOKUP([.H50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2];&quot;{\includesvg[height=1em]{svgs/hiero/0&quot;;[.D502];&quot;.svg}}&quot;)" office:value-type="string" office:string-value="\newcommand*\hieroAATI{\includesvg[height=1em]{svgs/hiero/0502.svg}}" calcext:value-type="string">
            <text:p>\newcommand*\hieroAATI{\includesvg[height=1em]{svgs/hiero/05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float" office:value="503" calcext:value-type="float">
            <text:p>503</text:p>
          </table:table-cell>
          <table:table-cell table:formula="of:=COM.MICROSOFT.CONCAT([.A503];[.B503];[.C503])" office:value-type="string" office:string-value="hieroAATJ" calcext:value-type="string">
            <text:p>hieroAATJ</text:p>
          </table:table-cell>
          <table:table-cell table:formula="of:=VLOOKUP([.H50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3];&quot;{\includesvg[height=1em]{svgs/hiero/0&quot;;[.D503];&quot;.svg}}&quot;)" office:value-type="string" office:string-value="\newcommand*\hieroAATJ{\includesvg[height=1em]{svgs/hiero/0503.svg}}" calcext:value-type="string">
            <text:p>\newcommand*\hieroAATJ{\includesvg[height=1em]{svgs/hiero/05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float" office:value="504" calcext:value-type="float">
            <text:p>504</text:p>
          </table:table-cell>
          <table:table-cell table:formula="of:=COM.MICROSOFT.CONCAT([.A504];[.B504];[.C504])" office:value-type="string" office:string-value="hieroAATK" calcext:value-type="string">
            <text:p>hieroAATK</text:p>
          </table:table-cell>
          <table:table-cell table:formula="of:=VLOOKUP([.H50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4];&quot;{\includesvg[height=1em]{svgs/hiero/0&quot;;[.D504];&quot;.svg}}&quot;)" office:value-type="string" office:string-value="\newcommand*\hieroAATK{\includesvg[height=1em]{svgs/hiero/0504.svg}}" calcext:value-type="string">
            <text:p>\newcommand*\hieroAATK{\includesvg[height=1em]{svgs/hiero/05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float" office:value="505" calcext:value-type="float">
            <text:p>505</text:p>
          </table:table-cell>
          <table:table-cell table:formula="of:=COM.MICROSOFT.CONCAT([.A505];[.B505];[.C505])" office:value-type="string" office:string-value="hieroAATL" calcext:value-type="string">
            <text:p>hieroAATL</text:p>
          </table:table-cell>
          <table:table-cell table:formula="of:=VLOOKUP([.H50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5];&quot;{\includesvg[height=1em]{svgs/hiero/0&quot;;[.D505];&quot;.svg}}&quot;)" office:value-type="string" office:string-value="\newcommand*\hieroAATL{\includesvg[height=1em]{svgs/hiero/0505.svg}}" calcext:value-type="string">
            <text:p>\newcommand*\hieroAATL{\includesvg[height=1em]{svgs/hiero/05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float" office:value="506" calcext:value-type="float">
            <text:p>506</text:p>
          </table:table-cell>
          <table:table-cell table:formula="of:=COM.MICROSOFT.CONCAT([.A506];[.B506];[.C506])" office:value-type="string" office:string-value="hieroAATM" calcext:value-type="string">
            <text:p>hieroAATM</text:p>
          </table:table-cell>
          <table:table-cell table:formula="of:=VLOOKUP([.H50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6];&quot;{\includesvg[height=1em]{svgs/hiero/0&quot;;[.D506];&quot;.svg}}&quot;)" office:value-type="string" office:string-value="\newcommand*\hieroAATM{\includesvg[height=1em]{svgs/hiero/0506.svg}}" calcext:value-type="string">
            <text:p>\newcommand*\hieroAATM{\includesvg[height=1em]{svgs/hiero/05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507" calcext:value-type="float">
            <text:p>507</text:p>
          </table:table-cell>
          <table:table-cell table:formula="of:=COM.MICROSOFT.CONCAT([.A507];[.B507];[.C507])" office:value-type="string" office:string-value="hieroAATN" calcext:value-type="string">
            <text:p>hieroAATN</text:p>
          </table:table-cell>
          <table:table-cell table:formula="of:=VLOOKUP([.H50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7];&quot;{\includesvg[height=1em]{svgs/hiero/0&quot;;[.D507];&quot;.svg}}&quot;)" office:value-type="string" office:string-value="\newcommand*\hieroAATN{\includesvg[height=1em]{svgs/hiero/0507.svg}}" calcext:value-type="string">
            <text:p>\newcommand*\hieroAATN{\includesvg[height=1em]{svgs/hiero/05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508" calcext:value-type="float">
            <text:p>508</text:p>
          </table:table-cell>
          <table:table-cell table:formula="of:=COM.MICROSOFT.CONCAT([.A508];[.B508];[.C508])" office:value-type="string" office:string-value="hieroAATO" calcext:value-type="string">
            <text:p>hieroAATO</text:p>
          </table:table-cell>
          <table:table-cell table:formula="of:=VLOOKUP([.H50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8];&quot;{\includesvg[height=1em]{svgs/hiero/0&quot;;[.D508];&quot;.svg}}&quot;)" office:value-type="string" office:string-value="\newcommand*\hieroAATO{\includesvg[height=1em]{svgs/hiero/0508.svg}}" calcext:value-type="string">
            <text:p>\newcommand*\hieroAATO{\includesvg[height=1em]{svgs/hiero/05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float" office:value="509" calcext:value-type="float">
            <text:p>509</text:p>
          </table:table-cell>
          <table:table-cell table:formula="of:=COM.MICROSOFT.CONCAT([.A509];[.B509];[.C509])" office:value-type="string" office:string-value="hieroAATP" calcext:value-type="string">
            <text:p>hieroAATP</text:p>
          </table:table-cell>
          <table:table-cell table:formula="of:=VLOOKUP([.H50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9];&quot;{\includesvg[height=1em]{svgs/hiero/0&quot;;[.D509];&quot;.svg}}&quot;)" office:value-type="string" office:string-value="\newcommand*\hieroAATP{\includesvg[height=1em]{svgs/hiero/0509.svg}}" calcext:value-type="string">
            <text:p>\newcommand*\hieroAATP{\includesvg[height=1em]{svgs/hiero/05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float" office:value="510" calcext:value-type="float">
            <text:p>510</text:p>
          </table:table-cell>
          <table:table-cell table:formula="of:=COM.MICROSOFT.CONCAT([.A510];[.B510];[.C510])" office:value-type="string" office:string-value="hieroAATQ" calcext:value-type="string">
            <text:p>hieroAATQ</text:p>
          </table:table-cell>
          <table:table-cell table:formula="of:=VLOOKUP([.H51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0];&quot;{\includesvg[height=1em]{svgs/hiero/0&quot;;[.D510];&quot;.svg}}&quot;)" office:value-type="string" office:string-value="\newcommand*\hieroAATQ{\includesvg[height=1em]{svgs/hiero/0510.svg}}" calcext:value-type="string">
            <text:p>\newcommand*\hieroAATQ{\includesvg[height=1em]{svgs/hiero/05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float" office:value="511" calcext:value-type="float">
            <text:p>511</text:p>
          </table:table-cell>
          <table:table-cell table:formula="of:=COM.MICROSOFT.CONCAT([.A511];[.B511];[.C511])" office:value-type="string" office:string-value="hieroAATR" calcext:value-type="string">
            <text:p>hieroAATR</text:p>
          </table:table-cell>
          <table:table-cell table:formula="of:=VLOOKUP([.H51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1];&quot;{\includesvg[height=1em]{svgs/hiero/0&quot;;[.D511];&quot;.svg}}&quot;)" office:value-type="string" office:string-value="\newcommand*\hieroAATR{\includesvg[height=1em]{svgs/hiero/0511.svg}}" calcext:value-type="string">
            <text:p>\newcommand*\hieroAATR{\includesvg[height=1em]{svgs/hiero/05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12" calcext:value-type="float">
            <text:p>512</text:p>
          </table:table-cell>
          <table:table-cell table:formula="of:=COM.MICROSOFT.CONCAT([.A512];[.B512];[.C512])" office:value-type="string" office:string-value="hieroAATS" calcext:value-type="string">
            <text:p>hieroAATS</text:p>
          </table:table-cell>
          <table:table-cell table:formula="of:=VLOOKUP([.H51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2];&quot;{\includesvg[height=1em]{svgs/hiero/0&quot;;[.D512];&quot;.svg}}&quot;)" office:value-type="string" office:string-value="\newcommand*\hieroAATS{\includesvg[height=1em]{svgs/hiero/0512.svg}}" calcext:value-type="string">
            <text:p>\newcommand*\hieroAATS{\includesvg[height=1em]{svgs/hiero/05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13" calcext:value-type="float">
            <text:p>513</text:p>
          </table:table-cell>
          <table:table-cell table:formula="of:=COM.MICROSOFT.CONCAT([.A513];[.B513];[.C513])" office:value-type="string" office:string-value="hieroAATT" calcext:value-type="string">
            <text:p>hieroAATT</text:p>
          </table:table-cell>
          <table:table-cell table:formula="of:=VLOOKUP([.H51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3];&quot;{\includesvg[height=1em]{svgs/hiero/0&quot;;[.D513];&quot;.svg}}&quot;)" office:value-type="string" office:string-value="\newcommand*\hieroAATT{\includesvg[height=1em]{svgs/hiero/0513.svg}}" calcext:value-type="string">
            <text:p>\newcommand*\hieroAATT{\includesvg[height=1em]{svgs/hiero/05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float" office:value="514" calcext:value-type="float">
            <text:p>514</text:p>
          </table:table-cell>
          <table:table-cell table:formula="of:=COM.MICROSOFT.CONCAT([.A514];[.B514];[.C514])" office:value-type="string" office:string-value="hieroAATU" calcext:value-type="string">
            <text:p>hieroAATU</text:p>
          </table:table-cell>
          <table:table-cell table:formula="of:=VLOOKUP([.H51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4];&quot;{\includesvg[height=1em]{svgs/hiero/0&quot;;[.D514];&quot;.svg}}&quot;)" office:value-type="string" office:string-value="\newcommand*\hieroAATU{\includesvg[height=1em]{svgs/hiero/0514.svg}}" calcext:value-type="string">
            <text:p>\newcommand*\hieroAATU{\includesvg[height=1em]{svgs/hiero/05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515" calcext:value-type="float">
            <text:p>515</text:p>
          </table:table-cell>
          <table:table-cell table:formula="of:=COM.MICROSOFT.CONCAT([.A515];[.B515];[.C515])" office:value-type="string" office:string-value="hieroAATV" calcext:value-type="string">
            <text:p>hieroAATV</text:p>
          </table:table-cell>
          <table:table-cell table:formula="of:=VLOOKUP([.H51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5];&quot;{\includesvg[height=1em]{svgs/hiero/0&quot;;[.D515];&quot;.svg}}&quot;)" office:value-type="string" office:string-value="\newcommand*\hieroAATV{\includesvg[height=1em]{svgs/hiero/0515.svg}}" calcext:value-type="string">
            <text:p>\newcommand*\hieroAATV{\includesvg[height=1em]{svgs/hiero/05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float" office:value="516" calcext:value-type="float">
            <text:p>516</text:p>
          </table:table-cell>
          <table:table-cell table:formula="of:=COM.MICROSOFT.CONCAT([.A516];[.B516];[.C516])" office:value-type="string" office:string-value="hieroAATW" calcext:value-type="string">
            <text:p>hieroAATW</text:p>
          </table:table-cell>
          <table:table-cell table:formula="of:=VLOOKUP([.H51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6];&quot;{\includesvg[height=1em]{svgs/hiero/0&quot;;[.D516];&quot;.svg}}&quot;)" office:value-type="string" office:string-value="\newcommand*\hieroAATW{\includesvg[height=1em]{svgs/hiero/0516.svg}}" calcext:value-type="string">
            <text:p>\newcommand*\hieroAATW{\includesvg[height=1em]{svgs/hiero/05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float" office:value="517" calcext:value-type="float">
            <text:p>517</text:p>
          </table:table-cell>
          <table:table-cell table:formula="of:=COM.MICROSOFT.CONCAT([.A517];[.B517];[.C517])" office:value-type="string" office:string-value="hieroAATX" calcext:value-type="string">
            <text:p>hieroAATX</text:p>
          </table:table-cell>
          <table:table-cell table:formula="of:=VLOOKUP([.H51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7];&quot;{\includesvg[height=1em]{svgs/hiero/0&quot;;[.D517];&quot;.svg}}&quot;)" office:value-type="string" office:string-value="\newcommand*\hieroAATX{\includesvg[height=1em]{svgs/hiero/0517.svg}}" calcext:value-type="string">
            <text:p>\newcommand*\hieroAATX{\includesvg[height=1em]{svgs/hiero/05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float" office:value="518" calcext:value-type="float">
            <text:p>518</text:p>
          </table:table-cell>
          <table:table-cell table:formula="of:=COM.MICROSOFT.CONCAT([.A518];[.B518];[.C518])" office:value-type="string" office:string-value="hieroAATY" calcext:value-type="string">
            <text:p>hieroAATY</text:p>
          </table:table-cell>
          <table:table-cell table:formula="of:=VLOOKUP([.H51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8];&quot;{\includesvg[height=1em]{svgs/hiero/0&quot;;[.D518];&quot;.svg}}&quot;)" office:value-type="string" office:string-value="\newcommand*\hieroAATY{\includesvg[height=1em]{svgs/hiero/0518.svg}}" calcext:value-type="string">
            <text:p>\newcommand*\hieroAATY{\includesvg[height=1em]{svgs/hiero/05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float" office:value="519" calcext:value-type="float">
            <text:p>519</text:p>
          </table:table-cell>
          <table:table-cell table:formula="of:=COM.MICROSOFT.CONCAT([.A519];[.B519];[.C519])" office:value-type="string" office:string-value="hieroAATZ" calcext:value-type="string">
            <text:p>hieroAATZ</text:p>
          </table:table-cell>
          <table:table-cell table:formula="of:=VLOOKUP([.H51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9];&quot;{\includesvg[height=1em]{svgs/hiero/0&quot;;[.D519];&quot;.svg}}&quot;)" office:value-type="string" office:string-value="\newcommand*\hieroAATZ{\includesvg[height=1em]{svgs/hiero/0519.svg}}" calcext:value-type="string">
            <text:p>\newcommand*\hieroAATZ{\includesvg[height=1em]{svgs/hiero/05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20" calcext:value-type="float">
            <text:p>520</text:p>
          </table:table-cell>
          <table:table-cell table:formula="of:=COM.MICROSOFT.CONCAT([.A520];[.B520];[.C520])" office:value-type="string" office:string-value="hieroAAUA" calcext:value-type="string">
            <text:p>hieroAAUA</text:p>
          </table:table-cell>
          <table:table-cell table:formula="of:=VLOOKUP([.H52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0];&quot;{\includesvg[height=1em]{svgs/hiero/0&quot;;[.D520];&quot;.svg}}&quot;)" office:value-type="string" office:string-value="\newcommand*\hieroAAUA{\includesvg[height=1em]{svgs/hiero/0520.svg}}" calcext:value-type="string">
            <text:p>\newcommand*\hieroAAUA{\includesvg[height=1em]{svgs/hiero/05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float" office:value="521" calcext:value-type="float">
            <text:p>521</text:p>
          </table:table-cell>
          <table:table-cell table:formula="of:=COM.MICROSOFT.CONCAT([.A521];[.B521];[.C521])" office:value-type="string" office:string-value="hieroAAUB" calcext:value-type="string">
            <text:p>hieroAAUB</text:p>
          </table:table-cell>
          <table:table-cell table:formula="of:=VLOOKUP([.H52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1];&quot;{\includesvg[height=1em]{svgs/hiero/0&quot;;[.D521];&quot;.svg}}&quot;)" office:value-type="string" office:string-value="\newcommand*\hieroAAUB{\includesvg[height=1em]{svgs/hiero/0521.svg}}" calcext:value-type="string">
            <text:p>\newcommand*\hieroAAUB{\includesvg[height=1em]{svgs/hiero/05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float" office:value="522" calcext:value-type="float">
            <text:p>522</text:p>
          </table:table-cell>
          <table:table-cell table:formula="of:=COM.MICROSOFT.CONCAT([.A522];[.B522];[.C522])" office:value-type="string" office:string-value="hieroAAUC" calcext:value-type="string">
            <text:p>hieroAAUC</text:p>
          </table:table-cell>
          <table:table-cell table:formula="of:=VLOOKUP([.H52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2];&quot;{\includesvg[height=1em]{svgs/hiero/0&quot;;[.D522];&quot;.svg}}&quot;)" office:value-type="string" office:string-value="\newcommand*\hieroAAUC{\includesvg[height=1em]{svgs/hiero/0522.svg}}" calcext:value-type="string">
            <text:p>\newcommand*\hieroAAUC{\includesvg[height=1em]{svgs/hiero/05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float" office:value="523" calcext:value-type="float">
            <text:p>523</text:p>
          </table:table-cell>
          <table:table-cell table:formula="of:=COM.MICROSOFT.CONCAT([.A523];[.B523];[.C523])" office:value-type="string" office:string-value="hieroAAUD" calcext:value-type="string">
            <text:p>hieroAAUD</text:p>
          </table:table-cell>
          <table:table-cell table:formula="of:=VLOOKUP([.H52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3];&quot;{\includesvg[height=1em]{svgs/hiero/0&quot;;[.D523];&quot;.svg}}&quot;)" office:value-type="string" office:string-value="\newcommand*\hieroAAUD{\includesvg[height=1em]{svgs/hiero/0523.svg}}" calcext:value-type="string">
            <text:p>\newcommand*\hieroAAUD{\includesvg[height=1em]{svgs/hiero/05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float" office:value="524" calcext:value-type="float">
            <text:p>524</text:p>
          </table:table-cell>
          <table:table-cell table:formula="of:=COM.MICROSOFT.CONCAT([.A524];[.B524];[.C524])" office:value-type="string" office:string-value="hieroAAUE" calcext:value-type="string">
            <text:p>hieroAAUE</text:p>
          </table:table-cell>
          <table:table-cell table:formula="of:=VLOOKUP([.H52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4];&quot;{\includesvg[height=1em]{svgs/hiero/0&quot;;[.D524];&quot;.svg}}&quot;)" office:value-type="string" office:string-value="\newcommand*\hieroAAUE{\includesvg[height=1em]{svgs/hiero/0524.svg}}" calcext:value-type="string">
            <text:p>\newcommand*\hieroAAUE{\includesvg[height=1em]{svgs/hiero/05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float" office:value="525" calcext:value-type="float">
            <text:p>525</text:p>
          </table:table-cell>
          <table:table-cell table:formula="of:=COM.MICROSOFT.CONCAT([.A525];[.B525];[.C525])" office:value-type="string" office:string-value="hieroAAUF" calcext:value-type="string">
            <text:p>hieroAAUF</text:p>
          </table:table-cell>
          <table:table-cell table:formula="of:=VLOOKUP([.H52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5];&quot;{\includesvg[height=1em]{svgs/hiero/0&quot;;[.D525];&quot;.svg}}&quot;)" office:value-type="string" office:string-value="\newcommand*\hieroAAUF{\includesvg[height=1em]{svgs/hiero/0525.svg}}" calcext:value-type="string">
            <text:p>\newcommand*\hieroAAUF{\includesvg[height=1em]{svgs/hiero/05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float" office:value="526" calcext:value-type="float">
            <text:p>526</text:p>
          </table:table-cell>
          <table:table-cell table:formula="of:=COM.MICROSOFT.CONCAT([.A526];[.B526];[.C526])" office:value-type="string" office:string-value="hieroAAUG" calcext:value-type="string">
            <text:p>hieroAAUG</text:p>
          </table:table-cell>
          <table:table-cell table:formula="of:=VLOOKUP([.H52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6];&quot;{\includesvg[height=1em]{svgs/hiero/0&quot;;[.D526];&quot;.svg}}&quot;)" office:value-type="string" office:string-value="\newcommand*\hieroAAUG{\includesvg[height=1em]{svgs/hiero/0526.svg}}" calcext:value-type="string">
            <text:p>\newcommand*\hieroAAUG{\includesvg[height=1em]{svgs/hiero/05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float" office:value="527" calcext:value-type="float">
            <text:p>527</text:p>
          </table:table-cell>
          <table:table-cell table:formula="of:=COM.MICROSOFT.CONCAT([.A527];[.B527];[.C527])" office:value-type="string" office:string-value="hieroAAUH" calcext:value-type="string">
            <text:p>hieroAAUH</text:p>
          </table:table-cell>
          <table:table-cell table:formula="of:=VLOOKUP([.H52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7];&quot;{\includesvg[height=1em]{svgs/hiero/0&quot;;[.D527];&quot;.svg}}&quot;)" office:value-type="string" office:string-value="\newcommand*\hieroAAUH{\includesvg[height=1em]{svgs/hiero/0527.svg}}" calcext:value-type="string">
            <text:p>\newcommand*\hieroAAUH{\includesvg[height=1em]{svgs/hiero/05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float" office:value="528" calcext:value-type="float">
            <text:p>528</text:p>
          </table:table-cell>
          <table:table-cell table:formula="of:=COM.MICROSOFT.CONCAT([.A528];[.B528];[.C528])" office:value-type="string" office:string-value="hieroAAUI" calcext:value-type="string">
            <text:p>hieroAAUI</text:p>
          </table:table-cell>
          <table:table-cell table:formula="of:=VLOOKUP([.H52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8];&quot;{\includesvg[height=1em]{svgs/hiero/0&quot;;[.D528];&quot;.svg}}&quot;)" office:value-type="string" office:string-value="\newcommand*\hieroAAUI{\includesvg[height=1em]{svgs/hiero/0528.svg}}" calcext:value-type="string">
            <text:p>\newcommand*\hieroAAUI{\includesvg[height=1em]{svgs/hiero/05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float" office:value="529" calcext:value-type="float">
            <text:p>529</text:p>
          </table:table-cell>
          <table:table-cell table:formula="of:=COM.MICROSOFT.CONCAT([.A529];[.B529];[.C529])" office:value-type="string" office:string-value="hieroAAUJ" calcext:value-type="string">
            <text:p>hieroAAUJ</text:p>
          </table:table-cell>
          <table:table-cell table:formula="of:=VLOOKUP([.H52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9];&quot;{\includesvg[height=1em]{svgs/hiero/0&quot;;[.D529];&quot;.svg}}&quot;)" office:value-type="string" office:string-value="\newcommand*\hieroAAUJ{\includesvg[height=1em]{svgs/hiero/0529.svg}}" calcext:value-type="string">
            <text:p>\newcommand*\hieroAAUJ{\includesvg[height=1em]{svgs/hiero/05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float" office:value="530" calcext:value-type="float">
            <text:p>530</text:p>
          </table:table-cell>
          <table:table-cell table:formula="of:=COM.MICROSOFT.CONCAT([.A530];[.B530];[.C530])" office:value-type="string" office:string-value="hieroAAUK" calcext:value-type="string">
            <text:p>hieroAAUK</text:p>
          </table:table-cell>
          <table:table-cell table:formula="of:=VLOOKUP([.H53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0];&quot;{\includesvg[height=1em]{svgs/hiero/0&quot;;[.D530];&quot;.svg}}&quot;)" office:value-type="string" office:string-value="\newcommand*\hieroAAUK{\includesvg[height=1em]{svgs/hiero/0530.svg}}" calcext:value-type="string">
            <text:p>\newcommand*\hieroAAUK{\includesvg[height=1em]{svgs/hiero/05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float" office:value="531" calcext:value-type="float">
            <text:p>531</text:p>
          </table:table-cell>
          <table:table-cell table:formula="of:=COM.MICROSOFT.CONCAT([.A531];[.B531];[.C531])" office:value-type="string" office:string-value="hieroAAUL" calcext:value-type="string">
            <text:p>hieroAAUL</text:p>
          </table:table-cell>
          <table:table-cell table:formula="of:=VLOOKUP([.H53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1];&quot;{\includesvg[height=1em]{svgs/hiero/0&quot;;[.D531];&quot;.svg}}&quot;)" office:value-type="string" office:string-value="\newcommand*\hieroAAUL{\includesvg[height=1em]{svgs/hiero/0531.svg}}" calcext:value-type="string">
            <text:p>\newcommand*\hieroAAUL{\includesvg[height=1em]{svgs/hiero/05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float" office:value="532" calcext:value-type="float">
            <text:p>532</text:p>
          </table:table-cell>
          <table:table-cell table:formula="of:=COM.MICROSOFT.CONCAT([.A532];[.B532];[.C532])" office:value-type="string" office:string-value="hieroAAUM" calcext:value-type="string">
            <text:p>hieroAAUM</text:p>
          </table:table-cell>
          <table:table-cell table:formula="of:=VLOOKUP([.H53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2];&quot;{\includesvg[height=1em]{svgs/hiero/0&quot;;[.D532];&quot;.svg}}&quot;)" office:value-type="string" office:string-value="\newcommand*\hieroAAUM{\includesvg[height=1em]{svgs/hiero/0532.svg}}" calcext:value-type="string">
            <text:p>\newcommand*\hieroAAUM{\includesvg[height=1em]{svgs/hiero/05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float" office:value="533" calcext:value-type="float">
            <text:p>533</text:p>
          </table:table-cell>
          <table:table-cell table:formula="of:=COM.MICROSOFT.CONCAT([.A533];[.B533];[.C533])" office:value-type="string" office:string-value="hieroAAUN" calcext:value-type="string">
            <text:p>hieroAAUN</text:p>
          </table:table-cell>
          <table:table-cell table:formula="of:=VLOOKUP([.H53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3];&quot;{\includesvg[height=1em]{svgs/hiero/0&quot;;[.D533];&quot;.svg}}&quot;)" office:value-type="string" office:string-value="\newcommand*\hieroAAUN{\includesvg[height=1em]{svgs/hiero/0533.svg}}" calcext:value-type="string">
            <text:p>\newcommand*\hieroAAUN{\includesvg[height=1em]{svgs/hiero/05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float" office:value="534" calcext:value-type="float">
            <text:p>534</text:p>
          </table:table-cell>
          <table:table-cell table:formula="of:=COM.MICROSOFT.CONCAT([.A534];[.B534];[.C534])" office:value-type="string" office:string-value="hieroAAUO" calcext:value-type="string">
            <text:p>hieroAAUO</text:p>
          </table:table-cell>
          <table:table-cell table:formula="of:=VLOOKUP([.H53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4];&quot;{\includesvg[height=1em]{svgs/hiero/0&quot;;[.D534];&quot;.svg}}&quot;)" office:value-type="string" office:string-value="\newcommand*\hieroAAUO{\includesvg[height=1em]{svgs/hiero/0534.svg}}" calcext:value-type="string">
            <text:p>\newcommand*\hieroAAUO{\includesvg[height=1em]{svgs/hiero/05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float" office:value="535" calcext:value-type="float">
            <text:p>535</text:p>
          </table:table-cell>
          <table:table-cell table:formula="of:=COM.MICROSOFT.CONCAT([.A535];[.B535];[.C535])" office:value-type="string" office:string-value="hieroAAUP" calcext:value-type="string">
            <text:p>hieroAAUP</text:p>
          </table:table-cell>
          <table:table-cell table:formula="of:=VLOOKUP([.H53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5];&quot;{\includesvg[height=1em]{svgs/hiero/0&quot;;[.D535];&quot;.svg}}&quot;)" office:value-type="string" office:string-value="\newcommand*\hieroAAUP{\includesvg[height=1em]{svgs/hiero/0535.svg}}" calcext:value-type="string">
            <text:p>\newcommand*\hieroAAUP{\includesvg[height=1em]{svgs/hiero/05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float" office:value="536" calcext:value-type="float">
            <text:p>536</text:p>
          </table:table-cell>
          <table:table-cell table:formula="of:=COM.MICROSOFT.CONCAT([.A536];[.B536];[.C536])" office:value-type="string" office:string-value="hieroAAUQ" calcext:value-type="string">
            <text:p>hieroAAUQ</text:p>
          </table:table-cell>
          <table:table-cell table:formula="of:=VLOOKUP([.H53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6];&quot;{\includesvg[height=1em]{svgs/hiero/0&quot;;[.D536];&quot;.svg}}&quot;)" office:value-type="string" office:string-value="\newcommand*\hieroAAUQ{\includesvg[height=1em]{svgs/hiero/0536.svg}}" calcext:value-type="string">
            <text:p>\newcommand*\hieroAAUQ{\includesvg[height=1em]{svgs/hiero/05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float" office:value="537" calcext:value-type="float">
            <text:p>537</text:p>
          </table:table-cell>
          <table:table-cell table:formula="of:=COM.MICROSOFT.CONCAT([.A537];[.B537];[.C537])" office:value-type="string" office:string-value="hieroAAUR" calcext:value-type="string">
            <text:p>hieroAAUR</text:p>
          </table:table-cell>
          <table:table-cell table:formula="of:=VLOOKUP([.H53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7];&quot;{\includesvg[height=1em]{svgs/hiero/0&quot;;[.D537];&quot;.svg}}&quot;)" office:value-type="string" office:string-value="\newcommand*\hieroAAUR{\includesvg[height=1em]{svgs/hiero/0537.svg}}" calcext:value-type="string">
            <text:p>\newcommand*\hieroAAUR{\includesvg[height=1em]{svgs/hiero/05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float" office:value="538" calcext:value-type="float">
            <text:p>538</text:p>
          </table:table-cell>
          <table:table-cell table:formula="of:=COM.MICROSOFT.CONCAT([.A538];[.B538];[.C538])" office:value-type="string" office:string-value="hieroAAUS" calcext:value-type="string">
            <text:p>hieroAAUS</text:p>
          </table:table-cell>
          <table:table-cell table:formula="of:=VLOOKUP([.H53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8];&quot;{\includesvg[height=1em]{svgs/hiero/0&quot;;[.D538];&quot;.svg}}&quot;)" office:value-type="string" office:string-value="\newcommand*\hieroAAUS{\includesvg[height=1em]{svgs/hiero/0538.svg}}" calcext:value-type="string">
            <text:p>\newcommand*\hieroAAUS{\includesvg[height=1em]{svgs/hiero/05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float" office:value="539" calcext:value-type="float">
            <text:p>539</text:p>
          </table:table-cell>
          <table:table-cell table:formula="of:=COM.MICROSOFT.CONCAT([.A539];[.B539];[.C539])" office:value-type="string" office:string-value="hieroAAUT" calcext:value-type="string">
            <text:p>hieroAAUT</text:p>
          </table:table-cell>
          <table:table-cell table:formula="of:=VLOOKUP([.H53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9];&quot;{\includesvg[height=1em]{svgs/hiero/0&quot;;[.D539];&quot;.svg}}&quot;)" office:value-type="string" office:string-value="\newcommand*\hieroAAUT{\includesvg[height=1em]{svgs/hiero/0539.svg}}" calcext:value-type="string">
            <text:p>\newcommand*\hieroAAUT{\includesvg[height=1em]{svgs/hiero/05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U</text:p>
          </table:table-cell>
          <table:table-cell office:value-type="float" office:value="540" calcext:value-type="float">
            <text:p>540</text:p>
          </table:table-cell>
          <table:table-cell table:formula="of:=COM.MICROSOFT.CONCAT([.A540];[.B540];[.C540])" office:value-type="string" office:string-value="hieroAAUU" calcext:value-type="string">
            <text:p>hieroAAUU</text:p>
          </table:table-cell>
          <table:table-cell table:formula="of:=VLOOKUP([.H54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0];&quot;{\includesvg[height=1em]{svgs/hiero/0&quot;;[.D540];&quot;.svg}}&quot;)" office:value-type="string" office:string-value="\newcommand*\hieroAAUU{\includesvg[height=1em]{svgs/hiero/0540.svg}}" calcext:value-type="string">
            <text:p>\newcommand*\hieroAAUU{\includesvg[height=1em]{svgs/hiero/05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float" office:value="541" calcext:value-type="float">
            <text:p>541</text:p>
          </table:table-cell>
          <table:table-cell table:formula="of:=COM.MICROSOFT.CONCAT([.A541];[.B541];[.C541])" office:value-type="string" office:string-value="hieroAAUV" calcext:value-type="string">
            <text:p>hieroAAUV</text:p>
          </table:table-cell>
          <table:table-cell table:formula="of:=VLOOKUP([.H54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1];&quot;{\includesvg[height=1em]{svgs/hiero/0&quot;;[.D541];&quot;.svg}}&quot;)" office:value-type="string" office:string-value="\newcommand*\hieroAAUV{\includesvg[height=1em]{svgs/hiero/0541.svg}}" calcext:value-type="string">
            <text:p>\newcommand*\hieroAAUV{\includesvg[height=1em]{svgs/hiero/05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float" office:value="542" calcext:value-type="float">
            <text:p>542</text:p>
          </table:table-cell>
          <table:table-cell table:formula="of:=COM.MICROSOFT.CONCAT([.A542];[.B542];[.C542])" office:value-type="string" office:string-value="hieroAAUW" calcext:value-type="string">
            <text:p>hieroAAUW</text:p>
          </table:table-cell>
          <table:table-cell table:formula="of:=VLOOKUP([.H54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2];&quot;{\includesvg[height=1em]{svgs/hiero/0&quot;;[.D542];&quot;.svg}}&quot;)" office:value-type="string" office:string-value="\newcommand*\hieroAAUW{\includesvg[height=1em]{svgs/hiero/0542.svg}}" calcext:value-type="string">
            <text:p>\newcommand*\hieroAAUW{\includesvg[height=1em]{svgs/hiero/05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float" office:value="543" calcext:value-type="float">
            <text:p>543</text:p>
          </table:table-cell>
          <table:table-cell table:formula="of:=COM.MICROSOFT.CONCAT([.A543];[.B543];[.C543])" office:value-type="string" office:string-value="hieroAAUX" calcext:value-type="string">
            <text:p>hieroAAUX</text:p>
          </table:table-cell>
          <table:table-cell table:formula="of:=VLOOKUP([.H54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3];&quot;{\includesvg[height=1em]{svgs/hiero/0&quot;;[.D543];&quot;.svg}}&quot;)" office:value-type="string" office:string-value="\newcommand*\hieroAAUX{\includesvg[height=1em]{svgs/hiero/0543.svg}}" calcext:value-type="string">
            <text:p>\newcommand*\hieroAAUX{\includesvg[height=1em]{svgs/hiero/05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float" office:value="544" calcext:value-type="float">
            <text:p>544</text:p>
          </table:table-cell>
          <table:table-cell table:formula="of:=COM.MICROSOFT.CONCAT([.A544];[.B544];[.C544])" office:value-type="string" office:string-value="hieroAAUY" calcext:value-type="string">
            <text:p>hieroAAUY</text:p>
          </table:table-cell>
          <table:table-cell table:formula="of:=VLOOKUP([.H54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4];&quot;{\includesvg[height=1em]{svgs/hiero/0&quot;;[.D544];&quot;.svg}}&quot;)" office:value-type="string" office:string-value="\newcommand*\hieroAAUY{\includesvg[height=1em]{svgs/hiero/0544.svg}}" calcext:value-type="string">
            <text:p>\newcommand*\hieroAAUY{\includesvg[height=1em]{svgs/hiero/05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float" office:value="545" calcext:value-type="float">
            <text:p>545</text:p>
          </table:table-cell>
          <table:table-cell table:formula="of:=COM.MICROSOFT.CONCAT([.A545];[.B545];[.C545])" office:value-type="string" office:string-value="hieroAAUZ" calcext:value-type="string">
            <text:p>hieroAAUZ</text:p>
          </table:table-cell>
          <table:table-cell table:formula="of:=VLOOKUP([.H54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5];&quot;{\includesvg[height=1em]{svgs/hiero/0&quot;;[.D545];&quot;.svg}}&quot;)" office:value-type="string" office:string-value="\newcommand*\hieroAAUZ{\includesvg[height=1em]{svgs/hiero/0545.svg}}" calcext:value-type="string">
            <text:p>\newcommand*\hieroAAUZ{\includesvg[height=1em]{svgs/hiero/05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546" calcext:value-type="float">
            <text:p>546</text:p>
          </table:table-cell>
          <table:table-cell table:formula="of:=COM.MICROSOFT.CONCAT([.A546];[.B546];[.C546])" office:value-type="string" office:string-value="hieroAAVA" calcext:value-type="string">
            <text:p>hieroAAVA</text:p>
          </table:table-cell>
          <table:table-cell table:formula="of:=VLOOKUP([.H54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6];&quot;{\includesvg[height=1em]{svgs/hiero/0&quot;;[.D546];&quot;.svg}}&quot;)" office:value-type="string" office:string-value="\newcommand*\hieroAAVA{\includesvg[height=1em]{svgs/hiero/0546.svg}}" calcext:value-type="string">
            <text:p>\newcommand*\hieroAAVA{\includesvg[height=1em]{svgs/hiero/05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547" calcext:value-type="float">
            <text:p>547</text:p>
          </table:table-cell>
          <table:table-cell table:formula="of:=COM.MICROSOFT.CONCAT([.A547];[.B547];[.C547])" office:value-type="string" office:string-value="hieroAAVB" calcext:value-type="string">
            <text:p>hieroAAVB</text:p>
          </table:table-cell>
          <table:table-cell table:formula="of:=VLOOKUP([.H54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7];&quot;{\includesvg[height=1em]{svgs/hiero/0&quot;;[.D547];&quot;.svg}}&quot;)" office:value-type="string" office:string-value="\newcommand*\hieroAAVB{\includesvg[height=1em]{svgs/hiero/0547.svg}}" calcext:value-type="string">
            <text:p>\newcommand*\hieroAAVB{\includesvg[height=1em]{svgs/hiero/05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float" office:value="548" calcext:value-type="float">
            <text:p>548</text:p>
          </table:table-cell>
          <table:table-cell table:formula="of:=COM.MICROSOFT.CONCAT([.A548];[.B548];[.C548])" office:value-type="string" office:string-value="hieroAAVC" calcext:value-type="string">
            <text:p>hieroAAVC</text:p>
          </table:table-cell>
          <table:table-cell table:formula="of:=VLOOKUP([.H54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8];&quot;{\includesvg[height=1em]{svgs/hiero/0&quot;;[.D548];&quot;.svg}}&quot;)" office:value-type="string" office:string-value="\newcommand*\hieroAAVC{\includesvg[height=1em]{svgs/hiero/0548.svg}}" calcext:value-type="string">
            <text:p>\newcommand*\hieroAAVC{\includesvg[height=1em]{svgs/hiero/05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float" office:value="549" calcext:value-type="float">
            <text:p>549</text:p>
          </table:table-cell>
          <table:table-cell table:formula="of:=COM.MICROSOFT.CONCAT([.A549];[.B549];[.C549])" office:value-type="string" office:string-value="hieroAAVD" calcext:value-type="string">
            <text:p>hieroAAVD</text:p>
          </table:table-cell>
          <table:table-cell table:formula="of:=VLOOKUP([.H54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9];&quot;{\includesvg[height=1em]{svgs/hiero/0&quot;;[.D549];&quot;.svg}}&quot;)" office:value-type="string" office:string-value="\newcommand*\hieroAAVD{\includesvg[height=1em]{svgs/hiero/0549.svg}}" calcext:value-type="string">
            <text:p>\newcommand*\hieroAAVD{\includesvg[height=1em]{svgs/hiero/05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float" office:value="550" calcext:value-type="float">
            <text:p>550</text:p>
          </table:table-cell>
          <table:table-cell table:formula="of:=COM.MICROSOFT.CONCAT([.A550];[.B550];[.C550])" office:value-type="string" office:string-value="hieroAAVE" calcext:value-type="string">
            <text:p>hieroAAVE</text:p>
          </table:table-cell>
          <table:table-cell table:formula="of:=VLOOKUP([.H55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0];&quot;{\includesvg[height=1em]{svgs/hiero/0&quot;;[.D550];&quot;.svg}}&quot;)" office:value-type="string" office:string-value="\newcommand*\hieroAAVE{\includesvg[height=1em]{svgs/hiero/0550.svg}}" calcext:value-type="string">
            <text:p>\newcommand*\hieroAAVE{\includesvg[height=1em]{svgs/hiero/05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float" office:value="551" calcext:value-type="float">
            <text:p>551</text:p>
          </table:table-cell>
          <table:table-cell table:formula="of:=COM.MICROSOFT.CONCAT([.A551];[.B551];[.C551])" office:value-type="string" office:string-value="hieroAAVF" calcext:value-type="string">
            <text:p>hieroAAVF</text:p>
          </table:table-cell>
          <table:table-cell table:formula="of:=VLOOKUP([.H55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1];&quot;{\includesvg[height=1em]{svgs/hiero/0&quot;;[.D551];&quot;.svg}}&quot;)" office:value-type="string" office:string-value="\newcommand*\hieroAAVF{\includesvg[height=1em]{svgs/hiero/0551.svg}}" calcext:value-type="string">
            <text:p>\newcommand*\hieroAAVF{\includesvg[height=1em]{svgs/hiero/05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float" office:value="552" calcext:value-type="float">
            <text:p>552</text:p>
          </table:table-cell>
          <table:table-cell table:formula="of:=COM.MICROSOFT.CONCAT([.A552];[.B552];[.C552])" office:value-type="string" office:string-value="hieroAAVG" calcext:value-type="string">
            <text:p>hieroAAVG</text:p>
          </table:table-cell>
          <table:table-cell table:formula="of:=VLOOKUP([.H55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2];&quot;{\includesvg[height=1em]{svgs/hiero/0&quot;;[.D552];&quot;.svg}}&quot;)" office:value-type="string" office:string-value="\newcommand*\hieroAAVG{\includesvg[height=1em]{svgs/hiero/0552.svg}}" calcext:value-type="string">
            <text:p>\newcommand*\hieroAAVG{\includesvg[height=1em]{svgs/hiero/05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float" office:value="553" calcext:value-type="float">
            <text:p>553</text:p>
          </table:table-cell>
          <table:table-cell table:formula="of:=COM.MICROSOFT.CONCAT([.A553];[.B553];[.C553])" office:value-type="string" office:string-value="hieroAAVH" calcext:value-type="string">
            <text:p>hieroAAVH</text:p>
          </table:table-cell>
          <table:table-cell table:formula="of:=VLOOKUP([.H55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3];&quot;{\includesvg[height=1em]{svgs/hiero/0&quot;;[.D553];&quot;.svg}}&quot;)" office:value-type="string" office:string-value="\newcommand*\hieroAAVH{\includesvg[height=1em]{svgs/hiero/0553.svg}}" calcext:value-type="string">
            <text:p>\newcommand*\hieroAAVH{\includesvg[height=1em]{svgs/hiero/05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float" office:value="554" calcext:value-type="float">
            <text:p>554</text:p>
          </table:table-cell>
          <table:table-cell table:formula="of:=COM.MICROSOFT.CONCAT([.A554];[.B554];[.C554])" office:value-type="string" office:string-value="hieroAAVI" calcext:value-type="string">
            <text:p>hieroAAVI</text:p>
          </table:table-cell>
          <table:table-cell table:formula="of:=VLOOKUP([.H55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4];&quot;{\includesvg[height=1em]{svgs/hiero/0&quot;;[.D554];&quot;.svg}}&quot;)" office:value-type="string" office:string-value="\newcommand*\hieroAAVI{\includesvg[height=1em]{svgs/hiero/0554.svg}}" calcext:value-type="string">
            <text:p>\newcommand*\hieroAAVI{\includesvg[height=1em]{svgs/hiero/05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</text:p>
          </table:table-cell>
          <table:table-cell office:value-type="float" office:value="555" calcext:value-type="float">
            <text:p>555</text:p>
          </table:table-cell>
          <table:table-cell table:formula="of:=COM.MICROSOFT.CONCAT([.A555];[.B555];[.C555])" office:value-type="string" office:string-value="hieroAAVJ" calcext:value-type="string">
            <text:p>hieroAAVJ</text:p>
          </table:table-cell>
          <table:table-cell table:formula="of:=VLOOKUP([.H55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5];&quot;{\includesvg[height=1em]{svgs/hiero/0&quot;;[.D555];&quot;.svg}}&quot;)" office:value-type="string" office:string-value="\newcommand*\hieroAAVJ{\includesvg[height=1em]{svgs/hiero/0555.svg}}" calcext:value-type="string">
            <text:p>\newcommand*\hieroAAVJ{\includesvg[height=1em]{svgs/hiero/05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float" office:value="556" calcext:value-type="float">
            <text:p>556</text:p>
          </table:table-cell>
          <table:table-cell table:formula="of:=COM.MICROSOFT.CONCAT([.A556];[.B556];[.C556])" office:value-type="string" office:string-value="hieroAAVK" calcext:value-type="string">
            <text:p>hieroAAVK</text:p>
          </table:table-cell>
          <table:table-cell table:formula="of:=VLOOKUP([.H55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6];&quot;{\includesvg[height=1em]{svgs/hiero/0&quot;;[.D556];&quot;.svg}}&quot;)" office:value-type="string" office:string-value="\newcommand*\hieroAAVK{\includesvg[height=1em]{svgs/hiero/0556.svg}}" calcext:value-type="string">
            <text:p>\newcommand*\hieroAAVK{\includesvg[height=1em]{svgs/hiero/05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float" office:value="557" calcext:value-type="float">
            <text:p>557</text:p>
          </table:table-cell>
          <table:table-cell table:formula="of:=COM.MICROSOFT.CONCAT([.A557];[.B557];[.C557])" office:value-type="string" office:string-value="hieroAAVL" calcext:value-type="string">
            <text:p>hieroAAVL</text:p>
          </table:table-cell>
          <table:table-cell table:formula="of:=VLOOKUP([.H55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7];&quot;{\includesvg[height=1em]{svgs/hiero/0&quot;;[.D557];&quot;.svg}}&quot;)" office:value-type="string" office:string-value="\newcommand*\hieroAAVL{\includesvg[height=1em]{svgs/hiero/0557.svg}}" calcext:value-type="string">
            <text:p>\newcommand*\hieroAAVL{\includesvg[height=1em]{svgs/hiero/05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float" office:value="558" calcext:value-type="float">
            <text:p>558</text:p>
          </table:table-cell>
          <table:table-cell table:formula="of:=COM.MICROSOFT.CONCAT([.A558];[.B558];[.C558])" office:value-type="string" office:string-value="hieroAAVM" calcext:value-type="string">
            <text:p>hieroAAVM</text:p>
          </table:table-cell>
          <table:table-cell table:formula="of:=VLOOKUP([.H55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8];&quot;{\includesvg[height=1em]{svgs/hiero/0&quot;;[.D558];&quot;.svg}}&quot;)" office:value-type="string" office:string-value="\newcommand*\hieroAAVM{\includesvg[height=1em]{svgs/hiero/0558.svg}}" calcext:value-type="string">
            <text:p>\newcommand*\hieroAAVM{\includesvg[height=1em]{svgs/hiero/05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table:formula="of:=COM.MICROSOFT.CONCAT([.A559];[.B559];[.C559])" office:value-type="string" office:string-value="hieroAAVN" calcext:value-type="string">
            <text:p>hieroAAVN</text:p>
          </table:table-cell>
          <table:table-cell table:formula="of:=VLOOKUP([.H55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9];&quot;{\includesvg[height=1em]{svgs/hiero/0&quot;;[.D559];&quot;.svg}}&quot;)" office:value-type="string" office:string-value="\newcommand*\hieroAAVN{\includesvg[height=1em]{svgs/hiero/0559.svg}}" calcext:value-type="string">
            <text:p>\newcommand*\hieroAAVN{\includesvg[height=1em]{svgs/hiero/05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float" office:value="560" calcext:value-type="float">
            <text:p>560</text:p>
          </table:table-cell>
          <table:table-cell table:formula="of:=COM.MICROSOFT.CONCAT([.A560];[.B560];[.C560])" office:value-type="string" office:string-value="hieroAAVO" calcext:value-type="string">
            <text:p>hieroAAVO</text:p>
          </table:table-cell>
          <table:table-cell table:formula="of:=VLOOKUP([.H56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0];&quot;{\includesvg[height=1em]{svgs/hiero/0&quot;;[.D560];&quot;.svg}}&quot;)" office:value-type="string" office:string-value="\newcommand*\hieroAAVO{\includesvg[height=1em]{svgs/hiero/0560.svg}}" calcext:value-type="string">
            <text:p>\newcommand*\hieroAAVO{\includesvg[height=1em]{svgs/hiero/05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float" office:value="561" calcext:value-type="float">
            <text:p>561</text:p>
          </table:table-cell>
          <table:table-cell table:formula="of:=COM.MICROSOFT.CONCAT([.A561];[.B561];[.C561])" office:value-type="string" office:string-value="hieroAAVP" calcext:value-type="string">
            <text:p>hieroAAVP</text:p>
          </table:table-cell>
          <table:table-cell table:formula="of:=VLOOKUP([.H56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1];&quot;{\includesvg[height=1em]{svgs/hiero/0&quot;;[.D561];&quot;.svg}}&quot;)" office:value-type="string" office:string-value="\newcommand*\hieroAAVP{\includesvg[height=1em]{svgs/hiero/0561.svg}}" calcext:value-type="string">
            <text:p>\newcommand*\hieroAAVP{\includesvg[height=1em]{svgs/hiero/05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float" office:value="562" calcext:value-type="float">
            <text:p>562</text:p>
          </table:table-cell>
          <table:table-cell table:formula="of:=COM.MICROSOFT.CONCAT([.A562];[.B562];[.C562])" office:value-type="string" office:string-value="hieroAAVQ" calcext:value-type="string">
            <text:p>hieroAAVQ</text:p>
          </table:table-cell>
          <table:table-cell table:formula="of:=VLOOKUP([.H56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2];&quot;{\includesvg[height=1em]{svgs/hiero/0&quot;;[.D562];&quot;.svg}}&quot;)" office:value-type="string" office:string-value="\newcommand*\hieroAAVQ{\includesvg[height=1em]{svgs/hiero/0562.svg}}" calcext:value-type="string">
            <text:p>\newcommand*\hieroAAVQ{\includesvg[height=1em]{svgs/hiero/05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float" office:value="563" calcext:value-type="float">
            <text:p>563</text:p>
          </table:table-cell>
          <table:table-cell table:formula="of:=COM.MICROSOFT.CONCAT([.A563];[.B563];[.C563])" office:value-type="string" office:string-value="hieroAAVR" calcext:value-type="string">
            <text:p>hieroAAVR</text:p>
          </table:table-cell>
          <table:table-cell table:formula="of:=VLOOKUP([.H56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3];&quot;{\includesvg[height=1em]{svgs/hiero/0&quot;;[.D563];&quot;.svg}}&quot;)" office:value-type="string" office:string-value="\newcommand*\hieroAAVR{\includesvg[height=1em]{svgs/hiero/0563.svg}}" calcext:value-type="string">
            <text:p>\newcommand*\hieroAAVR{\includesvg[height=1em]{svgs/hiero/05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564" calcext:value-type="float">
            <text:p>564</text:p>
          </table:table-cell>
          <table:table-cell table:formula="of:=COM.MICROSOFT.CONCAT([.A564];[.B564];[.C564])" office:value-type="string" office:string-value="hieroAAVS" calcext:value-type="string">
            <text:p>hieroAAVS</text:p>
          </table:table-cell>
          <table:table-cell table:formula="of:=VLOOKUP([.H56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4];&quot;{\includesvg[height=1em]{svgs/hiero/0&quot;;[.D564];&quot;.svg}}&quot;)" office:value-type="string" office:string-value="\newcommand*\hieroAAVS{\includesvg[height=1em]{svgs/hiero/0564.svg}}" calcext:value-type="string">
            <text:p>\newcommand*\hieroAAVS{\includesvg[height=1em]{svgs/hiero/05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float" office:value="565" calcext:value-type="float">
            <text:p>565</text:p>
          </table:table-cell>
          <table:table-cell table:formula="of:=COM.MICROSOFT.CONCAT([.A565];[.B565];[.C565])" office:value-type="string" office:string-value="hieroAAVT" calcext:value-type="string">
            <text:p>hieroAAVT</text:p>
          </table:table-cell>
          <table:table-cell table:formula="of:=VLOOKUP([.H56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5];&quot;{\includesvg[height=1em]{svgs/hiero/0&quot;;[.D565];&quot;.svg}}&quot;)" office:value-type="string" office:string-value="\newcommand*\hieroAAVT{\includesvg[height=1em]{svgs/hiero/0565.svg}}" calcext:value-type="string">
            <text:p>\newcommand*\hieroAAVT{\includesvg[height=1em]{svgs/hiero/05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float" office:value="566" calcext:value-type="float">
            <text:p>566</text:p>
          </table:table-cell>
          <table:table-cell table:formula="of:=COM.MICROSOFT.CONCAT([.A566];[.B566];[.C566])" office:value-type="string" office:string-value="hieroAAVU" calcext:value-type="string">
            <text:p>hieroAAVU</text:p>
          </table:table-cell>
          <table:table-cell table:formula="of:=VLOOKUP([.H56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6];&quot;{\includesvg[height=1em]{svgs/hiero/0&quot;;[.D566];&quot;.svg}}&quot;)" office:value-type="string" office:string-value="\newcommand*\hieroAAVU{\includesvg[height=1em]{svgs/hiero/0566.svg}}" calcext:value-type="string">
            <text:p>\newcommand*\hieroAAVU{\includesvg[height=1em]{svgs/hiero/05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V</text:p>
          </table:table-cell>
          <table:table-cell office:value-type="float" office:value="567" calcext:value-type="float">
            <text:p>567</text:p>
          </table:table-cell>
          <table:table-cell table:formula="of:=COM.MICROSOFT.CONCAT([.A567];[.B567];[.C567])" office:value-type="string" office:string-value="hieroAAVV" calcext:value-type="string">
            <text:p>hieroAAVV</text:p>
          </table:table-cell>
          <table:table-cell table:formula="of:=VLOOKUP([.H56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7];&quot;{\includesvg[height=1em]{svgs/hiero/0&quot;;[.D567];&quot;.svg}}&quot;)" office:value-type="string" office:string-value="\newcommand*\hieroAAVV{\includesvg[height=1em]{svgs/hiero/0567.svg}}" calcext:value-type="string">
            <text:p>\newcommand*\hieroAAVV{\includesvg[height=1em]{svgs/hiero/05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float" office:value="568" calcext:value-type="float">
            <text:p>568</text:p>
          </table:table-cell>
          <table:table-cell table:formula="of:=COM.MICROSOFT.CONCAT([.A568];[.B568];[.C568])" office:value-type="string" office:string-value="hieroAAVW" calcext:value-type="string">
            <text:p>hieroAAVW</text:p>
          </table:table-cell>
          <table:table-cell table:formula="of:=VLOOKUP([.H56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8];&quot;{\includesvg[height=1em]{svgs/hiero/0&quot;;[.D568];&quot;.svg}}&quot;)" office:value-type="string" office:string-value="\newcommand*\hieroAAVW{\includesvg[height=1em]{svgs/hiero/0568.svg}}" calcext:value-type="string">
            <text:p>\newcommand*\hieroAAVW{\includesvg[height=1em]{svgs/hiero/05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569" calcext:value-type="float">
            <text:p>569</text:p>
          </table:table-cell>
          <table:table-cell table:formula="of:=COM.MICROSOFT.CONCAT([.A569];[.B569];[.C569])" office:value-type="string" office:string-value="hieroAAVX" calcext:value-type="string">
            <text:p>hieroAAVX</text:p>
          </table:table-cell>
          <table:table-cell table:formula="of:=VLOOKUP([.H56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9];&quot;{\includesvg[height=1em]{svgs/hiero/0&quot;;[.D569];&quot;.svg}}&quot;)" office:value-type="string" office:string-value="\newcommand*\hieroAAVX{\includesvg[height=1em]{svgs/hiero/0569.svg}}" calcext:value-type="string">
            <text:p>\newcommand*\hieroAAVX{\includesvg[height=1em]{svgs/hiero/05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float" office:value="570" calcext:value-type="float">
            <text:p>570</text:p>
          </table:table-cell>
          <table:table-cell table:formula="of:=COM.MICROSOFT.CONCAT([.A570];[.B570];[.C570])" office:value-type="string" office:string-value="hieroAAVY" calcext:value-type="string">
            <text:p>hieroAAVY</text:p>
          </table:table-cell>
          <table:table-cell table:formula="of:=VLOOKUP([.H57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0];&quot;{\includesvg[height=1em]{svgs/hiero/0&quot;;[.D570];&quot;.svg}}&quot;)" office:value-type="string" office:string-value="\newcommand*\hieroAAVY{\includesvg[height=1em]{svgs/hiero/0570.svg}}" calcext:value-type="string">
            <text:p>\newcommand*\hieroAAVY{\includesvg[height=1em]{svgs/hiero/05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571" calcext:value-type="float">
            <text:p>571</text:p>
          </table:table-cell>
          <table:table-cell table:formula="of:=COM.MICROSOFT.CONCAT([.A571];[.B571];[.C571])" office:value-type="string" office:string-value="hieroAAVZ" calcext:value-type="string">
            <text:p>hieroAAVZ</text:p>
          </table:table-cell>
          <table:table-cell table:formula="of:=VLOOKUP([.H57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1];&quot;{\includesvg[height=1em]{svgs/hiero/0&quot;;[.D571];&quot;.svg}}&quot;)" office:value-type="string" office:string-value="\newcommand*\hieroAAVZ{\includesvg[height=1em]{svgs/hiero/0571.svg}}" calcext:value-type="string">
            <text:p>\newcommand*\hieroAAVZ{\includesvg[height=1em]{svgs/hiero/05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float" office:value="572" calcext:value-type="float">
            <text:p>572</text:p>
          </table:table-cell>
          <table:table-cell table:formula="of:=COM.MICROSOFT.CONCAT([.A572];[.B572];[.C572])" office:value-type="string" office:string-value="hieroAAWA" calcext:value-type="string">
            <text:p>hieroAAWA</text:p>
          </table:table-cell>
          <table:table-cell table:formula="of:=VLOOKUP([.H57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2];&quot;{\includesvg[height=1em]{svgs/hiero/0&quot;;[.D572];&quot;.svg}}&quot;)" office:value-type="string" office:string-value="\newcommand*\hieroAAWA{\includesvg[height=1em]{svgs/hiero/0572.svg}}" calcext:value-type="string">
            <text:p>\newcommand*\hieroAAWA{\includesvg[height=1em]{svgs/hiero/05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573" calcext:value-type="float">
            <text:p>573</text:p>
          </table:table-cell>
          <table:table-cell table:formula="of:=COM.MICROSOFT.CONCAT([.A573];[.B573];[.C573])" office:value-type="string" office:string-value="hieroAAWB" calcext:value-type="string">
            <text:p>hieroAAWB</text:p>
          </table:table-cell>
          <table:table-cell table:formula="of:=VLOOKUP([.H57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3];&quot;{\includesvg[height=1em]{svgs/hiero/0&quot;;[.D573];&quot;.svg}}&quot;)" office:value-type="string" office:string-value="\newcommand*\hieroAAWB{\includesvg[height=1em]{svgs/hiero/0573.svg}}" calcext:value-type="string">
            <text:p>\newcommand*\hieroAAWB{\includesvg[height=1em]{svgs/hiero/05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574" calcext:value-type="float">
            <text:p>574</text:p>
          </table:table-cell>
          <table:table-cell table:formula="of:=COM.MICROSOFT.CONCAT([.A574];[.B574];[.C574])" office:value-type="string" office:string-value="hieroAAWC" calcext:value-type="string">
            <text:p>hieroAAWC</text:p>
          </table:table-cell>
          <table:table-cell table:formula="of:=VLOOKUP([.H57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4];&quot;{\includesvg[height=1em]{svgs/hiero/0&quot;;[.D574];&quot;.svg}}&quot;)" office:value-type="string" office:string-value="\newcommand*\hieroAAWC{\includesvg[height=1em]{svgs/hiero/0574.svg}}" calcext:value-type="string">
            <text:p>\newcommand*\hieroAAWC{\includesvg[height=1em]{svgs/hiero/05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float" office:value="575" calcext:value-type="float">
            <text:p>575</text:p>
          </table:table-cell>
          <table:table-cell table:formula="of:=COM.MICROSOFT.CONCAT([.A575];[.B575];[.C575])" office:value-type="string" office:string-value="hieroAAWD" calcext:value-type="string">
            <text:p>hieroAAWD</text:p>
          </table:table-cell>
          <table:table-cell table:formula="of:=VLOOKUP([.H57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5];&quot;{\includesvg[height=1em]{svgs/hiero/0&quot;;[.D575];&quot;.svg}}&quot;)" office:value-type="string" office:string-value="\newcommand*\hieroAAWD{\includesvg[height=1em]{svgs/hiero/0575.svg}}" calcext:value-type="string">
            <text:p>\newcommand*\hieroAAWD{\includesvg[height=1em]{svgs/hiero/05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float" office:value="576" calcext:value-type="float">
            <text:p>576</text:p>
          </table:table-cell>
          <table:table-cell table:formula="of:=COM.MICROSOFT.CONCAT([.A576];[.B576];[.C576])" office:value-type="string" office:string-value="hieroAAWE" calcext:value-type="string">
            <text:p>hieroAAWE</text:p>
          </table:table-cell>
          <table:table-cell table:formula="of:=VLOOKUP([.H57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6];&quot;{\includesvg[height=1em]{svgs/hiero/0&quot;;[.D576];&quot;.svg}}&quot;)" office:value-type="string" office:string-value="\newcommand*\hieroAAWE{\includesvg[height=1em]{svgs/hiero/0576.svg}}" calcext:value-type="string">
            <text:p>\newcommand*\hieroAAWE{\includesvg[height=1em]{svgs/hiero/05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577" calcext:value-type="float">
            <text:p>577</text:p>
          </table:table-cell>
          <table:table-cell table:formula="of:=COM.MICROSOFT.CONCAT([.A577];[.B577];[.C577])" office:value-type="string" office:string-value="hieroAAWF" calcext:value-type="string">
            <text:p>hieroAAWF</text:p>
          </table:table-cell>
          <table:table-cell table:formula="of:=VLOOKUP([.H57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7];&quot;{\includesvg[height=1em]{svgs/hiero/0&quot;;[.D577];&quot;.svg}}&quot;)" office:value-type="string" office:string-value="\newcommand*\hieroAAWF{\includesvg[height=1em]{svgs/hiero/0577.svg}}" calcext:value-type="string">
            <text:p>\newcommand*\hieroAAWF{\includesvg[height=1em]{svgs/hiero/05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578" calcext:value-type="float">
            <text:p>578</text:p>
          </table:table-cell>
          <table:table-cell table:formula="of:=COM.MICROSOFT.CONCAT([.A578];[.B578];[.C578])" office:value-type="string" office:string-value="hieroAAWG" calcext:value-type="string">
            <text:p>hieroAAWG</text:p>
          </table:table-cell>
          <table:table-cell table:formula="of:=VLOOKUP([.H57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8];&quot;{\includesvg[height=1em]{svgs/hiero/0&quot;;[.D578];&quot;.svg}}&quot;)" office:value-type="string" office:string-value="\newcommand*\hieroAAWG{\includesvg[height=1em]{svgs/hiero/0578.svg}}" calcext:value-type="string">
            <text:p>\newcommand*\hieroAAWG{\includesvg[height=1em]{svgs/hiero/05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float" office:value="579" calcext:value-type="float">
            <text:p>579</text:p>
          </table:table-cell>
          <table:table-cell table:formula="of:=COM.MICROSOFT.CONCAT([.A579];[.B579];[.C579])" office:value-type="string" office:string-value="hieroAAWH" calcext:value-type="string">
            <text:p>hieroAAWH</text:p>
          </table:table-cell>
          <table:table-cell table:formula="of:=VLOOKUP([.H57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9];&quot;{\includesvg[height=1em]{svgs/hiero/0&quot;;[.D579];&quot;.svg}}&quot;)" office:value-type="string" office:string-value="\newcommand*\hieroAAWH{\includesvg[height=1em]{svgs/hiero/0579.svg}}" calcext:value-type="string">
            <text:p>\newcommand*\hieroAAWH{\includesvg[height=1em]{svgs/hiero/05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float" office:value="580" calcext:value-type="float">
            <text:p>580</text:p>
          </table:table-cell>
          <table:table-cell table:formula="of:=COM.MICROSOFT.CONCAT([.A580];[.B580];[.C580])" office:value-type="string" office:string-value="hieroAAWI" calcext:value-type="string">
            <text:p>hieroAAWI</text:p>
          </table:table-cell>
          <table:table-cell table:formula="of:=VLOOKUP([.H58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0];&quot;{\includesvg[height=1em]{svgs/hiero/0&quot;;[.D580];&quot;.svg}}&quot;)" office:value-type="string" office:string-value="\newcommand*\hieroAAWI{\includesvg[height=1em]{svgs/hiero/0580.svg}}" calcext:value-type="string">
            <text:p>\newcommand*\hieroAAWI{\includesvg[height=1em]{svgs/hiero/05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  <table:table-cell office:value-type="float" office:value="581" calcext:value-type="float">
            <text:p>581</text:p>
          </table:table-cell>
          <table:table-cell table:formula="of:=COM.MICROSOFT.CONCAT([.A581];[.B581];[.C581])" office:value-type="string" office:string-value="hieroAAWJ" calcext:value-type="string">
            <text:p>hieroAAWJ</text:p>
          </table:table-cell>
          <table:table-cell table:formula="of:=VLOOKUP([.H58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1];&quot;{\includesvg[height=1em]{svgs/hiero/0&quot;;[.D581];&quot;.svg}}&quot;)" office:value-type="string" office:string-value="\newcommand*\hieroAAWJ{\includesvg[height=1em]{svgs/hiero/0581.svg}}" calcext:value-type="string">
            <text:p>\newcommand*\hieroAAWJ{\includesvg[height=1em]{svgs/hiero/05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float" office:value="582" calcext:value-type="float">
            <text:p>582</text:p>
          </table:table-cell>
          <table:table-cell table:formula="of:=COM.MICROSOFT.CONCAT([.A582];[.B582];[.C582])" office:value-type="string" office:string-value="hieroAAWK" calcext:value-type="string">
            <text:p>hieroAAWK</text:p>
          </table:table-cell>
          <table:table-cell table:formula="of:=VLOOKUP([.H58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2];&quot;{\includesvg[height=1em]{svgs/hiero/0&quot;;[.D582];&quot;.svg}}&quot;)" office:value-type="string" office:string-value="\newcommand*\hieroAAWK{\includesvg[height=1em]{svgs/hiero/0582.svg}}" calcext:value-type="string">
            <text:p>\newcommand*\hieroAAWK{\includesvg[height=1em]{svgs/hiero/05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float" office:value="583" calcext:value-type="float">
            <text:p>583</text:p>
          </table:table-cell>
          <table:table-cell table:formula="of:=COM.MICROSOFT.CONCAT([.A583];[.B583];[.C583])" office:value-type="string" office:string-value="hieroAAWL" calcext:value-type="string">
            <text:p>hieroAAWL</text:p>
          </table:table-cell>
          <table:table-cell table:formula="of:=VLOOKUP([.H58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3];&quot;{\includesvg[height=1em]{svgs/hiero/0&quot;;[.D583];&quot;.svg}}&quot;)" office:value-type="string" office:string-value="\newcommand*\hieroAAWL{\includesvg[height=1em]{svgs/hiero/0583.svg}}" calcext:value-type="string">
            <text:p>\newcommand*\hieroAAWL{\includesvg[height=1em]{svgs/hiero/05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84" calcext:value-type="float">
            <text:p>584</text:p>
          </table:table-cell>
          <table:table-cell table:formula="of:=COM.MICROSOFT.CONCAT([.A584];[.B584];[.C584])" office:value-type="string" office:string-value="hieroAAWM" calcext:value-type="string">
            <text:p>hieroAAWM</text:p>
          </table:table-cell>
          <table:table-cell table:formula="of:=VLOOKUP([.H58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4];&quot;{\includesvg[height=1em]{svgs/hiero/0&quot;;[.D584];&quot;.svg}}&quot;)" office:value-type="string" office:string-value="\newcommand*\hieroAAWM{\includesvg[height=1em]{svgs/hiero/0584.svg}}" calcext:value-type="string">
            <text:p>\newcommand*\hieroAAWM{\includesvg[height=1em]{svgs/hiero/05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float" office:value="585" calcext:value-type="float">
            <text:p>585</text:p>
          </table:table-cell>
          <table:table-cell table:formula="of:=COM.MICROSOFT.CONCAT([.A585];[.B585];[.C585])" office:value-type="string" office:string-value="hieroAAWN" calcext:value-type="string">
            <text:p>hieroAAWN</text:p>
          </table:table-cell>
          <table:table-cell table:formula="of:=VLOOKUP([.H58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5];&quot;{\includesvg[height=1em]{svgs/hiero/0&quot;;[.D585];&quot;.svg}}&quot;)" office:value-type="string" office:string-value="\newcommand*\hieroAAWN{\includesvg[height=1em]{svgs/hiero/0585.svg}}" calcext:value-type="string">
            <text:p>\newcommand*\hieroAAWN{\includesvg[height=1em]{svgs/hiero/05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float" office:value="586" calcext:value-type="float">
            <text:p>586</text:p>
          </table:table-cell>
          <table:table-cell table:formula="of:=COM.MICROSOFT.CONCAT([.A586];[.B586];[.C586])" office:value-type="string" office:string-value="hieroAAWO" calcext:value-type="string">
            <text:p>hieroAAWO</text:p>
          </table:table-cell>
          <table:table-cell table:formula="of:=VLOOKUP([.H58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6];&quot;{\includesvg[height=1em]{svgs/hiero/0&quot;;[.D586];&quot;.svg}}&quot;)" office:value-type="string" office:string-value="\newcommand*\hieroAAWO{\includesvg[height=1em]{svgs/hiero/0586.svg}}" calcext:value-type="string">
            <text:p>\newcommand*\hieroAAWO{\includesvg[height=1em]{svgs/hiero/05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float" office:value="587" calcext:value-type="float">
            <text:p>587</text:p>
          </table:table-cell>
          <table:table-cell table:formula="of:=COM.MICROSOFT.CONCAT([.A587];[.B587];[.C587])" office:value-type="string" office:string-value="hieroAAWP" calcext:value-type="string">
            <text:p>hieroAAWP</text:p>
          </table:table-cell>
          <table:table-cell table:formula="of:=VLOOKUP([.H58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7];&quot;{\includesvg[height=1em]{svgs/hiero/0&quot;;[.D587];&quot;.svg}}&quot;)" office:value-type="string" office:string-value="\newcommand*\hieroAAWP{\includesvg[height=1em]{svgs/hiero/0587.svg}}" calcext:value-type="string">
            <text:p>\newcommand*\hieroAAWP{\includesvg[height=1em]{svgs/hiero/05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float" office:value="588" calcext:value-type="float">
            <text:p>588</text:p>
          </table:table-cell>
          <table:table-cell table:formula="of:=COM.MICROSOFT.CONCAT([.A588];[.B588];[.C588])" office:value-type="string" office:string-value="hieroAAWQ" calcext:value-type="string">
            <text:p>hieroAAWQ</text:p>
          </table:table-cell>
          <table:table-cell table:formula="of:=VLOOKUP([.H58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8];&quot;{\includesvg[height=1em]{svgs/hiero/0&quot;;[.D588];&quot;.svg}}&quot;)" office:value-type="string" office:string-value="\newcommand*\hieroAAWQ{\includesvg[height=1em]{svgs/hiero/0588.svg}}" calcext:value-type="string">
            <text:p>\newcommand*\hieroAAWQ{\includesvg[height=1em]{svgs/hiero/05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float" office:value="589" calcext:value-type="float">
            <text:p>589</text:p>
          </table:table-cell>
          <table:table-cell table:formula="of:=COM.MICROSOFT.CONCAT([.A589];[.B589];[.C589])" office:value-type="string" office:string-value="hieroAAWR" calcext:value-type="string">
            <text:p>hieroAAWR</text:p>
          </table:table-cell>
          <table:table-cell table:formula="of:=VLOOKUP([.H589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9];&quot;{\includesvg[height=1em]{svgs/hiero/0&quot;;[.D589];&quot;.svg}}&quot;)" office:value-type="string" office:string-value="\newcommand*\hieroAAWR{\includesvg[height=1em]{svgs/hiero/0589.svg}}" calcext:value-type="string">
            <text:p>\newcommand*\hieroAAWR{\includesvg[height=1em]{svgs/hiero/05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float" office:value="590" calcext:value-type="float">
            <text:p>590</text:p>
          </table:table-cell>
          <table:table-cell table:formula="of:=COM.MICROSOFT.CONCAT([.A590];[.B590];[.C590])" office:value-type="string" office:string-value="hieroAAWS" calcext:value-type="string">
            <text:p>hieroAAWS</text:p>
          </table:table-cell>
          <table:table-cell table:formula="of:=VLOOKUP([.H590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0];&quot;{\includesvg[height=1em]{svgs/hiero/0&quot;;[.D590];&quot;.svg}}&quot;)" office:value-type="string" office:string-value="\newcommand*\hieroAAWS{\includesvg[height=1em]{svgs/hiero/0590.svg}}" calcext:value-type="string">
            <text:p>\newcommand*\hieroAAWS{\includesvg[height=1em]{svgs/hiero/05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float" office:value="591" calcext:value-type="float">
            <text:p>591</text:p>
          </table:table-cell>
          <table:table-cell table:formula="of:=COM.MICROSOFT.CONCAT([.A591];[.B591];[.C591])" office:value-type="string" office:string-value="hieroAAWT" calcext:value-type="string">
            <text:p>hieroAAWT</text:p>
          </table:table-cell>
          <table:table-cell table:formula="of:=VLOOKUP([.H591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1];&quot;{\includesvg[height=1em]{svgs/hiero/0&quot;;[.D591];&quot;.svg}}&quot;)" office:value-type="string" office:string-value="\newcommand*\hieroAAWT{\includesvg[height=1em]{svgs/hiero/0591.svg}}" calcext:value-type="string">
            <text:p>\newcommand*\hieroAAWT{\includesvg[height=1em]{svgs/hiero/05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float" office:value="592" calcext:value-type="float">
            <text:p>592</text:p>
          </table:table-cell>
          <table:table-cell table:formula="of:=COM.MICROSOFT.CONCAT([.A592];[.B592];[.C592])" office:value-type="string" office:string-value="hieroAAWU" calcext:value-type="string">
            <text:p>hieroAAWU</text:p>
          </table:table-cell>
          <table:table-cell table:formula="of:=VLOOKUP([.H592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2];&quot;{\includesvg[height=1em]{svgs/hiero/0&quot;;[.D592];&quot;.svg}}&quot;)" office:value-type="string" office:string-value="\newcommand*\hieroAAWU{\includesvg[height=1em]{svgs/hiero/0592.svg}}" calcext:value-type="string">
            <text:p>\newcommand*\hieroAAWU{\includesvg[height=1em]{svgs/hiero/05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float" office:value="593" calcext:value-type="float">
            <text:p>593</text:p>
          </table:table-cell>
          <table:table-cell table:formula="of:=COM.MICROSOFT.CONCAT([.A593];[.B593];[.C593])" office:value-type="string" office:string-value="hieroAAWV" calcext:value-type="string">
            <text:p>hieroAAWV</text:p>
          </table:table-cell>
          <table:table-cell table:formula="of:=VLOOKUP([.H593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3];&quot;{\includesvg[height=1em]{svgs/hiero/0&quot;;[.D593];&quot;.svg}}&quot;)" office:value-type="string" office:string-value="\newcommand*\hieroAAWV{\includesvg[height=1em]{svgs/hiero/0593.svg}}" calcext:value-type="string">
            <text:p>\newcommand*\hieroAAWV{\includesvg[height=1em]{svgs/hiero/05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594" calcext:value-type="float">
            <text:p>594</text:p>
          </table:table-cell>
          <table:table-cell table:formula="of:=COM.MICROSOFT.CONCAT([.A594];[.B594];[.C594])" office:value-type="string" office:string-value="hieroAAWW" calcext:value-type="string">
            <text:p>hieroAAWW</text:p>
          </table:table-cell>
          <table:table-cell table:formula="of:=VLOOKUP([.H594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4];&quot;{\includesvg[height=1em]{svgs/hiero/0&quot;;[.D594];&quot;.svg}}&quot;)" office:value-type="string" office:string-value="\newcommand*\hieroAAWW{\includesvg[height=1em]{svgs/hiero/0594.svg}}" calcext:value-type="string">
            <text:p>\newcommand*\hieroAAWW{\includesvg[height=1em]{svgs/hiero/05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float" office:value="595" calcext:value-type="float">
            <text:p>595</text:p>
          </table:table-cell>
          <table:table-cell table:formula="of:=COM.MICROSOFT.CONCAT([.A595];[.B595];[.C595])" office:value-type="string" office:string-value="hieroAAWX" calcext:value-type="string">
            <text:p>hieroAAWX</text:p>
          </table:table-cell>
          <table:table-cell table:formula="of:=VLOOKUP([.H595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5];&quot;{\includesvg[height=1em]{svgs/hiero/0&quot;;[.D595];&quot;.svg}}&quot;)" office:value-type="string" office:string-value="\newcommand*\hieroAAWX{\includesvg[height=1em]{svgs/hiero/0595.svg}}" calcext:value-type="string">
            <text:p>\newcommand*\hieroAAWX{\includesvg[height=1em]{svgs/hiero/05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float" office:value="596" calcext:value-type="float">
            <text:p>596</text:p>
          </table:table-cell>
          <table:table-cell table:formula="of:=COM.MICROSOFT.CONCAT([.A596];[.B596];[.C596])" office:value-type="string" office:string-value="hieroAAWY" calcext:value-type="string">
            <text:p>hieroAAWY</text:p>
          </table:table-cell>
          <table:table-cell table:formula="of:=VLOOKUP([.H596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6];&quot;{\includesvg[height=1em]{svgs/hiero/0&quot;;[.D596];&quot;.svg}}&quot;)" office:value-type="string" office:string-value="\newcommand*\hieroAAWY{\includesvg[height=1em]{svgs/hiero/0596.svg}}" calcext:value-type="string">
            <text:p>\newcommand*\hieroAAWY{\includesvg[height=1em]{svgs/hiero/05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float" office:value="597" calcext:value-type="float">
            <text:p>597</text:p>
          </table:table-cell>
          <table:table-cell table:formula="of:=COM.MICROSOFT.CONCAT([.A597];[.B597];[.C597])" office:value-type="string" office:string-value="hieroAAWZ" calcext:value-type="string">
            <text:p>hieroAAWZ</text:p>
          </table:table-cell>
          <table:table-cell table:formula="of:=VLOOKUP([.H597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7];&quot;{\includesvg[height=1em]{svgs/hiero/0&quot;;[.D597];&quot;.svg}}&quot;)" office:value-type="string" office:string-value="\newcommand*\hieroAAWZ{\includesvg[height=1em]{svgs/hiero/0597.svg}}" calcext:value-type="string">
            <text:p>\newcommand*\hieroAAWZ{\includesvg[height=1em]{svgs/hiero/05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float" office:value="598" calcext:value-type="float">
            <text:p>598</text:p>
          </table:table-cell>
          <table:table-cell table:formula="of:=COM.MICROSOFT.CONCAT([.A598];[.B598];[.C598])" office:value-type="string" office:string-value="hieroAAXA" calcext:value-type="string">
            <text:p>hieroAAXA</text:p>
          </table:table-cell>
          <table:table-cell table:formula="of:=VLOOKUP([.H598];[.$D$1:.$E$623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8];&quot;{\includesvg[height=1em]{svgs/hiero/0&quot;;[.D598];&quot;.svg}}&quot;)" office:value-type="string" office:string-value="\newcommand*\hieroAAXA{\includesvg[height=1em]{svgs/hiero/0598.svg}}" calcext:value-type="string">
            <text:p>\newcommand*\hieroAAXA{\includesvg[height=1em]{svgs/hiero/05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float" office:value="599" calcext:value-type="float">
            <text:p>599</text:p>
          </table:table-cell>
          <table:table-cell table:formula="of:=COM.MICROSOFT.CONCAT([.A599];[.B599];[.C599])" office:value-type="string" office:string-value="hieroAAXB" calcext:value-type="string">
            <text:p>hieroAAXB</text:p>
          </table:table-cell>
          <table:table-cell table:formula="of:=VLOOKUP([.H599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float" office:value="600" calcext:value-type="float">
            <text:p>600</text:p>
          </table:table-cell>
          <table:table-cell table:formula="of:=COM.MICROSOFT.CONCAT([.A600];[.B600];[.C600])" office:value-type="string" office:string-value="hieroAAXC" calcext:value-type="string">
            <text:p>hieroAAXC</text:p>
          </table:table-cell>
          <table:table-cell table:formula="of:=VLOOKUP([.H600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601" calcext:value-type="float">
            <text:p>601</text:p>
          </table:table-cell>
          <table:table-cell table:formula="of:=COM.MICROSOFT.CONCAT([.A601];[.B601];[.C601])" office:value-type="string" office:string-value="hieroAAXD" calcext:value-type="string">
            <text:p>hieroAAXD</text:p>
          </table:table-cell>
          <table:table-cell table:formula="of:=VLOOKUP([.H601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float" office:value="602" calcext:value-type="float">
            <text:p>602</text:p>
          </table:table-cell>
          <table:table-cell table:formula="of:=COM.MICROSOFT.CONCAT([.A602];[.B602];[.C602])" office:value-type="string" office:string-value="hieroAAXE" calcext:value-type="string">
            <text:p>hieroAAXE</text:p>
          </table:table-cell>
          <table:table-cell table:formula="of:=VLOOKUP([.H602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603" calcext:value-type="float">
            <text:p>603</text:p>
          </table:table-cell>
          <table:table-cell table:formula="of:=COM.MICROSOFT.CONCAT([.A603];[.B603];[.C603])" office:value-type="string" office:string-value="hieroAAXF" calcext:value-type="string">
            <text:p>hieroAAXF</text:p>
          </table:table-cell>
          <table:table-cell table:formula="of:=VLOOKUP([.H603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float" office:value="604" calcext:value-type="float">
            <text:p>604</text:p>
          </table:table-cell>
          <table:table-cell table:formula="of:=COM.MICROSOFT.CONCAT([.A604];[.B604];[.C604])" office:value-type="string" office:string-value="hieroAAXG" calcext:value-type="string">
            <text:p>hieroAAXG</text:p>
          </table:table-cell>
          <table:table-cell table:formula="of:=VLOOKUP([.H604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float" office:value="605" calcext:value-type="float">
            <text:p>605</text:p>
          </table:table-cell>
          <table:table-cell table:formula="of:=COM.MICROSOFT.CONCAT([.A605];[.B605];[.C605])" office:value-type="string" office:string-value="hieroAAXH" calcext:value-type="string">
            <text:p>hieroAAXH</text:p>
          </table:table-cell>
          <table:table-cell table:formula="of:=VLOOKUP([.H605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606" calcext:value-type="float">
            <text:p>606</text:p>
          </table:table-cell>
          <table:table-cell table:formula="of:=COM.MICROSOFT.CONCAT([.A606];[.B606];[.C606])" office:value-type="string" office:string-value="hieroAAXI" calcext:value-type="string">
            <text:p>hieroAAXI</text:p>
          </table:table-cell>
          <table:table-cell table:formula="of:=VLOOKUP([.H606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float" office:value="607" calcext:value-type="float">
            <text:p>607</text:p>
          </table:table-cell>
          <table:table-cell table:formula="of:=COM.MICROSOFT.CONCAT([.A607];[.B607];[.C607])" office:value-type="string" office:string-value="hieroAAXJ" calcext:value-type="string">
            <text:p>hieroAAXJ</text:p>
          </table:table-cell>
          <table:table-cell table:formula="of:=VLOOKUP([.H607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608" calcext:value-type="float">
            <text:p>608</text:p>
          </table:table-cell>
          <table:table-cell table:formula="of:=COM.MICROSOFT.CONCAT([.A608];[.B608];[.C608])" office:value-type="string" office:string-value="hieroAAXK" calcext:value-type="string">
            <text:p>hieroAAXK</text:p>
          </table:table-cell>
          <table:table-cell table:formula="of:=VLOOKUP([.H608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float" office:value="609" calcext:value-type="float">
            <text:p>609</text:p>
          </table:table-cell>
          <table:table-cell table:formula="of:=COM.MICROSOFT.CONCAT([.A609];[.B609];[.C609])" office:value-type="string" office:string-value="hieroAAXL" calcext:value-type="string">
            <text:p>hieroAAXL</text:p>
          </table:table-cell>
          <table:table-cell table:formula="of:=VLOOKUP([.H609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float" office:value="610" calcext:value-type="float">
            <text:p>610</text:p>
          </table:table-cell>
          <table:table-cell table:formula="of:=COM.MICROSOFT.CONCAT([.A610];[.B610];[.C610])" office:value-type="string" office:string-value="hieroAAXM" calcext:value-type="string">
            <text:p>hieroAAXM</text:p>
          </table:table-cell>
          <table:table-cell table:formula="of:=VLOOKUP([.H610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float" office:value="611" calcext:value-type="float">
            <text:p>611</text:p>
          </table:table-cell>
          <table:table-cell table:formula="of:=COM.MICROSOFT.CONCAT([.A611];[.B611];[.C611])" office:value-type="string" office:string-value="hieroAAXN" calcext:value-type="string">
            <text:p>hieroAAXN</text:p>
          </table:table-cell>
          <table:table-cell table:formula="of:=VLOOKUP([.H611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612" calcext:value-type="float">
            <text:p>612</text:p>
          </table:table-cell>
          <table:table-cell table:formula="of:=COM.MICROSOFT.CONCAT([.A612];[.B612];[.C612])" office:value-type="string" office:string-value="hieroAAXO" calcext:value-type="string">
            <text:p>hieroAAXO</text:p>
          </table:table-cell>
          <table:table-cell table:formula="of:=VLOOKUP([.H612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float" office:value="613" calcext:value-type="float">
            <text:p>613</text:p>
          </table:table-cell>
          <table:table-cell table:formula="of:=COM.MICROSOFT.CONCAT([.A613];[.B613];[.C613])" office:value-type="string" office:string-value="hieroAAXP" calcext:value-type="string">
            <text:p>hieroAAXP</text:p>
          </table:table-cell>
          <table:table-cell table:formula="of:=VLOOKUP([.H613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office:value-type="float" office:value="614" calcext:value-type="float">
            <text:p>614</text:p>
          </table:table-cell>
          <table:table-cell table:formula="of:=COM.MICROSOFT.CONCAT([.A614];[.B614];[.C614])" office:value-type="string" office:string-value="hieroAAXQ" calcext:value-type="string">
            <text:p>hieroAAXQ</text:p>
          </table:table-cell>
          <table:table-cell table:formula="of:=VLOOKUP([.H614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15" calcext:value-type="float">
            <text:p>615</text:p>
          </table:table-cell>
          <table:table-cell table:formula="of:=COM.MICROSOFT.CONCAT([.A615];[.B615];[.C615])" office:value-type="string" office:string-value="hieroAAXR" calcext:value-type="string">
            <text:p>hieroAAXR</text:p>
          </table:table-cell>
          <table:table-cell table:formula="of:=VLOOKUP([.H615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616" calcext:value-type="float">
            <text:p>616</text:p>
          </table:table-cell>
          <table:table-cell table:formula="of:=COM.MICROSOFT.CONCAT([.A616];[.B616];[.C616])" office:value-type="string" office:string-value="hieroAAXS" calcext:value-type="string">
            <text:p>hieroAAXS</text:p>
          </table:table-cell>
          <table:table-cell table:formula="of:=VLOOKUP([.H616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float" office:value="617" calcext:value-type="float">
            <text:p>617</text:p>
          </table:table-cell>
          <table:table-cell table:formula="of:=COM.MICROSOFT.CONCAT([.A617];[.B617];[.C617])" office:value-type="string" office:string-value="hieroAAXT" calcext:value-type="string">
            <text:p>hieroAAXT</text:p>
          </table:table-cell>
          <table:table-cell table:formula="of:=VLOOKUP([.H617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float" office:value="618" calcext:value-type="float">
            <text:p>618</text:p>
          </table:table-cell>
          <table:table-cell table:formula="of:=COM.MICROSOFT.CONCAT([.A618];[.B618];[.C618])" office:value-type="string" office:string-value="hieroAAXU" calcext:value-type="string">
            <text:p>hieroAAXU</text:p>
          </table:table-cell>
          <table:table-cell table:formula="of:=VLOOKUP([.H618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float" office:value="619" calcext:value-type="float">
            <text:p>619</text:p>
          </table:table-cell>
          <table:table-cell table:formula="of:=COM.MICROSOFT.CONCAT([.A619];[.B619];[.C619])" office:value-type="string" office:string-value="hieroAAXV" calcext:value-type="string">
            <text:p>hieroAAXV</text:p>
          </table:table-cell>
          <table:table-cell table:formula="of:=VLOOKUP([.H619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float" office:value="620" calcext:value-type="float">
            <text:p>620</text:p>
          </table:table-cell>
          <table:table-cell table:formula="of:=COM.MICROSOFT.CONCAT([.A620];[.B620];[.C620])" office:value-type="string" office:string-value="hieroAAXW" calcext:value-type="string">
            <text:p>hieroAAXW</text:p>
          </table:table-cell>
          <table:table-cell table:formula="of:=VLOOKUP([.H620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21" calcext:value-type="float">
            <text:p>621</text:p>
          </table:table-cell>
          <table:table-cell table:formula="of:=COM.MICROSOFT.CONCAT([.A621];[.B621];[.C621])" office:value-type="string" office:string-value="hieroAAXX" calcext:value-type="string">
            <text:p>hieroAAXX</text:p>
          </table:table-cell>
          <table:table-cell table:formula="of:=VLOOKUP([.H621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622" calcext:value-type="float">
            <text:p>622</text:p>
          </table:table-cell>
          <table:table-cell table:formula="of:=COM.MICROSOFT.CONCAT([.A622];[.B622];[.C622])" office:value-type="string" office:string-value="hieroAAXY" calcext:value-type="string">
            <text:p>hieroAAXY</text:p>
          </table:table-cell>
          <table:table-cell table:formula="of:=VLOOKUP([.H622];[.$D$1:.$E$623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623" calcext:value-type="float">
            <text:p>623</text:p>
          </table:table-cell>
          <table:table-cell table:formula="of:=COM.MICROSOFT.CONCAT([.A623];[.B623];[.C623])" office:value-type="string" office:string-value="hieroAAXZ" calcext:value-type="string">
            <text:p>hieroAAXZ</text:p>
          </table:table-cell>
          <table:table-cell table:formula="of:=VLOOKUP([.H623];[.$D$1:.$E$623];2)" office:value-type="string" office:string-value="" calcext:value-type="error">
            <text:p>#N/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1:51:16.812787814</meta:creation-date>
    <dc:date>2025-03-22T22:56:49.655312781</dc:date>
    <meta:editing-duration>P2DT7H39M8S</meta:editing-duration>
    <meta:editing-cycles>221</meta:editing-cycles>
    <meta:generator>LibreOffice/7.3.7.2$Linux_X86_64 LibreOffice_project/30$Build-2</meta:generator>
    <meta:document-statistic meta:table-count="1" meta:cell-count="4073" meta:object-count="0"/>
  </office:meta>
</office:document-meta>
</file>